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81.77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49.6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75mm"/>
    </style:style>
    <style:style style:name="co8" style:family="table-column">
      <style:table-column-properties fo:break-before="auto" style:column-width="42.56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62.71mm"/>
    </style:style>
    <style:style style:name="co11" style:family="table-column">
      <style:table-column-properties fo:break-before="auto" style:column-width="19.69mm"/>
    </style:style>
    <style:style style:name="co12" style:family="table-column">
      <style:table-column-properties fo:break-before="auto" style:column-width="88.32mm"/>
    </style:style>
    <style:style style:name="co13" style:family="table-column">
      <style:table-column-properties fo:break-before="auto" style:column-width="22.14mm"/>
    </style:style>
    <style:style style:name="co14" style:family="table-column">
      <style:table-column-properties fo:break-before="auto" style:column-width="18.04mm"/>
    </style:style>
    <style:style style:name="co15" style:family="table-column">
      <style:table-column-properties fo:break-before="auto" style:column-width="15.59mm"/>
    </style:style>
    <style:style style:name="co16" style:family="table-column">
      <style:table-column-properties fo:break-before="auto" style:column-width="42.02mm"/>
    </style:style>
    <style:style style:name="co17" style:family="table-column">
      <style:table-column-properties fo:break-before="auto" style:column-width="40.66mm"/>
    </style:style>
    <style:style style:name="co18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48" style:family="table-cell" style:parent-style-name="Default">
      <style:text-properties style:font-name="Liberation Mono" style:font-name-asian="Noto Sans CJK SC Regular" style:font-name-complex="FreeSans"/>
    </style:style>
    <style:style style:name="ce49" style:family="table-cell" style:parent-style-name="Default" style:data-style-name="N100"/>
    <style:style style:name="ce1" style:family="table-cell" style:parent-style-name="Default">
      <style:table-cell-properties fo:border-bottom="none" fo:border-left="1.76pt solid #000000" fo:border-right="none" fo:border-top="1.76pt solid #000000"/>
    </style:style>
    <style:style style:name="ce10" style:family="table-cell" style:parent-style-name="Default">
      <style:table-cell-properties fo:border-bottom="none" fo:border-left="none" fo:border-right="1.76pt solid #000000" fo:border-top="1.76pt solid #00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12" style:family="table-cell" style:parent-style-name="Default" style:data-style-name="N135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13" style:family="table-cell" style:parent-style-name="Default" style:data-style-name="N135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14" style:family="table-cell" style:parent-style-name="Default" style:data-style-name="N135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2" style:family="table-cell" style:parent-style-name="Default">
      <style:table-cell-properties fo:border-bottom="none" fo:border-left="1.76pt solid #000000" fo:border-right="none" fo:border-top="none"/>
    </style:style>
    <style:style style:name="ce3" style:family="table-cell" style:parent-style-name="Default">
      <style:table-cell-properties fo:border-bottom="1.76pt solid #000000" fo:border-left="1.76pt solid #000000" fo:border-right="none" fo:border-top="none"/>
    </style:style>
    <style:style style:name="ce4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>
      <style:text-properties style:font-name="Liberation Mono" style:font-name-asian="Noto Sans CJK SC Regular" style:font-name-complex="FreeSans"/>
    </style:style>
    <style:style style:name="ce33" style:family="table-cell" style:parent-style-name="Default" style:data-style-name="N100"/>
    <style:style style:name="ce34" style:family="table-cell" style:parent-style-name="Default">
      <style:table-cell-properties fo:border-bottom="none" fo:border-left="1.76pt solid #000000" fo:border-right="none" fo:border-top="1.76pt solid #000000"/>
    </style:style>
    <style:style style:name="ce35" style:family="table-cell" style:parent-style-name="Default">
      <style:table-cell-properties fo:border-bottom="none" fo:border-left="1.76pt solid #000000" fo:border-right="none" fo:border-top="none"/>
    </style:style>
    <style:style style:name="ce36" style:family="table-cell" style:parent-style-name="Default">
      <style:table-cell-properties fo:border-bottom="1.76pt solid #000000" fo:border-left="1.76pt solid #000000" fo:border-right="none" fo:border-top="none"/>
    </style:style>
    <style:style style:name="ce37" style:family="table-cell" style:parent-style-name="Default">
      <style:table-cell-properties fo:border-bottom="none" style:text-align-source="fix" style:repeat-content="false" fo:border-left="1.76pt solid #000000" fo:border-right="1.76pt solid #000000" fo:border-top="1.76pt solid #000000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1.76pt solid #000000" fo:border-right="none" fo:border-top="1.7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1.76pt solid #000000" fo:border-right="none" fo:border-top="none"/>
      <style:paragraph-properties fo:text-align="center" fo:margin-left="0mm"/>
    </style:style>
    <style:style style:name="ce40" style:family="table-cell" style:parent-style-name="Default">
      <style:table-cell-properties fo:border-bottom="1.76pt solid #000000" style:text-align-source="fix" style:repeat-content="false" fo:border-left="1.76pt solid #000000" fo:border-right="none" fo:border-top="non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order-bottom="none" fo:border-left="none" fo:border-right="1.76pt solid #000000" fo:border-top="1.76pt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46" style:family="table-cell" style:parent-style-name="Default" style:data-style-name="N135">
      <style:table-cell-properties fo:border-bottom="none" style:text-align-source="fix" style:repeat-content="false" fo:border-left="none" fo:border-right="1.76pt solid #000000" fo:border-top="none"/>
      <style:paragraph-properties fo:text-align="center" fo:margin-left="0mm"/>
    </style:style>
    <style:style style:name="ce47" style:family="table-cell" style:parent-style-name="Default" style:data-style-name="N135">
      <style:table-cell-properties fo:border-bottom="1.76pt solid #000000" style:text-align-source="fix" style:repeat-content="false" fo:border-left="none" fo:border-right="1.76pt solid #000000" fo:border-top="none"/>
      <style:paragraph-properties fo:text-align="center" fo:margin-left="0mm"/>
    </style:style>
    <style:style style:name="ce50" style:family="table-cell" style:parent-style-name="Default" style:data-style-name="N135">
      <style:table-cell-properties fo:border-bottom="none" style:text-align-source="fix" style:repeat-content="false" fo:border-left="none" fo:border-right="1.76pt solid #000000" fo:border-top="1.76pt solid #000000"/>
      <style:paragraph-properties fo:text-align="center" fo:margin-left="0mm"/>
    </style:style>
    <style:style style:name="ce51" style:family="table-cell" style:parent-style-name="Default" style:data-style-name="N37"/>
    <style:style style:name="ce5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99"/>
    <style:style style:name="ce27" style:family="table-cell" style:parent-style-name="Default" style:data-style-name="N0"/>
  </office:automatic-styles>
  <office:body>
    <office:spreadsheet>
      <table:calculation-settings table:automatic-find-labels="false"/>
      <table:table table:name="Meiga-normalizado-viej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Nº Lector</text:p>
          </table:table-cell>
          <table:table-cell office:value-type="string" calcext:value-type="string">
            <text:p>DNI/CIF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Data alta 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sta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reu Lago, Sam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]&lt;&gt;[.A1];[.C2]&lt;&gt;[.C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ños Martíns, Nicolás Antoni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]&lt;&gt;[.A2];[.C3]&lt;&gt;[.C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sal Álvarez, Francisco</text:p>
          </table:table-cell>
          <table:table-cell/>
          <table:table-cell office:value-type="string" calcext:value-type="string">
            <text:p>2 CMIFC01-SIMIRE-A</text:p>
          </table:table-cell>
          <table:table-cell office:value-type="string" calcext:value-type="string">
            <text:p>*</text:p>
          </table:table-cell>
          <table:table-cell table:formula="of:=IF(OR([.A4]&lt;&gt;[.A3];[.C4]&lt;&gt;[.C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Dacruz Pérez, Alejan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]&lt;&gt;[.A4];[.C5]&lt;&gt;[.C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arrido Izaguirre, Brian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]&lt;&gt;[.A5];[.C6]&lt;&gt;[.C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iménez Pérez, Uxí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]&lt;&gt;[.A6];[.C7]&lt;&gt;[.C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árquez Serrano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]&lt;&gt;[.A7];[.C8]&lt;&gt;[.C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ereira Naranjo, Ant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]&lt;&gt;[.A8];[.C9]&lt;&gt;[.C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iñeiro González, Iria</text:p>
          </table:table-cell>
          <table:table-cell/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0]&lt;&gt;[.A9];[.C10]&lt;&gt;[.C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guera Piñeiro, José Lui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]&lt;&gt;[.A10];[.C11]&lt;&gt;[.C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Rivera Sousa, Aro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]&lt;&gt;[.A11];[.C12]&lt;&gt;[.C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lonso Vieites, Javi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]&lt;&gt;[.A12];[.C13]&lt;&gt;[.C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ánchez Martínez, Elio Jorg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]&lt;&gt;[.A13];[.C14]&lt;&gt;[.C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lvarez Ojeda, S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]&lt;&gt;[.A14];[.C15]&lt;&gt;[.C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Roca Pererira, Cristi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]&lt;&gt;[.A15];[.C16]&lt;&gt;[.C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Ángel Fuster, Pao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]&lt;&gt;[.A16];[.C17]&lt;&gt;[.C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Poza Alonso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]&lt;&gt;[.A17];[.C18]&lt;&gt;[.C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Pires Viei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]&lt;&gt;[.A18];[.C19]&lt;&gt;[.C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Pires Viei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]&lt;&gt;[.A19];[.C20]&lt;&gt;[.C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/>
          <table:table-cell office:value-type="string" calcext:value-type="string">
            <text:p>Campos Casal, Alba</text:p>
          </table:table-cell>
          <table:table-cell table:style-name="ce33" office:value-type="string" calcext:value-type="string">
            <text:p>21/09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]&lt;&gt;[.A20];[.C21]&lt;&gt;[.C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Silva Recamán, Alicia</text:p>
          </table:table-cell>
          <table:table-cell table:style-name="ce33" office:value-type="string" calcext:value-type="string">
            <text:p>21/09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]&lt;&gt;[.A21];[.C22]&lt;&gt;[.C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Benavente Montoya, Alejandra</text:p>
          </table:table-cell>
          <table:table-cell office:value-type="string" calcext:value-type="string">
            <text:p>21/09/2012</text:p>
          </table:table-cell>
          <table:table-cell office:value-type="string" calcext:value-type="string">
            <text:p>2 CSIMP01-ESINBE-A</text:p>
          </table:table-cell>
          <table:table-cell office:value-type="string" calcext:value-type="string">
            <text:p>*</text:p>
          </table:table-cell>
          <table:table-cell table:formula="of:=IF(OR([.A23]&lt;&gt;[.A22];[.C23]&lt;&gt;[.C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Pérez Davila, Adrián</text:p>
          </table:table-cell>
          <table:table-cell table:style-name="ce33" office:value-type="string" calcext:value-type="string">
            <text:p>21/09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]&lt;&gt;[.A23];[.C24]&lt;&gt;[.C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Regueiro Martínez, Cristian</text:p>
          </table:table-cell>
          <table:table-cell table:style-name="ce33" office:value-type="string" calcext:value-type="string">
            <text:p>24/09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]&lt;&gt;[.A24];[.C25]&lt;&gt;[.C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González Conde, Raú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]&lt;&gt;[.A25];[.C26]&lt;&gt;[.C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González Ricarte, Javi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]&lt;&gt;[.A26];[.C27]&lt;&gt;[.C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/>
          <table:table-cell office:value-type="string" calcext:value-type="string">
            <text:p>Alumno ou alumna descoñecido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]&lt;&gt;[.A27];[.C28]&lt;&gt;[.C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string" calcext:value-type="string">
            <text:p>Fernández González, Santia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]&lt;&gt;[.A28];[.C29]&lt;&gt;[.C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Martínez Rodríguez, Esteban</text:p>
          </table:table-cell>
          <table:table-cell table:style-name="ce33" office:value-type="string" calcext:value-type="string">
            <text:p>06/11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]&lt;&gt;[.A29];[.C30]&lt;&gt;[.C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Lloves Rodríguez, Áng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]&lt;&gt;[.A30];[.C31]&lt;&gt;[.C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JOSE</text:p>
          </table:table-cell>
          <table:table-cell office:value-type="string" calcext:value-type="string">
            <text:p>01/12/20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]&lt;&gt;[.A31];[.C32]&lt;&gt;[.C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Cid Lara</text:p>
          </table:table-cell>
          <table:table-cell table:style-name="ce33" office:value-type="string" calcext:value-type="string">
            <text:p>12/11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]&lt;&gt;[.A32];[.C33]&lt;&gt;[.C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Hidalgo Reyes, Juan Carlos</text:p>
          </table:table-cell>
          <table:table-cell table:style-name="ce33" office:value-type="string" calcext:value-type="string">
            <text:p>12/11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]&lt;&gt;[.A33];[.C34]&lt;&gt;[.C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Veloso Iglesias, Sául</text:p>
          </table:table-cell>
          <table:table-cell table:style-name="ce33" office:value-type="string" calcext:value-type="string">
            <text:p>12/11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]&lt;&gt;[.A34];[.C35]&lt;&gt;[.C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Martín Pérez, Aaró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]&lt;&gt;[.A35];[.C36]&lt;&gt;[.C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Silva Recamán, Alicia</text:p>
          </table:table-cell>
          <table:table-cell table:style-name="ce33" office:value-type="string" calcext:value-type="string">
            <text:p>13/12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7]&lt;&gt;[.A36];[.C37]&lt;&gt;[.C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Martínez López, Jacob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8]&lt;&gt;[.A37];[.C38]&lt;&gt;[.C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Martínez Rodríguez, Esteb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9]&lt;&gt;[.A38];[.C39]&lt;&gt;[.C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Campos Casal, Alba</text:p>
          </table:table-cell>
          <table:table-cell table:style-name="ce33" office:value-type="string" calcext:value-type="string">
            <text:p>09/0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0]&lt;&gt;[.A39];[.C40]&lt;&gt;[.C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Barros Adrio, Raquel</text:p>
          </table:table-cell>
          <table:table-cell table:style-name="ce33" office:value-type="string" calcext:value-type="string">
            <text:p>10/0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1]&lt;&gt;[.A40];[.C41]&lt;&gt;[.C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Mendez Car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2]&lt;&gt;[.A41];[.C42]&lt;&gt;[.C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Ángel Fernández, Chrístian Yezallell</text:p>
          </table:table-cell>
          <table:table-cell/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43]&lt;&gt;[.A42];[.C43]&lt;&gt;[.C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Cao Iglesia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4]&lt;&gt;[.A43];[.C44]&lt;&gt;[.C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Sanmartín Comesaña, Jennif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5]&lt;&gt;[.A44];[.C45]&lt;&gt;[.C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Peña González, Cristina Lesly</text:p>
          </table:table-cell>
          <table:table-cell table:style-name="ce33" office:value-type="string" calcext:value-type="string">
            <text:p>1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6]&lt;&gt;[.A45];[.C46]&lt;&gt;[.C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Cabeiras Alvarez, Bárb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]&lt;&gt;[.A46];[.C47]&lt;&gt;[.C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González Pérez, Karoline Patricia</text:p>
          </table:table-cell>
          <table:table-cell office:value-type="string" calcext:value-type="string">
            <text:p>18/11/2013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48]&lt;&gt;[.A47];[.C48]&lt;&gt;[.C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Fraile Durán, Vanesa</text:p>
          </table:table-cell>
          <table:table-cell table:style-name="ce33" office:value-type="string" calcext:value-type="string">
            <text:p>1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]&lt;&gt;[.A48];[.C49]&lt;&gt;[.C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Oselmo Salek, Andr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]&lt;&gt;[.A49];[.C50]&lt;&gt;[.C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/>
          <table:table-cell office:value-type="string" calcext:value-type="string">
            <text:p>Bouzón Graña, Javier Fco</text:p>
          </table:table-cell>
          <table:table-cell table:style-name="ce33" office:value-type="string" calcext:value-type="string">
            <text:p>1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]&lt;&gt;[.A50];[.C51]&lt;&gt;[.C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/>
          <table:table-cell office:value-type="string" calcext:value-type="string">
            <text:p>Firmés Fernández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]&lt;&gt;[.A51];[.C52]&lt;&gt;[.C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Francisco Sande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]&lt;&gt;[.A52];[.C53]&lt;&gt;[.C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Otero Blanco, Alb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]&lt;&gt;[.A53];[.C54]&lt;&gt;[.C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Álvarez Pérez, Leticia</text:p>
          </table:table-cell>
          <table:table-cell table:style-name="ce33" office:value-type="string" calcext:value-type="string">
            <text:p>1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]&lt;&gt;[.A54];[.C55]&lt;&gt;[.C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Álvarez Alonso, Cristina</text:p>
          </table:table-cell>
          <table:table-cell table:style-name="ce33" office:value-type="string" calcext:value-type="string">
            <text:p>1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]&lt;&gt;[.A55];[.C56]&lt;&gt;[.C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Ramos Barci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]&lt;&gt;[.A56];[.C57]&lt;&gt;[.C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Agras Garrido, Xabier</text:p>
          </table:table-cell>
          <table:table-cell table:style-name="ce33" office:value-type="string" calcext:value-type="string">
            <text:p>14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]&lt;&gt;[.A57];[.C58]&lt;&gt;[.C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Bueno Victoriano, María del Pilar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]&lt;&gt;[.A58];[.C59]&lt;&gt;[.C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Otero Piñeiro, Marí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60]&lt;&gt;[.A59];[.C60]&lt;&gt;[.C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Otero Sixto, F. Javi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]&lt;&gt;[.A60];[.C61]&lt;&gt;[.C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Freaza Otero, Raq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]&lt;&gt;[.A61];[.C62]&lt;&gt;[.C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Almuiña Lago, Miria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]&lt;&gt;[.A62];[.C63]&lt;&gt;[.C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Caride Rodríguez, Zoray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]&lt;&gt;[.A63];[.C64]&lt;&gt;[.C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Carreira Polo, Wendy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]&lt;&gt;[.A64];[.C65]&lt;&gt;[.C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Campo Lorenzo, Rocío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]&lt;&gt;[.A65];[.C66]&lt;&gt;[.C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Conde Salgueiro, Naomi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]&lt;&gt;[.A66];[.C67]&lt;&gt;[.C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Fernández Fernández, Nerea</text:p>
          </table:table-cell>
          <table:table-cell office:value-type="string" calcext:value-type="string">
            <text:p>15/10/2013</text:p>
          </table:table-cell>
          <table:table-cell office:value-type="string" calcext:value-type="string">
            <text:p>1 CMIMP01-ESTBEL-A</text:p>
          </table:table-cell>
          <table:table-cell office:value-type="string" calcext:value-type="string">
            <text:p>*</text:p>
          </table:table-cell>
          <table:table-cell table:formula="of:=IF(OR([.A68]&lt;&gt;[.A67];[.C68]&lt;&gt;[.C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Gallego pérez, Alba María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9]&lt;&gt;[.A68];[.C69]&lt;&gt;[.C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Garrido Langa, Jennifer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]&lt;&gt;[.A69];[.C70]&lt;&gt;[.C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/>
          <table:table-cell office:value-type="string" calcext:value-type="string">
            <text:p>López Sotelino, Joshu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1]&lt;&gt;[.A70];[.C71]&lt;&gt;[.C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Martínez Fernández, Ux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2]&lt;&gt;[.A71];[.C72]&lt;&gt;[.C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Freire Pazos, Hugo</text:p>
          </table:table-cell>
          <table:table-cell/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73]&lt;&gt;[.A72];[.C73]&lt;&gt;[.C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Gutiérrez cárdenas, Johan Sebastián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4]&lt;&gt;[.A73];[.C74]&lt;&gt;[.C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Paz Alvarez, María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5]&lt;&gt;[.A74];[.C75]&lt;&gt;[.C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Padín Fernández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]&lt;&gt;[.A75];[.C76]&lt;&gt;[.C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Rivas López, Estr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]&lt;&gt;[.A76];[.C77]&lt;&gt;[.C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Gallego Ferro, María del Carme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]&lt;&gt;[.A77];[.C78]&lt;&gt;[.C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Pais Suárez, Carlo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]&lt;&gt;[.A78];[.C79]&lt;&gt;[.C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Lorenzo Míguez, Lucía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]&lt;&gt;[.A79];[.C80]&lt;&gt;[.C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Silva Covelo, Xi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1]&lt;&gt;[.A80];[.C81]&lt;&gt;[.C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Solla Lago, 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2]&lt;&gt;[.A81];[.C82]&lt;&gt;[.C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Palacio Flórez, Jina Marc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]&lt;&gt;[.A82];[.C83]&lt;&gt;[.C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Martínez iglesias, María Jesús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]&lt;&gt;[.A83];[.C84]&lt;&gt;[.C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Ojea Docampo, Xurxo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]&lt;&gt;[.A84];[.C85]&lt;&gt;[.C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Pampín Quián, Hugo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]&lt;&gt;[.A85];[.C86]&lt;&gt;[.C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Pérez Davila, Adrián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]&lt;&gt;[.A86];[.C87]&lt;&gt;[.C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Cuevas Riobo, Iván Alejan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8]&lt;&gt;[.A87];[.C88]&lt;&gt;[.C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Couto Suárez, Jesús Salvador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9]&lt;&gt;[.A88];[.C89]&lt;&gt;[.C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López Alonso, Adrián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0]&lt;&gt;[.A89];[.C90]&lt;&gt;[.C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Meira casado, Cintia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]&lt;&gt;[.A90];[.C91]&lt;&gt;[.C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Hermida Baños, Li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]&lt;&gt;[.A91];[.C92]&lt;&gt;[.C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Pato Lariño, Susan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]&lt;&gt;[.A92];[.C93]&lt;&gt;[.C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Pazo Castro, S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]&lt;&gt;[.A93];[.C94]&lt;&gt;[.C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Piñeiro González, Ne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5]&lt;&gt;[.A94];[.C95]&lt;&gt;[.C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Pazó González, Sand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]&lt;&gt;[.A95];[.C96]&lt;&gt;[.C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Pereira Lorenzo, M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7]&lt;&gt;[.A96];[.C97]&lt;&gt;[.C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rcía Pérez, Andrea</text:p>
          </table:table-cell>
          <table:table-cell/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98]&lt;&gt;[.A97];[.C98]&lt;&gt;[.C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Sousa Loiola, Ricardo</text:p>
          </table:table-cell>
          <table:table-cell table:style-name="ce33" office:value-type="string" calcext:value-type="string">
            <text:p>15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]&lt;&gt;[.A98];[.C99]&lt;&gt;[.C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Collazo Covelo, Ara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0]&lt;&gt;[.A99];[.C100]&lt;&gt;[.C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Lage Filgueira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]&lt;&gt;[.A100];[.C101]&lt;&gt;[.C1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/>
          <table:table-cell office:value-type="string" calcext:value-type="string">
            <text:p>Lago Álvarez, Cristi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2]&lt;&gt;[.A101];[.C102]&lt;&gt;[.C1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Crespo Blanco, Maikel</text:p>
          </table:table-cell>
          <table:table-cell table:style-name="ce33" office:value-type="string" calcext:value-type="string">
            <text:p>20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3]&lt;&gt;[.A102];[.C103]&lt;&gt;[.C1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Figuera Guiachetto, Nathalie</text:p>
          </table:table-cell>
          <table:table-cell table:style-name="ce33" office:value-type="string" calcext:value-type="string">
            <text:p>20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4]&lt;&gt;[.A103];[.C104]&lt;&gt;[.C1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Perez Blas,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]&lt;&gt;[.A104];[.C105]&lt;&gt;[.C1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Posada Lorenzo, Adrián</text:p>
          </table:table-cell>
          <table:table-cell table:style-name="ce33" office:value-type="string" calcext:value-type="string">
            <text:p>20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]&lt;&gt;[.A105];[.C106]&lt;&gt;[.C1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Sotelino Rodríguez, Arantx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7]&lt;&gt;[.A106];[.C107]&lt;&gt;[.C1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Posada Montero, Adrián</text:p>
          </table:table-cell>
          <table:table-cell table:style-name="ce33" office:value-type="string" calcext:value-type="string">
            <text:p>20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8]&lt;&gt;[.A107];[.C108]&lt;&gt;[.C1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Taboada Estévez, Brais</text:p>
          </table:table-cell>
          <table:table-cell table:style-name="ce33" office:value-type="string" calcext:value-type="string">
            <text:p>20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9]&lt;&gt;[.A108];[.C109]&lt;&gt;[.C1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Pérez Goicochea, Sam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0]&lt;&gt;[.A109];[.C110]&lt;&gt;[.C1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Valiño González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1]&lt;&gt;[.A110];[.C111]&lt;&gt;[.C1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Vázquez Socastro, Enriqu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2]&lt;&gt;[.A111];[.C112]&lt;&gt;[.C1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/>
          <table:table-cell office:value-type="string" calcext:value-type="string">
            <text:p>Pérez González, Elise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3]&lt;&gt;[.A112];[.C113]&lt;&gt;[.C1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Carballo Álvarez, Borja</text:p>
          </table:table-cell>
          <table:table-cell office:value-type="string" calcext:value-type="string">
            <text:p>21/11/2013</text:p>
          </table:table-cell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114]&lt;&gt;[.A113];[.C114]&lt;&gt;[.C1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Fernández rodríguez, María del Mar</text:p>
          </table:table-cell>
          <table:table-cell table:style-name="ce33" office:value-type="string" calcext:value-type="string">
            <text:p>21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5]&lt;&gt;[.A114];[.C115]&lt;&gt;[.C1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Morgade Rodríguez, Oscar</text:p>
          </table:table-cell>
          <table:table-cell table:style-name="ce33" office:value-type="string" calcext:value-type="string">
            <text:p>21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6]&lt;&gt;[.A115];[.C116]&lt;&gt;[.C1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Pérez Pousa, Anahí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7]&lt;&gt;[.A116];[.C117]&lt;&gt;[.C1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Acevedo di Noia, Raquel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8]&lt;&gt;[.A117];[.C118]&lt;&gt;[.C1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Arias Fernández, Natali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9]&lt;&gt;[.A118];[.C119]&lt;&gt;[.C1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Pérez Reino, Marco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0]&lt;&gt;[.A119];[.C120]&lt;&gt;[.C1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Carrera Agrafojo, Natali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1]&lt;&gt;[.A120];[.C121]&lt;&gt;[.C1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Casal Carro, Marí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2]&lt;&gt;[.A121];[.C122]&lt;&gt;[.C1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Costas Quintans, No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3]&lt;&gt;[.A122];[.C123]&lt;&gt;[.C1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García Castro, Ros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4]&lt;&gt;[.A123];[.C124]&lt;&gt;[.C1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iñeiro Costas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5]&lt;&gt;[.A124];[.C125]&lt;&gt;[.C1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Dominguez Alonso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6]&lt;&gt;[.A125];[.C126]&lt;&gt;[.C1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Covelo Castro, Selene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7]&lt;&gt;[.A126];[.C127]&lt;&gt;[.C1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Cruz Reynoso, Rolfi Rafael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8]&lt;&gt;[.A127];[.C128]&lt;&gt;[.C1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Fernández Fernández, Joan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9]&lt;&gt;[.A128];[.C129]&lt;&gt;[.C1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Piñeiro Martínez, Ana M.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0]&lt;&gt;[.A129];[.C130]&lt;&gt;[.C1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Piñeiro Mejuto, Manuel Santia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1]&lt;&gt;[.A130];[.C131]&lt;&gt;[.C1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Giuelesco, Elen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2]&lt;&gt;[.A131];[.C132]&lt;&gt;[.C1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Navarro Rivas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3]&lt;&gt;[.A132];[.C133]&lt;&gt;[.C1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González Lago, Lidia Marí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4]&lt;&gt;[.A133];[.C134]&lt;&gt;[.C1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López Taboada, Uxí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5]&lt;&gt;[.A134];[.C135]&lt;&gt;[.C1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Marin Abalde, Silvi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6]&lt;&gt;[.A135];[.C136]&lt;&gt;[.C1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Pousada Fernández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7]&lt;&gt;[.A136];[.C137]&lt;&gt;[.C1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Alonso Sestelo, Dam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8]&lt;&gt;[.A137];[.C138]&lt;&gt;[.C1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Puga Sánchez-Puga, Alexandr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39]&lt;&gt;[.A138];[.C139]&lt;&gt;[.C1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Gil Sierra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0]&lt;&gt;[.A139];[.C140]&lt;&gt;[.C1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Martinez Rodríguez, Ivan</text:p>
          </table:table-cell>
          <table:table-cell table:style-name="ce33" office:value-type="string" calcext:value-type="string">
            <text:p>04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1]&lt;&gt;[.A140];[.C141]&lt;&gt;[.C1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Díaz Prieto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2]&lt;&gt;[.A141];[.C142]&lt;&gt;[.C1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Matei, David Dimitri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3]&lt;&gt;[.A142];[.C143]&lt;&gt;[.C1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Quintas Alonso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4]&lt;&gt;[.A143];[.C144]&lt;&gt;[.C1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Quintero Maya, José Antonio</text:p>
          </table:table-cell>
          <table:table-cell/>
          <table:table-cell office:value-type="string" calcext:value-type="string">
            <text:p>(A)-ZSIFC01-ADSIINRE-A</text:p>
          </table:table-cell>
          <table:table-cell office:value-type="string" calcext:value-type="string">
            <text:p>*</text:p>
          </table:table-cell>
          <table:table-cell table:formula="of:=IF(OR([.A145]&lt;&gt;[.A144];[.C145]&lt;&gt;[.C1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Ramos Pardo, Yaiz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6]&lt;&gt;[.A145];[.C146]&lt;&gt;[.C1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Quintans Donsión, Yasmina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7]&lt;&gt;[.A146];[.C147]&lt;&gt;[.C1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Vila Carballido, Rosa Ingrid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8]&lt;&gt;[.A147];[.C148]&lt;&gt;[.C1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Alonso Abreu, Mael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49]&lt;&gt;[.A148];[.C149]&lt;&gt;[.C1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Angarita Mancilla, Jhou Anderson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0]&lt;&gt;[.A149];[.C150]&lt;&gt;[.C1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Riopedre Casanova, José Joaquí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1]&lt;&gt;[.A150];[.C151]&lt;&gt;[.C1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Arriba Silva Escudero, Irene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2]&lt;&gt;[.A151];[.C152]&lt;&gt;[.C1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Campos Lestón, Diego</text:p>
          </table:table-cell>
          <table:table-cell/>
          <table:table-cell office:value-type="string" calcext:value-type="string">
            <text:p>(A)-ZMIFC01-SIMIRE-A</text:p>
          </table:table-cell>
          <table:table-cell office:value-type="string" calcext:value-type="string">
            <text:p>*</text:p>
          </table:table-cell>
          <table:table-cell table:formula="of:=IF(OR([.A153]&lt;&gt;[.A152];[.C153]&lt;&gt;[.C1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Cruz Reinoso, Ronny Antonio</text:p>
          </table:table-cell>
          <table:table-cell table:style-name="ce33" office:value-type="string" calcext:value-type="string">
            <text:p>25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4]&lt;&gt;[.A153];[.C154]&lt;&gt;[.C1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Riveiro Salgado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5]&lt;&gt;[.A154];[.C155]&lt;&gt;[.C1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Roca Piñeiro, M. Nur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6]&lt;&gt;[.A155];[.C156]&lt;&gt;[.C1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Fernández Fernández, Jennifer</text:p>
          </table:table-cell>
          <table:table-cell table:style-name="ce33" office:value-type="string" calcext:value-type="string">
            <text:p>04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7]&lt;&gt;[.A156];[.C157]&lt;&gt;[.C1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Rodeiro Amoedo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8]&lt;&gt;[.A157];[.C158]&lt;&gt;[.C1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Rodrigo López, Sergi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59]&lt;&gt;[.A158];[.C159]&lt;&gt;[.C1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Fernández Santos, Andrés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0]&lt;&gt;[.A159];[.C160]&lt;&gt;[.C1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García Bouzón, Lucí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1]&lt;&gt;[.A160];[.C161]&lt;&gt;[.C1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Rodrigues Afonso, Ne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2]&lt;&gt;[.A161];[.C162]&lt;&gt;[.C1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Lago Carreira, Anx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3]&lt;&gt;[.A162];[.C163]&lt;&gt;[.C1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Rodríguez Echart, Natalia Vivi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4]&lt;&gt;[.A163];[.C164]&lt;&gt;[.C1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López Pérez, Joe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5]&lt;&gt;[.A164];[.C165]&lt;&gt;[.C1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Perez Pérez, Joe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6]&lt;&gt;[.A165];[.C166]&lt;&gt;[.C1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Quintas Carballo, Tati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7]&lt;&gt;[.A166];[.C167]&lt;&gt;[.C1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Pérez González, Elise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68]&lt;&gt;[.A167];[.C168]&lt;&gt;[.C1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Reboreda Delgado, Alicia</text:p>
          </table:table-cell>
          <table:table-cell office:value-type="string" calcext:value-type="string">
            <text:p>28/11/2013</text:p>
          </table:table-cell>
          <table:table-cell office:value-type="string" calcext:value-type="string">
            <text:p>1 CSIFC01-ADSIINRE-A</text:p>
          </table:table-cell>
          <table:table-cell office:value-type="string" calcext:value-type="string">
            <text:p>*</text:p>
          </table:table-cell>
          <table:table-cell table:formula="of:=IF(OR([.A169]&lt;&gt;[.A168];[.C169]&lt;&gt;[.C1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González Dans, André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0]&lt;&gt;[.A169];[.C170]&lt;&gt;[.C1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Rodríguez Pérez, Miguel Alejan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1]&lt;&gt;[.A170];[.C171]&lt;&gt;[.C1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Regueira Santos, Aino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2]&lt;&gt;[.A171];[.C172]&lt;&gt;[.C1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Rodríguez Alves, Juan Jesús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3]&lt;&gt;[.A172];[.C173]&lt;&gt;[.C1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Rodríguez Rodríguez, Roxana Ariad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4]&lt;&gt;[.A173];[.C174]&lt;&gt;[.C1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Sio Seoane, Dieg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5]&lt;&gt;[.A174];[.C175]&lt;&gt;[.C1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Sow Aminat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6]&lt;&gt;[.A175];[.C176]&lt;&gt;[.C1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Rodríguez Vázquez, Ruth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7]&lt;&gt;[.A176];[.C177]&lt;&gt;[.C1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Valebona Lobato, Sar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8]&lt;&gt;[.A177];[.C178]&lt;&gt;[.C1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Acevedo Di Noia, Raque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79]&lt;&gt;[.A178];[.C179]&lt;&gt;[.C1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Acuña Fontan, Natali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0]&lt;&gt;[.A179];[.C180]&lt;&gt;[.C1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/>
          <table:table-cell office:value-type="string" calcext:value-type="string">
            <text:p>Holgado Fernández, Laid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1]&lt;&gt;[.A180];[.C181]&lt;&gt;[.C1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Alonso Ahen, Mae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2]&lt;&gt;[.A181];[.C182]&lt;&gt;[.C1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Iglesias Casal, Jonath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3]&lt;&gt;[.A182];[.C183]&lt;&gt;[.C1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Ruíz Outerelo, Bru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4]&lt;&gt;[.A183];[.C184]&lt;&gt;[.C1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Iglesias Rodríguez, And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5]&lt;&gt;[.A184];[.C185]&lt;&gt;[.C1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Rumbo Castro,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6]&lt;&gt;[.A185];[.C186]&lt;&gt;[.C1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Anchia Aldao, Nagore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7]&lt;&gt;[.A186];[.C187]&lt;&gt;[.C1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Sánchez Alberte, Martí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8]&lt;&gt;[.A187];[.C188]&lt;&gt;[.C1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Juncal Cruz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89]&lt;&gt;[.A188];[.C189]&lt;&gt;[.C1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Asorey Pérez, Dieg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0]&lt;&gt;[.A189];[.C190]&lt;&gt;[.C1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Sánchez Cano, Laura And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1]&lt;&gt;[.A190];[.C191]&lt;&gt;[.C1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CABADAS De La Iglesia, JENNIFER</text:p>
          </table:table-cell>
          <table:table-cell office:value-type="string" calcext:value-type="string">
            <text:p>28/11/2013</text:p>
          </table:table-cell>
          <table:table-cell office:value-type="string" calcext:value-type="string">
            <text:p>(A)-ZMIMP02-PECOCA-B</text:p>
          </table:table-cell>
          <table:table-cell office:value-type="string" calcext:value-type="string">
            <text:p>*</text:p>
          </table:table-cell>
          <table:table-cell table:formula="of:=IF(OR([.A192]&lt;&gt;[.A191];[.C192]&lt;&gt;[.C1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Cabadas De La Iglesia, Jennifer</text:p>
          </table:table-cell>
          <table:table-cell office:value-type="string" calcext:value-type="string">
            <text:p>28/11/2013</text:p>
          </table:table-cell>
          <table:table-cell office:value-type="string" calcext:value-type="string">
            <text:p>(A)-ZMIMP02-PECOCA-B</text:p>
          </table:table-cell>
          <table:table-cell office:value-type="string" calcext:value-type="string">
            <text:p>*</text:p>
          </table:table-cell>
          <table:table-cell table:formula="of:=IF(OR([.A193]&lt;&gt;[.A192];[.C193]&lt;&gt;[.C1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Carreira Buján, Alexandre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4]&lt;&gt;[.A193];[.C194]&lt;&gt;[.C1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Lago rebollar, Yasmi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5]&lt;&gt;[.A194];[.C195]&lt;&gt;[.C1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Casanova Velázquez, Mikael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6]&lt;&gt;[.A195];[.C196]&lt;&gt;[.C1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Darriba Gómez, Sáu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7]&lt;&gt;[.A196];[.C197]&lt;&gt;[.C1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Santísima Trinidad Gil, Itzi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8]&lt;&gt;[.A197];[.C198]&lt;&gt;[.C1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Lemos Lemos, Dan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99]&lt;&gt;[.A198];[.C199]&lt;&gt;[.C1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Santos Iglesias, Manuel Enriqu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0]&lt;&gt;[.A199];[.C200]&lt;&gt;[.C1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De Jesús Luciano, Pamela Judith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1]&lt;&gt;[.A200];[.C201]&lt;&gt;[.C2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De Miranda, Jonathan Alejandr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2]&lt;&gt;[.A201];[.C202]&lt;&gt;[.C2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Espiño Rodríguez, Ana Isabel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3]&lt;&gt;[.A202];[.C203]&lt;&gt;[.C2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Galán Guerra, David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4]&lt;&gt;[.A203];[.C204]&lt;&gt;[.C2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López Labiaga, Dan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5]&lt;&gt;[.A204];[.C205]&lt;&gt;[.C2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/>
          <table:table-cell office:value-type="string" calcext:value-type="string">
            <text:p>Gómez Castro, David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6]&lt;&gt;[.A205];[.C206]&lt;&gt;[.C2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Lorenzo Faginas, Son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7]&lt;&gt;[.A206];[.C207]&lt;&gt;[.C2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González Cardona, Nayar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8]&lt;&gt;[.A207];[.C208]&lt;&gt;[.C2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Seijo Fernández, Iri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09]&lt;&gt;[.A208];[.C209]&lt;&gt;[.C2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Sena Ferreira, Karina Elizabeth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0]&lt;&gt;[.A209];[.C210]&lt;&gt;[.C2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González Izard, Pabl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1]&lt;&gt;[.A210];[.C211]&lt;&gt;[.C2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López Taboada, Uxí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2]&lt;&gt;[.A211];[.C212]&lt;&gt;[.C2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/>
          <table:table-cell office:value-type="string" calcext:value-type="string">
            <text:p>Martínez Durán, Amali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3]&lt;&gt;[.A212];[.C213]&lt;&gt;[.C2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Martínez Fernández, Cynthia</text:p>
          </table:table-cell>
          <table:table-cell office:value-type="string" calcext:value-type="string">
            <text:p>26/11/2013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214]&lt;&gt;[.A213];[.C214]&lt;&gt;[.C2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/>
          <table:table-cell office:value-type="string" calcext:value-type="string">
            <text:p>Silva Alonso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5]&lt;&gt;[.A214];[.C215]&lt;&gt;[.C2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Martínez Seguín, 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6]&lt;&gt;[.A215];[.C216]&lt;&gt;[.C2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martínez Nieto, Sergio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7]&lt;&gt;[.A216];[.C217]&lt;&gt;[.C2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/>
          <table:table-cell office:value-type="string" calcext:value-type="string">
            <text:p>Martínez Pérez, Nere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8]&lt;&gt;[.A217];[.C218]&lt;&gt;[.C2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Martínez Rodríguez, Ivana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19]&lt;&gt;[.A218];[.C219]&lt;&gt;[.C2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Solla Landesa, Alejan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0]&lt;&gt;[.A219];[.C220]&lt;&gt;[.C2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Medina Urtarte, Jorki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1]&lt;&gt;[.A220];[.C221]&lt;&gt;[.C2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Outeiral Estevez, Héctor Luis</text:p>
          </table:table-cell>
          <table:table-cell table:style-name="ce33" office:value-type="string" calcext:value-type="string">
            <text:p>28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2]&lt;&gt;[.A221];[.C222]&lt;&gt;[.C2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ardavila Mariño, Abel</text:p>
          </table:table-cell>
          <table:table-cell office:value-type="string" calcext:value-type="string">
            <text:p>28/11/2013</text:p>
          </table:table-cell>
          <table:table-cell office:value-type="string" calcext:value-type="string">
            <text:p>2 CMIMP02-PECOCA-B</text:p>
          </table:table-cell>
          <table:table-cell office:value-type="string" calcext:value-type="string">
            <text:p>*</text:p>
          </table:table-cell>
          <table:table-cell table:formula="of:=IF(OR([.A223]&lt;&gt;[.A222];[.C223]&lt;&gt;[.C2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ascual Fernández, David</text:p>
          </table:table-cell>
          <table:table-cell table:style-name="ce33" office:value-type="string" calcext:value-type="string">
            <text:p>05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4]&lt;&gt;[.A223];[.C224]&lt;&gt;[.C2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Sousa Outeiral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5]&lt;&gt;[.A224];[.C225]&lt;&gt;[.C2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Souto Cordero, Montserr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6]&lt;&gt;[.A225];[.C226]&lt;&gt;[.C2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Riveiro Rodríguez, Sergio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7]&lt;&gt;[.A226];[.C227]&lt;&gt;[.C2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Roca Pereira, Cristian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8]&lt;&gt;[.A227];[.C228]&lt;&gt;[.C2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Rodríguez Alves, Juan Jesús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29]&lt;&gt;[.A228];[.C229]&lt;&gt;[.C2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Rodríguez Silva, Rosana</text:p>
          </table:table-cell>
          <table:table-cell table:style-name="ce33" office:value-type="string" calcext:value-type="string">
            <text:p>29/11/1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0]&lt;&gt;[.A229];[.C230]&lt;&gt;[.C2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Román Soares, Ángel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1]&lt;&gt;[.A230];[.C231]&lt;&gt;[.C2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Terol Neto, José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2]&lt;&gt;[.A231];[.C232]&lt;&gt;[.C2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Ticona Díaz, Virginia</text:p>
          </table:table-cell>
          <table:table-cell/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233]&lt;&gt;[.A232];[.C233]&lt;&gt;[.C2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Tizón Alonso, Iv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4]&lt;&gt;[.A233];[.C234]&lt;&gt;[.C2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Rosa Parra, Ethan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5]&lt;&gt;[.A234];[.C235]&lt;&gt;[.C2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Sáez González, Hazael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6]&lt;&gt;[.A235];[.C236]&lt;&gt;[.C2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Sow Aminata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7]&lt;&gt;[.A236];[.C237]&lt;&gt;[.C2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Torres Parra, Gabri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8]&lt;&gt;[.A237];[.C238]&lt;&gt;[.C2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Touceda Esperón, Gabr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39]&lt;&gt;[.A238];[.C239]&lt;&gt;[.C2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Tizon Alfonso, Ivan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0]&lt;&gt;[.A239];[.C240]&lt;&gt;[.C2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Valebona Lobato, Sara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1]&lt;&gt;[.A240];[.C241]&lt;&gt;[.C2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Trigo Malvido, Begoñ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2]&lt;&gt;[.A241];[.C242]&lt;&gt;[.C2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Álvarez Alcántara, Ana</text:p>
          </table:table-cell>
          <table:table-cell/>
          <table:table-cell office:value-type="string" calcext:value-type="string">
            <text:p>(A)-ESO Ad.4 - 2º Cua. - A</text:p>
          </table:table-cell>
          <table:table-cell office:value-type="string" calcext:value-type="string">
            <text:p>*</text:p>
          </table:table-cell>
          <table:table-cell table:formula="of:=IF(OR([.A243]&lt;&gt;[.A242];[.C243]&lt;&gt;[.C2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Urbina Anguiano, Om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4]&lt;&gt;[.A243];[.C244]&lt;&gt;[.C2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Bronzeri Santos, Giovanna</text:p>
          </table:table-cell>
          <table:table-cell table:style-name="ce33" office:value-type="string" calcext:value-type="string">
            <text:p>29/11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5]&lt;&gt;[.A244];[.C245]&lt;&gt;[.C2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Costas Pereira, Paula</text:p>
          </table:table-cell>
          <table:table-cell office:value-type="string" calcext:value-type="string">
            <text:p>29/11/2013</text:p>
          </table:table-cell>
          <table:table-cell office:value-type="string" calcext:value-type="string">
            <text:p>2 CMIMP01-ESTBEL-A</text:p>
          </table:table-cell>
          <table:table-cell office:value-type="string" calcext:value-type="string">
            <text:p>*</text:p>
          </table:table-cell>
          <table:table-cell table:formula="of:=IF(OR([.A246]&lt;&gt;[.A245];[.C246]&lt;&gt;[.C2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Otero Millos, Noe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7]&lt;&gt;[.A246];[.C247]&lt;&gt;[.C2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Cruz Inoa, Laura Stephnie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8]&lt;&gt;[.A247];[.C248]&lt;&gt;[.C2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Vargas Valverde, Ver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49]&lt;&gt;[.A248];[.C249]&lt;&gt;[.C2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De Jesús Luciano, Pamela Judiht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0]&lt;&gt;[.A249];[.C250]&lt;&gt;[.C2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Vázquez Rodríguez, Gerardo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1]&lt;&gt;[.A250];[.C251]&lt;&gt;[.C2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acheco Gómez, Sus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2]&lt;&gt;[.A251];[.C252]&lt;&gt;[.C2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Domínguez Areal, Sarai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3]&lt;&gt;[.A252];[.C253]&lt;&gt;[.C2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Ekedi Erika, Fabienne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4]&lt;&gt;[.A253];[.C254]&lt;&gt;[.C2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Fernández fernández, Aro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5]&lt;&gt;[.A254];[.C255]&lt;&gt;[.C2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Vicente Rodríguez, 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6]&lt;&gt;[.A255];[.C256]&lt;&gt;[.C2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Parga Desac, Patric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7]&lt;&gt;[.A256];[.C257]&lt;&gt;[.C2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Parodi Miniño, Jimena Pao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8]&lt;&gt;[.A257];[.C258]&lt;&gt;[.C2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Fernández Louzao, An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59]&lt;&gt;[.A258];[.C259]&lt;&gt;[.C2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Goncalves Amorín, Jéssic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0]&lt;&gt;[.A259];[.C260]&lt;&gt;[.C2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azos Leyton, Sergi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1]&lt;&gt;[.A260];[.C261]&lt;&gt;[.C2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Gutiérrez Río, Celi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2]&lt;&gt;[.A261];[.C262]&lt;&gt;[.C2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Méndez Sebastian, Veronic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3]&lt;&gt;[.A262];[.C263]&lt;&gt;[.C2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Vila Ramilo, Brun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4]&lt;&gt;[.A263];[.C264]&lt;&gt;[.C2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Pessoa Benites, Camil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5]&lt;&gt;[.A264];[.C265]&lt;&gt;[.C2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Rhella Assi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6]&lt;&gt;[.A265];[.C266]&lt;&gt;[.C2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Rodríguez Casal, Lucí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7]&lt;&gt;[.A266];[.C267]&lt;&gt;[.C2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Sines Costas, Paul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8]&lt;&gt;[.A267];[.C268]&lt;&gt;[.C2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Yáñez Fernández, Alba</text:p>
          </table:table-cell>
          <table:table-cell table:style-name="ce33" office:value-type="string" calcext:value-type="string">
            <text:p>02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69]&lt;&gt;[.A268];[.C269]&lt;&gt;[.C2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Pérez Martínez, Davi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0]&lt;&gt;[.A269];[.C270]&lt;&gt;[.C2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Villar da Vila, M. Olg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1]&lt;&gt;[.A270];[.C271]&lt;&gt;[.C2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Álvarez Pérez, Leticia</text:p>
          </table:table-cell>
          <table:table-cell table:style-name="ce33" office:value-type="string" calcext:value-type="string">
            <text:p>03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2]&lt;&gt;[.A271];[.C272]&lt;&gt;[.C2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Fandiño Posada, Celia</text:p>
          </table:table-cell>
          <table:table-cell office:value-type="string" calcext:value-type="string">
            <text:p>03/12/2013</text:p>
          </table:table-cell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273]&lt;&gt;[.A272];[.C273]&lt;&gt;[.C2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Muñiz Rodríguez, Nuria</text:p>
          </table:table-cell>
          <table:table-cell table:style-name="ce33" office:value-type="string" calcext:value-type="string">
            <text:p>05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4]&lt;&gt;[.A273];[.C274]&lt;&gt;[.C2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Muñiz Rodríguez, Nuria</text:p>
          </table:table-cell>
          <table:table-cell table:style-name="ce33" office:value-type="string" calcext:value-type="string">
            <text:p>05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5]&lt;&gt;[.A274];[.C275]&lt;&gt;[.C2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Abella González, Natalia</text:p>
          </table:table-cell>
          <table:table-cell table:style-name="ce33" office:value-type="string" calcext:value-type="string">
            <text:p>05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6]&lt;&gt;[.A275];[.C276]&lt;&gt;[.C2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Fernández, M. Jesús</text:p>
          </table:table-cell>
          <table:table-cell table:style-name="ce33" office:value-type="string" calcext:value-type="string">
            <text:p>05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7]&lt;&gt;[.A276];[.C277]&lt;&gt;[.C2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Viñas Vázquez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8]&lt;&gt;[.A277];[.C278]&lt;&gt;[.C2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Perales Rodal, Nair</text:p>
          </table:table-cell>
          <table:table-cell table:style-name="ce33" office:value-type="string" calcext:value-type="string">
            <text:p>10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79]&lt;&gt;[.A278];[.C279]&lt;&gt;[.C2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Abelleira Rodríguez, Laura</text:p>
          </table:table-cell>
          <table:table-cell table:style-name="ce33" office:value-type="string" calcext:value-type="string">
            <text:p>11/12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0]&lt;&gt;[.A279];[.C280]&lt;&gt;[.C2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Lago Wanner, Melanie</text:p>
          </table:table-cell>
          <table:table-cell office:value-type="string" calcext:value-type="string">
            <text:p>20/01/2014</text:p>
          </table:table-cell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281]&lt;&gt;[.A280];[.C281]&lt;&gt;[.C2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Pérez Roca, Carmen</text:p>
          </table:table-cell>
          <table:table-cell table:style-name="ce33" office:value-type="string" calcext:value-type="string">
            <text:p>20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2]&lt;&gt;[.A281];[.C282]&lt;&gt;[.C2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Celard Peldorado, Ne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3]&lt;&gt;[.A282];[.C283]&lt;&gt;[.C2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Hidalgo Reyes, Juan Carlo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4]&lt;&gt;[.A283];[.C284]&lt;&gt;[.C2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Muñiz Rodríguez, Nuria</text:p>
          </table:table-cell>
          <table:table-cell table:style-name="ce33" office:value-type="string" calcext:value-type="string">
            <text:p>20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5]&lt;&gt;[.A284];[.C285]&lt;&gt;[.C2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Reboreda Covelo, Alba</text:p>
          </table:table-cell>
          <table:table-cell/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286]&lt;&gt;[.A285];[.C286]&lt;&gt;[.C2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López Villalba, Alejandro</text:p>
          </table:table-cell>
          <table:table-cell table:style-name="ce33" office:value-type="string" calcext:value-type="string">
            <text:p>22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7]&lt;&gt;[.A286];[.C287]&lt;&gt;[.C2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Alves Facal, Pablo</text:p>
          </table:table-cell>
          <table:table-cell table:style-name="ce33" office:value-type="string" calcext:value-type="string">
            <text:p>23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8]&lt;&gt;[.A287];[.C288]&lt;&gt;[.C2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Lago López, Oscar Miguel</text:p>
          </table:table-cell>
          <table:table-cell table:style-name="ce33" office:value-type="string" calcext:value-type="string">
            <text:p>23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89]&lt;&gt;[.A288];[.C289]&lt;&gt;[.C2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Baulo González, Susana</text:p>
          </table:table-cell>
          <table:table-cell table:style-name="ce33" office:value-type="string" calcext:value-type="string">
            <text:p>23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0]&lt;&gt;[.A289];[.C290]&lt;&gt;[.C2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Ramonde Fernández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1]&lt;&gt;[.A290];[.C291]&lt;&gt;[.C2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Revoredo Delgado, Alicia</text:p>
          </table:table-cell>
          <table:table-cell table:style-name="ce33" office:value-type="string" calcext:value-type="string">
            <text:p>29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2]&lt;&gt;[.A291];[.C292]&lt;&gt;[.C2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Ramonde Fernández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3]&lt;&gt;[.A292];[.C293]&lt;&gt;[.C2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Freiría Casal, M. Cristina</text:p>
          </table:table-cell>
          <table:table-cell table:style-name="ce33" office:value-type="string" calcext:value-type="string">
            <text:p>30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4]&lt;&gt;[.A293];[.C294]&lt;&gt;[.C2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Barreiro Sebastián, Nerea</text:p>
          </table:table-cell>
          <table:table-cell table:style-name="ce33" office:value-type="string" calcext:value-type="string">
            <text:p>30/0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5]&lt;&gt;[.A294];[.C295]&lt;&gt;[.C2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Barral Álvarez, Jennif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6]&lt;&gt;[.A295];[.C296]&lt;&gt;[.C2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Veiga Díaz, Lid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7]&lt;&gt;[.A296];[.C297]&lt;&gt;[.C2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Amor González, Elisa Beatriz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8]&lt;&gt;[.A297];[.C298]&lt;&gt;[.C2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Rodríguez Iglesias, M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299]&lt;&gt;[.A298];[.C299]&lt;&gt;[.C2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Marco Fernández, Alba María</text:p>
          </table:table-cell>
          <table:table-cell/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300]&lt;&gt;[.A299];[.C300]&lt;&gt;[.C2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/>
          <table:table-cell office:value-type="string" calcext:value-type="string">
            <text:p>López Carballo, M Vanesa</text:p>
          </table:table-cell>
          <table:table-cell table:style-name="ce33" office:value-type="string" calcext:value-type="string">
            <text:p>10/0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1]&lt;&gt;[.A300];[.C301]&lt;&gt;[.C3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Rodríguez Domínguez, Estefanía</text:p>
          </table:table-cell>
          <table:table-cell table:style-name="ce33" office:value-type="string" calcext:value-type="string">
            <text:p>13/0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2]&lt;&gt;[.A301];[.C302]&lt;&gt;[.C3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Fandiño Posada, Celia</text:p>
          </table:table-cell>
          <table:table-cell table:style-name="ce33" office:value-type="string" calcext:value-type="string">
            <text:p>14/02/14</text:p>
          </table:table-cell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303]&lt;&gt;[.A302];[.C303]&lt;&gt;[.C3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Fabienne Ekedi, Érik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4]&lt;&gt;[.A303];[.C304]&lt;&gt;[.C3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Giménez Hernández, Mariano</text:p>
          </table:table-cell>
          <table:table-cell table:style-name="ce33" office:value-type="string" calcext:value-type="string">
            <text:p>26/0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5]&lt;&gt;[.A304];[.C305]&lt;&gt;[.C3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Ferrer López, Elena</text:p>
          </table:table-cell>
          <table:table-cell table:style-name="ce33" office:value-type="string" calcext:value-type="string">
            <text:p>26/0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6]&lt;&gt;[.A305];[.C306]&lt;&gt;[.C3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ereira Grossi, 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7]&lt;&gt;[.A306];[.C307]&lt;&gt;[.C3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Taboada González, Isma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8]&lt;&gt;[.A307];[.C308]&lt;&gt;[.C3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Ribera Otáñez, Algeiry Yamilet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09]&lt;&gt;[.A308];[.C309]&lt;&gt;[.C3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Youssou, Tin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0]&lt;&gt;[.A309];[.C310]&lt;&gt;[.C3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Caíño Fonseca, Idai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1]&lt;&gt;[.A310];[.C311]&lt;&gt;[.C3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Estévez Giráldez, Bel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2]&lt;&gt;[.A311];[.C312]&lt;&gt;[.C3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Alonso Portos, Alejandro</text:p>
          </table:table-cell>
          <table:table-cell table:style-name="ce33" office:value-type="string" calcext:value-type="string">
            <text:p>24/04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3]&lt;&gt;[.A312];[.C313]&lt;&gt;[.C3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Rodríguez González, Davi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4]&lt;&gt;[.A313];[.C314]&lt;&gt;[.C3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Cojocaru, Geanina</text:p>
          </table:table-cell>
          <table:table-cell table:style-name="ce33" office:value-type="string" calcext:value-type="string">
            <text:p>20/1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5]&lt;&gt;[.A314];[.C315]&lt;&gt;[.C3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Fernández Fernández, Jesica</text:p>
          </table:table-cell>
          <table:table-cell table:style-name="ce33" office:value-type="string" calcext:value-type="string">
            <text:p>19/1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6]&lt;&gt;[.A315];[.C316]&lt;&gt;[.C3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Cabaleiro Cruz, María Belén</text:p>
          </table:table-cell>
          <table:table-cell office:value-type="string" calcext:value-type="string">
            <text:p>15/10/2015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317]&lt;&gt;[.A316];[.C317]&lt;&gt;[.C3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into Atoccsa, Yeny</text:p>
          </table:table-cell>
          <table:table-cell office:value-type="string" calcext:value-type="string">
            <text:p>11/11/2015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318]&lt;&gt;[.A317];[.C318]&lt;&gt;[.C3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Solla Araújo, Alberto</text:p>
          </table:table-cell>
          <table:table-cell table:style-name="ce33" office:value-type="string" calcext:value-type="string">
            <text:p>26/10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19]&lt;&gt;[.A318];[.C319]&lt;&gt;[.C3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Clemente Fernández, Yolanda Eugenia</text:p>
          </table:table-cell>
          <table:table-cell table:style-name="ce33" office:value-type="string" calcext:value-type="string">
            <text:p>28/10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0]&lt;&gt;[.A319];[.C320]&lt;&gt;[.C3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Castaño Iglesias, Rocio</text:p>
          </table:table-cell>
          <table:table-cell table:style-name="ce33" office:value-type="string" calcext:value-type="string">
            <text:p>02/12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1]&lt;&gt;[.A320];[.C321]&lt;&gt;[.C3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Gómez Somoza, M Magdalena</text:p>
          </table:table-cell>
          <table:table-cell table:style-name="ce33" office:value-type="string" calcext:value-type="string">
            <text:p>18/1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2]&lt;&gt;[.A321];[.C322]&lt;&gt;[.C3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Sánchez Núñez, Antonia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(A)-ZSIMP03-ASEIMAPER-B</text:p>
          </table:table-cell>
          <table:table-cell office:value-type="string" calcext:value-type="string">
            <text:p>*</text:p>
          </table:table-cell>
          <table:table-cell table:formula="of:=IF(OR([.A323]&lt;&gt;[.A322];[.C323]&lt;&gt;[.C3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Domínguez Suárez, David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324]&lt;&gt;[.A323];[.C324]&lt;&gt;[.C3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Novo Rodríguez, Beatriz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5]&lt;&gt;[.A324];[.C325]&lt;&gt;[.C3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/>
          <table:table-cell office:value-type="string" calcext:value-type="string">
            <text:p>Saldaña Moscoso, Jesús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6]&lt;&gt;[.A325];[.C326]&lt;&gt;[.C3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Sánchez Corbacho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7]&lt;&gt;[.A326];[.C327]&lt;&gt;[.C3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López Caballero, Marta</text:p>
          </table:table-cell>
          <table:table-cell table:style-name="ce33" office:value-type="string" calcext:value-type="string">
            <text:p>27/03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8]&lt;&gt;[.A327];[.C328]&lt;&gt;[.C3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Sanjuas Fontán, Montserr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29]&lt;&gt;[.A328];[.C329]&lt;&gt;[.C3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Rodríguez Val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0]&lt;&gt;[.A329];[.C330]&lt;&gt;[.C3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Castellanos Fernández, Pau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1]&lt;&gt;[.A330];[.C331]&lt;&gt;[.C3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Veiga Martínez, Tam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2]&lt;&gt;[.A331];[.C332]&lt;&gt;[.C3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Montero Garrido, José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3]&lt;&gt;[.A332];[.C333]&lt;&gt;[.C3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Acosta Fernández, Vícto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4]&lt;&gt;[.A333];[.C334]&lt;&gt;[.C3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Sevilla Lago, Paul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5]&lt;&gt;[.A334];[.C335]&lt;&gt;[.C3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Silva Caamaño, Mig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6]&lt;&gt;[.A335];[.C336]&lt;&gt;[.C3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/>
          <table:table-cell office:value-type="string" calcext:value-type="string">
            <text:p>Silveira Martínez, Rodri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7]&lt;&gt;[.A336];[.C337]&lt;&gt;[.C3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Magán Abollo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8]&lt;&gt;[.A337];[.C338]&lt;&gt;[.C3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/>
          <table:table-cell office:value-type="string" calcext:value-type="string">
            <text:p>Rodríguez Lemos, Lucía</text:p>
          </table:table-cell>
          <table:table-cell table:style-name="ce33" office:value-type="string" calcext:value-type="string">
            <text:p>30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39]&lt;&gt;[.A338];[.C339]&lt;&gt;[.C3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García Gerpe, Davne</text:p>
          </table:table-cell>
          <table:table-cell table:style-name="ce33" office:value-type="string" calcext:value-type="string">
            <text:p>30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0]&lt;&gt;[.A339];[.C340]&lt;&gt;[.C3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Souto Perez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1]&lt;&gt;[.A340];[.C341]&lt;&gt;[.C3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Souto Gorrita, Francisco Javi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2]&lt;&gt;[.A341];[.C342]&lt;&gt;[.C3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Nuñez Faro, María</text:p>
          </table:table-cell>
          <table:table-cell table:style-name="ce33" office:value-type="string" calcext:value-type="string">
            <text:p>30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3]&lt;&gt;[.A342];[.C343]&lt;&gt;[.C3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éndez Fittipaldi, Camila Viviana</text:p>
          </table:table-cell>
          <table:table-cell office:value-type="string" calcext:value-type="string">
            <text:p>30/09/2015</text:p>
          </table:table-cell>
          <table:table-cell office:value-type="string" calcext:value-type="string">
            <text:p>1 CSIMP01-ESINBE-A</text:p>
          </table:table-cell>
          <table:table-cell office:value-type="string" calcext:value-type="string">
            <text:p>*</text:p>
          </table:table-cell>
          <table:table-cell table:formula="of:=IF(OR([.A344]&lt;&gt;[.A343];[.C344]&lt;&gt;[.C3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/>
          <table:table-cell office:value-type="string" calcext:value-type="string">
            <text:p>Suárez Aira, Ana Isab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5]&lt;&gt;[.A344];[.C345]&lt;&gt;[.C3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/>
          <table:table-cell office:value-type="string" calcext:value-type="string">
            <text:p>García Vázquez, Noemí</text:p>
          </table:table-cell>
          <table:table-cell table:style-name="ce33" office:value-type="string" calcext:value-type="string">
            <text:p>30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6]&lt;&gt;[.A345];[.C346]&lt;&gt;[.C3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/>
          <table:table-cell office:value-type="string" calcext:value-type="string">
            <text:p>Gutiérrez Verdecia, Ulises</text:p>
          </table:table-cell>
          <table:table-cell table:style-name="ce33" office:value-type="string" calcext:value-type="string">
            <text:p>13/05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7]&lt;&gt;[.A346];[.C347]&lt;&gt;[.C3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/>
          <table:table-cell office:value-type="string" calcext:value-type="string">
            <text:p>Monteagudo Vecino, Cynthia</text:p>
          </table:table-cell>
          <table:table-cell table:style-name="ce33" office:value-type="string" calcext:value-type="string">
            <text:p>27/04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8]&lt;&gt;[.A347];[.C348]&lt;&gt;[.C3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/>
          <table:table-cell office:value-type="string" calcext:value-type="string">
            <text:p>Tombo Pereira, Shei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49]&lt;&gt;[.A348];[.C349]&lt;&gt;[.C3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/>
          <table:table-cell office:value-type="string" calcext:value-type="string">
            <text:p>Touriño Fernández, Ant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0]&lt;&gt;[.A349];[.C350]&lt;&gt;[.C3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/>
          <table:table-cell office:value-type="string" calcext:value-type="string">
            <text:p>Barreiro Sebastián, Nerea</text:p>
          </table:table-cell>
          <table:table-cell table:style-name="ce33" office:value-type="string" calcext:value-type="string">
            <text:p>27/04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1]&lt;&gt;[.A350];[.C351]&lt;&gt;[.C3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/>
          <table:table-cell office:value-type="string" calcext:value-type="string">
            <text:p>Vara Gómez, María Jos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2]&lt;&gt;[.A351];[.C352]&lt;&gt;[.C3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/>
          <table:table-cell office:value-type="string" calcext:value-type="string">
            <text:p>Gómez Alonso, Marcos</text:p>
          </table:table-cell>
          <table:table-cell table:style-name="ce33" office:value-type="string" calcext:value-type="string">
            <text:p>23/03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3]&lt;&gt;[.A352];[.C353]&lt;&gt;[.C3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/>
          <table:table-cell office:value-type="string" calcext:value-type="string">
            <text:p>Couñago Roza, José Ramón</text:p>
          </table:table-cell>
          <table:table-cell table:style-name="ce33" office:value-type="string" calcext:value-type="string">
            <text:p>23/03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4]&lt;&gt;[.A353];[.C354]&lt;&gt;[.C3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/>
          <table:table-cell office:value-type="string" calcext:value-type="string">
            <text:p>Varela Miranda,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5]&lt;&gt;[.A354];[.C355]&lt;&gt;[.C3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/>
          <table:table-cell office:value-type="string" calcext:value-type="string">
            <text:p>Vázquez Fernández, Patric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6]&lt;&gt;[.A355];[.C356]&lt;&gt;[.C3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/>
          <table:table-cell office:value-type="string" calcext:value-type="string">
            <text:p>Vázquez González, Lore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7]&lt;&gt;[.A356];[.C357]&lt;&gt;[.C3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/>
          <table:table-cell office:value-type="string" calcext:value-type="string">
            <text:p>Castro, Iván</text:p>
          </table:table-cell>
          <table:table-cell table:style-name="ce33" office:value-type="string" calcext:value-type="string">
            <text:p>17/04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58]&lt;&gt;[.A357];[.C358]&lt;&gt;[.C3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Villar Fernández, Mónica</text:p>
          </table:table-cell>
          <table:table-cell office:value-type="string" calcext:value-type="string">
            <text:p>17/03/2015</text:p>
          </table:table-cell>
          <table:table-cell office:value-type="string" calcext:value-type="string">
            <text:p>(A)-ZMIMP02-PECOCA-B</text:p>
          </table:table-cell>
          <table:table-cell office:value-type="string" calcext:value-type="string">
            <text:p>*</text:p>
          </table:table-cell>
          <table:table-cell table:formula="of:=IF(OR([.A359]&lt;&gt;[.A358];[.C359]&lt;&gt;[.C3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/>
          <table:table-cell office:value-type="string" calcext:value-type="string">
            <text:p>Vega García, Juan José</text:p>
          </table:table-cell>
          <table:table-cell table:style-name="ce33" office:value-type="string" calcext:value-type="string">
            <text:p>16/03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0]&lt;&gt;[.A359];[.C360]&lt;&gt;[.C3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/>
          <table:table-cell office:value-type="string" calcext:value-type="string">
            <text:p>Da Silva, Bruno Henrique</text:p>
          </table:table-cell>
          <table:table-cell table:style-name="ce33" office:value-type="string" calcext:value-type="string">
            <text:p>03/03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1]&lt;&gt;[.A360];[.C361]&lt;&gt;[.C3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/>
          <table:table-cell office:value-type="string" calcext:value-type="string">
            <text:p>Rivera Oya, Nieves</text:p>
          </table:table-cell>
          <table:table-cell table:style-name="ce33" office:value-type="string" calcext:value-type="string">
            <text:p>14/12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2]&lt;&gt;[.A361];[.C362]&lt;&gt;[.C3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/>
          <table:table-cell office:value-type="string" calcext:value-type="string">
            <text:p>Villaverde Núñez, Miriam</text:p>
          </table:table-cell>
          <table:table-cell table:style-name="ce33" office:value-type="string" calcext:value-type="string">
            <text:p>29/0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3]&lt;&gt;[.A362];[.C363]&lt;&gt;[.C3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/>
          <table:table-cell office:value-type="string" calcext:value-type="string">
            <text:p>Fernández González, Paula</text:p>
          </table:table-cell>
          <table:table-cell table:style-name="ce33" office:value-type="string" calcext:value-type="string">
            <text:p>29/0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4]&lt;&gt;[.A363];[.C364]&lt;&gt;[.C3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/>
          <table:table-cell office:value-type="string" calcext:value-type="string">
            <text:p>García Vilanova, Natalia</text:p>
          </table:table-cell>
          <table:table-cell table:style-name="ce33" office:value-type="string" calcext:value-type="string">
            <text:p>23/0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5]&lt;&gt;[.A364];[.C365]&lt;&gt;[.C3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Basalo Estévez, Delfina</text:p>
          </table:table-cell>
          <table:table-cell office:value-type="string" calcext:value-type="string">
            <text:p>22/01/2015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366]&lt;&gt;[.A365];[.C366]&lt;&gt;[.C3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Estévez lago, Pablo Adolfo</text:p>
          </table:table-cell>
          <table:table-cell office:value-type="string" calcext:value-type="string">
            <text:p>22/01/2015</text:p>
          </table:table-cell>
          <table:table-cell office:value-type="string" calcext:value-type="string">
            <text:p>(A)-ZSIFC01-ADSIINRE-B</text:p>
          </table:table-cell>
          <table:table-cell office:value-type="string" calcext:value-type="string">
            <text:p>*</text:p>
          </table:table-cell>
          <table:table-cell table:formula="of:=IF(OR([.A367]&lt;&gt;[.A366];[.C367]&lt;&gt;[.C3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/>
          <table:table-cell office:value-type="string" calcext:value-type="string">
            <text:p>Vilas Fernández, Pabl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68]&lt;&gt;[.A367];[.C368]&lt;&gt;[.C3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Pérez García, Eduardo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(A)-ZMIFC01-SIMIRE-A</text:p>
          </table:table-cell>
          <table:table-cell office:value-type="string" calcext:value-type="string">
            <text:p>*</text:p>
          </table:table-cell>
          <table:table-cell table:formula="of:=IF(OR([.A369]&lt;&gt;[.A368];[.C369]&lt;&gt;[.C3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/>
          <table:table-cell office:value-type="string" calcext:value-type="string">
            <text:p>González Jorge, Javier Enrique</text:p>
          </table:table-cell>
          <table:table-cell table:style-name="ce33" office:value-type="string" calcext:value-type="string">
            <text:p>08/0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370]&lt;&gt;[.A369];[.C370]&lt;&gt;[.C3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ALONSO DOMINGUEZ, PILAR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1]&lt;&gt;[.A370];[.C371]&lt;&gt;[.C3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ALVAREZ CALVO, CARLO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2]&lt;&gt;[.A371];[.C372]&lt;&gt;[.C3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ALVAREZ TORRENT, CARME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3]&lt;&gt;[.A372];[.C373]&lt;&gt;[.C3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BEREA CRUZ, EDUARDO EMILI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4]&lt;&gt;[.A373];[.C374]&lt;&gt;[.C3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OBO RODRÍGUEZ, ADEL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5]&lt;&gt;[.A374];[.C375]&lt;&gt;[.C3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BLANCO REGO MATILDE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6]&lt;&gt;[.A375];[.C376]&lt;&gt;[.C3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BORDALLO PEREZ, Mª LUIS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7]&lt;&gt;[.A376];[.C377]&lt;&gt;[.C3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ÁLVAREZ ÁLVAREZ, BERNARD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8]&lt;&gt;[.A377];[.C378]&lt;&gt;[.C3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CAMBÓN GARCÍA M DEL CARME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79]&lt;&gt;[.A378];[.C379]&lt;&gt;[.C3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RECAREY REY, DOLORES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0]&lt;&gt;[.A379];[.C380]&lt;&gt;[.C3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ABAL OTERO, EV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1]&lt;&gt;[.A380];[.C381]&lt;&gt;[.C3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BENDAÑA PEDROSA, MART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2]&lt;&gt;[.A381];[.C382]&lt;&gt;[.C3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BERNABÉ MOLDES, ASUNCIÓ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3]&lt;&gt;[.A382];[.C383]&lt;&gt;[.C3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SÁNCHEZ CRESPO, GABRIEL</text:p>
          </table:table-cell>
          <table:table-cell office:value-type="string" calcext:value-type="string">
            <text:p>04/11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4]&lt;&gt;[.A383];[.C384]&lt;&gt;[.C3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CURRÁS RÚA FLOR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5]&lt;&gt;[.A384];[.C385]&lt;&gt;[.C3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VICENTE SANTIAGO HORTENSIA</text:p>
          </table:table-cell>
          <table:table-cell office:value-type="string" calcext:value-type="string">
            <text:p>02/12/2013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6]&lt;&gt;[.A385];[.C386]&lt;&gt;[.C3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FARIÑA GARCÍA, ROS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7]&lt;&gt;[.A386];[.C387]&lt;&gt;[.C3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FERNÁNDEZ IGLESIAS, JOSÉ JUA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8]&lt;&gt;[.A387];[.C388]&lt;&gt;[.C3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DE ANDRÉS LEMA, ANTONIO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89]&lt;&gt;[.A388];[.C389]&lt;&gt;[.C3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COUSELO FILGUEIRA, GONZALO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0]&lt;&gt;[.A389];[.C390]&lt;&gt;[.C3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BECERRA BLANCO, ROSA MARÍ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1]&lt;&gt;[.A390];[.C391]&lt;&gt;[.C3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FERREIRA MÉNDEZ, ISOL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2]&lt;&gt;[.A391];[.C392]&lt;&gt;[.C3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BESADA PEREIRA, ROCÍO</text:p>
          </table:table-cell>
          <table:table-cell office:value-type="string" calcext:value-type="string">
            <text:p>01/04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3]&lt;&gt;[.A392];[.C393]&lt;&gt;[.C3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CAMAÑO RIAL, M. LOURDES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4]&lt;&gt;[.A393];[.C394]&lt;&gt;[.C3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MON VÁZQUEZ, MARTA</text:p>
          </table:table-cell>
          <table:table-cell office:value-type="string" calcext:value-type="string">
            <text:p>23/10/2014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5]&lt;&gt;[.A394];[.C395]&lt;&gt;[.C3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VILLANUEVA TORRES, ENCARNACIÓN</text:p>
          </table:table-cell>
          <table:table-cell office:value-type="string" calcext:value-type="string">
            <text:p>23/03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6]&lt;&gt;[.A395];[.C396]&lt;&gt;[.C3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PINTOS COUTO, M. TERES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7]&lt;&gt;[.A396];[.C397]&lt;&gt;[.C3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GARABATOS CUADRADO, JOSE ANTONI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8]&lt;&gt;[.A397];[.C398]&lt;&gt;[.C3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CASALDERREY LÓPEZ, MART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399]&lt;&gt;[.A398];[.C399]&lt;&gt;[.C3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HERNÁNDEZ CRESPO, DÁMAS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0]&lt;&gt;[.A399];[.C400]&lt;&gt;[.C3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HERNÁNDEZ LOSADA, MERCED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1]&lt;&gt;[.A400];[.C401]&lt;&gt;[.C4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ALBÓS GONZÁLEZ, M. CRISTIN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2]&lt;&gt;[.A401];[.C402]&lt;&gt;[.C4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LINARES OTERO, Mª CLAR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3]&lt;&gt;[.A402];[.C403]&lt;&gt;[.C4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DOVAL GONZÁLEZ, SUSAN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4]&lt;&gt;[.A403];[.C404]&lt;&gt;[.C4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PRIMO ÁLVAREZ VANESA</text:p>
          </table:table-cell>
          <table:table-cell office:value-type="string" calcext:value-type="string">
            <text:p>02/12/2013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5]&lt;&gt;[.A404];[.C405]&lt;&gt;[.C4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LÓPEZ LÓPEZ, MILAGRO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6]&lt;&gt;[.A405];[.C406]&lt;&gt;[.C4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ÓPEZ REGUEIRO, ALICI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7]&lt;&gt;[.A406];[.C407]&lt;&gt;[.C4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CARRERA LÓPEZ ALEJANDRO</text:p>
          </table:table-cell>
          <table:table-cell office:value-type="string" calcext:value-type="string">
            <text:p>28/10/2015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8]&lt;&gt;[.A407];[.C408]&lt;&gt;[.C4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MAGGI DÍAZ, STEFAN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09]&lt;&gt;[.A408];[.C409]&lt;&gt;[.C4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DIEGUEZ MACHADO, MARÍA JESÚ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0]&lt;&gt;[.A409];[.C410]&lt;&gt;[.C4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MARTÍNEZ MARTÍNEZ, MAR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1]&lt;&gt;[.A410];[.C411]&lt;&gt;[.C4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MIRANDA QUINTAS, LISARDO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2]&lt;&gt;[.A411];[.C412]&lt;&gt;[.C4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CASTIÑEIRA FERNANDEZ, CRIST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3]&lt;&gt;[.A412];[.C413]&lt;&gt;[.C4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DE LA CRUZ CASALDERREY, MARÍA CRIST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4]&lt;&gt;[.A413];[.C414]&lt;&gt;[.C4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PAZ GONZÁLEZ, JUAN CARLOS</text:p>
          </table:table-cell>
          <table:table-cell office:value-type="string" calcext:value-type="string">
            <text:p>23/10/2014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5]&lt;&gt;[.A414];[.C415]&lt;&gt;[.C4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MEDINA MÉNDEZ DANIEL</text:p>
          </table:table-cell>
          <table:table-cell office:value-type="string" calcext:value-type="string">
            <text:p>02/12/2013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6]&lt;&gt;[.A415];[.C416]&lt;&gt;[.C4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MOURELLE MOSQUERA, Mª LOURD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7]&lt;&gt;[.A416];[.C417]&lt;&gt;[.C4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MUÑÓZ AGIÚS, SONSOL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8]&lt;&gt;[.A417];[.C418]&lt;&gt;[.C4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LORENZO PARIS, LUIS ALBERTO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19]&lt;&gt;[.A418];[.C419]&lt;&gt;[.C4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string" calcext:value-type="string">
            <text:p>PAVÓN MAURIZ, CRISTI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0]&lt;&gt;[.A419];[.C420]&lt;&gt;[.C4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DAVILA LOPEZ, MARÍ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1]&lt;&gt;[.A420];[.C421]&lt;&gt;[.C4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DAVILA RODRÍGUEZ, ANA MARIA</text:p>
          </table:table-cell>
          <table:table-cell office:value-type="string" calcext:value-type="string">
            <text:p>15/09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2]&lt;&gt;[.A421];[.C422]&lt;&gt;[.C4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POSE RECAREY, MERCED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3]&lt;&gt;[.A422];[.C423]&lt;&gt;[.C4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POZO GARCÍA, PALOMA BEATRIZ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4]&lt;&gt;[.A423];[.C424]&lt;&gt;[.C4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PUGA MARTÍNEZ, MANUEL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5]&lt;&gt;[.A424];[.C425]&lt;&gt;[.C4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REY ARUFE, ÁNGEL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6]&lt;&gt;[.A425];[.C426]&lt;&gt;[.C4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RIAL FERNÁNDEZ, RAMÓ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7]&lt;&gt;[.A426];[.C427]&lt;&gt;[.C4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ROMERO VILA, ROSA MARI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8]&lt;&gt;[.A427];[.C428]&lt;&gt;[.C4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CARPINTERO CARRERA M. LUZ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29]&lt;&gt;[.A428];[.C429]&lt;&gt;[.C4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ROZADOS FERNÁNDEZ, DOLOR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0]&lt;&gt;[.A429];[.C430]&lt;&gt;[.C4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RÚA ÁLVAREZ, ANA MARÍ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1]&lt;&gt;[.A430];[.C431]&lt;&gt;[.C4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SAMPEDRO ÁLVAREZ, FLOR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2]&lt;&gt;[.A431];[.C432]&lt;&gt;[.C4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OVELLEIRO SOMOZA, JOSÉ LUIS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3]&lt;&gt;[.A432];[.C433]&lt;&gt;[.C4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SERODIO FERNÁNDEZ, EMILI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4]&lt;&gt;[.A433];[.C434]&lt;&gt;[.C4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SÍAS TRILLO, MERCED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5]&lt;&gt;[.A434];[.C435]&lt;&gt;[.C4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OBRAL CRESPO, AGUSTÍ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6]&lt;&gt;[.A435];[.C436]&lt;&gt;[.C4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GUDE PÉREZ, CARLOS MANUEL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7]&lt;&gt;[.A436];[.C437]&lt;&gt;[.C4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TORRES ESTARQUE, ISABEL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8]&lt;&gt;[.A437];[.C438]&lt;&gt;[.C4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VÁZQUEZ SERANTES, LULY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39]&lt;&gt;[.A438];[.C439]&lt;&gt;[.C4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COSTAS DAVILA, JOSÉ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0]&lt;&gt;[.A439];[.C440]&lt;&gt;[.C4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VEIRAS BELLO, ESTHER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1]&lt;&gt;[.A440];[.C441]&lt;&gt;[.C4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VIEITEZ CASTRO, A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2]&lt;&gt;[.A441];[.C442]&lt;&gt;[.C4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RODRÍGUEZ VICENTE, DAVID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3]&lt;&gt;[.A442];[.C443]&lt;&gt;[.C4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ZÁRATE DONAYO, Mª DEL CARME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4]&lt;&gt;[.A443];[.C444]&lt;&gt;[.C4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ARIAS MIÑO, M DE LOS ANGELE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5]&lt;&gt;[.A444];[.C445]&lt;&gt;[.C4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SANTOMÉ MARTÍNEZ, M. BEGOÑA</text:p>
          </table:table-cell>
          <table:table-cell office:value-type="string" calcext:value-type="string">
            <text:p>02/12/2013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6]&lt;&gt;[.A445];[.C446]&lt;&gt;[.C4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LAGO GARCÍA, JOSE LUI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7]&lt;&gt;[.A446];[.C447]&lt;&gt;[.C4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OTERO LAMAS, M. DEL CARMEN</text:p>
          </table:table-cell>
          <table:table-cell office:value-type="string" calcext:value-type="string">
            <text:p>23/10/2014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8]&lt;&gt;[.A447];[.C448]&lt;&gt;[.C4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GONZÁLEZ PARDO, PATRICIA</text:p>
          </table:table-cell>
          <table:table-cell office:value-type="string" calcext:value-type="string">
            <text:p>23/10/2014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49]&lt;&gt;[.A448];[.C449]&lt;&gt;[.C4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FERNÁNDEZ RODRÍGUEZ, LUIS J.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0]&lt;&gt;[.A449];[.C450]&lt;&gt;[.C4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GONZALEZ IGLESIAS ANA ROS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1]&lt;&gt;[.A450];[.C451]&lt;&gt;[.C4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MARIÑO BAAMONDE ALBERTO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2]&lt;&gt;[.A451];[.C452]&lt;&gt;[.C4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MAURIZ DIGON AN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3]&lt;&gt;[.A452];[.C453]&lt;&gt;[.C4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FERRAL GIL, ÁNGELA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4]&lt;&gt;[.A453];[.C454]&lt;&gt;[.C4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GARCÍA RODRÍGUEZ, SANCHO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5]&lt;&gt;[.A454];[.C455]&lt;&gt;[.C4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LAGO LUZ</text:p>
          </table:table-cell>
          <table:table-cell office:value-type="string" calcext:value-type="string">
            <text:p>17/12/2014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6]&lt;&gt;[.A455];[.C456]&lt;&gt;[.C4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MARTÍNEZ NIETO, M.ARÁNZAZU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7]&lt;&gt;[.A456];[.C457]&lt;&gt;[.C4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PÉREZ GONZÁLEZ, JUAN CARLOS</text:p>
          </table:table-cell>
          <table:table-cell office:value-type="string" calcext:value-type="string">
            <text:p>26/09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8]&lt;&gt;[.A457];[.C458]&lt;&gt;[.C4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PÉREZ, LUISA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59]&lt;&gt;[.A458];[.C459]&lt;&gt;[.C4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PÉREZ PEDRO, JOSÉ AVELINO</text:p>
          </table:table-cell>
          <table:table-cell office:value-type="string" calcext:value-type="string">
            <text:p>07/04/2015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0]&lt;&gt;[.A459];[.C460]&lt;&gt;[.C4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PREGIGUEIRO GÓMEZ M CONCEPCIÓN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1]&lt;&gt;[.A460];[.C461]&lt;&gt;[.C4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LOIS GONZÁLEZ, MARÍA DOLORES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2]&lt;&gt;[.A461];[.C462]&lt;&gt;[.C4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RIVERA ROMERO MARÍA ROS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3]&lt;&gt;[.A462];[.C463]&lt;&gt;[.C4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POSE MATA, ENGRACIA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4]&lt;&gt;[.A463];[.C464]&lt;&gt;[.C4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VILÁN CRESPO, LUIS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5]&lt;&gt;[.A464];[.C465]&lt;&gt;[.C4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Louzao Liste, Pau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66]&lt;&gt;[.A465];[.C466]&lt;&gt;[.C4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Vilas Villar, Christian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67]&lt;&gt;[.A466];[.C467]&lt;&gt;[.C4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/>
          <table:table-cell office:value-type="string" calcext:value-type="string">
            <text:p>Sánchez Lago, Montserr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68]&lt;&gt;[.A467];[.C468]&lt;&gt;[.C4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VAZQUEZ <text:s/>RODRIGUEZ, AMELI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469]&lt;&gt;[.A468];[.C469]&lt;&gt;[.C4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Álvarez González, Daniel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1 CSIFC01-ADSIINRE-A</text:p>
          </table:table-cell>
          <table:table-cell office:value-type="string" calcext:value-type="string">
            <text:p>*</text:p>
          </table:table-cell>
          <table:table-cell table:formula="of:=IF(OR([.A470]&lt;&gt;[.A469];[.C470]&lt;&gt;[.C4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Eiroa Casás, Eva</text:p>
          </table:table-cell>
          <table:table-cell office:value-type="string" calcext:value-type="string">
            <text:p>13/10/2014</text:p>
          </table:table-cell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471]&lt;&gt;[.A470];[.C471]&lt;&gt;[.C4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Vidal Moure, Natalia</text:p>
          </table:table-cell>
          <table:table-cell table:style-name="ce33" office:value-type="string" calcext:value-type="string">
            <text:p>13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2]&lt;&gt;[.A471];[.C472]&lt;&gt;[.C4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Fernández Pousa, José Antonio</text:p>
          </table:table-cell>
          <table:table-cell table:style-name="ce33" office:value-type="string" calcext:value-type="string">
            <text:p>18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3]&lt;&gt;[.A472];[.C473]&lt;&gt;[.C4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Ferrín Sánchez, Atala</text:p>
          </table:table-cell>
          <table:table-cell table:style-name="ce33" office:value-type="string" calcext:value-type="string">
            <text:p>30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4]&lt;&gt;[.A473];[.C474]&lt;&gt;[.C4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/>
          <table:table-cell office:value-type="string" calcext:value-type="string">
            <text:p>Lorenzo Ituralde, María Yolanda</text:p>
          </table:table-cell>
          <table:table-cell table:style-name="ce33" office:value-type="string" calcext:value-type="string">
            <text:p>09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5]&lt;&gt;[.A474];[.C475]&lt;&gt;[.C4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Liñares Faro, Antía</text:p>
          </table:table-cell>
          <table:table-cell table:style-name="ce33" office:value-type="string" calcext:value-type="string">
            <text:p>10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6]&lt;&gt;[.A475];[.C476]&lt;&gt;[.C4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Maestú Martínez, Guadalupe</text:p>
          </table:table-cell>
          <table:table-cell table:style-name="ce33" office:value-type="string" calcext:value-type="string">
            <text:p>13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7]&lt;&gt;[.A476];[.C477]&lt;&gt;[.C4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autela Dafonte, Diego</text:p>
          </table:table-cell>
          <table:table-cell table:style-name="ce33" office:value-type="string" calcext:value-type="string">
            <text:p>15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78]&lt;&gt;[.A477];[.C478]&lt;&gt;[.C4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González Estévez, Arón</text:p>
          </table:table-cell>
          <table:table-cell/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479]&lt;&gt;[.A478];[.C479]&lt;&gt;[.C4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/>
          <table:table-cell office:value-type="string" calcext:value-type="string">
            <text:p>Alonso Sánchez,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0]&lt;&gt;[.A479];[.C480]&lt;&gt;[.C4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Bóveda Álvarez, Gorka</text:p>
          </table:table-cell>
          <table:table-cell table:style-name="ce33" office:value-type="string" calcext:value-type="string">
            <text:p>1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1]&lt;&gt;[.A480];[.C481]&lt;&gt;[.C4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Lorenzo Varela, Francisco</text:p>
          </table:table-cell>
          <table:table-cell table:style-name="ce33" office:value-type="string" calcext:value-type="string">
            <text:p>17/10/14</text:p>
          </table:table-cell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482]&lt;&gt;[.A481];[.C482]&lt;&gt;[.C4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Rubio Puga, Maria Lourdes</text:p>
          </table:table-cell>
          <table:table-cell office:value-type="string" calcext:value-type="string">
            <text:p>17/10/2014</text:p>
          </table:table-cell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483]&lt;&gt;[.A482];[.C483]&lt;&gt;[.C4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Martínez González, Rubén</text:p>
          </table:table-cell>
          <table:table-cell table:style-name="ce33" office:value-type="string" calcext:value-type="string">
            <text:p>21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4]&lt;&gt;[.A483];[.C484]&lt;&gt;[.C4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Domínguez Cantos, Concepción</text:p>
          </table:table-cell>
          <table:table-cell table:style-name="ce33" office:value-type="string" calcext:value-type="string">
            <text:p>29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5]&lt;&gt;[.A484];[.C485]&lt;&gt;[.C4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Gutierrez Domínguez, Yaiza</text:p>
          </table:table-cell>
          <table:table-cell table:style-name="ce33" office:value-type="string" calcext:value-type="string">
            <text:p>23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6]&lt;&gt;[.A485];[.C486]&lt;&gt;[.C4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Fernández Tesouro, Jonathan</text:p>
          </table:table-cell>
          <table:table-cell table:style-name="ce33" office:value-type="string" calcext:value-type="string">
            <text:p>24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7]&lt;&gt;[.A486];[.C487]&lt;&gt;[.C4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Rodríguez Pérez, Estefanía</text:p>
          </table:table-cell>
          <table:table-cell table:style-name="ce33" office:value-type="string" calcext:value-type="string">
            <text:p>24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8]&lt;&gt;[.A487];[.C488]&lt;&gt;[.C4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/>
          <table:table-cell office:value-type="string" calcext:value-type="string">
            <text:p>Giraldez Abalde, Beatriz</text:p>
          </table:table-cell>
          <table:table-cell table:style-name="ce33" office:value-type="string" calcext:value-type="string">
            <text:p>2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89]&lt;&gt;[.A488];[.C489]&lt;&gt;[.C4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Gómez Fernández, Sheila</text:p>
          </table:table-cell>
          <table:table-cell table:style-name="ce33" office:value-type="string" calcext:value-type="string">
            <text:p>2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0]&lt;&gt;[.A489];[.C490]&lt;&gt;[.C4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De Sousa Gil, Raquel</text:p>
          </table:table-cell>
          <table:table-cell table:style-name="ce33" office:value-type="string" calcext:value-type="string">
            <text:p>2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1]&lt;&gt;[.A490];[.C491]&lt;&gt;[.C4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Rial Otero, Andrea</text:p>
          </table:table-cell>
          <table:table-cell table:style-name="ce33" office:value-type="string" calcext:value-type="string">
            <text:p>2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2]&lt;&gt;[.A491];[.C492]&lt;&gt;[.C4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Piñeiro Costas, Lucía</text:p>
          </table:table-cell>
          <table:table-cell table:style-name="ce33" office:value-type="string" calcext:value-type="string">
            <text:p>27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3]&lt;&gt;[.A492];[.C493]&lt;&gt;[.C4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Lorenzo Varela, Francisco</text:p>
          </table:table-cell>
          <table:table-cell table:style-name="ce33" office:value-type="string" calcext:value-type="string">
            <text:p>28/10/14</text:p>
          </table:table-cell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494]&lt;&gt;[.A493];[.C494]&lt;&gt;[.C4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Rocha Acostas, Manuel</text:p>
          </table:table-cell>
          <table:table-cell table:style-name="ce33" office:value-type="string" calcext:value-type="string">
            <text:p>30/10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5]&lt;&gt;[.A494];[.C495]&lt;&gt;[.C4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/>
          <table:table-cell office:value-type="string" calcext:value-type="string">
            <text:p>Docampo Enriquez, Patricia</text:p>
          </table:table-cell>
          <table:table-cell table:style-name="ce33" office:value-type="string" calcext:value-type="string">
            <text:p>0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6]&lt;&gt;[.A495];[.C496]&lt;&gt;[.C4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Araújo Carballo, Estefanía</text:p>
          </table:table-cell>
          <table:table-cell table:style-name="ce33" office:value-type="string" calcext:value-type="string">
            <text:p>0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7]&lt;&gt;[.A496];[.C497]&lt;&gt;[.C4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Fonseca Gomes, Lorena</text:p>
          </table:table-cell>
          <table:table-cell office:value-type="string" calcext:value-type="string">
            <text:p>05/11/2014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498]&lt;&gt;[.A497];[.C498]&lt;&gt;[.C4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Maestú Martínez, Guadalupe</text:p>
          </table:table-cell>
          <table:table-cell table:style-name="ce33" office:value-type="string" calcext:value-type="string">
            <text:p>0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499]&lt;&gt;[.A498];[.C499]&lt;&gt;[.C4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Caride Rocha, Laur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0]&lt;&gt;[.A499];[.C500]&lt;&gt;[.C4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Domínguez Vilariño, M.Soledad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1]&lt;&gt;[.A500];[.C501]&lt;&gt;[.C5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Álvarez Álvarez, Paul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2]&lt;&gt;[.A501];[.C502]&lt;&gt;[.C5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Arambula Peña, Dennys Viviana</text:p>
          </table:table-cell>
          <table:table-cell office:value-type="string" calcext:value-type="string">
            <text:p>07/11/2014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503]&lt;&gt;[.A502];[.C503]&lt;&gt;[.C5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Cabral Fernández, Tani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4]&lt;&gt;[.A503];[.C504]&lt;&gt;[.C5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omesaña Costas, Letici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5]&lt;&gt;[.A504];[.C505]&lt;&gt;[.C5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Martinez Pino, Saray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6]&lt;&gt;[.A505];[.C506]&lt;&gt;[.C5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Mosteiro Porteiro, Andre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7]&lt;&gt;[.A506];[.C507]&lt;&gt;[.C5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/>
          <table:table-cell office:value-type="string" calcext:value-type="string">
            <text:p>Nuncira Mayorga, Yoksi Milen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8]&lt;&gt;[.A507];[.C508]&lt;&gt;[.C5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Bernal Marin, Elizabeth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09]&lt;&gt;[.A508];[.C509]&lt;&gt;[.C5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Otero Hermo, Paul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0]&lt;&gt;[.A509];[.C510]&lt;&gt;[.C5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Santos Iglesias, Estela</text:p>
          </table:table-cell>
          <table:table-cell office:value-type="string" calcext:value-type="string">
            <text:p>07/11/2014</text:p>
          </table:table-cell>
          <table:table-cell office:value-type="string" calcext:value-type="string">
            <text:p>2 CSIMP01-ESINBE-A</text:p>
          </table:table-cell>
          <table:table-cell office:value-type="string" calcext:value-type="string">
            <text:p>*</text:p>
          </table:table-cell>
          <table:table-cell table:formula="of:=IF(OR([.A511]&lt;&gt;[.A510];[.C511]&lt;&gt;[.C5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Sousa Gómez, María Soraya</text:p>
          </table:table-cell>
          <table:table-cell table:style-name="ce33" office:value-type="string" calcext:value-type="string">
            <text:p>0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2]&lt;&gt;[.A511];[.C512]&lt;&gt;[.C5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Blanco Coya, Soray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3]&lt;&gt;[.A512];[.C513]&lt;&gt;[.C5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Alonso Abreu, Mael</text:p>
          </table:table-cell>
          <table:table-cell table:style-name="ce33" office:value-type="string" calcext:value-type="string">
            <text:p>12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4]&lt;&gt;[.A513];[.C514]&lt;&gt;[.C5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Blanco Nogueira, Ver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5]&lt;&gt;[.A514];[.C515]&lt;&gt;[.C5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Lois Mesías, Alejandro</text:p>
          </table:table-cell>
          <table:table-cell table:style-name="ce33" office:value-type="string" calcext:value-type="string">
            <text:p>12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6]&lt;&gt;[.A515];[.C516]&lt;&gt;[.C5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/>
          <table:table-cell office:value-type="string" calcext:value-type="string">
            <text:p>Monteagudo Román, Raquel</text:p>
          </table:table-cell>
          <table:table-cell table:style-name="ce33" office:value-type="string" calcext:value-type="string">
            <text:p>13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7]&lt;&gt;[.A516];[.C517]&lt;&gt;[.C5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Iloaei, Andreea</text:p>
          </table:table-cell>
          <table:table-cell/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518]&lt;&gt;[.A517];[.C518]&lt;&gt;[.C5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Misa Valverde, M Isabel</text:p>
          </table:table-cell>
          <table:table-cell table:style-name="ce33" office:value-type="string" calcext:value-type="string">
            <text:p>09/12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19]&lt;&gt;[.A518];[.C519]&lt;&gt;[.C5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anella Spada, C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0]&lt;&gt;[.A519];[.C520]&lt;&gt;[.C5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Fernádez Fernández, Joana</text:p>
          </table:table-cell>
          <table:table-cell table:style-name="ce33" office:value-type="string" calcext:value-type="string">
            <text:p>1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1]&lt;&gt;[.A520];[.C521]&lt;&gt;[.C5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Linguraru Vasile, Gemil</text:p>
          </table:table-cell>
          <table:table-cell table:style-name="ce33" office:value-type="string" calcext:value-type="string">
            <text:p>17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2]&lt;&gt;[.A521];[.C522]&lt;&gt;[.C5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astro Amandio, Javier</text:p>
          </table:table-cell>
          <table:table-cell table:style-name="ce33" office:value-type="string" calcext:value-type="string">
            <text:p>18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3]&lt;&gt;[.A522];[.C523]&lt;&gt;[.C5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Alonso Sayar, Daniel</text:p>
          </table:table-cell>
          <table:table-cell table:style-name="ce33" office:value-type="string" calcext:value-type="string">
            <text:p>18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4]&lt;&gt;[.A523];[.C524]&lt;&gt;[.C5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al Baños, Javier</text:p>
          </table:table-cell>
          <table:table-cell table:style-name="ce33" office:value-type="string" calcext:value-type="string">
            <text:p>20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5]&lt;&gt;[.A524];[.C525]&lt;&gt;[.C5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RREIRA COUÑAGO, MÓNIC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526]&lt;&gt;[.A525];[.C526]&lt;&gt;[.C5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Tizón Domínguez, Sergio</text:p>
          </table:table-cell>
          <table:table-cell table:style-name="ce33" office:value-type="string" calcext:value-type="string">
            <text:p>20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7]&lt;&gt;[.A526];[.C527]&lt;&gt;[.C5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Banica, Cosmín Geanini</text:p>
          </table:table-cell>
          <table:table-cell table:style-name="ce33" office:value-type="string" calcext:value-type="string">
            <text:p>20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8]&lt;&gt;[.A527];[.C528]&lt;&gt;[.C5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arrera Romero, Yazmi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29]&lt;&gt;[.A528];[.C529]&lt;&gt;[.C5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Guante Mota, Ángel Mario</text:p>
          </table:table-cell>
          <table:table-cell table:style-name="ce33" office:value-type="string" calcext:value-type="string">
            <text:p>21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0]&lt;&gt;[.A529];[.C530]&lt;&gt;[.C5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asal Fernández, Ele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1]&lt;&gt;[.A530];[.C531]&lt;&gt;[.C5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Pineda Suárez, Wlliam D.</text:p>
          </table:table-cell>
          <table:table-cell table:style-name="ce33" office:value-type="string" calcext:value-type="string">
            <text:p>21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2]&lt;&gt;[.A531];[.C532]&lt;&gt;[.C5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astro Estévez,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3]&lt;&gt;[.A532];[.C533]&lt;&gt;[.C5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Dios Estévez, Carla Beatriz</text:p>
          </table:table-cell>
          <table:table-cell table:style-name="ce33" office:value-type="string" calcext:value-type="string">
            <text:p>24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4]&lt;&gt;[.A533];[.C534]&lt;&gt;[.C5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Prado Álvarez, Magdalena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(A)-ZSIMP01-ESINBE-B</text:p>
          </table:table-cell>
          <table:table-cell office:value-type="string" calcext:value-type="string">
            <text:p>*</text:p>
          </table:table-cell>
          <table:table-cell table:formula="of:=IF(OR([.A535]&lt;&gt;[.A534];[.C535]&lt;&gt;[.C5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Prado Álvarez, María Magdalena</text:p>
          </table:table-cell>
          <table:table-cell office:value-type="string" calcext:value-type="string">
            <text:p>20/11/2014</text:p>
          </table:table-cell>
          <table:table-cell office:value-type="string" calcext:value-type="string">
            <text:p>(A)-ZSIMP01-ESINBE-B</text:p>
          </table:table-cell>
          <table:table-cell office:value-type="string" calcext:value-type="string">
            <text:p>*</text:p>
          </table:table-cell>
          <table:table-cell table:formula="of:=IF(OR([.A536]&lt;&gt;[.A535];[.C536]&lt;&gt;[.C5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Fernández Fernández, Jennifer</text:p>
          </table:table-cell>
          <table:table-cell table:style-name="ce33" office:value-type="string" calcext:value-type="string">
            <text:p>2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7]&lt;&gt;[.A536];[.C537]&lt;&gt;[.C5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García Carrera, Ana Claudia</text:p>
          </table:table-cell>
          <table:table-cell table:style-name="ce33" office:value-type="string" calcext:value-type="string">
            <text:p>2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8]&lt;&gt;[.A537];[.C538]&lt;&gt;[.C5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Agras Garrido, Xabier</text:p>
          </table:table-cell>
          <table:table-cell table:style-name="ce33" office:value-type="string" calcext:value-type="string">
            <text:p>25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39]&lt;&gt;[.A538];[.C539]&lt;&gt;[.C5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erviño Táboas, Inmaculad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0]&lt;&gt;[.A539];[.C540]&lt;&gt;[.C5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Lorenzo Malvar, Guadalupe</text:p>
          </table:table-cell>
          <table:table-cell table:style-name="ce33" office:value-type="string" calcext:value-type="string">
            <text:p>26/11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1]&lt;&gt;[.A540];[.C541]&lt;&gt;[.C5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González Rodríguez, Yoland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2]&lt;&gt;[.A541];[.C542]&lt;&gt;[.C5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Santos Estévez, Alejandro</text:p>
          </table:table-cell>
          <table:table-cell table:style-name="ce33" office:value-type="string" calcext:value-type="string">
            <text:p>16/1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3]&lt;&gt;[.A542];[.C543]&lt;&gt;[.C5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onde Cabaleiro, Brai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4]&lt;&gt;[.A543];[.C544]&lt;&gt;[.C5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Dacosta Villar, Victor</text:p>
          </table:table-cell>
          <table:table-cell table:style-name="ce33" office:value-type="string" calcext:value-type="string">
            <text:p>16/1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5]&lt;&gt;[.A544];[.C545]&lt;&gt;[.C5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Cordeiro Martínez, Eb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6]&lt;&gt;[.A545];[.C546]&lt;&gt;[.C5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Couñago Iglesias, L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7]&lt;&gt;[.A546];[.C547]&lt;&gt;[.C5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Davila Dasilva, Noe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8]&lt;&gt;[.A547];[.C548]&lt;&gt;[.C5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Deaño Vilas, Olay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49]&lt;&gt;[.A548];[.C549]&lt;&gt;[.C5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Debén Domínguez, Lau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0]&lt;&gt;[.A549];[.C550]&lt;&gt;[.C5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Diego Blanco, Pabl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1]&lt;&gt;[.A550];[.C551]&lt;&gt;[.C5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Dominguez Barciela, Jesu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2]&lt;&gt;[.A551];[.C552]&lt;&gt;[.C5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Domínguez Pérez, María Isab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3]&lt;&gt;[.A552];[.C553]&lt;&gt;[.C5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/>
          <table:table-cell office:value-type="string" calcext:value-type="string">
            <text:p>Estor Riveiro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4]&lt;&gt;[.A553];[.C554]&lt;&gt;[.C5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Feijoo Amoedo, Noe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5]&lt;&gt;[.A554];[.C555]&lt;&gt;[.C5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Ferrero Cassidy, Brend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6]&lt;&gt;[.A555];[.C556]&lt;&gt;[.C5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Garcia Alarcon, Lui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7]&lt;&gt;[.A556];[.C557]&lt;&gt;[.C5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Gayo Abal, Ana Bel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8]&lt;&gt;[.A557];[.C558]&lt;&gt;[.C5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Giráldez Otero, María del Carme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59]&lt;&gt;[.A558];[.C559]&lt;&gt;[.C5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González Núñez, Fernand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0]&lt;&gt;[.A559];[.C560]&lt;&gt;[.C5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Greenham Bastos, Matthew Jord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1]&lt;&gt;[.A560];[.C561]&lt;&gt;[.C5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Rodríguez Veiras, Judith</text:p>
          </table:table-cell>
          <table:table-cell table:style-name="ce33" office:value-type="string" calcext:value-type="string">
            <text:p>06/10/1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2]&lt;&gt;[.A561];[.C562]&lt;&gt;[.C5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Jorge Guille, Rosa 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3]&lt;&gt;[.A562];[.C563]&lt;&gt;[.C5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Ledo Novoa, Dan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4]&lt;&gt;[.A563];[.C564]&lt;&gt;[.C5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Martin Toribio, Ne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5]&lt;&gt;[.A564];[.C565]&lt;&gt;[.C5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Martinez Costas, Ant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6]&lt;&gt;[.A565];[.C566]&lt;&gt;[.C5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Méndez González, Áng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7]&lt;&gt;[.A566];[.C567]&lt;&gt;[.C5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Méndez Riveiro, Daniel Mig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8]&lt;&gt;[.A567];[.C568]&lt;&gt;[.C5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/>
          <table:table-cell office:value-type="string" calcext:value-type="string">
            <text:p>Montero Alvarez, Georgi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69]&lt;&gt;[.A568];[.C569]&lt;&gt;[.C5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/>
          <table:table-cell office:value-type="string" calcext:value-type="string">
            <text:p>Montero Piñeiro, Dan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0]&lt;&gt;[.A569];[.C570]&lt;&gt;[.C5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Moreira Álvarez, Ana Pau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1]&lt;&gt;[.A570];[.C571]&lt;&gt;[.C5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Pereira Fernández, Tan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2]&lt;&gt;[.A571];[.C572]&lt;&gt;[.C5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/>
          <table:table-cell office:value-type="string" calcext:value-type="string">
            <text:p>Perez Castro, Om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3]&lt;&gt;[.A572];[.C573]&lt;&gt;[.C5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/>
          <table:table-cell office:value-type="string" calcext:value-type="string">
            <text:p>Pérez Castro, Estefan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4]&lt;&gt;[.A573];[.C574]&lt;&gt;[.C5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Pérez Comesaña, Judi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5]&lt;&gt;[.A574];[.C575]&lt;&gt;[.C5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/>
          <table:table-cell office:value-type="string" calcext:value-type="string">
            <text:p>Pérez Comesaña, Ver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6]&lt;&gt;[.A575];[.C576]&lt;&gt;[.C5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/>
          <table:table-cell office:value-type="string" calcext:value-type="string">
            <text:p>Pérez Hernández, Olaf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7]&lt;&gt;[.A576];[.C577]&lt;&gt;[.C5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/>
          <table:table-cell office:value-type="string" calcext:value-type="string">
            <text:p>Pérez Lis, Nata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78]&lt;&gt;[.A577];[.C578]&lt;&gt;[.C5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Pérez Lomba, Diego</text:p>
          </table:table-cell>
          <table:table-cell/>
          <table:table-cell office:value-type="string" calcext:value-type="string">
            <text:p>(A)-ZSIMP01-ESINBE-B</text:p>
          </table:table-cell>
          <table:table-cell office:value-type="string" calcext:value-type="string">
            <text:p>*</text:p>
          </table:table-cell>
          <table:table-cell table:formula="of:=IF(OR([.A579]&lt;&gt;[.A578];[.C579]&lt;&gt;[.C5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Pérez Martínez, Davi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0]&lt;&gt;[.A579];[.C580]&lt;&gt;[.C5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Pérez Moreira, Antoni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1]&lt;&gt;[.A580];[.C581]&lt;&gt;[.C5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/>
          <table:table-cell office:value-type="string" calcext:value-type="string">
            <text:p>Pérez Murteira, Ángel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2]&lt;&gt;[.A581];[.C582]&lt;&gt;[.C5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/>
          <table:table-cell office:value-type="string" calcext:value-type="string">
            <text:p>Pérez Pena, Vanes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3]&lt;&gt;[.A582];[.C583]&lt;&gt;[.C5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Pintos Rivas, Silvana Mª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4]&lt;&gt;[.A583];[.C584]&lt;&gt;[.C5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Piñeiro González, José Albert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5]&lt;&gt;[.A584];[.C585]&lt;&gt;[.C5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Pombo Mallo, María Margarit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6]&lt;&gt;[.A585];[.C586]&lt;&gt;[.C5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Portela Santos, Xia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7]&lt;&gt;[.A586];[.C587]&lt;&gt;[.C5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Pousada Otero,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8]&lt;&gt;[.A587];[.C588]&lt;&gt;[.C5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Prado Cisneros, Luis Darwi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89]&lt;&gt;[.A588];[.C589]&lt;&gt;[.C5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Puertas Díaz, Ver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0]&lt;&gt;[.A589];[.C590]&lt;&gt;[.C5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Quiroga Rodríguez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1]&lt;&gt;[.A590];[.C591]&lt;&gt;[.C5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Rajoy, Ludmila Soleda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2]&lt;&gt;[.A591];[.C592]&lt;&gt;[.C5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Refojos Abalde, Abraha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3]&lt;&gt;[.A592];[.C593]&lt;&gt;[.C5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Reyes Bugarín, Isma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4]&lt;&gt;[.A593];[.C594]&lt;&gt;[.C5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/>
          <table:table-cell office:value-type="string" calcext:value-type="string">
            <text:p>Rial Otero, And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5]&lt;&gt;[.A594];[.C595]&lt;&gt;[.C5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/>
          <table:table-cell office:value-type="string" calcext:value-type="string">
            <text:p>Rial Vila, María Teres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6]&lt;&gt;[.A595];[.C596]&lt;&gt;[.C5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Rivas Míguez, Miri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7]&lt;&gt;[.A596];[.C597]&lt;&gt;[.C5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Rivero Costa, Gastón Francisc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8]&lt;&gt;[.A597];[.C598]&lt;&gt;[.C5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/>
          <table:table-cell office:value-type="string" calcext:value-type="string">
            <text:p>Rodriguez Alonso, Mig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599]&lt;&gt;[.A598];[.C599]&lt;&gt;[.C5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/>
          <table:table-cell office:value-type="string" calcext:value-type="string">
            <text:p>Rodriguez Machado, Jennif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0]&lt;&gt;[.A599];[.C600]&lt;&gt;[.C5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/>
          <table:table-cell office:value-type="string" calcext:value-type="string">
            <text:p>Rodriguez Parra, Lore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1]&lt;&gt;[.A600];[.C601]&lt;&gt;[.C6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/>
          <table:table-cell office:value-type="string" calcext:value-type="string">
            <text:p>Rodríguez Domínguez, Sand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2]&lt;&gt;[.A601];[.C602]&lt;&gt;[.C6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Rodríguez Fernández, Jonathan Efr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3]&lt;&gt;[.A602];[.C603]&lt;&gt;[.C6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Rodríguez Fernández, Letic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4]&lt;&gt;[.A603];[.C604]&lt;&gt;[.C6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/>
          <table:table-cell office:value-type="string" calcext:value-type="string">
            <text:p>Rodríguez Garrido, Raq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5]&lt;&gt;[.A604];[.C605]&lt;&gt;[.C6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/>
          <table:table-cell office:value-type="string" calcext:value-type="string">
            <text:p>Rodríguez González, Jonatan Davi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6]&lt;&gt;[.A605];[.C606]&lt;&gt;[.C6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/>
          <table:table-cell office:value-type="string" calcext:value-type="string">
            <text:p>Rodríguez Meiriño, Rocí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7]&lt;&gt;[.A606];[.C607]&lt;&gt;[.C6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/>
          <table:table-cell office:value-type="string" calcext:value-type="string">
            <text:p>Rodríguez Méndez, Miri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8]&lt;&gt;[.A607];[.C608]&lt;&gt;[.C6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/>
          <table:table-cell office:value-type="string" calcext:value-type="string">
            <text:p>Rodríguez Moreira, Adri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09]&lt;&gt;[.A608];[.C609]&lt;&gt;[.C6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/>
          <table:table-cell office:value-type="string" calcext:value-type="string">
            <text:p>Rodríguez Soto, Tan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0]&lt;&gt;[.A609];[.C610]&lt;&gt;[.C6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Rodríguez Tárrago, Cecil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1]&lt;&gt;[.A610];[.C611]&lt;&gt;[.C6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Rueda Ibáñez, Antonio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2]&lt;&gt;[.A611];[.C612]&lt;&gt;[.C6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Saínza Argibay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3]&lt;&gt;[.A612];[.C613]&lt;&gt;[.C6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Salgado Pérez, Yés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4]&lt;&gt;[.A613];[.C614]&lt;&gt;[.C6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/>
          <table:table-cell office:value-type="string" calcext:value-type="string">
            <text:p>Salve Vicente, Viviana d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5]&lt;&gt;[.A614];[.C615]&lt;&gt;[.C6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Sánchez Becerro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6]&lt;&gt;[.A615];[.C616]&lt;&gt;[.C6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Sánchez Corbacho, Adri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7]&lt;&gt;[.A616];[.C617]&lt;&gt;[.C6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/>
          <table:table-cell office:value-type="string" calcext:value-type="string">
            <text:p>Sánchez Suárez,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8]&lt;&gt;[.A617];[.C618]&lt;&gt;[.C6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Sandoval Acuña, Dalia Vaness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19]&lt;&gt;[.A618];[.C619]&lt;&gt;[.C6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Sanjuas Arias, Montserra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0]&lt;&gt;[.A619];[.C620]&lt;&gt;[.C6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Sanjuás Fontán, Abraham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1]&lt;&gt;[.A620];[.C621]&lt;&gt;[.C6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Sanmartin Comesaña, Jonatha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2]&lt;&gt;[.A621];[.C622]&lt;&gt;[.C6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/>
          <table:table-cell office:value-type="string" calcext:value-type="string">
            <text:p>Santaclara Soliño, S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3]&lt;&gt;[.A622];[.C623]&lt;&gt;[.C6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Santos Lago, Manueo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4]&lt;&gt;[.A623];[.C624]&lt;&gt;[.C6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/>
          <table:table-cell office:value-type="string" calcext:value-type="string">
            <text:p>Sanz Domínguez, Noa E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5]&lt;&gt;[.A624];[.C625]&lt;&gt;[.C6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/>
          <table:table-cell office:value-type="string" calcext:value-type="string">
            <text:p>Senise-Rosales Dieste, Yesen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6]&lt;&gt;[.A625];[.C626]&lt;&gt;[.C6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/>
          <table:table-cell office:value-type="string" calcext:value-type="string">
            <text:p>Sesar Cabral, Veró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7]&lt;&gt;[.A626];[.C627]&lt;&gt;[.C6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Silva Calvo, Judi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8]&lt;&gt;[.A627];[.C628]&lt;&gt;[.C6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Silvera Martínez, Rodrigo Martí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29]&lt;&gt;[.A628];[.C629]&lt;&gt;[.C6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Solla Santos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0]&lt;&gt;[.A629];[.C630]&lt;&gt;[.C6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Sousa González, José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1]&lt;&gt;[.A630];[.C631]&lt;&gt;[.C6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/>
          <table:table-cell office:value-type="string" calcext:value-type="string">
            <text:p>Souto Mallo, David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2]&lt;&gt;[.A631];[.C632]&lt;&gt;[.C6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Souto Pérez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3]&lt;&gt;[.A632];[.C633]&lt;&gt;[.C6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Taboada Costas, Blan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4]&lt;&gt;[.A633];[.C634]&lt;&gt;[.C6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Taboada Estévez, Gabr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5]&lt;&gt;[.A634];[.C635]&lt;&gt;[.C6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Thioub Toure, Mame Sokh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6]&lt;&gt;[.A635];[.C636]&lt;&gt;[.C6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Tizon Fuentes, Juan Jos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7]&lt;&gt;[.A636];[.C637]&lt;&gt;[.C6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Torres Dominguez, Alejan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8]&lt;&gt;[.A637];[.C638]&lt;&gt;[.C6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Trezado Carro, Ev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39]&lt;&gt;[.A638];[.C639]&lt;&gt;[.C6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Vara Gómez, María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0]&lt;&gt;[.A639];[.C640]&lt;&gt;[.C6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/>
          <table:table-cell office:value-type="string" calcext:value-type="string">
            <text:p>Varela Pavón, Martí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1]&lt;&gt;[.A640];[.C641]&lt;&gt;[.C6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Varela Pérez, Pau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2]&lt;&gt;[.A641];[.C642]&lt;&gt;[.C6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Vazquez Gonzalez, Caroli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3]&lt;&gt;[.A642];[.C643]&lt;&gt;[.C6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/>
          <table:table-cell office:value-type="string" calcext:value-type="string">
            <text:p>Vazquez Gonzalez, Lore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4]&lt;&gt;[.A643];[.C644]&lt;&gt;[.C6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Vazquez Martinez, Tama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5]&lt;&gt;[.A644];[.C645]&lt;&gt;[.C6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Vázquez Alfaya, Rebe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6]&lt;&gt;[.A645];[.C646]&lt;&gt;[.C6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Vázquez Costas, Mª del Carme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7]&lt;&gt;[.A646];[.C647]&lt;&gt;[.C6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Veloso Iglesias, Sau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8]&lt;&gt;[.A647];[.C648]&lt;&gt;[.C6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Vernet Leyenda, Ad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49]&lt;&gt;[.A648];[.C649]&lt;&gt;[.C6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Vicente Urbano, María Isab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0]&lt;&gt;[.A649];[.C650]&lt;&gt;[.C6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Vidal Estevez, Manuel Jos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1]&lt;&gt;[.A650];[.C651]&lt;&gt;[.C6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Vidal Paz, Andre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2]&lt;&gt;[.A651];[.C652]&lt;&gt;[.C6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Moreno Montoya, Ainoa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653]&lt;&gt;[.A652];[.C653]&lt;&gt;[.C6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Villar Fandiño, Ánge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4]&lt;&gt;[.A653];[.C654]&lt;&gt;[.C6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Villar Fernández, Mónica</text:p>
          </table:table-cell>
          <table:table-cell/>
          <table:table-cell office:value-type="string" calcext:value-type="string">
            <text:p>(A)-ZMIMP02-PECOCA-B</text:p>
          </table:table-cell>
          <table:table-cell office:value-type="string" calcext:value-type="string">
            <text:p>*</text:p>
          </table:table-cell>
          <table:table-cell table:formula="of:=IF(OR([.A655]&lt;&gt;[.A654];[.C655]&lt;&gt;[.C6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Villaverde Bugarín, Ósca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6]&lt;&gt;[.A655];[.C656]&lt;&gt;[.C6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Villegas Losada, Ignaci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7]&lt;&gt;[.A656];[.C657]&lt;&gt;[.C6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CARREIRA COUÑAGO, MÓNIC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658]&lt;&gt;[.A657];[.C658]&lt;&gt;[.C6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Cambeiro Cambeiro, Rubé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59]&lt;&gt;[.A658];[.C659]&lt;&gt;[.C6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Martín de la Cruz, Mª del Carme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0]&lt;&gt;[.A659];[.C660]&lt;&gt;[.C6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Chaves Fernández, Adri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1]&lt;&gt;[.A660];[.C661]&lt;&gt;[.C6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García Blanco, Man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2]&lt;&gt;[.A661];[.C662]&lt;&gt;[.C6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Mairño Sánchez, Pablo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3]&lt;&gt;[.A662];[.C663]&lt;&gt;[.C6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Juste Alonso, Janet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4]&lt;&gt;[.A663];[.C664]&lt;&gt;[.C6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Fernández Rodríguez, Carl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5]&lt;&gt;[.A664];[.C665]&lt;&gt;[.C6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Abad Soto, Yubiri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6]&lt;&gt;[.A665];[.C666]&lt;&gt;[.C6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Abad Soto, Yubiri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7]&lt;&gt;[.A666];[.C667]&lt;&gt;[.C6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Zanfir, Lenut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8]&lt;&gt;[.A667];[.C668]&lt;&gt;[.C6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/>
          <table:table-cell office:value-type="string" calcext:value-type="string">
            <text:p>Ramalhete Landín, Auro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69]&lt;&gt;[.A668];[.C669]&lt;&gt;[.C6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Antelo Noya, Olay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0]&lt;&gt;[.A669];[.C670]&lt;&gt;[.C6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Martinez Figueroa, Ricard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1]&lt;&gt;[.A670];[.C671]&lt;&gt;[.C6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Vázquez Rodríguez, Yaiza Mar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2]&lt;&gt;[.A671];[.C672]&lt;&gt;[.C6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Guedella Santos, Jesús Enrique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3]&lt;&gt;[.A672];[.C673]&lt;&gt;[.C6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Domínguez Fernández, Iv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4]&lt;&gt;[.A673];[.C674]&lt;&gt;[.C6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Estévez López, Loren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5]&lt;&gt;[.A674];[.C675]&lt;&gt;[.C6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Abandonado Expósito, Anx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6]&lt;&gt;[.A675];[.C676]&lt;&gt;[.C6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Alvarez Rodríguez, Ia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7]&lt;&gt;[.A676];[.C677]&lt;&gt;[.C6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Braños Rodríguez, Adrián</text:p>
          </table:table-cell>
          <table:table-cell/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678]&lt;&gt;[.A677];[.C678]&lt;&gt;[.C6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/>
          <table:table-cell office:value-type="string" calcext:value-type="string">
            <text:p>Enríquez Sanmartín, Begoñ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79]&lt;&gt;[.A678];[.C679]&lt;&gt;[.C6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Ferreira Alfonso, Lúa</text:p>
          </table:table-cell>
          <table:table-cell/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680]&lt;&gt;[.A679];[.C680]&lt;&gt;[.C6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Gómez Otero, Mateo</text:p>
          </table:table-cell>
          <table:table-cell/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681]&lt;&gt;[.A680];[.C681]&lt;&gt;[.C6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Jiménez Pérez, Maria del Alba</text:p>
          </table:table-cell>
          <table:table-cell/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682]&lt;&gt;[.A681];[.C682]&lt;&gt;[.C6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Juncal Cruz, Lucí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83]&lt;&gt;[.A682];[.C683]&lt;&gt;[.C6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Ledo Álvarez, Alberto</text:p>
          </table:table-cell>
          <table:table-cell/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684]&lt;&gt;[.A683];[.C684]&lt;&gt;[.C6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Miniño González, Anxo</text:p>
          </table:table-cell>
          <table:table-cell/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685]&lt;&gt;[.A684];[.C685]&lt;&gt;[.C6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Montenegro Vázquez, Iván</text:p>
          </table:table-cell>
          <table:table-cell/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686]&lt;&gt;[.A685];[.C686]&lt;&gt;[.C6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Rodríguez Millos, Gabriel</text:p>
          </table:table-cell>
          <table:table-cell/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687]&lt;&gt;[.A686];[.C687]&lt;&gt;[.C6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Rodríguez Vázquez, Jonathan</text:p>
          </table:table-cell>
          <table:table-cell/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688]&lt;&gt;[.A687];[.C688]&lt;&gt;[.C6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Tejada Aracena, Smerlyn Soribel</text:p>
          </table:table-cell>
          <table:table-cell/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689]&lt;&gt;[.A688];[.C689]&lt;&gt;[.C6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Torres Solla, Dieg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90]&lt;&gt;[.A689];[.C690]&lt;&gt;[.C6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Trujillo Jiménez, Rosa Iseld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91]&lt;&gt;[.A690];[.C691]&lt;&gt;[.C6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Álvarez Lorenzo, Diego</text:p>
          </table:table-cell>
          <table:table-cell/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692]&lt;&gt;[.A691];[.C692]&lt;&gt;[.C6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Bello Padrón, Alejandro Daniel</text:p>
          </table:table-cell>
          <table:table-cell/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693]&lt;&gt;[.A692];[.C693]&lt;&gt;[.C6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Dacosta Romero, Xurxo</text:p>
          </table:table-cell>
          <table:table-cell/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694]&lt;&gt;[.A693];[.C694]&lt;&gt;[.C6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Daponte Freire, David</text:p>
          </table:table-cell>
          <table:table-cell/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695]&lt;&gt;[.A694];[.C695]&lt;&gt;[.C6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Domínguez de León, Jesú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696]&lt;&gt;[.A695];[.C696]&lt;&gt;[.C6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Fernández Carroso, Sofía</text:p>
          </table:table-cell>
          <table:table-cell/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697]&lt;&gt;[.A696];[.C697]&lt;&gt;[.C6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Fernández Serra, Sergio</text:p>
          </table:table-cell>
          <table:table-cell/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698]&lt;&gt;[.A697];[.C698]&lt;&gt;[.C6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González Fernández, Aarón</text:p>
          </table:table-cell>
          <table:table-cell/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699]&lt;&gt;[.A698];[.C699]&lt;&gt;[.C6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Gregorio Otto, Meliss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0]&lt;&gt;[.A699];[.C700]&lt;&gt;[.C6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Manuel Magaz, Natalee</text:p>
          </table:table-cell>
          <table:table-cell/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01]&lt;&gt;[.A700];[.C701]&lt;&gt;[.C7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string" calcext:value-type="string">
            <text:p>Rodríguez García, Cristina</text:p>
          </table:table-cell>
          <table:table-cell/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702]&lt;&gt;[.A701];[.C702]&lt;&gt;[.C7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Rodríguez Pérez, Xabi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3]&lt;&gt;[.A702];[.C703]&lt;&gt;[.C7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Campos González, Judit</text:p>
          </table:table-cell>
          <table:table-cell table:style-name="ce33" office:value-type="string" calcext:value-type="string">
            <text:p>20/09/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4]&lt;&gt;[.A703];[.C704]&lt;&gt;[.C7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Béjar Carlos, Humberto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5]&lt;&gt;[.A704];[.C705]&lt;&gt;[.C7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Beltrán Suárez, Ana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6]&lt;&gt;[.A705];[.C706]&lt;&gt;[.C7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Conde Moreira, Christian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07]&lt;&gt;[.A706];[.C707]&lt;&gt;[.C7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Fernández Soto, Joel</text:p>
          </table:table-cell>
          <table:table-cell office:value-type="string" calcext:value-type="string">
            <text:p>14/10/1013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08]&lt;&gt;[.A707];[.C708]&lt;&gt;[.C7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Laso Castro, Jessic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09]&lt;&gt;[.A708];[.C709]&lt;&gt;[.C7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Longa Collazo, Dian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710]&lt;&gt;[.A709];[.C710]&lt;&gt;[.C7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Macías Rojas, Dayer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11]&lt;&gt;[.A710];[.C711]&lt;&gt;[.C7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Pérez Rodríguez, Martín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12]&lt;&gt;[.A711];[.C712]&lt;&gt;[.C7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Tejada Aracena, Harlin José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13]&lt;&gt;[.A712];[.C713]&lt;&gt;[.C7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Valois Domínguez, Jennifer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714]&lt;&gt;[.A713];[.C714]&lt;&gt;[.C7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Valois Loureiro, Nadine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15]&lt;&gt;[.A714];[.C715]&lt;&gt;[.C7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Cañas Goez, María Camila</text:p>
          </table:table-cell>
          <table:table-cell/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716]&lt;&gt;[.A715];[.C716]&lt;&gt;[.C7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Cañas Góez, María Camila</text:p>
          </table:table-cell>
          <table:table-cell/>
          <table:table-cell office:value-type="string" calcext:value-type="string">
            <text:p>1º Bac. - B</text:p>
          </table:table-cell>
          <table:table-cell office:value-type="string" calcext:value-type="string">
            <text:p>*</text:p>
          </table:table-cell>
          <table:table-cell table:formula="of:=IF(OR([.A717]&lt;&gt;[.A716];[.C717]&lt;&gt;[.C7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Castillo Fernández, Antía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18]&lt;&gt;[.A717];[.C718]&lt;&gt;[.C7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Collazo Ballesteros, Candela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19]&lt;&gt;[.A718];[.C719]&lt;&gt;[.C7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Fernández Taboada, Marí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720]&lt;&gt;[.A719];[.C720]&lt;&gt;[.C7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García Malca, Erika Geraldine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21]&lt;&gt;[.A720];[.C721]&lt;&gt;[.C7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García Troncoso, Xian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722]&lt;&gt;[.A721];[.C722]&lt;&gt;[.C7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González Ricarte, Andrea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23]&lt;&gt;[.A722];[.C723]&lt;&gt;[.C7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Rodríguez Rodríguez, Pedro Gabriel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24]&lt;&gt;[.A723];[.C724]&lt;&gt;[.C7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Regidor González, Christian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25]&lt;&gt;[.A724];[.C725]&lt;&gt;[.C7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Rodríguez Castro, Noeli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26]&lt;&gt;[.A725];[.C726]&lt;&gt;[.C7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Santaclara Vidal, Laur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727]&lt;&gt;[.A726];[.C727]&lt;&gt;[.C7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Santaclara Vidal, Marta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728]&lt;&gt;[.A727];[.C728]&lt;&gt;[.C7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Santiago Docío, Mauro</text:p>
          </table:table-cell>
          <table:table-cell office:value-type="string" calcext:value-type="string">
            <text:p>14/10/2013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729]&lt;&gt;[.A728];[.C729]&lt;&gt;[.C7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/>
          <table:table-cell office:value-type="string" calcext:value-type="string">
            <text:p>Vila Ojea, Amanda</text:p>
          </table:table-cell>
          <table:table-cell table:style-name="ce33" office:value-type="string" calcext:value-type="string">
            <text:p>14/10/1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30]&lt;&gt;[.A729];[.C730]&lt;&gt;[.C7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González Martinez, María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31]&lt;&gt;[.A730];[.C731]&lt;&gt;[.C7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Aguerreberry Rodríguez, Daniela Micaela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32]&lt;&gt;[.A731];[.C732]&lt;&gt;[.C7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Álvarez Lorenzo, Paula</text:p>
          </table:table-cell>
          <table:table-cell/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33]&lt;&gt;[.A732];[.C733]&lt;&gt;[.C7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Bayo Fernández, María Victoria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34]&lt;&gt;[.A733];[.C734]&lt;&gt;[.C7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Doural Núnez, Antía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35]&lt;&gt;[.A734];[.C735]&lt;&gt;[.C7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ernández Fernández, Zoraida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736]&lt;&gt;[.A735];[.C736]&lt;&gt;[.C7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Figuera Giacheto, Agustín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37]&lt;&gt;[.A736];[.C737]&lt;&gt;[.C7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González Dans, Miguel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38]&lt;&gt;[.A737];[.C738]&lt;&gt;[.C7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González Moreno, Breogán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39]&lt;&gt;[.A738];[.C739]&lt;&gt;[.C7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Hernández Jiménez, Sandra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40]&lt;&gt;[.A739];[.C740]&lt;&gt;[.C7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Iglesias Fernández, Sabela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1]&lt;&gt;[.A740];[.C741]&lt;&gt;[.C7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Jorge Comesaña, Lucas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2]&lt;&gt;[.A741];[.C742]&lt;&gt;[.C7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ntenegro Vázquez, Candela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3]&lt;&gt;[.A742];[.C743]&lt;&gt;[.C7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Montoya Gabarres, Ismael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744]&lt;&gt;[.A743];[.C744]&lt;&gt;[.C7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Pereira Diego, Enrique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45]&lt;&gt;[.A744];[.C745]&lt;&gt;[.C7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Silva Melón, Roi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6]&lt;&gt;[.A745];[.C746]&lt;&gt;[.C7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Suriel Pérez, José Armando</text:p>
          </table:table-cell>
          <table:table-cell office:value-type="string" calcext:value-type="string">
            <text:p>17/09/2014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747]&lt;&gt;[.A746];[.C747]&lt;&gt;[.C7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Tejada Aracena, Smerlyn Soribel</text:p>
          </table:table-cell>
          <table:table-cell table:style-name="ce33" office:value-type="string" calcext:value-type="string">
            <text:p>17/09/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8]&lt;&gt;[.A747];[.C748]&lt;&gt;[.C7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Barciela Domínguez, Carmen María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49]&lt;&gt;[.A748];[.C749]&lt;&gt;[.C7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Bermúdez Pérez, Xacobe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50]&lt;&gt;[.A749];[.C750]&lt;&gt;[.C7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Celard Peldorado, Alexis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751]&lt;&gt;[.A750];[.C751]&lt;&gt;[.C7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Domínguez González, Mariña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52]&lt;&gt;[.A751];[.C752]&lt;&gt;[.C7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Fernández González, Nerea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53]&lt;&gt;[.A752];[.C753]&lt;&gt;[.C7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Fernández González, Omar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54]&lt;&gt;[.A753];[.C754]&lt;&gt;[.C7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Fernández Villar, José Manuel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755]&lt;&gt;[.A754];[.C755]&lt;&gt;[.C7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Galán Guerra, Iván</text:p>
          </table:table-cell>
          <table:table-cell table:style-name="ce33" office:value-type="string" calcext:value-type="string">
            <text:p>18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56]&lt;&gt;[.A755];[.C756]&lt;&gt;[.C7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office:value-type="string" calcext:value-type="string">
            <text:p>González Santorio, lucía</text:p>
          </table:table-cell>
          <table:table-cell office:value-type="string" calcext:value-type="string">
            <text:p>18/08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57]&lt;&gt;[.A756];[.C757]&lt;&gt;[.C7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Montoya Gabarres, Lorena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758]&lt;&gt;[.A757];[.C758]&lt;&gt;[.C7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Portas Vasco, Ana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759]&lt;&gt;[.A758];[.C759]&lt;&gt;[.C7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Ruiz Almeida, Óscar</text:p>
          </table:table-cell>
          <table:table-cell/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760]&lt;&gt;[.A759];[.C760]&lt;&gt;[.C7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office:value-type="string" calcext:value-type="string">
            <text:p>Salazar Saldarriaga, Santiago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761]&lt;&gt;[.A760];[.C761]&lt;&gt;[.C7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Saldaña Sartataviciute, Indalecio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762]&lt;&gt;[.A761];[.C762]&lt;&gt;[.C7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office:value-type="string" calcext:value-type="string">
            <text:p>Sanmartín Cuenya, Alejandro</text:p>
          </table:table-cell>
          <table:table-cell office:value-type="string" calcext:value-type="string">
            <text:p>18/09/2014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763]&lt;&gt;[.A762];[.C763]&lt;&gt;[.C7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Bastos Loureiro, María <text:s/>Magdalena</text:p>
          </table:table-cell>
          <table:table-cell table:style-name="ce33" office:value-type="string" calcext:value-type="string">
            <text:p>18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4]&lt;&gt;[.A763];[.C764]&lt;&gt;[.C7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Bronzeri Santos, Mayara</text:p>
          </table:table-cell>
          <table:table-cell table:style-name="ce33" office:value-type="string" calcext:value-type="string">
            <text:p>18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5]&lt;&gt;[.A764];[.C765]&lt;&gt;[.C7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Campos Casal, Alb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6]&lt;&gt;[.A765];[.C766]&lt;&gt;[.C7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Carrera Piñeiro, Sergio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7]&lt;&gt;[.A766];[.C767]&lt;&gt;[.C7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Corral Ribeiro, Alba</text:p>
          </table:table-cell>
          <table:table-cell/>
          <table:table-cell office:value-type="string" calcext:value-type="string">
            <text:p>(A)-ZMIMP01-ESTBEL-B</text:p>
          </table:table-cell>
          <table:table-cell office:value-type="string" calcext:value-type="string">
            <text:p>*</text:p>
          </table:table-cell>
          <table:table-cell table:formula="of:=IF(OR([.A768]&lt;&gt;[.A767];[.C768]&lt;&gt;[.C7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Cordal Martínez, Diego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69]&lt;&gt;[.A768];[.C769]&lt;&gt;[.C7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Campos Casa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0]&lt;&gt;[.A769];[.C770]&lt;&gt;[.C7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Pereira Cutrín, Pablo</text:p>
          </table:table-cell>
          <table:table-cell table:style-name="ce33" office:value-type="string" calcext:value-type="string">
            <text:p>21/06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1]&lt;&gt;[.A770];[.C771]&lt;&gt;[.C7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López Soto, Martín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2]&lt;&gt;[.A771];[.C772]&lt;&gt;[.C7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/>
          <table:table-cell office:value-type="string" calcext:value-type="string">
            <text:p>González Refojos, Borj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3]&lt;&gt;[.A772];[.C773]&lt;&gt;[.C7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López Iglesias, Iri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4]&lt;&gt;[.A773];[.C774]&lt;&gt;[.C7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/>
          <table:table-cell office:value-type="string" calcext:value-type="string">
            <text:p>Suárez Orfeo, Noely Micaela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5]&lt;&gt;[.A774];[.C775]&lt;&gt;[.C7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Teíjeira Vicente, José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6]&lt;&gt;[.A775];[.C776]&lt;&gt;[.C7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Tuche Lamas, Mario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7]&lt;&gt;[.A776];[.C777]&lt;&gt;[.C7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Pereira Cutrí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8]&lt;&gt;[.A777];[.C778]&lt;&gt;[.C7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Fernández Rodríguez, María del Mar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79]&lt;&gt;[.A778];[.C779]&lt;&gt;[.C7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Romero Castillo, Yazmin Katherine Soni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0]&lt;&gt;[.A779];[.C780]&lt;&gt;[.C7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Sanmiguel Méndez, José Ramón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1]&lt;&gt;[.A780];[.C781]&lt;&gt;[.C7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Cordal Martínez, Diego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2]&lt;&gt;[.A781];[.C782]&lt;&gt;[.C7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Gallardo comedeiro, Sheil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3]&lt;&gt;[.A782];[.C783]&lt;&gt;[.C7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González Domínguez, Adán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4]&lt;&gt;[.A783];[.C784]&lt;&gt;[.C7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Díaz Pastoriza, Miguel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5]&lt;&gt;[.A784];[.C785]&lt;&gt;[.C7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Domínguez Alonso, Lucía</text:p>
          </table:table-cell>
          <table:table-cell table:style-name="ce33" office:value-type="string" calcext:value-type="string">
            <text:p>26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6]&lt;&gt;[.A785];[.C786]&lt;&gt;[.C7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López Serrano, Francisco Xavier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7]&lt;&gt;[.A786];[.C787]&lt;&gt;[.C7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Martín Pérez, Aarón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8]&lt;&gt;[.A787];[.C788]&lt;&gt;[.C7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Pagán Oliveira, María</text:p>
          </table:table-cell>
          <table:table-cell table:style-name="ce33" office:value-type="string" calcext:value-type="string">
            <text:p>19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89]&lt;&gt;[.A788];[.C789]&lt;&gt;[.C7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Soutullo Bastos, María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0]&lt;&gt;[.A789];[.C790]&lt;&gt;[.C7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Dios Negro, Christian de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1]&lt;&gt;[.A790];[.C791]&lt;&gt;[.C7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reo Álvarez, Francisco Jvier</text:p>
          </table:table-cell>
          <table:table-cell table:style-name="ce33" office:value-type="string" calcext:value-type="string">
            <text:p>22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2]&lt;&gt;[.A791];[.C792]&lt;&gt;[.C7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Iglesias Rodríguez, Victor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3]&lt;&gt;[.A792];[.C793]&lt;&gt;[.C7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Lago Cabaleiro, Diego José</text:p>
          </table:table-cell>
          <table:table-cell table:style-name="ce33" office:value-type="string" calcext:value-type="string">
            <text:p>22/04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4]&lt;&gt;[.A793];[.C794]&lt;&gt;[.C7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Melón Sánchez, Sául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5]&lt;&gt;[.A794];[.C795]&lt;&gt;[.C7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/>
          <table:table-cell office:value-type="string" calcext:value-type="string">
            <text:p>Súarez Orfeo, Rubén Adrián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6]&lt;&gt;[.A795];[.C796]&lt;&gt;[.C7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/>
          <table:table-cell office:value-type="string" calcext:value-type="string">
            <text:p>Pascual Aguilera, Paula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7]&lt;&gt;[.A796];[.C797]&lt;&gt;[.C7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Carrera Campos, Gerardo</text:p>
          </table:table-cell>
          <table:table-cell office:value-type="string" calcext:value-type="string">
            <text:p>22/09/2014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798]&lt;&gt;[.A797];[.C798]&lt;&gt;[.C7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Piñeiro Roldán, Saúl Santiago</text:p>
          </table:table-cell>
          <table:table-cell table:style-name="ce33" office:value-type="string" calcext:value-type="string">
            <text:p>22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799]&lt;&gt;[.A798];[.C799]&lt;&gt;[.C7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Rodríguez Llopis, José Manuel</text:p>
          </table:table-cell>
          <table:table-cell office:value-type="string" calcext:value-type="string">
            <text:p>24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800]&lt;&gt;[.A799];[.C800]&lt;&gt;[.C7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/>
          <table:table-cell office:value-type="string" calcext:value-type="string">
            <text:p>Pinales Martínez, Emilia</text:p>
          </table:table-cell>
          <table:table-cell table:style-name="ce33" office:value-type="string" calcext:value-type="string">
            <text:p>24/09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1]&lt;&gt;[.A800];[.C801]&lt;&gt;[.C8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Triñanes Camiña, Cristina</text:p>
          </table:table-cell>
          <table:table-cell office:value-type="string" calcext:value-type="string">
            <text:p>24/09/2014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802]&lt;&gt;[.A801];[.C802]&lt;&gt;[.C8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Durac, Isac</text:p>
          </table:table-cell>
          <table:table-cell table:style-name="ce33" office:value-type="string" calcext:value-type="string">
            <text:p>24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3]&lt;&gt;[.A802];[.C803]&lt;&gt;[.C8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Pereira Pierral, José Manuel</text:p>
          </table:table-cell>
          <table:table-cell table:style-name="ce33" office:value-type="string" calcext:value-type="string">
            <text:p>12/12/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4]&lt;&gt;[.A803];[.C804]&lt;&gt;[.C8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Vanesa Resúa Eiras</text:p>
          </table:table-cell>
          <table:table-cell table:style-name="ce33" office:value-type="string" calcext:value-type="string">
            <text:p>26/0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5]&lt;&gt;[.A804];[.C805]&lt;&gt;[.C8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/>
          <table:table-cell office:value-type="string" calcext:value-type="string">
            <text:p>Vázquez González, Alejandro</text:p>
          </table:table-cell>
          <table:table-cell table:style-name="ce33" office:value-type="string" calcext:value-type="string">
            <text:p>17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06]&lt;&gt;[.A805];[.C806]&lt;&gt;[.C8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Sánchez Rodríguez, Thalia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07]&lt;&gt;[.A806];[.C807]&lt;&gt;[.C8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Salguero Hernández, Jonathan Steven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08]&lt;&gt;[.A807];[.C808]&lt;&gt;[.C8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office:value-type="string" calcext:value-type="string">
            <text:p>Rodríguez Iglesias, José Francisco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09]&lt;&gt;[.A808];[.C809]&lt;&gt;[.C8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Pereira Merino, Uxía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10]&lt;&gt;[.A809];[.C810]&lt;&gt;[.C8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office:value-type="string" calcext:value-type="string">
            <text:p>Merino Jiménez, Daniel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11]&lt;&gt;[.A810];[.C811]&lt;&gt;[.C8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Mendes Querido Vieira, Isaque Daniel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12]&lt;&gt;[.A811];[.C812]&lt;&gt;[.C8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González Rascado, Yeison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13]&lt;&gt;[.A812];[.C813]&lt;&gt;[.C8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Estrada Peñuela, Juan Sebastián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14]&lt;&gt;[.A813];[.C814]&lt;&gt;[.C8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Domínguez Fernández, Rubén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15]&lt;&gt;[.A814];[.C815]&lt;&gt;[.C8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elestino Fernández, Miguel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16]&lt;&gt;[.A815];[.C816]&lt;&gt;[.C8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astro Giráldez, Raquel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17]&lt;&gt;[.A816];[.C817]&lt;&gt;[.C8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ameselle Seijo, Antón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18]&lt;&gt;[.A817];[.C818]&lt;&gt;[.C8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Ye, Ou Xiang</text:p>
          </table:table-cell>
          <table:table-cell office:value-type="string" calcext:value-type="string">
            <text:p>17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19]&lt;&gt;[.A818];[.C819]&lt;&gt;[.C8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Becedas Saldanha, Abilio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20]&lt;&gt;[.A819];[.C820]&lt;&gt;[.C8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Brea Gonçalves, Jennifer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21]&lt;&gt;[.A820];[.C821]&lt;&gt;[.C8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Fernández Taboada, Daniel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22]&lt;&gt;[.A821];[.C822]&lt;&gt;[.C8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Lorenzo Piñeiro, kevin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23]&lt;&gt;[.A822];[.C823]&lt;&gt;[.C8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Monje Iglesias, Lucia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24]&lt;&gt;[.A823];[.C824]&lt;&gt;[.C8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ieves Couto, Candela Ayelen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25]&lt;&gt;[.A824];[.C825]&lt;&gt;[.C8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Pinheiro Correa, Bruno Valentín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26]&lt;&gt;[.A825];[.C826]&lt;&gt;[.C8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Reboreda covelo, Pablo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27]&lt;&gt;[.A826];[.C827]&lt;&gt;[.C8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Rivera Sousa, Noa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28]&lt;&gt;[.A827];[.C828]&lt;&gt;[.C8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Rudaru, Ionut Laurentiu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829]&lt;&gt;[.A828];[.C829]&lt;&gt;[.C8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Solla Lago, Xoel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30]&lt;&gt;[.A829];[.C830]&lt;&gt;[.C8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Souto Otero, Marta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831]&lt;&gt;[.A830];[.C831]&lt;&gt;[.C8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aramés Martínez, Paulo</text:p>
          </table:table-cell>
          <table:table-cell office:value-type="string" calcext:value-type="string">
            <text:p>18/09/2015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832]&lt;&gt;[.A831];[.C832]&lt;&gt;[.C8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Gorje Comesaña, Lucas</text:p>
          </table:table-cell>
          <table:table-cell table:style-name="ce33" office:value-type="string" calcext:value-type="string">
            <text:p>18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3]&lt;&gt;[.A832];[.C833]&lt;&gt;[.C8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González Martínez, Sara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(A)-ESO Ad.4 - 2º Cua. - A</text:p>
          </table:table-cell>
          <table:table-cell office:value-type="string" calcext:value-type="string">
            <text:p>*</text:p>
          </table:table-cell>
          <table:table-cell table:formula="of:=IF(OR([.A834]&lt;&gt;[.A833];[.C834]&lt;&gt;[.C8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erqueira Costa, Matheus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835]&lt;&gt;[.A834];[.C835]&lt;&gt;[.C8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/>
          <table:table-cell office:value-type="string" calcext:value-type="string">
            <text:p>Bao Fernández, Nuri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6]&lt;&gt;[.A835];[.C836]&lt;&gt;[.C8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Barbeito Rodríguez, Tatian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7]&lt;&gt;[.A836];[.C837]&lt;&gt;[.C8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Expósito Teixeira, Dieg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8]&lt;&gt;[.A837];[.C838]&lt;&gt;[.C8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Lago González, Paul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39]&lt;&gt;[.A838];[.C839]&lt;&gt;[.C8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Raya Montes, Ainho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0]&lt;&gt;[.A839];[.C840]&lt;&gt;[.C8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Campos Martínez-Murillo, Jorge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1]&lt;&gt;[.A840];[.C841]&lt;&gt;[.C8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Cid Máquez, Luci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2]&lt;&gt;[.A841];[.C842]&lt;&gt;[.C8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Lago López, Joshu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3]&lt;&gt;[.A842];[.C843]&lt;&gt;[.C8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Tendero Hernández, Sar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4]&lt;&gt;[.A843];[.C844]&lt;&gt;[.C8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Álvarez Amigo, Anx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5]&lt;&gt;[.A844];[.C845]&lt;&gt;[.C8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Brito Gómez, Yoel Alejandr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6]&lt;&gt;[.A845];[.C846]&lt;&gt;[.C8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Iglesias González, Sergi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7]&lt;&gt;[.A846];[.C847]&lt;&gt;[.C8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Melón Fernández, Paul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8]&lt;&gt;[.A847];[.C848]&lt;&gt;[.C8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Pérez Vázquez, Alejandr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49]&lt;&gt;[.A848];[.C849]&lt;&gt;[.C8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Piñeiro Lage, Andrés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0]&lt;&gt;[.A849];[.C850]&lt;&gt;[.C8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Santoro Lage, Ernesto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1]&lt;&gt;[.A850];[.C851]&lt;&gt;[.C8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id Márquez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2]&lt;&gt;[.A851];[.C852]&lt;&gt;[.C8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Estévez Fernández, Ev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3]&lt;&gt;[.A852];[.C853]&lt;&gt;[.C8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Iglesias Otero, Arantxa</text:p>
          </table:table-cell>
          <table:table-cell table:style-name="ce33" office:value-type="string" calcext:value-type="string">
            <text:p>21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4]&lt;&gt;[.A853];[.C854]&lt;&gt;[.C8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Quirós Iglesias, Andrea</text:p>
          </table:table-cell>
          <table:table-cell table:style-name="ce33" office:value-type="string" calcext:value-type="string">
            <text:p>23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5]&lt;&gt;[.A854];[.C855]&lt;&gt;[.C8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Acosta Giráldez, Tamara</text:p>
          </table:table-cell>
          <table:table-cell table:style-name="ce33" office:value-type="string" calcext:value-type="string">
            <text:p>22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6]&lt;&gt;[.A855];[.C856]&lt;&gt;[.C8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Nina Tapia, Ana Karina</text:p>
          </table:table-cell>
          <table:table-cell table:style-name="ce33" office:value-type="string" calcext:value-type="string">
            <text:p>22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7]&lt;&gt;[.A856];[.C857]&lt;&gt;[.C8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Durac, Daniel Samuel</text:p>
          </table:table-cell>
          <table:table-cell table:style-name="ce33" office:value-type="string" calcext:value-type="string">
            <text:p>24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58]&lt;&gt;[.A857];[.C858]&lt;&gt;[.C8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Durac, Elisabeta Andreea</text:p>
          </table:table-cell>
          <table:table-cell office:value-type="string" calcext:value-type="string">
            <text:p>24/09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59]&lt;&gt;[.A858];[.C859]&lt;&gt;[.C8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Piñeiro Lage, María</text:p>
          </table:table-cell>
          <table:table-cell office:value-type="string" calcext:value-type="string">
            <text:p>25/09/2015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860]&lt;&gt;[.A859];[.C860]&lt;&gt;[.C8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llazo Dosantos, Tamara</text:p>
          </table:table-cell>
          <table:table-cell table:style-name="ce33" office:value-type="string" calcext:value-type="string">
            <text:p>25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1]&lt;&gt;[.A860];[.C861]&lt;&gt;[.C8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Andrés Cordero, Iago</text:p>
          </table:table-cell>
          <table:table-cell table:style-name="ce33" office:value-type="string" calcext:value-type="string">
            <text:p>25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2]&lt;&gt;[.A861];[.C862]&lt;&gt;[.C8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Garrido Silva, Sara</text:p>
          </table:table-cell>
          <table:table-cell table:style-name="ce33" office:value-type="string" calcext:value-type="string">
            <text:p>25/09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3]&lt;&gt;[.A862];[.C863]&lt;&gt;[.C8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Nina Tapia, Melissa</text:p>
          </table:table-cell>
          <table:table-cell office:value-type="string" calcext:value-type="string">
            <text:p>29/09/2015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864]&lt;&gt;[.A863];[.C864]&lt;&gt;[.C8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Olteanu, Daniel</text:p>
          </table:table-cell>
          <table:table-cell table:style-name="ce33" office:value-type="string" calcext:value-type="string">
            <text:p>27/10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5]&lt;&gt;[.A864];[.C865]&lt;&gt;[.C8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Preciado Vázquez, Michelle Yajaira</text:p>
          </table:table-cell>
          <table:table-cell table:style-name="ce33" office:value-type="string" calcext:value-type="string">
            <text:p>29/10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6]&lt;&gt;[.A865];[.C866]&lt;&gt;[.C8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Correia Vieira, Layza</text:p>
          </table:table-cell>
          <table:table-cell table:style-name="ce33" office:value-type="string" calcext:value-type="string">
            <text:p>04/1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7]&lt;&gt;[.A866];[.C867]&lt;&gt;[.C8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Lugilde Expósito, Luis</text:p>
          </table:table-cell>
          <table:table-cell office:value-type="string" calcext:value-type="string">
            <text:p>10/11/2015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868]&lt;&gt;[.A867];[.C868]&lt;&gt;[.C8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Díaz Reyes, Andoni</text:p>
          </table:table-cell>
          <table:table-cell table:style-name="ce33" office:value-type="string" calcext:value-type="string">
            <text:p>16/11/1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69]&lt;&gt;[.A868];[.C869]&lt;&gt;[.C8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Rodríguez Docurro, Cristian David</text:p>
          </table:table-cell>
          <table:table-cell table:style-name="ce33" office:value-type="string" calcext:value-type="string">
            <text:p>12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0]&lt;&gt;[.A869];[.C870]&lt;&gt;[.C8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Estévez Castro, Laura</text:p>
          </table:table-cell>
          <table:table-cell table:style-name="ce33" office:value-type="string" calcext:value-type="string">
            <text:p>21/01/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1]&lt;&gt;[.A870];[.C871]&lt;&gt;[.C8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Fernández Agulla, M. Celeste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872]&lt;&gt;[.A871];[.C872]&lt;&gt;[.C8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Barral Lavilla, Andrea</text:p>
          </table:table-cell>
          <table:table-cell office:value-type="string" calcext:value-type="string">
            <text:p>21/01/2016</text:p>
          </table:table-cell>
          <table:table-cell office:value-type="string" calcext:value-type="string">
            <text:p>2 CMIMP01-ESTBEL-A</text:p>
          </table:table-cell>
          <table:table-cell office:value-type="string" calcext:value-type="string">
            <text:p>*</text:p>
          </table:table-cell>
          <table:table-cell table:formula="of:=IF(OR([.A873]&lt;&gt;[.A872];[.C873]&lt;&gt;[.C8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/>
          <table:table-cell office:value-type="string" calcext:value-type="string">
            <text:p>Valvuena gonzález, Ana</text:p>
          </table:table-cell>
          <table:table-cell table:style-name="ce33" office:value-type="string" calcext:value-type="string">
            <text:p>21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4]&lt;&gt;[.A873];[.C874]&lt;&gt;[.C8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Covelo Vidal, Nicole</text:p>
          </table:table-cell>
          <table:table-cell table:style-name="ce33" office:value-type="string" calcext:value-type="string">
            <text:p>21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5]&lt;&gt;[.A874];[.C875]&lt;&gt;[.C8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/>
          <table:table-cell office:value-type="string" calcext:value-type="string">
            <text:p>Carrera Paz, Elisabeth</text:p>
          </table:table-cell>
          <table:table-cell table:style-name="ce33" office:value-type="string" calcext:value-type="string">
            <text:p>21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6]&lt;&gt;[.A875];[.C876]&lt;&gt;[.C8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/>
          <table:table-cell office:value-type="string" calcext:value-type="string">
            <text:p>González Couto, Noelia</text:p>
          </table:table-cell>
          <table:table-cell table:style-name="ce33" office:value-type="string" calcext:value-type="string">
            <text:p>21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7]&lt;&gt;[.A876];[.C877]&lt;&gt;[.C8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/>
          <table:table-cell office:value-type="string" calcext:value-type="string">
            <text:p>Serbán, Adelina</text:p>
          </table:table-cell>
          <table:table-cell table:style-name="ce33" office:value-type="string" calcext:value-type="string">
            <text:p>22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8]&lt;&gt;[.A877];[.C878]&lt;&gt;[.C8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Martín López, Noa</text:p>
          </table:table-cell>
          <table:table-cell table:style-name="ce33" office:value-type="string" calcext:value-type="string">
            <text:p>27/0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79]&lt;&gt;[.A878];[.C879]&lt;&gt;[.C8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Barreiro Martínez, Yerón</text:p>
          </table:table-cell>
          <table:table-cell/>
          <table:table-cell office:value-type="string" calcext:value-type="string">
            <text:p>(A)-ZMIFC01-SIMIRE-B</text:p>
          </table:table-cell>
          <table:table-cell office:value-type="string" calcext:value-type="string">
            <text:p>*</text:p>
          </table:table-cell>
          <table:table-cell table:formula="of:=IF(OR([.A880]&lt;&gt;[.A879];[.C880]&lt;&gt;[.C8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Darriba Barciela, Alba</text:p>
          </table:table-cell>
          <table:table-cell table:style-name="ce33" office:value-type="string" calcext:value-type="string">
            <text:p>17/02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81]&lt;&gt;[.A880];[.C881]&lt;&gt;[.C8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Fernández Salgueiro, Miguel</text:p>
          </table:table-cell>
          <table:table-cell table:style-name="ce33" office:value-type="string" calcext:value-type="string">
            <text:p>22/02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82]&lt;&gt;[.A881];[.C882]&lt;&gt;[.C8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López Vázquez, María José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883]&lt;&gt;[.A882];[.C883]&lt;&gt;[.C8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González Vázquez, María Dolores</text:p>
          </table:table-cell>
          <table:table-cell office:value-type="string" calcext:value-type="string">
            <text:p>22/02/2016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884]&lt;&gt;[.A883];[.C884]&lt;&gt;[.C8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/>
          <table:table-cell office:value-type="string" calcext:value-type="string">
            <text:p>Penedo Domínguez, Rogelio</text:p>
          </table:table-cell>
          <table:table-cell table:style-name="ce33" office:value-type="string" calcext:value-type="string">
            <text:p>23/02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85]&lt;&gt;[.A884];[.C885]&lt;&gt;[.C8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Fernández fernández, Indalecio</text:p>
          </table:table-cell>
          <table:table-cell table:style-name="ce33" office:value-type="string" calcext:value-type="string">
            <text:p>05/04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86]&lt;&gt;[.A885];[.C886]&lt;&gt;[.C8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Queimaliños Pérez, Alba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1 CMIMP01-ESTBEL-A</text:p>
          </table:table-cell>
          <table:table-cell office:value-type="string" calcext:value-type="string">
            <text:p>*</text:p>
          </table:table-cell>
          <table:table-cell table:formula="of:=IF(OR([.A887]&lt;&gt;[.A886];[.C887]&lt;&gt;[.C8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González González, Tamara</text:p>
          </table:table-cell>
          <table:table-cell office:value-type="string" calcext:value-type="string">
            <text:p>25/04/2016</text:p>
          </table:table-cell>
          <table:table-cell office:value-type="string" calcext:value-type="string">
            <text:p>1 CMIMP01-ESTBEL-A</text:p>
          </table:table-cell>
          <table:table-cell office:value-type="string" calcext:value-type="string">
            <text:p>*</text:p>
          </table:table-cell>
          <table:table-cell table:formula="of:=IF(OR([.A888]&lt;&gt;[.A887];[.C888]&lt;&gt;[.C8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Álvarez Pumar, María Victoria</text:p>
          </table:table-cell>
          <table:table-cell/>
          <table:table-cell office:value-type="string" calcext:value-type="string">
            <text:p>1 CMIMP01-ESTBEL-A</text:p>
          </table:table-cell>
          <table:table-cell office:value-type="string" calcext:value-type="string">
            <text:p>*</text:p>
          </table:table-cell>
          <table:table-cell table:formula="of:=IF(OR([.A889]&lt;&gt;[.A888];[.C889]&lt;&gt;[.C8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Posada Parente, Samuel</text:p>
          </table:table-cell>
          <table:table-cell table:style-name="ce33" office:value-type="string" calcext:value-type="string">
            <text:p>23/05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890]&lt;&gt;[.A889];[.C890]&lt;&gt;[.C8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Aguado Pedrido, Diego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91]&lt;&gt;[.A890];[.C891]&lt;&gt;[.C8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Aguerreberry Rodríguez, Jean Carlo Iván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892]&lt;&gt;[.A891];[.C892]&lt;&gt;[.C8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andedo Peón, Martín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93]&lt;&gt;[.A892];[.C893]&lt;&gt;[.C8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mendeiro García, Nerea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94]&lt;&gt;[.A893];[.C894]&lt;&gt;[.C8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rrales Quiceno, Johan Alejandro</text:p>
          </table:table-cell>
          <table:table-cell/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95]&lt;&gt;[.A894];[.C895]&lt;&gt;[.C8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velo Fernández, Diego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896]&lt;&gt;[.A895];[.C896]&lt;&gt;[.C8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uesta Troncoso, Justin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897]&lt;&gt;[.A896];[.C897]&lt;&gt;[.C8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Gil Sierra, Andre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898]&lt;&gt;[.A897];[.C898]&lt;&gt;[.C8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González Carpintero, Carla</text:p>
          </table:table-cell>
          <table:table-cell/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899]&lt;&gt;[.A898];[.C899]&lt;&gt;[.C8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González Martínez, Raquel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0]&lt;&gt;[.A899];[.C900]&lt;&gt;[.C8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Lago Pereira, Zair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1]&lt;&gt;[.A900];[.C901]&lt;&gt;[.C9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Longa Collazo, Sar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2]&lt;&gt;[.A901];[.C902]&lt;&gt;[.C9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Martínez González, Alejandro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3]&lt;&gt;[.A902];[.C903]&lt;&gt;[.C9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/>
          <table:table-cell office:value-type="string" calcext:value-type="string">
            <text:p>Martínez Zúñiga, Jordán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04]&lt;&gt;[.A903];[.C904]&lt;&gt;[.C9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/>
          <table:table-cell office:value-type="string" calcext:value-type="string">
            <text:p>Otero Piñeiro, Marí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5]&lt;&gt;[.A904];[.C905]&lt;&gt;[.C9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Paratcha Giráldez, Javier</text:p>
          </table:table-cell>
          <table:table-cell/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906]&lt;&gt;[.A905];[.C906]&lt;&gt;[.C9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odríguez Barreiro, Davinia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07]&lt;&gt;[.A906];[.C907]&lt;&gt;[.C9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Rodríguez Pereira, Ada</text:p>
          </table:table-cell>
          <table:table-cell/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908]&lt;&gt;[.A907];[.C908]&lt;&gt;[.C9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Sande Larralde, Dani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09]&lt;&gt;[.A908];[.C909]&lt;&gt;[.C9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Santiago Díaz, Karla</text:p>
          </table:table-cell>
          <table:table-cell/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910]&lt;&gt;[.A909];[.C910]&lt;&gt;[.C9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Ying Cheng, Tania Shuoqi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911]&lt;&gt;[.A910];[.C911]&lt;&gt;[.C9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Camacho Gabarres, Cristóba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2]&lt;&gt;[.A911];[.C912]&lt;&gt;[.C9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/>
          <table:table-cell office:value-type="string" calcext:value-type="string">
            <text:p>Caride Comesa, Carlos</text:p>
          </table:table-cell>
          <table:table-cell table:style-name="ce33" office:value-type="string" calcext:value-type="string">
            <text:p>26/09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3]&lt;&gt;[.A912];[.C913]&lt;&gt;[.C9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Corbacho Rodríguez, Yolanda</text:p>
          </table:table-cell>
          <table:table-cell table:style-name="ce33" office:value-type="string" calcext:value-type="string">
            <text:p>26/09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4]&lt;&gt;[.A913];[.C914]&lt;&gt;[.C9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/>
          <table:table-cell office:value-type="string" calcext:value-type="string">
            <text:p>Cuenya Collazo, María José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5]&lt;&gt;[.A914];[.C915]&lt;&gt;[.C9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Da Silva Rodríguez, Brai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6]&lt;&gt;[.A915];[.C916]&lt;&gt;[.C9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García Vázquez, Adrián</text:p>
          </table:table-cell>
          <table:table-cell/>
          <table:table-cell office:value-type="string" calcext:value-type="string">
            <text:p>(A)-ZMIFC01-SIMIRE-A</text:p>
          </table:table-cell>
          <table:table-cell office:value-type="string" calcext:value-type="string">
            <text:p>*</text:p>
          </table:table-cell>
          <table:table-cell table:formula="of:=IF(OR([.A917]&lt;&gt;[.A916];[.C917]&lt;&gt;[.C9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González Rodríguez, Mig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8]&lt;&gt;[.A917];[.C918]&lt;&gt;[.C9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González Rodríguez, Migue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19]&lt;&gt;[.A918];[.C919]&lt;&gt;[.C9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Pereira Rodríguez, Oliver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0]&lt;&gt;[.A919];[.C920]&lt;&gt;[.C9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Pérez Torres, Pedr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1]&lt;&gt;[.A920];[.C921]&lt;&gt;[.C9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Rodríguez Fernández, Gonzalo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2]&lt;&gt;[.A921];[.C922]&lt;&gt;[.C9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Tizón Fernández, María Victori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3]&lt;&gt;[.A922];[.C923]&lt;&gt;[.C9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Vieitez Conde, Carlos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4]&lt;&gt;[.A923];[.C924]&lt;&gt;[.C9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Cosmin Geanini, Banic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25]&lt;&gt;[.A924];[.C925]&lt;&gt;[.C9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TOMÉ ORTEGA, FELISA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926]&lt;&gt;[.A925];[.C926]&lt;&gt;[.C9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CORDEIRO MENDUIÑA, ALICIA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927]&lt;&gt;[.A926];[.C927]&lt;&gt;[.C9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Barreiro Martínez, Adrián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928]&lt;&gt;[.A927];[.C928]&lt;&gt;[.C9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Lago Hermida, Julio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929]&lt;&gt;[.A928];[.C929]&lt;&gt;[.C9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Alonso Couñago, Rafael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930]&lt;&gt;[.A929];[.C930]&lt;&gt;[.C9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Rangel Yugcha, Mirka Sarai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1]&lt;&gt;[.A930];[.C931]&lt;&gt;[.C9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Pedrido Domínguez, Lucía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932]&lt;&gt;[.A931];[.C932]&lt;&gt;[.C9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Rodrigues Pinheiro, Lorena Francine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3]&lt;&gt;[.A932];[.C933]&lt;&gt;[.C9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Silva Silva, Ana Paula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934]&lt;&gt;[.A933];[.C934]&lt;&gt;[.C9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Sío Gesteira, Javier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5]&lt;&gt;[.A934];[.C935]&lt;&gt;[.C9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Tizón Domínguez, Sara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1 CMIMP02-PECOCA-A</text:p>
          </table:table-cell>
          <table:table-cell office:value-type="string" calcext:value-type="string">
            <text:p>*</text:p>
          </table:table-cell>
          <table:table-cell table:formula="of:=IF(OR([.A936]&lt;&gt;[.A935];[.C936]&lt;&gt;[.C9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Vázquez Estévez, Javier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7]&lt;&gt;[.A936];[.C937]&lt;&gt;[.C9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Casasnovas González, Aaron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38]&lt;&gt;[.A937];[.C938]&lt;&gt;[.C9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Martínez Covelo, Sara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939]&lt;&gt;[.A938];[.C939]&lt;&gt;[.C9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Sánchez López, Rodrigo Alberto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0]&lt;&gt;[.A939];[.C940]&lt;&gt;[.C9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Álvarez Amigo, Anxo</text:p>
          </table:table-cell>
          <table:table-cell table:style-name="ce33" office:value-type="string" calcext:value-type="string">
            <text:p>0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1]&lt;&gt;[.A940];[.C941]&lt;&gt;[.C9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Amoedo Míguez, Fernando José</text:p>
          </table:table-cell>
          <table:table-cell office:value-type="string" calcext:value-type="string">
            <text:p>03/10/2016</text:p>
          </table:table-cell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942]&lt;&gt;[.A941];[.C942]&lt;&gt;[.C9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Mosquera Regueiro, Javier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3]&lt;&gt;[.A942];[.C943]&lt;&gt;[.C9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Rodríguez Ruiz, Ananda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4]&lt;&gt;[.A943];[.C944]&lt;&gt;[.C9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Álvarez González, Lara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5]&lt;&gt;[.A944];[.C945]&lt;&gt;[.C9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Miravalles Navarro, Micaela Adelina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6]&lt;&gt;[.A945];[.C946]&lt;&gt;[.C9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García Collazo, Marcos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947]&lt;&gt;[.A946];[.C947]&lt;&gt;[.C9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Ndong Ndong Asué, Bernabe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48]&lt;&gt;[.A947];[.C948]&lt;&gt;[.C9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Méndez Sebastian, Estela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949]&lt;&gt;[.A948];[.C949]&lt;&gt;[.C9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Acebes Lorenzo, Paula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950]&lt;&gt;[.A949];[.C950]&lt;&gt;[.C9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Acebes Lorenzo, Natalia</text:p>
          </table:table-cell>
          <table:table-cell office:value-type="string" calcext:value-type="string">
            <text:p>04/10/2016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951]&lt;&gt;[.A950];[.C951]&lt;&gt;[.C9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Rivera Otanez, Yoheiry Alexandra</text:p>
          </table:table-cell>
          <table:table-cell table:style-name="ce33" office:value-type="string" calcext:value-type="string">
            <text:p>0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52]&lt;&gt;[.A951];[.C952]&lt;&gt;[.C9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Abelenda Maya, Uxía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953]&lt;&gt;[.A952];[.C953]&lt;&gt;[.C9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Romero Araújo, Lucas</text:p>
          </table:table-cell>
          <table:table-cell office:value-type="string" calcext:value-type="string">
            <text:p>05/10/2015</text:p>
          </table:table-cell>
          <table:table-cell office:value-type="string" calcext:value-type="string">
            <text:p>4 ESO <text:s/>B</text:p>
          </table:table-cell>
          <table:table-cell office:value-type="string" calcext:value-type="string">
            <text:p>*</text:p>
          </table:table-cell>
          <table:table-cell table:formula="of:=IF(OR([.A954]&lt;&gt;[.A953];[.C954]&lt;&gt;[.C9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Álvarez Da Silva, Uxí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55]&lt;&gt;[.A954];[.C955]&lt;&gt;[.C9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Malla Verde, Milagro Alondr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56]&lt;&gt;[.A955];[.C956]&lt;&gt;[.C9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/>
          <table:table-cell office:value-type="string" calcext:value-type="string">
            <text:p>Zerpa Delgado, Stefany Alejandra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957]&lt;&gt;[.A956];[.C957]&lt;&gt;[.C9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/>
          <table:table-cell office:value-type="string" calcext:value-type="string">
            <text:p>Álonso Montenegro, Juan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58]&lt;&gt;[.A957];[.C958]&lt;&gt;[.C9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Castro Nascimento, Luiz Henrique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959]&lt;&gt;[.A958];[.C959]&lt;&gt;[.C9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/>
          <table:table-cell office:value-type="string" calcext:value-type="string">
            <text:p>Enriquez Gómez, Sergio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0]&lt;&gt;[.A959];[.C960]&lt;&gt;[.C9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Casal Carro, Marí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1]&lt;&gt;[.A960];[.C961]&lt;&gt;[.C9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Durán Garrido, Cristin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2]&lt;&gt;[.A961];[.C962]&lt;&gt;[.C9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Rodríguez Rodríguez, Sergio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963]&lt;&gt;[.A962];[.C963]&lt;&gt;[.C9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Comesaña Villar, Lucí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4]&lt;&gt;[.A963];[.C964]&lt;&gt;[.C9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Villar Gonzalez, Lucia</text:p>
          </table:table-cell>
          <table:table-cell/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965]&lt;&gt;[.A964];[.C965]&lt;&gt;[.C9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aJide Rodríguez, Sheila</text:p>
          </table:table-cell>
          <table:table-cell/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966]&lt;&gt;[.A965];[.C966]&lt;&gt;[.C9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Sotelo Pazó, Sofia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7]&lt;&gt;[.A966];[.C967]&lt;&gt;[.C9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Santome Vazquez, Nerea</text:p>
          </table:table-cell>
          <table:table-cell/>
          <table:table-cell office:value-type="string" calcext:value-type="string">
            <text:p>(A)-ZMIFC01-SIMIRE-A</text:p>
          </table:table-cell>
          <table:table-cell office:value-type="string" calcext:value-type="string">
            <text:p>*</text:p>
          </table:table-cell>
          <table:table-cell table:formula="of:=IF(OR([.A968]&lt;&gt;[.A967];[.C968]&lt;&gt;[.C9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Baña Castiñeira, M Jesús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69]&lt;&gt;[.A968];[.C969]&lt;&gt;[.C9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/>
          <table:table-cell office:value-type="string" calcext:value-type="string">
            <text:p>Diáz Torres, Alejandro</text:p>
          </table:table-cell>
          <table:table-cell table:style-name="ce33" office:value-type="string" calcext:value-type="string">
            <text:p>05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70]&lt;&gt;[.A969];[.C970]&lt;&gt;[.C9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Ferreira Lago, Vanesa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971]&lt;&gt;[.A970];[.C971]&lt;&gt;[.C9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Rey López, Arantxa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972]&lt;&gt;[.A971];[.C972]&lt;&gt;[.C9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Lorenzo Mariñas, Andrea</text:p>
          </table:table-cell>
          <table:table-cell office:value-type="string" calcext:value-type="string">
            <text:p>05/10/20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973]&lt;&gt;[.A972];[.C973]&lt;&gt;[.C9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Rodríguez Álvarez, Andrea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974]&lt;&gt;[.A973];[.C974]&lt;&gt;[.C9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Campos Iglesias, Vanesa</text:p>
          </table:table-cell>
          <table:table-cell table:style-name="ce33" office:value-type="string" calcext:value-type="string">
            <text:p>06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75]&lt;&gt;[.A974];[.C975]&lt;&gt;[.C9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Amorín Cabeda, Miguel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76]&lt;&gt;[.A975];[.C976]&lt;&gt;[.C9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Argüelles Fernández, Diego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77]&lt;&gt;[.A976];[.C977]&lt;&gt;[.C9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/>
          <table:table-cell office:value-type="string" calcext:value-type="string">
            <text:p>Cayetano Portabales, Álvaro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78]&lt;&gt;[.A977];[.C978]&lt;&gt;[.C9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Collazo González, Sergio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79]&lt;&gt;[.A978];[.C979]&lt;&gt;[.C9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Costas Llinares, Christopher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80]&lt;&gt;[.A979];[.C980]&lt;&gt;[.C9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Crespo Barrueta, José Miguel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1 CBIFC02-INFOFC-A</text:p>
          </table:table-cell>
          <table:table-cell office:value-type="string" calcext:value-type="string">
            <text:p>*</text:p>
          </table:table-cell>
          <table:table-cell table:formula="of:=IF(OR([.A981]&lt;&gt;[.A980];[.C981]&lt;&gt;[.C9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Crespo Carrera, José Aarón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82]&lt;&gt;[.A981];[.C982]&lt;&gt;[.C9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Fernández Gil, Gabriel</text:p>
          </table:table-cell>
          <table:table-cell/>
          <table:table-cell office:value-type="string" calcext:value-type="string">
            <text:p>1 CBIFC02-INFOFC-A</text:p>
          </table:table-cell>
          <table:table-cell office:value-type="string" calcext:value-type="string">
            <text:p>*</text:p>
          </table:table-cell>
          <table:table-cell table:formula="of:=IF(OR([.A983]&lt;&gt;[.A982];[.C983]&lt;&gt;[.C9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García Pedrosa, Eduardo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84]&lt;&gt;[.A983];[.C984]&lt;&gt;[.C9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Lago Souto, Iago Jesús</text:p>
          </table:table-cell>
          <table:table-cell/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85]&lt;&gt;[.A984];[.C985]&lt;&gt;[.C9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/>
          <table:table-cell office:value-type="string" calcext:value-type="string">
            <text:p>Miranda Marques, Matheus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86]&lt;&gt;[.A985];[.C986]&lt;&gt;[.C9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Neila Gómez, David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87]&lt;&gt;[.A986];[.C987]&lt;&gt;[.C9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Nogales Sotomayor, Angela Jennifer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88]&lt;&gt;[.A987];[.C988]&lt;&gt;[.C9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Pereira Heinisch, Diego Enrique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89]&lt;&gt;[.A988];[.C989]&lt;&gt;[.C9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Portela Sampedro, Juan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990]&lt;&gt;[.A989];[.C990]&lt;&gt;[.C9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Suárez Cruz, Bruno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1]&lt;&gt;[.A990];[.C991]&lt;&gt;[.C9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Alcaine Díez, Víctor</text:p>
          </table:table-cell>
          <table:table-cell office:value-type="string" calcext:value-type="string">
            <text:p>10/10/0216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992]&lt;&gt;[.A991];[.C992]&lt;&gt;[.C9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Díaz Rodriguez, David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3]&lt;&gt;[.A992];[.C993]&lt;&gt;[.C9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Domínguez fernández, Diego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994]&lt;&gt;[.A993];[.C994]&lt;&gt;[.C9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Iloaei, Andrea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5]&lt;&gt;[.A994];[.C995]&lt;&gt;[.C9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Lladó Alzueta, Isabel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6]&lt;&gt;[.A995];[.C996]&lt;&gt;[.C9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Mendes Borges, Carlos Eduardo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7]&lt;&gt;[.A996];[.C997]&lt;&gt;[.C9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/>
          <table:table-cell office:value-type="string" calcext:value-type="string">
            <text:p>Pereira Graña, Nazaret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8]&lt;&gt;[.A997];[.C998]&lt;&gt;[.C9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Pérez Rodríguez, Jonathan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999]&lt;&gt;[.A998];[.C999]&lt;&gt;[.C9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Rocha Rodríguez, Nicolas Santiago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00]&lt;&gt;[.A999];[.C1000]&lt;&gt;[.C9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Sánchez Castro, José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1001]&lt;&gt;[.A1000];[.C1001]&lt;&gt;[.C10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sandu, Leonardo Vasilica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B</text:p>
          </table:table-cell>
          <table:table-cell office:value-type="string" calcext:value-type="string">
            <text:p>*</text:p>
          </table:table-cell>
          <table:table-cell table:formula="of:=IF(OR([.A1002]&lt;&gt;[.A1001];[.C1002]&lt;&gt;[.C10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Serrano González, Nestor</text:p>
          </table:table-cell>
          <table:table-cell office:value-type="string" calcext:value-type="string">
            <text:p>10/10/2016</text:p>
          </table:table-cell>
          <table:table-cell office:value-type="string" calcext:value-type="string">
            <text:p>2 CBIFC02-INFOFC-A</text:p>
          </table:table-cell>
          <table:table-cell office:value-type="string" calcext:value-type="string">
            <text:p>*</text:p>
          </table:table-cell>
          <table:table-cell table:formula="of:=IF(OR([.A1003]&lt;&gt;[.A1002];[.C1003]&lt;&gt;[.C10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Teijeiro González, David</text:p>
          </table:table-cell>
          <table:table-cell table:style-name="ce33" office:value-type="string" calcext:value-type="string">
            <text:p>10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04]&lt;&gt;[.A1003];[.C1004]&lt;&gt;[.C10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Pérez Novo, Lara</text:p>
          </table:table-cell>
          <table:table-cell table:style-name="ce33" office:value-type="string" calcext:value-type="string">
            <text:p>11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05]&lt;&gt;[.A1004];[.C1005]&lt;&gt;[.C10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Alonso Barboni, Florencia Camila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06]&lt;&gt;[.A1005];[.C1006]&lt;&gt;[.C10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Amoedo Veiga, Pedro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07]&lt;&gt;[.A1006];[.C1007]&lt;&gt;[.C10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Costache, Elisei Peter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08]&lt;&gt;[.A1007];[.C1008]&lt;&gt;[.C10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Cuevas Marte, Emely Nicole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09]&lt;&gt;[.A1008];[.C1009]&lt;&gt;[.C10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/>
          <table:table-cell office:value-type="string" calcext:value-type="string">
            <text:p>Domínguez Varela, Yanko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0]&lt;&gt;[.A1009];[.C1010]&lt;&gt;[.C10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Dumitrache, Larisa Florin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1]&lt;&gt;[.A1010];[.C1011]&lt;&gt;[.C10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Gil Rodríguez, Brais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2]&lt;&gt;[.A1011];[.C1012]&lt;&gt;[.C10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Iglesias Villar, Nair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3]&lt;&gt;[.A1012];[.C1013]&lt;&gt;[.C10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Jorge Alonso, Christian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4]&lt;&gt;[.A1013];[.C1014]&lt;&gt;[.C10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Lago Santomé, Jennifer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15]&lt;&gt;[.A1014];[.C1015]&lt;&gt;[.C10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Méndez Souto, Raquel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6]&lt;&gt;[.A1015];[.C1016]&lt;&gt;[.C10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Montoya Montoya, Lucí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17]&lt;&gt;[.A1016];[.C1017]&lt;&gt;[.C10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Pascual Almeida, José Ignacio</text:p>
          </table:table-cell>
          <table:table-cell office:value-type="string" calcext:value-type="string">
            <text:p>13/10/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18]&lt;&gt;[.A1017];[.C1018]&lt;&gt;[.C10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Pino Costas, Yurema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019]&lt;&gt;[.A1018];[.C1019]&lt;&gt;[.C10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RIco Mouriño, Jorge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020]&lt;&gt;[.A1019];[.C1020]&lt;&gt;[.C10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/>
          <table:table-cell office:value-type="string" calcext:value-type="string">
            <text:p>Riobó Etxeberria, Carl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21]&lt;&gt;[.A1020];[.C1021]&lt;&gt;[.C10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/>
          <table:table-cell office:value-type="string" calcext:value-type="string">
            <text:p>Silvera Martínez, Lucas Nahuel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22]&lt;&gt;[.A1021];[.C1022]&lt;&gt;[.C10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/>
          <table:table-cell office:value-type="string" calcext:value-type="string">
            <text:p>Soidán Lama, Sar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23]&lt;&gt;[.A1022];[.C1023]&lt;&gt;[.C10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office:value-type="string" calcext:value-type="string">
            <text:p>Vázquez Alonso, Beatriz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24]&lt;&gt;[.A1023];[.C1024]&lt;&gt;[.C10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Almuiña Nogueira, Kevin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B</text:p>
          </table:table-cell>
          <table:table-cell office:value-type="string" calcext:value-type="string">
            <text:p>*</text:p>
          </table:table-cell>
          <table:table-cell table:formula="of:=IF(OR([.A1025]&lt;&gt;[.A1024];[.C1025]&lt;&gt;[.C10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/>
          <table:table-cell office:value-type="string" calcext:value-type="string">
            <text:p>Álvarez Pumar, María Victori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1 CMIMP01-ESTBEL-A</text:p>
          </table:table-cell>
          <table:table-cell office:value-type="string" calcext:value-type="string">
            <text:p>*</text:p>
          </table:table-cell>
          <table:table-cell table:formula="of:=IF(OR([.A1026]&lt;&gt;[.A1025];[.C1026]&lt;&gt;[.C10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Aparecida da Silva, Ariana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27]&lt;&gt;[.A1026];[.C1027]&lt;&gt;[.C10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Castro Da Silva, Ariana Aparecida</text:p>
          </table:table-cell>
          <table:table-cell table:style-name="ce33" office:value-type="string" calcext:value-type="string">
            <text:p>13/10/2016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028]&lt;&gt;[.A1027];[.C1028]&lt;&gt;[.C10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/>
          <table:table-cell office:value-type="string" calcext:value-type="string">
            <text:p>Coman, Miruna-Ionel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29]&lt;&gt;[.A1028];[.C1029]&lt;&gt;[.C10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/>
          <table:table-cell office:value-type="string" calcext:value-type="string">
            <text:p>Coman, Ecaterina Craciun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30]&lt;&gt;[.A1029];[.C1030]&lt;&gt;[.C10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Da Silva Maia, Patricia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B</text:p>
          </table:table-cell>
          <table:table-cell office:value-type="string" calcext:value-type="string">
            <text:p>*</text:p>
          </table:table-cell>
          <table:table-cell table:formula="of:=IF(OR([.A1031]&lt;&gt;[.A1030];[.C1031]&lt;&gt;[.C10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López Pérez, Martín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1032]&lt;&gt;[.A1031];[.C1032]&lt;&gt;[.C10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/>
          <table:table-cell office:value-type="string" calcext:value-type="string">
            <text:p>Prince Ashiagbor Rodrigues, Nuri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33]&lt;&gt;[.A1032];[.C1033]&lt;&gt;[.C10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/>
          <table:table-cell office:value-type="string" calcext:value-type="string">
            <text:p>Sampayo Alejandro, Yar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34]&lt;&gt;[.A1033];[.C1034]&lt;&gt;[.C10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/>
          <table:table-cell office:value-type="string" calcext:value-type="string">
            <text:p>Servan, Gina Adelina</text:p>
          </table:table-cell>
          <table:table-cell table:style-name="ce33" office:value-type="string" calcext:value-type="string">
            <text:p>13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35]&lt;&gt;[.A1034];[.C1035]&lt;&gt;[.C10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string" calcext:value-type="string">
            <text:p>Silva Pagani, Camila Lorrayne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B</text:p>
          </table:table-cell>
          <table:table-cell office:value-type="string" calcext:value-type="string">
            <text:p>*</text:p>
          </table:table-cell>
          <table:table-cell table:formula="of:=IF(OR([.A1036]&lt;&gt;[.A1035];[.C1036]&lt;&gt;[.C10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Viéitez Castro, Rebeca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2 CBIMP01-PEITEST-B</text:p>
          </table:table-cell>
          <table:table-cell office:value-type="string" calcext:value-type="string">
            <text:p>*</text:p>
          </table:table-cell>
          <table:table-cell table:formula="of:=IF(OR([.A1037]&lt;&gt;[.A1036];[.C1037]&lt;&gt;[.C10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/>
          <table:table-cell office:value-type="string" calcext:value-type="string">
            <text:p>Cajide Rodríguez, Sheila</text:p>
          </table:table-cell>
          <table:table-cell table:style-name="ce33" office:value-type="string" calcext:value-type="string">
            <text:p>17/10/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1038]&lt;&gt;[.A1037];[.C1038]&lt;&gt;[.C10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Casado Comesaña, Nekane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1039]&lt;&gt;[.A1038];[.C1039]&lt;&gt;[.C10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Figueroa Lago, Tamara</text:p>
          </table:table-cell>
          <table:table-cell table:style-name="ce33" office:value-type="string" calcext:value-type="string">
            <text:p>17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40]&lt;&gt;[.A1039];[.C1040]&lt;&gt;[.C10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Gallego Alvarez, Carla</text:p>
          </table:table-cell>
          <table:table-cell/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1041]&lt;&gt;[.A1040];[.C1041]&lt;&gt;[.C10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López Freitas, Sara</text:p>
          </table:table-cell>
          <table:table-cell office:value-type="string" calcext:value-type="string">
            <text:p>17/10/2016</text:p>
          </table:table-cell>
          <table:table-cell office:value-type="string" calcext:value-type="string">
            <text:p>2 CMIMP02-PECOCA-A</text:p>
          </table:table-cell>
          <table:table-cell office:value-type="string" calcext:value-type="string">
            <text:p>*</text:p>
          </table:table-cell>
          <table:table-cell table:formula="of:=IF(OR([.A1042]&lt;&gt;[.A1041];[.C1042]&lt;&gt;[.C10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Rodríguez Otero, Natalia</text:p>
          </table:table-cell>
          <table:table-cell table:style-name="ce33" office:value-type="string" calcext:value-type="string">
            <text:p>17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43]&lt;&gt;[.A1042];[.C1043]&lt;&gt;[.C10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/>
          <table:table-cell office:value-type="string" calcext:value-type="string">
            <text:p>Tituana Benalcazar, Iris Lorena</text:p>
          </table:table-cell>
          <table:table-cell table:style-name="ce33" office:value-type="string" calcext:value-type="string">
            <text:p>24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44]&lt;&gt;[.A1043];[.C1044]&lt;&gt;[.C10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Acuña Álvarez, Beatriz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1045]&lt;&gt;[.A1044];[.C1045]&lt;&gt;[.C10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Otero Villar, Laura</text:p>
          </table:table-cell>
          <table:table-cell office:value-type="string" calcext:value-type="string">
            <text:p>27/10/2016</text:p>
          </table:table-cell>
          <table:table-cell office:value-type="string" calcext:value-type="string">
            <text:p>(A)-ZMIMP01-ESTBEL-A</text:p>
          </table:table-cell>
          <table:table-cell office:value-type="string" calcext:value-type="string">
            <text:p>*</text:p>
          </table:table-cell>
          <table:table-cell table:formula="of:=IF(OR([.A1046]&lt;&gt;[.A1045];[.C1046]&lt;&gt;[.C10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Lara Hernández, Karen</text:p>
          </table:table-cell>
          <table:table-cell table:style-name="ce33" office:value-type="string" calcext:value-type="string">
            <text:p>27/10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47]&lt;&gt;[.A1046];[.C1047]&lt;&gt;[.C10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Da Silva Castro, Alexandre</text:p>
          </table:table-cell>
          <table:table-cell office:value-type="string" calcext:value-type="string">
            <text:p>03/11/2016</text:p>
          </table:table-cell>
          <table:table-cell office:value-type="string" calcext:value-type="string">
            <text:p>(A)-ZMIFC01-SIMIRE-A</text:p>
          </table:table-cell>
          <table:table-cell office:value-type="string" calcext:value-type="string">
            <text:p>*</text:p>
          </table:table-cell>
          <table:table-cell table:formula="of:=IF(OR([.A1048]&lt;&gt;[.A1047];[.C1048]&lt;&gt;[.C10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Silva Florez, Uriela</text:p>
          </table:table-cell>
          <table:table-cell/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1049]&lt;&gt;[.A1048];[.C1049]&lt;&gt;[.C10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Poceiro Larrañaga, Raquel</text:p>
          </table:table-cell>
          <table:table-cell table:style-name="ce33" office:value-type="string" calcext:value-type="string">
            <text:p>08/1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0]&lt;&gt;[.A1049];[.C1050]&lt;&gt;[.C10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Marco Fernández, Alba</text:p>
          </table:table-cell>
          <table:table-cell table:style-name="ce33" office:value-type="string" calcext:value-type="string">
            <text:p>09/1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1]&lt;&gt;[.A1050];[.C1051]&lt;&gt;[.C10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/>
          <table:table-cell office:value-type="string" calcext:value-type="string">
            <text:p>Pastoriza Pazo, Jose Ignacio</text:p>
          </table:table-cell>
          <table:table-cell table:style-name="ce33" office:value-type="string" calcext:value-type="string">
            <text:p>16/11/1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2]&lt;&gt;[.A1051];[.C1052]&lt;&gt;[.C10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Club de lectura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3]&lt;&gt;[.A1052];[.C1053]&lt;&gt;[.C10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Moreira Martínez, Natalia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1054]&lt;&gt;[.A1053];[.C1054]&lt;&gt;[.C10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Soto Iglesias, María del Pilar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1055]&lt;&gt;[.A1054];[.C1055]&lt;&gt;[.C10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Bertolo Fafián, Alejandro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 CSIFC02-DAM-A</text:p>
          </table:table-cell>
          <table:table-cell office:value-type="string" calcext:value-type="string">
            <text:p>*</text:p>
          </table:table-cell>
          <table:table-cell table:formula="of:=IF(OR([.A1056]&lt;&gt;[.A1055];[.C1056]&lt;&gt;[.C10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Méndez Rial, Belia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1057]&lt;&gt;[.A1056];[.C1057]&lt;&gt;[.C10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Castro Amandio, Javier</text:p>
          </table:table-cell>
          <table:table-cell table:style-name="ce33" office:value-type="string" calcext:value-type="string">
            <text:p>19/01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8]&lt;&gt;[.A1057];[.C1058]&lt;&gt;[.C10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Luis Ángel Domínguez Cabral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59]&lt;&gt;[.A1058];[.C1059]&lt;&gt;[.C10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Jose Antonio Freaza Pérez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0]&lt;&gt;[.A1059];[.C1060]&lt;&gt;[.C10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Devesa Crespo, Juan Manuel</text:p>
          </table:table-cell>
          <table:table-cell office:value-type="string" calcext:value-type="string">
            <text:p>27/01/2017</text:p>
          </table:table-cell>
          <table:table-cell office:value-type="string" calcext:value-type="string">
            <text:p>1 CSIMP01-ESINBE-A</text:p>
          </table:table-cell>
          <table:table-cell office:value-type="string" calcext:value-type="string">
            <text:p>*</text:p>
          </table:table-cell>
          <table:table-cell table:formula="of:=IF(OR([.A1061]&lt;&gt;[.A1060];[.C1061]&lt;&gt;[.C10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Rios Vilas, Andrea</text:p>
          </table:table-cell>
          <table:table-cell table:style-name="ce33" office:value-type="string" calcext:value-type="string">
            <text:p>27/01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2]&lt;&gt;[.A1061];[.C1062]&lt;&gt;[.C10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DOMÍNGUEZ CABRAL, LUIS ÁNGEL</text:p>
          </table:table-cell>
          <table:table-cell/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063]&lt;&gt;[.A1062];[.C1063]&lt;&gt;[.C10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García Guimeráns, Rebeca</text:p>
          </table:table-cell>
          <table:table-cell table:style-name="ce33" office:value-type="string" calcext:value-type="string">
            <text:p>16/02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4]&lt;&gt;[.A1063];[.C1064]&lt;&gt;[.C10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Borja Piñeiro, Selene</text:p>
          </table:table-cell>
          <table:table-cell table:style-name="ce33" office:value-type="float" office:value="43110" calcext:value-type="float">
            <text:p>43110</text:p>
          </table:table-cell>
          <table:table-cell office:value-type="string" calcext:value-type="string">
            <text:p>4 CMIMP01-ESTBEL-A</text:p>
          </table:table-cell>
          <table:table-cell office:value-type="string" calcext:value-type="string">
            <text:p>*</text:p>
          </table:table-cell>
          <table:table-cell table:formula="of:=IF(OR([.A1065]&lt;&gt;[.A1064];[.C1065]&lt;&gt;[.C10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Miraballes Navarro, Micaela</text:p>
          </table:table-cell>
          <table:table-cell table:style-name="ce33" office:value-type="string" calcext:value-type="string">
            <text:p>16/02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6]&lt;&gt;[.A1065];[.C1066]&lt;&gt;[.C10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Boullosa Vazquez, María del Carmen</text:p>
          </table:table-cell>
          <table:table-cell table:style-name="ce33" office:value-type="float" office:value="43110" calcext:value-type="float">
            <text:p>43110</text:p>
          </table:table-cell>
          <table:table-cell office:value-type="string" calcext:value-type="string">
            <text:p>5 CMIMP01-ESTBEL-A</text:p>
          </table:table-cell>
          <table:table-cell office:value-type="string" calcext:value-type="string">
            <text:p>*</text:p>
          </table:table-cell>
          <table:table-cell table:formula="of:=IF(OR([.A1067]&lt;&gt;[.A1066];[.C1067]&lt;&gt;[.C10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Pineda Suárez, William Davis</text:p>
          </table:table-cell>
          <table:table-cell table:style-name="ce33" office:value-type="string" calcext:value-type="string">
            <text:p>16/02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68]&lt;&gt;[.A1067];[.C1068]&lt;&gt;[.C10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GUIMAREY BLANCO, M.REYES</text:p>
          </table:table-cell>
          <table:table-cell office:value-type="float" office:value="43111" calcext:value-type="float">
            <text:p>43111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069]&lt;&gt;[.A1068];[.C1069]&lt;&gt;[.C10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Rosende Pujales, Samuel</text:p>
          </table:table-cell>
          <table:table-cell table:style-name="ce33" office:value-type="string" calcext:value-type="string">
            <text:p>16/02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70]&lt;&gt;[.A1069];[.C1070]&lt;&gt;[.C10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Ventín Santos, Caroline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1071]&lt;&gt;[.A1070];[.C1071]&lt;&gt;[.C10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Ventín Santos, Giovani</text:p>
          </table:table-cell>
          <table:table-cell office:value-type="string" calcext:value-type="string">
            <text:p>21/02/2017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1072]&lt;&gt;[.A1071];[.C1072]&lt;&gt;[.C10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Viéitez Castro, Rebeca</text:p>
          </table:table-cell>
          <table:table-cell table:style-name="ce33" office:value-type="string" calcext:value-type="string">
            <text:p>21/02/17</text:p>
          </table:table-cell>
          <table:table-cell office:value-type="string" calcext:value-type="string">
            <text:p>2 CBIMP01-PEITEST-B</text:p>
          </table:table-cell>
          <table:table-cell office:value-type="string" calcext:value-type="string">
            <text:p>*</text:p>
          </table:table-cell>
          <table:table-cell table:formula="of:=IF(OR([.A1073]&lt;&gt;[.A1072];[.C1073]&lt;&gt;[.C10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Bouzón Amoedo, Adrián</text:p>
          </table:table-cell>
          <table:table-cell office:value-type="string" calcext:value-type="string">
            <text:p>24/02/2017</text:p>
          </table:table-cell>
          <table:table-cell office:value-type="string" calcext:value-type="string">
            <text:p>2 CMIFC01-SIMIRE-B</text:p>
          </table:table-cell>
          <table:table-cell office:value-type="string" calcext:value-type="string">
            <text:p>*</text:p>
          </table:table-cell>
          <table:table-cell table:formula="of:=IF(OR([.A1074]&lt;&gt;[.A1073];[.C1074]&lt;&gt;[.C10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El Orfi, Kaoutar</text:p>
          </table:table-cell>
          <table:table-cell/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1075]&lt;&gt;[.A1074];[.C1075]&lt;&gt;[.C10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Abreu Gallego, Antón</text:p>
          </table:table-cell>
          <table:table-cell/>
          <table:table-cell office:value-type="string" calcext:value-type="string">
            <text:p>1 CMIFC01-SIMIRE-X</text:p>
          </table:table-cell>
          <table:table-cell office:value-type="string" calcext:value-type="string">
            <text:p>*</text:p>
          </table:table-cell>
          <table:table-cell table:formula="of:=IF(OR([.A1076]&lt;&gt;[.A1075];[.C1076]&lt;&gt;[.C10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Rodríguez Fernández, Oscar</text:p>
          </table:table-cell>
          <table:table-cell table:style-name="ce33" office:value-type="string" calcext:value-type="string">
            <text:p>25/04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77]&lt;&gt;[.A1076];[.C1077]&lt;&gt;[.C10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Franqueira Carrera, Abel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2 CMIFC01-SIMIRE-A</text:p>
          </table:table-cell>
          <table:table-cell office:value-type="string" calcext:value-type="string">
            <text:p>*</text:p>
          </table:table-cell>
          <table:table-cell table:formula="of:=IF(OR([.A1078]&lt;&gt;[.A1077];[.C1078]&lt;&gt;[.C10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Pérez Vila, Diego</text:p>
          </table:table-cell>
          <table:table-cell table:style-name="ce33" office:value-type="string" calcext:value-type="string">
            <text:p>25/04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079]&lt;&gt;[.A1078];[.C1079]&lt;&gt;[.C10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Gudiño Andara, Legna Guelany</text:p>
          </table:table-cell>
          <table:table-cell/>
          <table:table-cell office:value-type="string" calcext:value-type="string">
            <text:p>2 CSIMP01-ESINBE-B</text:p>
          </table:table-cell>
          <table:table-cell office:value-type="string" calcext:value-type="string">
            <text:p>*</text:p>
          </table:table-cell>
          <table:table-cell table:formula="of:=IF(OR([.A1080]&lt;&gt;[.A1079];[.C1080]&lt;&gt;[.C10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office:value-type="string" calcext:value-type="string">
            <text:p>Carazo García, Manuel</text:p>
          </table:table-cell>
          <table:table-cell office:value-type="string" calcext:value-type="string">
            <text:p>28/04/2017</text:p>
          </table:table-cell>
          <table:table-cell office:value-type="string" calcext:value-type="string">
            <text:p>2 CMIFC01-SIMIRE-A</text:p>
          </table:table-cell>
          <table:table-cell office:value-type="string" calcext:value-type="string">
            <text:p>*</text:p>
          </table:table-cell>
          <table:table-cell table:formula="of:=IF(OR([.A1081]&lt;&gt;[.A1080];[.C1081]&lt;&gt;[.C10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/>
          <table:table-cell office:value-type="string" calcext:value-type="string">
            <text:p>Alonso Trigás, Melis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2]&lt;&gt;[.A1081];[.C1082]&lt;&gt;[.C10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/>
          <table:table-cell office:value-type="string" calcext:value-type="string">
            <text:p>Fargoug, Hajar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3]&lt;&gt;[.A1082];[.C1083]&lt;&gt;[.C10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/>
          <table:table-cell office:value-type="string" calcext:value-type="string">
            <text:p>Garcia González, Pablo</text:p>
          </table:table-cell>
          <table:table-cell/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4]&lt;&gt;[.A1083];[.C1084]&lt;&gt;[.C10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García Pérez, Uxí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5]&lt;&gt;[.A1084];[.C1085]&lt;&gt;[.C10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/>
          <table:table-cell office:value-type="string" calcext:value-type="string">
            <text:p>Lago Rodríguez, Pedro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6]&lt;&gt;[.A1085];[.C1086]&lt;&gt;[.C10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Márquez Iglesias, Nadi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7]&lt;&gt;[.A1086];[.C1087]&lt;&gt;[.C10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Matos de Souza, Jackson Carlos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88]&lt;&gt;[.A1087];[.C1088]&lt;&gt;[.C10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office:value-type="string" calcext:value-type="string">
            <text:p>Nieves Couto, Amara Belén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089]&lt;&gt;[.A1088];[.C1089]&lt;&gt;[.C10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Pazó Silva, Jorge Enrique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0]&lt;&gt;[.A1089];[.C1090]&lt;&gt;[.C10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/>
          <table:table-cell office:value-type="string" calcext:value-type="string">
            <text:p>Penela Álvarez, Adrián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1]&lt;&gt;[.A1090];[.C1091]&lt;&gt;[.C10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Pérez González, Raquel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2]&lt;&gt;[.A1091];[.C1092]&lt;&gt;[.C10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Portas Vasco, Raúl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3]&lt;&gt;[.A1092];[.C1093]&lt;&gt;[.C10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Puime Sío, Náser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4]&lt;&gt;[.A1093];[.C1094]&lt;&gt;[.C10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Rudaru, Angel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5]&lt;&gt;[.A1094];[.C1095]&lt;&gt;[.C10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Thior Ngom, Assane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6]&lt;&gt;[.A1095];[.C1096]&lt;&gt;[.C10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office:value-type="string" calcext:value-type="string">
            <text:p>Tresandí Otero, Pablo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097]&lt;&gt;[.A1096];[.C1097]&lt;&gt;[.C10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Aguirre, Isaías Enoc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098]&lt;&gt;[.A1097];[.C1098]&lt;&gt;[.C10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Alves Develly Fonseca, Manuel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099]&lt;&gt;[.A1098];[.C1099]&lt;&gt;[.C10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Blanco Fernández, Anxo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0]&lt;&gt;[.A1099];[.C1100]&lt;&gt;[.C10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Durac, Avram Vladut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1]&lt;&gt;[.A1100];[.C1101]&lt;&gt;[.C11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Fernández Soto, Claudi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2]&lt;&gt;[.A1101];[.C1102]&lt;&gt;[.C11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Ion, Cristi Eugen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3]&lt;&gt;[.A1102];[.C1103]&lt;&gt;[.C11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Lago Álvarez, Anxo Rubén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A</text:p>
          </table:table-cell>
          <table:table-cell office:value-type="string" calcext:value-type="string">
            <text:p>*</text:p>
          </table:table-cell>
          <table:table-cell table:formula="of:=IF(OR([.A1104]&lt;&gt;[.A1103];[.C1104]&lt;&gt;[.C11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office:value-type="string" calcext:value-type="string">
            <text:p>Lago Vázquez, Sabela</text:p>
          </table:table-cell>
          <table:table-cell office:value-type="string" calcext:value-type="string">
            <text:p>28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5]&lt;&gt;[.A1104];[.C1105]&lt;&gt;[.C11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Moukhass, Abdennour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6]&lt;&gt;[.A1105];[.C1106]&lt;&gt;[.C11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/>
          <table:table-cell office:value-type="string" calcext:value-type="string">
            <text:p>Otero González, Cayetana</text:p>
          </table:table-cell>
          <table:table-cell office:value-type="string" calcext:value-type="string">
            <text:p>29/08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7]&lt;&gt;[.A1106];[.C1107]&lt;&gt;[.C11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Pérez Fraga, Darío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8]&lt;&gt;[.A1107];[.C1108]&lt;&gt;[.C11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Pinheiro Correa, Ainhoa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09]&lt;&gt;[.A1108];[.C1109]&lt;&gt;[.C11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Rodriguez Peldorado, Carla</text:p>
          </table:table-cell>
          <table:table-cell/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10]&lt;&gt;[.A1109];[.C1110]&lt;&gt;[.C11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/>
          <table:table-cell office:value-type="string" calcext:value-type="string">
            <text:p>Villanueva covelo, Nahir</text:p>
          </table:table-cell>
          <table:table-cell/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11]&lt;&gt;[.A1110];[.C1111]&lt;&gt;[.C11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Alonso barboni, Florencia Camila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2]&lt;&gt;[.A1111];[.C1112]&lt;&gt;[.C11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/>
          <table:table-cell office:value-type="string" calcext:value-type="string">
            <text:p>Amoedo Veiga, Pedro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3]&lt;&gt;[.A1112];[.C1113]&lt;&gt;[.C11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Aparecida da Silva, Ariana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4]&lt;&gt;[.A1113];[.C1114]&lt;&gt;[.C11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Collazo Doval, Ruth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5]&lt;&gt;[.A1114];[.C1115]&lt;&gt;[.C11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Cuevas Marte, Emely Nicole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6]&lt;&gt;[.A1115];[.C1116]&lt;&gt;[.C11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Lago Santomé, Jennifer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7]&lt;&gt;[.A1116];[.C1117]&lt;&gt;[.C11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Mérida pais, Carla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18]&lt;&gt;[.A1117];[.C1118]&lt;&gt;[.C11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Pascual Almeida, José Ignacio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19]&lt;&gt;[.A1118];[.C1119]&lt;&gt;[.C11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Salinas Quirante, Andrea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20]&lt;&gt;[.A1119];[.C1120]&lt;&gt;[.C11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/>
          <table:table-cell office:value-type="string" calcext:value-type="string">
            <text:p>Vázquez Alonso, Beatriz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2 CBIMP01-PEITEST-A</text:p>
          </table:table-cell>
          <table:table-cell office:value-type="string" calcext:value-type="string">
            <text:p>*</text:p>
          </table:table-cell>
          <table:table-cell table:formula="of:=IF(OR([.A1121]&lt;&gt;[.A1120];[.C1121]&lt;&gt;[.C11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Cabaleiro Sierra, Alejandro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1122]&lt;&gt;[.A1121];[.C1122]&lt;&gt;[.C11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Fernández Ávarez, Lucía</text:p>
          </table:table-cell>
          <table:table-cell table:style-name="ce33" office:value-type="string" calcext:value-type="string">
            <text:p>29/09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23]&lt;&gt;[.A1122];[.C1123]&lt;&gt;[.C11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Loza Giron, Albert Luis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1124]&lt;&gt;[.A1123];[.C1124]&lt;&gt;[.C11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Santos Huaranga, Cristian</text:p>
          </table:table-cell>
          <table:table-cell/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1125]&lt;&gt;[.A1124];[.C1125]&lt;&gt;[.C11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Chacón González, Leire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1126]&lt;&gt;[.A1125];[.C1126]&lt;&gt;[.C11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/>
          <table:table-cell office:value-type="string" calcext:value-type="string">
            <text:p>Rudaru, Ionut Laurentiu</text:p>
          </table:table-cell>
          <table:table-cell table:style-name="ce33" office:value-type="string" calcext:value-type="string">
            <text:p>01/10/17</text:p>
          </table:table-cell>
          <table:table-cell office:value-type="string" calcext:value-type="string">
            <text:p>2 ESO <text:s/>A</text:p>
          </table:table-cell>
          <table:table-cell office:value-type="string" calcext:value-type="string">
            <text:p>*</text:p>
          </table:table-cell>
          <table:table-cell table:formula="of:=IF(OR([.A1127]&lt;&gt;[.A1126];[.C1127]&lt;&gt;[.C11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Sánchez-Puga Figueroa, joan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3 ESO <text:s/>B</text:p>
          </table:table-cell>
          <table:table-cell office:value-type="string" calcext:value-type="string">
            <text:p>*</text:p>
          </table:table-cell>
          <table:table-cell table:formula="of:=IF(OR([.A1128]&lt;&gt;[.A1127];[.C1128]&lt;&gt;[.C11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Amoedo Costa, Esperanza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29]&lt;&gt;[.A1128];[.C1129]&lt;&gt;[.C11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Domingo Colinas, Ruth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1130]&lt;&gt;[.A1129];[.C1130]&lt;&gt;[.C11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/>
          <table:table-cell office:value-type="string" calcext:value-type="string">
            <text:p>Gómez Barrasa, Alba</text:p>
          </table:table-cell>
          <table:table-cell table:style-name="ce33" office:value-type="string" calcext:value-type="string">
            <text:p>02/10/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31]&lt;&gt;[.A1130];[.C1131]&lt;&gt;[.C11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Mosquera Regueiro, Diego</text:p>
          </table:table-cell>
          <table:table-cell table:style-name="ce33" office:value-type="string" calcext:value-type="string">
            <text:p>02/10/17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1132]&lt;&gt;[.A1131];[.C1132]&lt;&gt;[.C113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Otero Llorente, Antía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1133]&lt;&gt;[.A1132];[.C1133]&lt;&gt;[.C113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Carrera González, María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2 BAC <text:s/>A</text:p>
          </table:table-cell>
          <table:table-cell office:value-type="string" calcext:value-type="string">
            <text:p>*</text:p>
          </table:table-cell>
          <table:table-cell table:formula="of:=IF(OR([.A1134]&lt;&gt;[.A1133];[.C1134]&lt;&gt;[.C113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/>
          <table:table-cell office:value-type="string" calcext:value-type="string">
            <text:p>Vela Granado, Roberto Carlos</text:p>
          </table:table-cell>
          <table:table-cell office:value-type="string" calcext:value-type="string">
            <text:p>02/10/2017</text:p>
          </table:table-cell>
          <table:table-cell office:value-type="string" calcext:value-type="string">
            <text:p>2 BAC <text:s/>B</text:p>
          </table:table-cell>
          <table:table-cell office:value-type="string" calcext:value-type="string">
            <text:p>*</text:p>
          </table:table-cell>
          <table:table-cell table:formula="of:=IF(OR([.A1135]&lt;&gt;[.A1134];[.C1135]&lt;&gt;[.C113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Gonçales Messias, Brun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1136]&lt;&gt;[.A1135];[.C1136]&lt;&gt;[.C113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Rey Vázquez, Marí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3 ESO <text:s/>A</text:p>
          </table:table-cell>
          <table:table-cell office:value-type="string" calcext:value-type="string">
            <text:p>*</text:p>
          </table:table-cell>
          <table:table-cell table:formula="of:=IF(OR([.A1137]&lt;&gt;[.A1136];[.C1137]&lt;&gt;[.C113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Campos Zumoza, Mariangel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1138]&lt;&gt;[.A1137];[.C1138]&lt;&gt;[.C113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Loza Giron, Rachell Mariam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1139]&lt;&gt;[.A1138];[.C1139]&lt;&gt;[.C113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Matos de Souza, Jaqueline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1140]&lt;&gt;[.A1139];[.C1140]&lt;&gt;[.C113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Guisande Álvarez, Diego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CSIFC01-ADSIINRE-A</text:p>
          </table:table-cell>
          <table:table-cell office:value-type="string" calcext:value-type="string">
            <text:p>*</text:p>
          </table:table-cell>
          <table:table-cell table:formula="of:=IF(OR([.A1141]&lt;&gt;[.A1140];[.C1141]&lt;&gt;[.C114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Alonso Vázquez, Raquel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2]&lt;&gt;[.A1141];[.C1142]&lt;&gt;[.C114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Barros Márquez, Marta Tábat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3]&lt;&gt;[.A1142];[.C1143]&lt;&gt;[.C114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Crespo Fernández, Julio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4]&lt;&gt;[.A1143];[.C1144]&lt;&gt;[.C114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García Rodríguez, Aix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5]&lt;&gt;[.A1144];[.C1145]&lt;&gt;[.C114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González Martínez, Mónica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6]&lt;&gt;[.A1145];[.C1146]&lt;&gt;[.C114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Martínez Aguilera, Brittany Solange</text:p>
          </table:table-cell>
          <table:table-cell office:value-type="string" calcext:value-type="string">
            <text:p>03/10/2017</text:p>
          </table:table-cell>
          <table:table-cell office:value-type="string" calcext:value-type="string">
            <text:p>1 BAC <text:s/>A</text:p>
          </table:table-cell>
          <table:table-cell office:value-type="string" calcext:value-type="string">
            <text:p>*</text:p>
          </table:table-cell>
          <table:table-cell table:formula="of:=IF(OR([.A1147]&lt;&gt;[.A1146];[.C1147]&lt;&gt;[.C114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Balseiro Corujeira, Paul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48]&lt;&gt;[.A1147];[.C1148]&lt;&gt;[.C114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Cerdeira Piñeiro, Erik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49]&lt;&gt;[.A1148];[.C1149]&lt;&gt;[.C114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Enciso Fernández, Juan Ignacio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0]&lt;&gt;[.A1149];[.C1150]&lt;&gt;[.C114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Fernández Jiménez, Carlot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1]&lt;&gt;[.A1150];[.C1151]&lt;&gt;[.C115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Ferreira Rodríguez, Carla</text:p>
          </table:table-cell>
          <table:table-cell office:value-type="string" calcext:value-type="string">
            <text:p>04/10/210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2]&lt;&gt;[.A1151];[.C1152]&lt;&gt;[.C115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García Álvarez, Sabel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3]&lt;&gt;[.A1152];[.C1153]&lt;&gt;[.C115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González Domínguez, Meheret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4]&lt;&gt;[.A1153];[.C1154]&lt;&gt;[.C115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/>
          <table:table-cell office:value-type="string" calcext:value-type="string">
            <text:p>Janeiro Gómez, Ere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5]&lt;&gt;[.A1154];[.C1155]&lt;&gt;[.C115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Lorenzo González, Zoil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6]&lt;&gt;[.A1155];[.C1156]&lt;&gt;[.C115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Marqués Almeida, Vanessa Stefani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7]&lt;&gt;[.A1156];[.C1157]&lt;&gt;[.C115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Mas Pardellas, Sonia Marí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8]&lt;&gt;[.A1157];[.C1158]&lt;&gt;[.C115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Pérez Garín, Lar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59]&lt;&gt;[.A1158];[.C1159]&lt;&gt;[.C115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Piña Pérez, viviana Carl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0]&lt;&gt;[.A1159];[.C1160]&lt;&gt;[.C115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Ramírez Díaz, Aimar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1]&lt;&gt;[.A1160];[.C1161]&lt;&gt;[.C116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Represas Leirós, Tamar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2]&lt;&gt;[.A1161];[.C1162]&lt;&gt;[.C116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Rodríguez Rodríguez, Uxí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3]&lt;&gt;[.A1162];[.C1163]&lt;&gt;[.C116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Vidal Sánchez, Ev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4]&lt;&gt;[.A1163];[.C1164]&lt;&gt;[.C116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Villasenín Taboada, Lucía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CBIMP01-PEITEST-A</text:p>
          </table:table-cell>
          <table:table-cell office:value-type="string" calcext:value-type="string">
            <text:p>*</text:p>
          </table:table-cell>
          <table:table-cell table:formula="of:=IF(OR([.A1165]&lt;&gt;[.A1164];[.C1165]&lt;&gt;[.C116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Álvarez Posada, Xacobe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66]&lt;&gt;[.A1165];[.C1166]&lt;&gt;[.C116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Rodríguez Llopis, Francisco Javier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1 ESO <text:s/>B</text:p>
          </table:table-cell>
          <table:table-cell office:value-type="string" calcext:value-type="string">
            <text:p>*</text:p>
          </table:table-cell>
          <table:table-cell table:formula="of:=IF(OR([.A1167]&lt;&gt;[.A1166];[.C1167]&lt;&gt;[.C116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RESÚA EIRAS, VANES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68]&lt;&gt;[.A1167];[.C1168]&lt;&gt;[.C116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/>
          <table:table-cell office:value-type="string" calcext:value-type="string">
            <text:p>RÚA ÁLVAREZ, BEATRIZ</text:p>
          </table:table-cell>
          <table:table-cell office:value-type="string" calcext:value-type="string">
            <text:p>05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69]&lt;&gt;[.A1168];[.C1169]&lt;&gt;[.C116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VILLAVERDE QUINTILLÁN, JOSÉ ANTONIO</text:p>
          </table:table-cell>
          <table:table-cell office:value-type="string" calcext:value-type="string">
            <text:p>06/10/2016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0]&lt;&gt;[.A1169];[.C1170]&lt;&gt;[.C116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Lorenzo Piñeiro, Bárbara</text:p>
          </table:table-cell>
          <table:table-cell office:value-type="string" calcext:value-type="string">
            <text:p>19/06/2017</text:p>
          </table:table-cell>
          <table:table-cell office:value-type="string" calcext:value-type="string">
            <text:p>(A)-ZSIFC03-DAW-A</text:p>
          </table:table-cell>
          <table:table-cell office:value-type="string" calcext:value-type="string">
            <text:p>*</text:p>
          </table:table-cell>
          <table:table-cell table:formula="of:=IF(OR([.A1171]&lt;&gt;[.A1170];[.C1171]&lt;&gt;[.C117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González Rodríguez, Margarit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(A)-ZSIMP03-ASEIMAPER-A</text:p>
          </table:table-cell>
          <table:table-cell office:value-type="string" calcext:value-type="string">
            <text:p>*</text:p>
          </table:table-cell>
          <table:table-cell table:formula="of:=IF(OR([.A1172]&lt;&gt;[.A1171];[.C1172]&lt;&gt;[.C117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GUIMAREY BLANCO, M.REYES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3]&lt;&gt;[.A1172];[.C1173]&lt;&gt;[.C117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ABALDE COMESAÑA, PATRICI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4]&lt;&gt;[.A1173];[.C1174]&lt;&gt;[.C117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office:value-type="string" calcext:value-type="string">
            <text:p>NEIRA PIÑEIRO, FERNANDO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5]&lt;&gt;[.A1174];[.C1175]&lt;&gt;[.C117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DO VALE VARELA, M. JENY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6]&lt;&gt;[.A1175];[.C1176]&lt;&gt;[.C117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YÁÑEZ GARCÍA, JOSÉ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7]&lt;&gt;[.A1176];[.C1177]&lt;&gt;[.C117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GARGALLO REY, LUCÍ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Docente</text:p>
          </table:table-cell>
          <table:table-cell office:value-type="string" calcext:value-type="string">
            <text:p>*</text:p>
          </table:table-cell>
          <table:table-cell table:formula="of:=IF(OR([.A1178]&lt;&gt;[.A1177];[.C1178]&lt;&gt;[.C117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Acuña Marcote, Alejandro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79]&lt;&gt;[.A1178];[.C1179]&lt;&gt;[.C117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Alcaine Díez, Victor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180]&lt;&gt;[.A1179];[.C1180]&lt;&gt;[.C117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Arteta Heins, Liana Patrici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1]&lt;&gt;[.A1180];[.C1181]&lt;&gt;[.C118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Blanco Guede, Miguel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2]&lt;&gt;[.A1181];[.C1182]&lt;&gt;[.C118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Cancelas Fernández, Ivá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3]&lt;&gt;[.A1182];[.C1183]&lt;&gt;[.C118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Carrillo González, Adriá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4]&lt;&gt;[.A1183];[.C1184]&lt;&gt;[.C118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Cousiño Álvarez, Hugo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5]&lt;&gt;[.A1184];[.C1185]&lt;&gt;[.C118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Doval Rodríguez, Raúl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6]&lt;&gt;[.A1185];[.C1186]&lt;&gt;[.C118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/>
          <table:table-cell office:value-type="string" calcext:value-type="string">
            <text:p>Fernández Álvarez, Sergio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7]&lt;&gt;[.A1186];[.C1187]&lt;&gt;[.C118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Figueiro Rodríguez, José Manuel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8]&lt;&gt;[.A1187];[.C1188]&lt;&gt;[.C118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Frade Yáñez, Alejandro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89]&lt;&gt;[.A1188];[.C1189]&lt;&gt;[.C118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Iglesias Vázquez, David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0]&lt;&gt;[.A1189];[.C1190]&lt;&gt;[.C118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Martínez Freire, Daniel</text:p>
          </table:table-cell>
          <table:table-cell office:value-type="string" calcext:value-type="string">
            <text:p>01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1]&lt;&gt;[.A1190];[.C1191]&lt;&gt;[.C119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Molanes Fervenza, Dennis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2]&lt;&gt;[.A1191];[.C1192]&lt;&gt;[.C119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Muñoz Turiel, Andre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3]&lt;&gt;[.A1192];[.C1193]&lt;&gt;[.C119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Olmo Peña, Miguel Ángel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4]&lt;&gt;[.A1193];[.C1194]&lt;&gt;[.C119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Piñeiro Ferreira, Víctor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5]&lt;&gt;[.A1194];[.C1195]&lt;&gt;[.C119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Rodríguez Bouza, Jonata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6]&lt;&gt;[.A1195];[.C1196]&lt;&gt;[.C119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Rodríguez González, Silvia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7]&lt;&gt;[.A1196];[.C1197]&lt;&gt;[.C119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Rodríguez Jardón, Ivá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8]&lt;&gt;[.A1197];[.C1198]&lt;&gt;[.C119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Rodríguez López, Rubé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199]&lt;&gt;[.A1198];[.C1199]&lt;&gt;[.C119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Santomé Pereira, Iván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200]&lt;&gt;[.A1199];[.C1200]&lt;&gt;[.C119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Veleiro Fernandez, Daniel</text:p>
          </table:table-cell>
          <table:table-cell office:value-type="string" calcext:value-type="string">
            <text:p>06/10/2017</text:p>
          </table:table-cell>
          <table:table-cell office:value-type="string" calcext:value-type="string">
            <text:p>1 CMIFC01-SIMIRE-A</text:p>
          </table:table-cell>
          <table:table-cell office:value-type="string" calcext:value-type="string">
            <text:p>*</text:p>
          </table:table-cell>
          <table:table-cell table:formula="of:=IF(OR([.A1201]&lt;&gt;[.A1200];[.C1201]&lt;&gt;[.C120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Ribeiro Comesaña, Amanda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2]&lt;&gt;[.A1201];[.C1202]&lt;&gt;[.C120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Blanco Rodríguez, Verónica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3]&lt;&gt;[.A1202];[.C1203]&lt;&gt;[.C120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Villar Gómez, Celia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4]&lt;&gt;[.A1203];[.C1204]&lt;&gt;[.C120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Contreras Arias, Nora Imirida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5]&lt;&gt;[.A1204];[.C1205]&lt;&gt;[.C120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Lago González, Omal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06]&lt;&gt;[.A1205];[.C1206]&lt;&gt;[.C120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González Lago, Omar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7]&lt;&gt;[.A1206];[.C1207]&lt;&gt;[.C120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Pereira Miguez, María del Carmen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8]&lt;&gt;[.A1207];[.C1208]&lt;&gt;[.C120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Domínguez Castaño, Mario</text:p>
          </table:table-cell>
          <table:table-cell office:value-type="string" calcext:value-type="string">
            <text:p>10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09]&lt;&gt;[.A1208];[.C1209]&lt;&gt;[.C120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Rodríguez Martínez, Tania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(A)-ESO Ad.3 - 1º Cua. - A</text:p>
          </table:table-cell>
          <table:table-cell office:value-type="string" calcext:value-type="string">
            <text:p>*</text:p>
          </table:table-cell>
          <table:table-cell table:formula="of:=IF(OR([.A1210]&lt;&gt;[.A1209];[.C1210]&lt;&gt;[.C120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Lusquiños Pérez, Paula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 ESO <text:s/>B</text:p>
          </table:table-cell>
          <table:table-cell office:value-type="string" calcext:value-type="string">
            <text:p>*</text:p>
          </table:table-cell>
          <table:table-cell table:formula="of:=IF(OR([.A1211]&lt;&gt;[.A1210];[.C1211]&lt;&gt;[.C121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Amoedo Míguez, Estefanía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 CSIMP01-ESINBE-A</text:p>
          </table:table-cell>
          <table:table-cell office:value-type="string" calcext:value-type="string">
            <text:p>*</text:p>
          </table:table-cell>
          <table:table-cell table:formula="of:=IF(OR([.A1212]&lt;&gt;[.A1211];[.C1212]&lt;&gt;[.C121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office:value-type="string" calcext:value-type="string">
            <text:p>Bonet, Oxana</text:p>
          </table:table-cell>
          <table:table-cell office:value-type="string" calcext:value-type="string">
            <text:p>27/10/2017</text:p>
          </table:table-cell>
          <table:table-cell office:value-type="string" calcext:value-type="string">
            <text:p>2 CSIMP01-ESINBE-A</text:p>
          </table:table-cell>
          <table:table-cell office:value-type="string" calcext:value-type="string">
            <text:p>*</text:p>
          </table:table-cell>
          <table:table-cell table:formula="of:=IF(OR([.A1213]&lt;&gt;[.A1212];[.C1213]&lt;&gt;[.C121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Paredes Cintora, Montserrat</text:p>
          </table:table-cell>
          <table:table-cell office:value-type="string" calcext:value-type="string">
            <text:p>03/11/2017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1214]&lt;&gt;[.A1213];[.C1214]&lt;&gt;[.C121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Lago Couselo, Yhadira</text:p>
          </table:table-cell>
          <table:table-cell office:value-type="string" calcext:value-type="string">
            <text:p>06/11/2017</text:p>
          </table:table-cell>
          <table:table-cell office:value-type="string" calcext:value-type="string">
            <text:p>1 CMIMP02-PECOCA-A</text:p>
          </table:table-cell>
          <table:table-cell office:value-type="string" calcext:value-type="string">
            <text:p>*</text:p>
          </table:table-cell>
          <table:table-cell table:formula="of:=IF(OR([.A1215]&lt;&gt;[.A1214];[.C1215]&lt;&gt;[.C121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González Munín, Paloma</text:p>
          </table:table-cell>
          <table:table-cell office:value-type="string" calcext:value-type="string">
            <text:p>06/11/2017</text:p>
          </table:table-cell>
          <table:table-cell office:value-type="string" calcext:value-type="string">
            <text:p>1 CMIMP02-PECOCA-A</text:p>
          </table:table-cell>
          <table:table-cell office:value-type="string" calcext:value-type="string">
            <text:p>*</text:p>
          </table:table-cell>
          <table:table-cell table:formula="of:=IF(OR([.A1216]&lt;&gt;[.A1215];[.C1216]&lt;&gt;[.C121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Campos Zumoza, Mariangela</text:p>
          </table:table-cell>
          <table:table-cell office:value-type="string" calcext:value-type="string">
            <text:p>07/11/2017</text:p>
          </table:table-cell>
          <table:table-cell office:value-type="string" calcext:value-type="string">
            <text:p>4 ESO <text:s/>A</text:p>
          </table:table-cell>
          <table:table-cell office:value-type="string" calcext:value-type="string">
            <text:p>*</text:p>
          </table:table-cell>
          <table:table-cell table:formula="of:=IF(OR([.A1217]&lt;&gt;[.A1216];[.C1217]&lt;&gt;[.C121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Pérez Bruno, Rosa Paula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(A)-ZMIMP02-PECOCA-A</text:p>
          </table:table-cell>
          <table:table-cell office:value-type="string" calcext:value-type="string">
            <text:p>*</text:p>
          </table:table-cell>
          <table:table-cell table:formula="of:=IF(OR([.A1218]&lt;&gt;[.A1217];[.C1218]&lt;&gt;[.C121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Martínez Pedreira, Ainhoa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1219]&lt;&gt;[.A1218];[.C1219]&lt;&gt;[.C121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Bouza Abril, Serea</text:p>
          </table:table-cell>
          <table:table-cell office:value-type="string" calcext:value-type="string">
            <text:p>09/11/2017</text:p>
          </table:table-cell>
          <table:table-cell office:value-type="string" calcext:value-type="string">
            <text:p>(A)-ZSIMP01-ESINBE-A</text:p>
          </table:table-cell>
          <table:table-cell office:value-type="string" calcext:value-type="string">
            <text:p>*</text:p>
          </table:table-cell>
          <table:table-cell table:formula="of:=IF(OR([.A1220]&lt;&gt;[.A1219];[.C1220]&lt;&gt;[.C121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Vázquez Agulla, Laura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 CSIFC02-DAM-A</text:p>
          </table:table-cell>
          <table:table-cell office:value-type="string" calcext:value-type="string">
            <text:p>*</text:p>
          </table:table-cell>
          <table:table-cell table:formula="of:=IF(OR([.A1221]&lt;&gt;[.A1220];[.C1221]&lt;&gt;[.C122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Muñoz Carrera, Nuria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1 CSIFC02-DAM-A</text:p>
          </table:table-cell>
          <table:table-cell office:value-type="string" calcext:value-type="string">
            <text:p>*</text:p>
          </table:table-cell>
          <table:table-cell table:formula="of:=IF(OR([.A1222]&lt;&gt;[.A1221];[.C1222]&lt;&gt;[.C1221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Álvarez Fernández, Naiara</text:p>
          </table:table-cell>
          <table:table-cell office:value-type="string" calcext:value-type="string">
            <text:p>30/11/2017</text:p>
          </table:table-cell>
          <table:table-cell office:value-type="string" calcext:value-type="string">
            <text:p>1 BAC <text:s/>B</text:p>
          </table:table-cell>
          <table:table-cell office:value-type="string" calcext:value-type="string">
            <text:p>*</text:p>
          </table:table-cell>
          <table:table-cell table:formula="of:=IF(OR([.A1223]&lt;&gt;[.A1222];[.C1223]&lt;&gt;[.C1222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LECTORES BIBLIOTECA</text:p>
          </table:table-cell>
          <table:table-cell office:value-type="string" calcext:value-type="string">
            <text:p>29/11/201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*</text:p>
          </table:table-cell>
          <table:table-cell table:formula="of:=IF(OR([.A1224]&lt;&gt;[.A1223];[.C1224]&lt;&gt;[.C1223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García Suárez, Itziar</text:p>
          </table:table-cell>
          <table:table-cell/>
          <table:table-cell office:value-type="string" calcext:value-type="string">
            <text:p>2 CSIFC01-ADSIINRE-A</text:p>
          </table:table-cell>
          <table:table-cell office:value-type="string" calcext:value-type="string">
            <text:p>*</text:p>
          </table:table-cell>
          <table:table-cell table:formula="of:=IF(OR([.A1225]&lt;&gt;[.A1224];[.C1225]&lt;&gt;[.C1224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Domínguez Marcos, Xiana</text:p>
          </table:table-cell>
          <table:table-cell office:value-type="float" office:value="43082" calcext:value-type="float">
            <text:p>43082</text:p>
          </table:table-cell>
          <table:table-cell office:value-type="string" calcext:value-type="string">
            <text:p>1 CSIFC02-DAM-X</text:p>
          </table:table-cell>
          <table:table-cell office:value-type="string" calcext:value-type="string">
            <text:p>*</text:p>
          </table:table-cell>
          <table:table-cell table:formula="of:=IF(OR([.A1226]&lt;&gt;[.A1225];[.C1226]&lt;&gt;[.C1225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Baquedano Núñez, Yevgueny Jabdiel </text:p>
          </table:table-cell>
          <table:table-cell table:style-name="ce33" office:value-type="float" office:value="43118" calcext:value-type="float">
            <text:p>43118</text:p>
          </table:table-cell>
          <table:table-cell office:value-type="string" calcext:value-type="string">
            <text:p>1 ESO B</text:p>
          </table:table-cell>
          <table:table-cell office:value-type="string" calcext:value-type="string">
            <text:p>*</text:p>
          </table:table-cell>
          <table:table-cell table:formula="of:=IF(OR([.A1227]&lt;&gt;[.A1226];[.C1227]&lt;&gt;[.C1226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Valladares Zulueta, Javier Ignacio</text:p>
          </table:table-cell>
          <table:table-cell table:style-name="ce33" office:value-type="float" office:value="43118" calcext:value-type="float">
            <text:p>43118</text:p>
          </table:table-cell>
          <table:table-cell office:value-type="string" calcext:value-type="string">
            <text:p>2 CSIFC01-ADSIINRE-A</text:p>
          </table:table-cell>
          <table:table-cell office:value-type="string" calcext:value-type="string">
            <text:p>*</text:p>
          </table:table-cell>
          <table:table-cell table:formula="of:=IF(OR([.A1228]&lt;&gt;[.A1227];[.C1228]&lt;&gt;[.C1227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reire Rodriguez, Thais</text:p>
          </table:table-cell>
          <table:table-cell table:style-name="ce33"/>
          <table:table-cell office:value-type="string" calcext:value-type="string">
            <text:p>2 CMIMP01-ESTBEL-A</text:p>
          </table:table-cell>
          <table:table-cell office:value-type="string" calcext:value-type="string">
            <text:p>*</text:p>
          </table:table-cell>
          <table:table-cell table:formula="of:=IF(OR([.A1229]&lt;&gt;[.A1228];[.C1229]&lt;&gt;[.C1228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Montaño Revollo, Katby Ross</text:p>
          </table:table-cell>
          <table:table-cell office:value-type="string" calcext:value-type="string">
            <text:p>28/02/2018</text:p>
          </table:table-cell>
          <table:table-cell office:value-type="string" calcext:value-type="string">
            <text:p>1º Bac. - A</text:p>
          </table:table-cell>
          <table:table-cell office:value-type="string" calcext:value-type="string">
            <text:p>*</text:p>
          </table:table-cell>
          <table:table-cell table:formula="of:=IF(OR([.A1230]&lt;&gt;[.A1229];[.C1230]&lt;&gt;[.C1229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ubero Núñez, Veruska Valentina</text:p>
          </table:table-cell>
          <table:table-cell table:style-name="ce33" office:value-type="string" calcext:value-type="string">
            <text:p>02/03/2018</text:p>
          </table:table-cell>
          <table:table-cell office:value-type="string" calcext:value-type="string">
            <text:p>1ºESO-B</text:p>
          </table:table-cell>
          <table:table-cell office:value-type="string" calcext:value-type="string">
            <text:p>*</text:p>
          </table:table-cell>
          <table:table-cell table:formula="of:=IF(OR([.A1231]&lt;&gt;[.A1230];[.C1231]&lt;&gt;[.C1230]);&quot;*&quot;;&quot;&quot;)" office:value-type="string" office:string-value="*" calcext:value-type="string">
            <text:p>*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Pineda Suárez, William Davis</text:p>
          </table:table-cell>
          <table:table-cell table:style-name="ce33" office:value-type="string" calcext:value-type="string">
            <text:p>09/03/2018</text:p>
          </table:table-cell>
          <table:table-cell office:value-type="string" calcext:value-type="string">
            <text:p>(A)-ESO Ad.4 - 2º Cua. - A</text:p>
          </table:table-cell>
          <table:table-cell office:value-type="string" calcext:value-type="string">
            <text:p>*</text:p>
          </table:table-cell>
          <table:table-cell table:formula="of:=IF(OR([.A1232]&lt;&gt;[.A1231];[.C1232]&lt;&gt;[.C1231]);&quot;*&quot;;&quot;&quot;)" office:value-type="string" office:string-value="*" calcext:value-type="string">
            <text:p>*</text:p>
          </table:table-cell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9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95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20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 table:number-rows-repeated="8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0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1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7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5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 table:number-rows-repeated="26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32"/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 table:number-rows-repeated="4">
          <table:table-cell table:number-columns-repeated="3"/>
          <table:table-cell table:style-name="ce33"/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33"/>
          <table:table-cell table:number-columns-repeated="3"/>
        </table:table-row>
      </table:table>
      <table:table table:name="Meiga-normalizado" table:style-name="ta1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ce33"/>
        <table:table-column table:style-name="co5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Nº Lector</text:p>
          </table:table-cell>
          <table:table-cell office:value-type="string" calcext:value-type="string">
            <text:p>DNI/CIF</text:p>
          </table:table-cell>
          <table:table-cell office:value-type="string" calcext:value-type="string">
            <text:p>Nome</text:p>
          </table:table-cell>
          <table:table-cell table:style-name="Default" office:value-type="string" calcext:value-type="string">
            <text:p>Data alta </text:p>
          </table:table-cell>
          <table:table-cell office:value-type="string" calcext:value-type="string">
            <text:p>Grupo</text:p>
          </table:table-cell>
          <table:table-cell table:number-columns-repeated="4"/>
          <table:table-cell office:value-type="string" calcext:value-type="string">
            <text:p>Nome</text:p>
          </table:table-cell>
          <table:table-cell office:value-type="string" calcext:value-type="string">
            <text:p>Data alta 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Nº Lector</text:p>
          </table:table-cell>
          <table:table-cell office:value-type="string" calcext:value-type="string">
            <text:p>DNI/CIF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Campos Zumoza, Mariangela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]" office:value-type="string" office:string-value="Campos Zumoza, Mariangela" calcext:value-type="string">
            <text:p>Campos Zumoza, Mariangela</text:p>
          </table:table-cell>
          <table:table-cell table:formula="of:=[.D2]" office:value-type="float" office:value="43011" calcext:value-type="float">
            <text:p>43011</text:p>
          </table:table-cell>
          <table:table-cell table:formula="of:=[.E2]" office:value-type="string" office:string-value="4º ESO - A" calcext:value-type="string">
            <text:p>4º ESO - A</text:p>
          </table:table-cell>
          <table:table-cell table:formula="of:=[.A2]" office:value-type="float" office:value="1885" calcext:value-type="float">
            <text:p>1885</text:p>
          </table:table-cell>
          <table:table-cell table:formula="of:=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/>
          <table:table-cell office:value-type="string" calcext:value-type="string">
            <text:p>ABAL OTERO, EVA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]" office:value-type="string" office:string-value="ABAL OTERO, EVA" calcext:value-type="string">
            <text:p>ABAL OTERO, EVA</text:p>
          </table:table-cell>
          <table:table-cell table:formula="of:=[.D3]" office:value-type="float" office:value="43013" calcext:value-type="float">
            <text:p>43013</text:p>
          </table:table-cell>
          <table:table-cell table:formula="of:=[.E3]" office:value-type="string" office:string-value="Docente" calcext:value-type="string">
            <text:p>Docente</text:p>
          </table:table-cell>
          <table:table-cell table:formula="of:=[.A3]" office:value-type="float" office:value="806" calcext:value-type="float">
            <text:p>806</text:p>
          </table:table-cell>
          <table:table-cell table:formula="of:=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ABALDE COMESAÑA, PATRICIA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]" office:value-type="string" office:string-value="ABALDE COMESAÑA, PATRICIA" calcext:value-type="string">
            <text:p>ABALDE COMESAÑA, PATRICIA</text:p>
          </table:table-cell>
          <table:table-cell table:formula="of:=[.D4]" office:value-type="float" office:value="43014" calcext:value-type="float">
            <text:p>43014</text:p>
          </table:table-cell>
          <table:table-cell table:formula="of:=[.E4]" office:value-type="string" office:string-value="Docente" calcext:value-type="string">
            <text:p>Docente</text:p>
          </table:table-cell>
          <table:table-cell table:formula="of:=[.A4]" office:value-type="float" office:value="1921" calcext:value-type="float">
            <text:p>1921</text:p>
          </table:table-cell>
          <table:table-cell table:formula="of:=[.B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Abelenda Maya, Uxía</text:p>
          </table:table-cell>
          <table:table-cell table:style-name="Default" office:value-type="float" office:value="42648" calcext:value-type="float">
            <text:p>42648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5]" office:value-type="string" office:string-value="Abelenda Maya, Uxía" calcext:value-type="string">
            <text:p>Abelenda Maya, Uxía</text:p>
          </table:table-cell>
          <table:table-cell table:formula="of:=[.D5]" office:value-type="float" office:value="42648" calcext:value-type="float">
            <text:p>42648</text:p>
          </table:table-cell>
          <table:table-cell table:formula="of:=[.E5]" office:value-type="string" office:string-value="4º ESO - A" calcext:value-type="string">
            <text:p>4º ESO - A</text:p>
          </table:table-cell>
          <table:table-cell table:formula="of:=[.A5]" office:value-type="float" office:value="1700" calcext:value-type="float">
            <text:p>1700</text:p>
          </table:table-cell>
          <table:table-cell table:formula="of:=[.B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Abreu Gallego, Antón</text:p>
          </table:table-cell>
          <table:table-cell table:style-name="Default"/>
          <table:table-cell office:value-type="string" calcext:value-type="string">
            <text:p>1 CMIFC01-SIMIRE-X</text:p>
          </table:table-cell>
          <table:table-cell table:number-columns-repeated="4"/>
          <table:table-cell table:formula="of:=[.C6]" office:value-type="string" office:string-value="Abreu Gallego, Antón" calcext:value-type="string">
            <text:p>Abreu Gallego, Antón</text:p>
          </table:table-cell>
          <table:table-cell table:formula="of:=[.D6]" office:value-type="float" office:value="0" calcext:value-type="float">
            <text:p>0</text:p>
          </table:table-cell>
          <table:table-cell table:formula="of:=[.E6]" office:value-type="string" office:string-value="1 CMIFC01-SIMIRE-X" calcext:value-type="string">
            <text:p>1 CMIFC01-SIMIRE-X</text:p>
          </table:table-cell>
          <table:table-cell table:formula="of:=[.A6]" office:value-type="float" office:value="1823" calcext:value-type="float">
            <text:p>1823</text:p>
          </table:table-cell>
          <table:table-cell table:formula="of:=[.B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Acebes Lorenzo, Natalia</text:p>
          </table:table-cell>
          <table:table-cell office:value-type="float" office:value="42647" calcext:value-type="float">
            <text:p>42647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7]" office:value-type="string" office:string-value="Acebes Lorenzo, Natalia" calcext:value-type="string">
            <text:p>Acebes Lorenzo, Natalia</text:p>
          </table:table-cell>
          <table:table-cell table:formula="of:=[.D7]" office:value-type="float" office:value="42647" calcext:value-type="float">
            <text:p>42647</text:p>
          </table:table-cell>
          <table:table-cell table:formula="of:=[.E7]" office:value-type="string" office:string-value="4º ESO - B" calcext:value-type="string">
            <text:p>4º ESO - B</text:p>
          </table:table-cell>
          <table:table-cell table:formula="of:=[.A7]" office:value-type="float" office:value="1697" calcext:value-type="float">
            <text:p>1697</text:p>
          </table:table-cell>
          <table:table-cell table:formula="of:=[.B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Acebes Lorenzo, Paula</text:p>
          </table:table-cell>
          <table:table-cell office:value-type="float" office:value="42647" calcext:value-type="float">
            <text:p>42647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8]" office:value-type="string" office:string-value="Acebes Lorenzo, Paula" calcext:value-type="string">
            <text:p>Acebes Lorenzo, Paula</text:p>
          </table:table-cell>
          <table:table-cell table:formula="of:=[.D8]" office:value-type="float" office:value="42647" calcext:value-type="float">
            <text:p>42647</text:p>
          </table:table-cell>
          <table:table-cell table:formula="of:=[.E8]" office:value-type="string" office:string-value="3º ESO - A" calcext:value-type="string">
            <text:p>3º ESO - A</text:p>
          </table:table-cell>
          <table:table-cell table:formula="of:=[.A8]" office:value-type="float" office:value="1696" calcext:value-type="float">
            <text:p>1696</text:p>
          </table:table-cell>
          <table:table-cell table:formula="of:=[.B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Acuña Álvarez, Beatriz</text:p>
          </table:table-cell>
          <table:table-cell office:value-type="float" office:value="42664" calcext:value-type="float">
            <text:p>42664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9]" office:value-type="string" office:string-value="Acuña Álvarez, Beatriz" calcext:value-type="string">
            <text:p>Acuña Álvarez, Beatriz</text:p>
          </table:table-cell>
          <table:table-cell table:formula="of:=[.D9]" office:value-type="float" office:value="42664" calcext:value-type="float">
            <text:p>42664</text:p>
          </table:table-cell>
          <table:table-cell table:formula="of:=[.E9]" office:value-type="string" office:string-value="(A)-ZSIMP01-ESINBE-A" calcext:value-type="string">
            <text:p>(A)-ZSIMP01-ESINBE-A</text:p>
          </table:table-cell>
          <table:table-cell table:formula="of:=[.A9]" office:value-type="float" office:value="1795" calcext:value-type="float">
            <text:p>1795</text:p>
          </table:table-cell>
          <table:table-cell table:formula="of:=[.B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Acuña Marcote, Alejandro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0]" office:value-type="string" office:string-value="Acuña Marcote, Alejandro" calcext:value-type="string">
            <text:p>Acuña Marcote, Alejandro</text:p>
          </table:table-cell>
          <table:table-cell table:formula="of:=[.D10]" office:value-type="float" office:value="43014" calcext:value-type="float">
            <text:p>43014</text:p>
          </table:table-cell>
          <table:table-cell table:formula="of:=[.E10]" office:value-type="string" office:string-value="1 CMIFC01-SIMIRE-A" calcext:value-type="string">
            <text:p>1 CMIFC01-SIMIRE-A</text:p>
          </table:table-cell>
          <table:table-cell table:formula="of:=[.A10]" office:value-type="float" office:value="1926" calcext:value-type="float">
            <text:p>1926</text:p>
          </table:table-cell>
          <table:table-cell table:formula="of:=[.B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Aguado Pedrido, Diego</text:p>
          </table:table-cell>
          <table:table-cell office:value-type="float" office:value="42635" calcext:value-type="float">
            <text:p>4263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11]" office:value-type="string" office:string-value="Aguado Pedrido, Diego" calcext:value-type="string">
            <text:p>Aguado Pedrido, Diego</text:p>
          </table:table-cell>
          <table:table-cell table:formula="of:=[.D11]" office:value-type="float" office:value="42635" calcext:value-type="float">
            <text:p>42635</text:p>
          </table:table-cell>
          <table:table-cell table:formula="of:=[.E11]" office:value-type="string" office:string-value="2ºESO-B" calcext:value-type="string">
            <text:p>2ºESO-B</text:p>
          </table:table-cell>
          <table:table-cell table:formula="of:=[.A11]" office:value-type="float" office:value="1627" calcext:value-type="float">
            <text:p>1627</text:p>
          </table:table-cell>
          <table:table-cell table:formula="of:=[.B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Aguerreberry Rodríguez, Daniela Micaela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2]" office:value-type="string" office:string-value="Aguerreberry Rodríguez, Daniela Micaela" calcext:value-type="string">
            <text:p>Aguerreberry Rodríguez, Daniela Micaela</text:p>
          </table:table-cell>
          <table:table-cell table:formula="of:=[.D12]" office:value-type="float" office:value="41899" calcext:value-type="float">
            <text:p>41899</text:p>
          </table:table-cell>
          <table:table-cell table:formula="of:=[.E12]" office:value-type="string" office:string-value="4º ESO - A" calcext:value-type="string">
            <text:p>4º ESO - A</text:p>
          </table:table-cell>
          <table:table-cell table:formula="of:=[.A12]" office:value-type="float" office:value="1435" calcext:value-type="float">
            <text:p>1435</text:p>
          </table:table-cell>
          <table:table-cell table:formula="of:=[.B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Aguerreberry Rodríguez, Jean Carlo Iván</text:p>
          </table:table-cell>
          <table:table-cell table:style-name="Default" office:value-type="float" office:value="42635" calcext:value-type="float">
            <text:p>42635</text:p>
          </table:table-cell>
          <table:table-cell office:value-type="string" calcext:value-type="string">
            <text:p>2ºESO-A</text:p>
          </table:table-cell>
          <table:table-cell table:number-columns-repeated="4"/>
          <table:table-cell table:formula="of:=[.C13]" office:value-type="string" office:string-value="Aguerreberry Rodríguez, Jean Carlo Iván" calcext:value-type="string">
            <text:p>Aguerreberry Rodríguez, Jean Carlo Iván</text:p>
          </table:table-cell>
          <table:table-cell table:formula="of:=[.D13]" office:value-type="float" office:value="42635" calcext:value-type="float">
            <text:p>42635</text:p>
          </table:table-cell>
          <table:table-cell table:formula="of:=[.E13]" office:value-type="string" office:string-value="2ºESO-A" calcext:value-type="string">
            <text:p>2ºESO-A</text:p>
          </table:table-cell>
          <table:table-cell table:formula="of:=[.A13]" office:value-type="float" office:value="1628" calcext:value-type="float">
            <text:p>1628</text:p>
          </table:table-cell>
          <table:table-cell table:formula="of:=[.B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Aguirre, Isaías Enoc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14]" office:value-type="string" office:string-value="Aguirre, Isaías Enoc" calcext:value-type="string">
            <text:p>Aguirre, Isaías Enoc</text:p>
          </table:table-cell>
          <table:table-cell table:formula="of:=[.D14]" office:value-type="float" office:value="43006" calcext:value-type="float">
            <text:p>43006</text:p>
          </table:table-cell>
          <table:table-cell table:formula="of:=[.E14]" office:value-type="string" office:string-value="1ºESO-B" calcext:value-type="string">
            <text:p>1ºESO-B</text:p>
          </table:table-cell>
          <table:table-cell table:formula="of:=[.A14]" office:value-type="float" office:value="1845" calcext:value-type="float">
            <text:p>1845</text:p>
          </table:table-cell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/>
          <table:table-cell office:value-type="string" calcext:value-type="string">
            <text:p>ALBÓS GONZÁLEZ, M. CRISTINA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5]" office:value-type="string" office:string-value="ALBÓS GONZÁLEZ, M. CRISTINA" calcext:value-type="string">
            <text:p>ALBÓS GONZÁLEZ, M. CRISTINA</text:p>
          </table:table-cell>
          <table:table-cell table:formula="of:=[.D15]" office:value-type="float" office:value="43013" calcext:value-type="float">
            <text:p>43013</text:p>
          </table:table-cell>
          <table:table-cell table:formula="of:=[.E15]" office:value-type="string" office:string-value="Docente" calcext:value-type="string">
            <text:p>Docente</text:p>
          </table:table-cell>
          <table:table-cell table:formula="of:=[.A15]" office:value-type="float" office:value="827" calcext:value-type="float">
            <text:p>827</text:p>
          </table:table-cell>
          <table:table-cell table:formula="of:=[.B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Alcaine Díez, Víctor</text:p>
          </table:table-cell>
          <table:table-cell office:value-type="float" office:value="-614784" calcext:value-type="float">
            <text:p>-61478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6]" office:value-type="string" office:string-value="Alcaine Díez, Víctor" calcext:value-type="string">
            <text:p>Alcaine Díez, Víctor</text:p>
          </table:table-cell>
          <table:table-cell table:formula="of:=[.D16]" office:value-type="float" office:value="-614784" calcext:value-type="float">
            <text:p>-614784</text:p>
          </table:table-cell>
          <table:table-cell table:formula="of:=[.E16]" office:value-type="string" office:string-value="1 CMIFC01-SIMIRE-A" calcext:value-type="string">
            <text:p>1 CMIFC01-SIMIRE-A</text:p>
          </table:table-cell>
          <table:table-cell table:formula="of:=[.A16]" office:value-type="float" office:value="1740" calcext:value-type="float">
            <text:p>1740</text:p>
          </table:table-cell>
          <table:table-cell table:formula="of:=[.B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/>
          <table:table-cell office:value-type="string" calcext:value-type="string">
            <text:p>Almuiña Nogueira, Kevin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B</text:p>
          </table:table-cell>
          <table:table-cell table:number-columns-repeated="4"/>
          <table:table-cell table:formula="of:=[.C17]" office:value-type="string" office:string-value="Almuiña Nogueira, Kevin" calcext:value-type="string">
            <text:p>Almuiña Nogueira, Kevin</text:p>
          </table:table-cell>
          <table:table-cell table:formula="of:=[.D17]" office:value-type="float" office:value="42656" calcext:value-type="float">
            <text:p>42656</text:p>
          </table:table-cell>
          <table:table-cell table:formula="of:=[.E17]" office:value-type="string" office:string-value="2 CBIMP01-PEITEST-B" calcext:value-type="string">
            <text:p>2 CBIMP01-PEITEST-B</text:p>
          </table:table-cell>
          <table:table-cell table:formula="of:=[.A17]" office:value-type="float" office:value="1773" calcext:value-type="float">
            <text:p>1773</text:p>
          </table:table-cell>
          <table:table-cell table:formula="of:=[.B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Alonso Barboni, Florencia Camila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18]" office:value-type="string" office:string-value="Alonso Barboni, Florencia Camila" calcext:value-type="string">
            <text:p>Alonso Barboni, Florencia Camila</text:p>
          </table:table-cell>
          <table:table-cell table:formula="of:=[.D18]" office:value-type="float" office:value="42656" calcext:value-type="float">
            <text:p>42656</text:p>
          </table:table-cell>
          <table:table-cell table:formula="of:=[.E18]" office:value-type="string" office:string-value="2 CBIMP01-PEITEST-A" calcext:value-type="string">
            <text:p>2 CBIMP01-PEITEST-A</text:p>
          </table:table-cell>
          <table:table-cell table:formula="of:=[.A18]" office:value-type="float" office:value="1754" calcext:value-type="float">
            <text:p>1754</text:p>
          </table:table-cell>
          <table:table-cell table:formula="of:=[.B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Alonso Couñago, Rafael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19]" office:value-type="string" office:string-value="Alonso Couñago, Rafael" calcext:value-type="string">
            <text:p>Alonso Couñago, Rafael</text:p>
          </table:table-cell>
          <table:table-cell table:formula="of:=[.D19]" office:value-type="float" office:value="42646" calcext:value-type="float">
            <text:p>42646</text:p>
          </table:table-cell>
          <table:table-cell table:formula="of:=[.E19]" office:value-type="string" office:string-value="1º Bac. - A" calcext:value-type="string">
            <text:p>1º Bac. - A</text:p>
          </table:table-cell>
          <table:table-cell table:formula="of:=[.A19]" office:value-type="float" office:value="1670" calcext:value-type="float">
            <text:p>1670</text:p>
          </table:table-cell>
          <table:table-cell table:formula="of:=[.B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/>
          <table:table-cell office:value-type="string" calcext:value-type="string">
            <text:p>ALONSO DOMINGUEZ, PILAR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0]" office:value-type="string" office:string-value="ALONSO DOMINGUEZ, PILAR" calcext:value-type="string">
            <text:p>ALONSO DOMINGUEZ, PILAR</text:p>
          </table:table-cell>
          <table:table-cell table:formula="of:=[.D20]" office:value-type="float" office:value="0" calcext:value-type="float">
            <text:p>0</text:p>
          </table:table-cell>
          <table:table-cell table:formula="of:=[.E20]" office:value-type="string" office:string-value="Docente" calcext:value-type="string">
            <text:p>Docente</text:p>
          </table:table-cell>
          <table:table-cell table:formula="of:=[.A20]" office:value-type="float" office:value="794" calcext:value-type="float">
            <text:p>794</text:p>
          </table:table-cell>
          <table:table-cell table:formula="of:=[.B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/>
          <table:table-cell office:value-type="string" calcext:value-type="string">
            <text:p>Alonso Trigás, Melis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21]" office:value-type="string" office:string-value="Alonso Trigás, Melisa" calcext:value-type="string">
            <text:p>Alonso Trigás, Melisa</text:p>
          </table:table-cell>
          <table:table-cell table:formula="of:=[.D21]" office:value-type="float" office:value="43006" calcext:value-type="float">
            <text:p>43006</text:p>
          </table:table-cell>
          <table:table-cell table:formula="of:=[.E21]" office:value-type="string" office:string-value="1ºESO-A" calcext:value-type="string">
            <text:p>1ºESO-A</text:p>
          </table:table-cell>
          <table:table-cell table:formula="of:=[.A21]" office:value-type="float" office:value="1829" calcext:value-type="float">
            <text:p>1829</text:p>
          </table:table-cell>
          <table:table-cell table:formula="of:=[.B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Alonso Vázquez, Raquel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22]" office:value-type="string" office:string-value="Alonso Vázquez, Raquel" calcext:value-type="string">
            <text:p>Alonso Vázquez, Raquel</text:p>
          </table:table-cell>
          <table:table-cell table:formula="of:=[.D22]" office:value-type="float" office:value="43011" calcext:value-type="float">
            <text:p>43011</text:p>
          </table:table-cell>
          <table:table-cell table:formula="of:=[.E22]" office:value-type="string" office:string-value="1º Bac. - A" calcext:value-type="string">
            <text:p>1º Bac. - A</text:p>
          </table:table-cell>
          <table:table-cell table:formula="of:=[.A22]" office:value-type="float" office:value="1889" calcext:value-type="float">
            <text:p>1889</text:p>
          </table:table-cell>
          <table:table-cell table:formula="of:=[.B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Álvarez Alcántara, Ana</text:p>
          </table:table-cell>
          <table:table-cell table:style-name="Default"/>
          <table:table-cell office:value-type="string" calcext:value-type="string">
            <text:p>(A)-ESO Ad.4 - 2º Cua. - A</text:p>
          </table:table-cell>
          <table:table-cell table:number-columns-repeated="4"/>
          <table:table-cell table:formula="of:=[.C23]" office:value-type="string" office:string-value="Álvarez Alcántara, Ana" calcext:value-type="string">
            <text:p>Álvarez Alcántara, Ana</text:p>
          </table:table-cell>
          <table:table-cell table:formula="of:=[.D23]" office:value-type="float" office:value="0" calcext:value-type="float">
            <text:p>0</text:p>
          </table:table-cell>
          <table:table-cell table:formula="of:=[.E23]" office:value-type="string" office:string-value="(A)-ESO Ad.4 - 2º Cua. - A" calcext:value-type="string">
            <text:p>(A)-ESO Ad.4 - 2º Cua. - A</text:p>
          </table:table-cell>
          <table:table-cell table:formula="of:=[.A23]" office:value-type="float" office:value="636" calcext:value-type="float">
            <text:p>636</text:p>
          </table:table-cell>
          <table:table-cell table:formula="of:=[.B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/>
          <table:table-cell office:value-type="string" calcext:value-type="string">
            <text:p>ÁLVAREZ ÁLVAREZ, BERNARDO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4]" office:value-type="string" office:string-value="ÁLVAREZ ÁLVAREZ, BERNARDO" calcext:value-type="string">
            <text:p>ÁLVAREZ ÁLVAREZ, BERNARDO</text:p>
          </table:table-cell>
          <table:table-cell table:formula="of:=[.D24]" office:value-type="float" office:value="0" calcext:value-type="float">
            <text:p>0</text:p>
          </table:table-cell>
          <table:table-cell table:formula="of:=[.E24]" office:value-type="string" office:string-value="Docente" calcext:value-type="string">
            <text:p>Docente</text:p>
          </table:table-cell>
          <table:table-cell table:formula="of:=[.A24]" office:value-type="float" office:value="803" calcext:value-type="float">
            <text:p>803</text:p>
          </table:table-cell>
          <table:table-cell table:formula="of:=[.B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/>
          <table:table-cell office:value-type="string" calcext:value-type="string">
            <text:p>ALVAREZ CALVO, CARLO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5]" office:value-type="string" office:string-value="ALVAREZ CALVO, CARLOS" calcext:value-type="string">
            <text:p>ALVAREZ CALVO, CARLOS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string" office:string-value="Docente" calcext:value-type="string">
            <text:p>Docente</text:p>
          </table:table-cell>
          <table:table-cell table:formula="of:=[.A25]" office:value-type="float" office:value="795" calcext:value-type="float">
            <text:p>795</text:p>
          </table:table-cell>
          <table:table-cell table:formula="of:=[.B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Álvarez Fernández, Naiara</text:p>
          </table:table-cell>
          <table:table-cell office:value-type="float" office:value="43069" calcext:value-type="float">
            <text:p>43069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26]" office:value-type="string" office:string-value="Álvarez Fernández, Naiara" calcext:value-type="string">
            <text:p>Álvarez Fernández, Naiara</text:p>
          </table:table-cell>
          <table:table-cell table:formula="of:=[.D26]" office:value-type="float" office:value="43069" calcext:value-type="float">
            <text:p>43069</text:p>
          </table:table-cell>
          <table:table-cell table:formula="of:=[.E26]" office:value-type="string" office:string-value="1º Bac. - B" calcext:value-type="string">
            <text:p>1º Bac. - B</text:p>
          </table:table-cell>
          <table:table-cell table:formula="of:=[.A26]" office:value-type="float" office:value="1969" calcext:value-type="float">
            <text:p>1969</text:p>
          </table:table-cell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Álvarez González, Daniel</text:p>
          </table:table-cell>
          <table:table-cell table:style-name="Default" office:value-type="float" office:value="41900" calcext:value-type="float">
            <text:p>41900</text:p>
          </table:table-cell>
          <table:table-cell office:value-type="string" calcext:value-type="string">
            <text:p>1 CSIFC01-ADSIINRE-A</text:p>
          </table:table-cell>
          <table:table-cell table:number-columns-repeated="4"/>
          <table:table-cell table:formula="of:=[.C27]" office:value-type="string" office:string-value="Álvarez González, Daniel" calcext:value-type="string">
            <text:p>Álvarez González, Daniel</text:p>
          </table:table-cell>
          <table:table-cell table:formula="of:=[.D27]" office:value-type="float" office:value="41900" calcext:value-type="float">
            <text:p>41900</text:p>
          </table:table-cell>
          <table:table-cell table:formula="of:=[.E27]" office:value-type="string" office:string-value="1 CSIFC01-ADSIINRE-A" calcext:value-type="string">
            <text:p>1 CSIFC01-ADSIINRE-A</text:p>
          </table:table-cell>
          <table:table-cell table:formula="of:=[.A27]" office:value-type="float" office:value="913" calcext:value-type="float">
            <text:p>913</text:p>
          </table:table-cell>
          <table:table-cell table:formula="of:=[.B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Álvarez Lorenzo, Diego</text:p>
          </table:table-cell>
          <table:table-cell/>
          <table:table-cell office:value-type="string" calcext:value-type="string">
            <text:p>2º Bac. - A</text:p>
          </table:table-cell>
          <table:table-cell table:number-columns-repeated="4"/>
          <table:table-cell table:formula="of:=[.C28]" office:value-type="string" office:string-value="Álvarez Lorenzo, Diego" calcext:value-type="string">
            <text:p>Álvarez Lorenzo, Diego</text:p>
          </table:table-cell>
          <table:table-cell table:formula="of:=[.D28]" office:value-type="float" office:value="0" calcext:value-type="float">
            <text:p>0</text:p>
          </table:table-cell>
          <table:table-cell table:formula="of:=[.E28]" office:value-type="string" office:string-value="2º Bac. - A" calcext:value-type="string">
            <text:p>2º Bac. - A</text:p>
          </table:table-cell>
          <table:table-cell table:formula="of:=[.A28]" office:value-type="float" office:value="1390" calcext:value-type="float">
            <text:p>1390</text:p>
          </table:table-cell>
          <table:table-cell table:formula="of:=[.B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Álvarez Lorenzo, Paula</text:p>
          </table:table-cell>
          <table:table-cell/>
          <table:table-cell office:value-type="string" calcext:value-type="string">
            <text:p>4º ESO - B</text:p>
          </table:table-cell>
          <table:table-cell table:number-columns-repeated="4"/>
          <table:table-cell table:formula="of:=[.C29]" office:value-type="string" office:string-value="Álvarez Lorenzo, Paula" calcext:value-type="string">
            <text:p>Álvarez Lorenzo, Paula</text:p>
          </table:table-cell>
          <table:table-cell table:formula="of:=[.D29]" office:value-type="float" office:value="0" calcext:value-type="float">
            <text:p>0</text:p>
          </table:table-cell>
          <table:table-cell table:formula="of:=[.E29]" office:value-type="string" office:string-value="4º ESO - B" calcext:value-type="string">
            <text:p>4º ESO - B</text:p>
          </table:table-cell>
          <table:table-cell table:formula="of:=[.A29]" office:value-type="float" office:value="1436" calcext:value-type="float">
            <text:p>1436</text:p>
          </table:table-cell>
          <table:table-cell table:formula="of:=[.B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Álvarez Posada, Xacobe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0]" office:value-type="string" office:string-value="Álvarez Posada, Xacobe" calcext:value-type="string">
            <text:p>Álvarez Posada, Xacobe</text:p>
          </table:table-cell>
          <table:table-cell table:formula="of:=[.D30]" office:value-type="float" office:value="43012" calcext:value-type="float">
            <text:p>43012</text:p>
          </table:table-cell>
          <table:table-cell table:formula="of:=[.E30]" office:value-type="string" office:string-value="1ºESO-B" calcext:value-type="string">
            <text:p>1ºESO-B</text:p>
          </table:table-cell>
          <table:table-cell table:formula="of:=[.A30]" office:value-type="float" office:value="1913" calcext:value-type="float">
            <text:p>1913</text:p>
          </table:table-cell>
          <table:table-cell table:formula="of:=[.B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Álvarez Pumar, María Victoria</text:p>
          </table:table-cell>
          <table:table-cell/>
          <table:table-cell office:value-type="string" calcext:value-type="string">
            <text:p>1 CMIMP01-ESTBEL-A</text:p>
          </table:table-cell>
          <table:table-cell table:number-columns-repeated="4"/>
          <table:table-cell table:formula="of:=[.C31]" office:value-type="string" office:string-value="Álvarez Pumar, María Victoria" calcext:value-type="string">
            <text:p>Álvarez Pumar, María Victoria</text:p>
          </table:table-cell>
          <table:table-cell table:formula="of:=[.D31]" office:value-type="float" office:value="0" calcext:value-type="float">
            <text:p>0</text:p>
          </table:table-cell>
          <table:table-cell table:formula="of:=[.E31]" office:value-type="string" office:string-value="1 CMIMP01-ESTBEL-A" calcext:value-type="string">
            <text:p>1 CMIMP01-ESTBEL-A</text:p>
          </table:table-cell>
          <table:table-cell table:formula="of:=[.A31]" office:value-type="float" office:value="1625" calcext:value-type="float">
            <text:p>1625</text:p>
          </table:table-cell>
          <table:table-cell table:formula="of:=[.B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/>
          <table:table-cell office:value-type="string" calcext:value-type="string">
            <text:p>ALVAREZ TORRENT, CARME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2]" office:value-type="string" office:string-value="ALVAREZ TORRENT, CARMEN" calcext:value-type="string">
            <text:p>ALVAREZ TORRENT, CARMEN</text:p>
          </table:table-cell>
          <table:table-cell table:formula="of:=[.D32]" office:value-type="float" office:value="0" calcext:value-type="float">
            <text:p>0</text:p>
          </table:table-cell>
          <table:table-cell table:formula="of:=[.E32]" office:value-type="string" office:string-value="Docente" calcext:value-type="string">
            <text:p>Docente</text:p>
          </table:table-cell>
          <table:table-cell table:formula="of:=[.A32]" office:value-type="float" office:value="796" calcext:value-type="float">
            <text:p>796</text:p>
          </table:table-cell>
          <table:table-cell table:formula="of:=[.B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Alves Develly Fonseca, Manuel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3]" office:value-type="string" office:string-value="Alves Develly Fonseca, Manuela" calcext:value-type="string">
            <text:p>Alves Develly Fonseca, Manuela</text:p>
          </table:table-cell>
          <table:table-cell table:formula="of:=[.D33]" office:value-type="float" office:value="43006" calcext:value-type="float">
            <text:p>43006</text:p>
          </table:table-cell>
          <table:table-cell table:formula="of:=[.E33]" office:value-type="string" office:string-value="1ºESO-B" calcext:value-type="string">
            <text:p>1ºESO-B</text:p>
          </table:table-cell>
          <table:table-cell table:formula="of:=[.A33]" office:value-type="float" office:value="1846" calcext:value-type="float">
            <text:p>1846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Amoedo Costa, Esperanza</text:p>
          </table:table-cell>
          <table:table-cell table:style-name="Default" office:value-type="float" office:value="43010" calcext:value-type="float">
            <text:p>43010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34]" office:value-type="string" office:string-value="Amoedo Costa, Esperanza" calcext:value-type="string">
            <text:p>Amoedo Costa, Esperanza</text:p>
          </table:table-cell>
          <table:table-cell table:formula="of:=[.D34]" office:value-type="float" office:value="43010" calcext:value-type="float">
            <text:p>43010</text:p>
          </table:table-cell>
          <table:table-cell table:formula="of:=[.E34]" office:value-type="string" office:string-value="1º Bac. - A" calcext:value-type="string">
            <text:p>1º Bac. - A</text:p>
          </table:table-cell>
          <table:table-cell table:formula="of:=[.A34]" office:value-type="float" office:value="1876" calcext:value-type="float">
            <text:p>1876</text:p>
          </table:table-cell>
          <table:table-cell table:formula="of:=[.B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Amoedo Míguez, Estefanía</text:p>
          </table:table-cell>
          <table:table-cell office:value-type="float" office:value="43035" calcext:value-type="float">
            <text:p>43035</text:p>
          </table:table-cell>
          <table:table-cell office:value-type="string" calcext:value-type="string">
            <text:p>2 CSIMP01-ESINBE-A</text:p>
          </table:table-cell>
          <table:table-cell table:number-columns-repeated="4"/>
          <table:table-cell table:formula="of:=[.C35]" office:value-type="string" office:string-value="Amoedo Míguez, Estefanía" calcext:value-type="string">
            <text:p>Amoedo Míguez, Estefanía</text:p>
          </table:table-cell>
          <table:table-cell table:formula="of:=[.D35]" office:value-type="float" office:value="43035" calcext:value-type="float">
            <text:p>43035</text:p>
          </table:table-cell>
          <table:table-cell table:formula="of:=[.E35]" office:value-type="string" office:string-value="2 CSIMP01-ESINBE-A" calcext:value-type="string">
            <text:p>2 CSIMP01-ESINBE-A</text:p>
          </table:table-cell>
          <table:table-cell table:formula="of:=[.A35]" office:value-type="float" office:value="1958" calcext:value-type="float">
            <text:p>1958</text:p>
          </table:table-cell>
          <table:table-cell table:formula="of:=[.B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Amoedo Míguez, Fernando José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2º Bac. - B</text:p>
          </table:table-cell>
          <table:table-cell table:number-columns-repeated="4"/>
          <table:table-cell table:formula="of:=[.C36]" office:value-type="string" office:string-value="Amoedo Míguez, Fernando José" calcext:value-type="string">
            <text:p>Amoedo Míguez, Fernando José</text:p>
          </table:table-cell>
          <table:table-cell table:formula="of:=[.D36]" office:value-type="float" office:value="42646" calcext:value-type="float">
            <text:p>42646</text:p>
          </table:table-cell>
          <table:table-cell table:formula="of:=[.E36]" office:value-type="string" office:string-value="2º Bac. - B" calcext:value-type="string">
            <text:p>2º Bac. - B</text:p>
          </table:table-cell>
          <table:table-cell table:formula="of:=[.A36]" office:value-type="float" office:value="1687" calcext:value-type="float">
            <text:p>1687</text:p>
          </table:table-cell>
          <table:table-cell table:formula="of:=[.B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Amoedo Veiga, Pedro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37]" office:value-type="string" office:string-value="Amoedo Veiga, Pedro" calcext:value-type="string">
            <text:p>Amoedo Veiga, Pedro</text:p>
          </table:table-cell>
          <table:table-cell table:formula="of:=[.D37]" office:value-type="float" office:value="42656" calcext:value-type="float">
            <text:p>42656</text:p>
          </table:table-cell>
          <table:table-cell table:formula="of:=[.E37]" office:value-type="string" office:string-value="2 CBIMP01-PEITEST-A" calcext:value-type="string">
            <text:p>2 CBIMP01-PEITEST-A</text:p>
          </table:table-cell>
          <table:table-cell table:formula="of:=[.A37]" office:value-type="float" office:value="1755" calcext:value-type="float">
            <text:p>1755</text:p>
          </table:table-cell>
          <table:table-cell table:formula="of:=[.B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Amorín Cabeda, Miguel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38]" office:value-type="string" office:string-value="Amorín Cabeda, Miguel" calcext:value-type="string">
            <text:p>Amorín Cabeda, Miguel</text:p>
          </table:table-cell>
          <table:table-cell table:formula="of:=[.D38]" office:value-type="float" office:value="42653" calcext:value-type="float">
            <text:p>42653</text:p>
          </table:table-cell>
          <table:table-cell table:formula="of:=[.E38]" office:value-type="string" office:string-value="2 CBIFC02-INFOFC-A" calcext:value-type="string">
            <text:p>2 CBIFC02-INFOFC-A</text:p>
          </table:table-cell>
          <table:table-cell table:formula="of:=[.A38]" office:value-type="float" office:value="1724" calcext:value-type="float">
            <text:p>1724</text:p>
          </table:table-cell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Ángel Fernández, Chrístian Yezallell</text:p>
          </table:table-cell>
          <table:table-cell/>
          <table:table-cell office:value-type="string" calcext:value-type="string">
            <text:p>(A)-ZSIFC03-DAW-A</text:p>
          </table:table-cell>
          <table:table-cell table:number-columns-repeated="4"/>
          <table:table-cell table:formula="of:=[.C39]" office:value-type="string" office:string-value="Ángel Fernández, Chrístian Yezallell" calcext:value-type="string">
            <text:p>Ángel Fernández, Chrístian Yezallell</text:p>
          </table:table-cell>
          <table:table-cell table:formula="of:=[.D39]" office:value-type="float" office:value="0" calcext:value-type="float">
            <text:p>0</text:p>
          </table:table-cell>
          <table:table-cell table:formula="of:=[.E39]" office:value-type="string" office:string-value="(A)-ZSIFC03-DAW-A" calcext:value-type="string">
            <text:p>(A)-ZSIFC03-DAW-A</text:p>
          </table:table-cell>
          <table:table-cell table:formula="of:=[.A39]" office:value-type="float" office:value="383" calcext:value-type="float">
            <text:p>383</text:p>
          </table:table-cell>
          <table:table-cell table:formula="of:=[.B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Arambula Peña, Dennys Viviana</text:p>
          </table:table-cell>
          <table:table-cell office:value-type="float" office:value="41950" calcext:value-type="float">
            <text:p>41950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40]" office:value-type="string" office:string-value="Arambula Peña, Dennys Viviana" calcext:value-type="string">
            <text:p>Arambula Peña, Dennys Viviana</text:p>
          </table:table-cell>
          <table:table-cell table:formula="of:=[.D40]" office:value-type="float" office:value="41950" calcext:value-type="float">
            <text:p>41950</text:p>
          </table:table-cell>
          <table:table-cell table:formula="of:=[.E40]" office:value-type="string" office:string-value="(A)-ZMIMP01-ESTBEL-A" calcext:value-type="string">
            <text:p>(A)-ZMIMP01-ESTBEL-A</text:p>
          </table:table-cell>
          <table:table-cell table:formula="of:=[.A40]" office:value-type="float" office:value="950" calcext:value-type="float">
            <text:p>950</text:p>
          </table:table-cell>
          <table:table-cell table:formula="of:=[.B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Argüelles Fernández, Diego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41]" office:value-type="string" office:string-value="Argüelles Fernández, Diego" calcext:value-type="string">
            <text:p>Argüelles Fernández, Diego</text:p>
          </table:table-cell>
          <table:table-cell table:formula="of:=[.D41]" office:value-type="float" office:value="42653" calcext:value-type="float">
            <text:p>42653</text:p>
          </table:table-cell>
          <table:table-cell table:formula="of:=[.E41]" office:value-type="string" office:string-value="2 CBIFC02-INFOFC-A" calcext:value-type="string">
            <text:p>2 CBIFC02-INFOFC-A</text:p>
          </table:table-cell>
          <table:table-cell table:formula="of:=[.A41]" office:value-type="float" office:value="1725" calcext:value-type="float">
            <text:p>1725</text:p>
          </table:table-cell>
          <table:table-cell table:formula="of:=[.B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/>
          <table:table-cell office:value-type="string" calcext:value-type="string">
            <text:p>ARIAS MIÑO, M DE LOS ANGEL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2]" office:value-type="string" office:string-value="ARIAS MIÑO, M DE LOS ANGELES" calcext:value-type="string">
            <text:p>ARIAS MIÑO, M DE LOS ANGELES</text:p>
          </table:table-cell>
          <table:table-cell table:formula="of:=[.D42]" office:value-type="float" office:value="0" calcext:value-type="float">
            <text:p>0</text:p>
          </table:table-cell>
          <table:table-cell table:formula="of:=[.E42]" office:value-type="string" office:string-value="Docente" calcext:value-type="string">
            <text:p>Docente</text:p>
          </table:table-cell>
          <table:table-cell table:formula="of:=[.A42]" office:value-type="float" office:value="873" calcext:value-type="float">
            <text:p>873</text:p>
          </table:table-cell>
          <table:table-cell table:formula="of:=[.B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Arteta Heins, Liana Patricia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43]" office:value-type="string" office:string-value="Arteta Heins, Liana Patricia" calcext:value-type="string">
            <text:p>Arteta Heins, Liana Patricia</text:p>
          </table:table-cell>
          <table:table-cell table:formula="of:=[.D43]" office:value-type="float" office:value="43014" calcext:value-type="float">
            <text:p>43014</text:p>
          </table:table-cell>
          <table:table-cell table:formula="of:=[.E43]" office:value-type="string" office:string-value="1 CMIFC01-SIMIRE-A" calcext:value-type="string">
            <text:p>1 CMIFC01-SIMIRE-A</text:p>
          </table:table-cell>
          <table:table-cell table:formula="of:=[.A43]" office:value-type="float" office:value="1928" calcext:value-type="float">
            <text:p>1928</text:p>
          </table:table-cell>
          <table:table-cell table:formula="of:=[.B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Balseiro Corujeira, Paul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44]" office:value-type="string" office:string-value="Balseiro Corujeira, Paula" calcext:value-type="string">
            <text:p>Balseiro Corujeira, Paula</text:p>
          </table:table-cell>
          <table:table-cell table:formula="of:=[.D44]" office:value-type="float" office:value="43012" calcext:value-type="float">
            <text:p>43012</text:p>
          </table:table-cell>
          <table:table-cell table:formula="of:=[.E44]" office:value-type="string" office:string-value="1 CBIMP01-PEITEST-A" calcext:value-type="string">
            <text:p>1 CBIMP01-PEITEST-A</text:p>
          </table:table-cell>
          <table:table-cell table:formula="of:=[.A44]" office:value-type="float" office:value="1895" calcext:value-type="float">
            <text:p>1895</text:p>
          </table:table-cell>
          <table:table-cell table:formula="of:=[.B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Baquedano Núñez, Yevgueny Jabdiel </text:p>
          </table:table-cell>
          <table:table-cell office:value-type="float" office:value="43118" calcext:value-type="float">
            <text:p>43118</text:p>
          </table:table-cell>
          <table:table-cell office:value-type="string" calcext:value-type="string">
            <text:p>1 ESO B</text:p>
          </table:table-cell>
          <table:table-cell table:number-columns-repeated="4"/>
          <table:table-cell table:formula="of:=[.C45]" office:value-type="string" office:string-value="Baquedano Núñez, Yevgueny Jabdiel " calcext:value-type="string">
            <text:p>Baquedano Núñez, Yevgueny Jabdiel </text:p>
          </table:table-cell>
          <table:table-cell table:formula="of:=[.D45]" office:value-type="float" office:value="43118" calcext:value-type="float">
            <text:p>43118</text:p>
          </table:table-cell>
          <table:table-cell table:formula="of:=[.E45]" office:value-type="string" office:string-value="1 ESO B" calcext:value-type="string">
            <text:p>1 ESO B</text:p>
          </table:table-cell>
          <table:table-cell table:formula="of:=[.A45]" office:value-type="float" office:value="2003" calcext:value-type="float">
            <text:p>2003</text:p>
          </table:table-cell>
          <table:table-cell table:formula="of:=[.B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Barciela Domínguez, Carmen María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6]" office:value-type="string" office:string-value="Barciela Domínguez, Carmen María" calcext:value-type="string">
            <text:p>Barciela Domínguez, Carmen María</text:p>
          </table:table-cell>
          <table:table-cell table:formula="of:=[.D46]" office:value-type="float" office:value="41900" calcext:value-type="float">
            <text:p>41900</text:p>
          </table:table-cell>
          <table:table-cell table:formula="of:=[.E46]" office:value-type="string" office:string-value="4º ESO - B" calcext:value-type="string">
            <text:p>4º ESO - B</text:p>
          </table:table-cell>
          <table:table-cell table:formula="of:=[.A46]" office:value-type="float" office:value="1465" calcext:value-type="float">
            <text:p>1465</text:p>
          </table:table-cell>
          <table:table-cell table:formula="of:=[.B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Barral Lavilla, Andrea</text:p>
          </table:table-cell>
          <table:table-cell office:value-type="float" office:value="42390" calcext:value-type="float">
            <text:p>42390</text:p>
          </table:table-cell>
          <table:table-cell office:value-type="string" calcext:value-type="string">
            <text:p>2 CMIMP01-ESTBEL-A</text:p>
          </table:table-cell>
          <table:table-cell table:number-columns-repeated="4"/>
          <table:table-cell table:formula="of:=[.C47]" office:value-type="string" office:string-value="Barral Lavilla, Andrea" calcext:value-type="string">
            <text:p>Barral Lavilla, Andrea</text:p>
          </table:table-cell>
          <table:table-cell table:formula="of:=[.D47]" office:value-type="float" office:value="42390" calcext:value-type="float">
            <text:p>42390</text:p>
          </table:table-cell>
          <table:table-cell table:formula="of:=[.E47]" office:value-type="string" office:string-value="2 CMIMP01-ESTBEL-A" calcext:value-type="string">
            <text:p>2 CMIMP01-ESTBEL-A</text:p>
          </table:table-cell>
          <table:table-cell table:formula="of:=[.A47]" office:value-type="float" office:value="1609" calcext:value-type="float">
            <text:p>1609</text:p>
          </table:table-cell>
          <table:table-cell table:formula="of:=[.B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Barreiro Martínez, Adrián</text:p>
          </table:table-cell>
          <table:table-cell table:style-name="Default" office:value-type="float" office:value="42646" calcext:value-type="float">
            <text:p>42646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48]" office:value-type="string" office:string-value="Barreiro Martínez, Adrián" calcext:value-type="string">
            <text:p>Barreiro Martínez, Adrián</text:p>
          </table:table-cell>
          <table:table-cell table:formula="of:=[.D48]" office:value-type="float" office:value="42646" calcext:value-type="float">
            <text:p>42646</text:p>
          </table:table-cell>
          <table:table-cell table:formula="of:=[.E48]" office:value-type="string" office:string-value="3º ESO - A" calcext:value-type="string">
            <text:p>3º ESO - A</text:p>
          </table:table-cell>
          <table:table-cell table:formula="of:=[.A48]" office:value-type="float" office:value="1668" calcext:value-type="float">
            <text:p>1668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Barreiro Martínez, Yerón</text:p>
          </table:table-cell>
          <table:table-cell table:style-name="Default"/>
          <table:table-cell office:value-type="string" calcext:value-type="string">
            <text:p>(A)-ZMIFC01-SIMIRE-B</text:p>
          </table:table-cell>
          <table:table-cell table:number-columns-repeated="4"/>
          <table:table-cell table:formula="of:=[.C49]" office:value-type="string" office:string-value="Barreiro Martínez, Yerón" calcext:value-type="string">
            <text:p>Barreiro Martínez, Yerón</text:p>
          </table:table-cell>
          <table:table-cell table:formula="of:=[.D49]" office:value-type="float" office:value="0" calcext:value-type="float">
            <text:p>0</text:p>
          </table:table-cell>
          <table:table-cell table:formula="of:=[.E49]" office:value-type="string" office:string-value="(A)-ZMIFC01-SIMIRE-B" calcext:value-type="string">
            <text:p>(A)-ZMIFC01-SIMIRE-B</text:p>
          </table:table-cell>
          <table:table-cell table:formula="of:=[.A49]" office:value-type="float" office:value="1616" calcext:value-type="float">
            <text:p>1616</text:p>
          </table:table-cell>
          <table:table-cell table:formula="of:=[.B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Barros Márquez, Marta Tábata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50]" office:value-type="string" office:string-value="Barros Márquez, Marta Tábata" calcext:value-type="string">
            <text:p>Barros Márquez, Marta Tábata</text:p>
          </table:table-cell>
          <table:table-cell table:formula="of:=[.D50]" office:value-type="float" office:value="43011" calcext:value-type="float">
            <text:p>43011</text:p>
          </table:table-cell>
          <table:table-cell table:formula="of:=[.E50]" office:value-type="string" office:string-value="1º Bac. - A" calcext:value-type="string">
            <text:p>1º Bac. - A</text:p>
          </table:table-cell>
          <table:table-cell table:formula="of:=[.A50]" office:value-type="float" office:value="1890" calcext:value-type="float">
            <text:p>1890</text:p>
          </table:table-cell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/>
          <table:table-cell office:value-type="string" calcext:value-type="string">
            <text:p>Basalo Estévez, Delfina</text:p>
          </table:table-cell>
          <table:table-cell table:style-name="Default" office:value-type="float" office:value="42026" calcext:value-type="float">
            <text:p>42026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51]" office:value-type="string" office:string-value="Basalo Estévez, Delfina" calcext:value-type="string">
            <text:p>Basalo Estévez, Delfina</text:p>
          </table:table-cell>
          <table:table-cell table:formula="of:=[.D51]" office:value-type="float" office:value="42026" calcext:value-type="float">
            <text:p>42026</text:p>
          </table:table-cell>
          <table:table-cell table:formula="of:=[.E51]" office:value-type="string" office:string-value="(A)-ZMIMP02-PECOCA-A" calcext:value-type="string">
            <text:p>(A)-ZMIMP02-PECOCA-A</text:p>
          </table:table-cell>
          <table:table-cell table:formula="of:=[.A51]" office:value-type="float" office:value="765" calcext:value-type="float">
            <text:p>765</text:p>
          </table:table-cell>
          <table:table-cell table:formula="of:=[.B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Bayo Fernández, María Victoria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52]" office:value-type="string" office:string-value="Bayo Fernández, María Victoria" calcext:value-type="string">
            <text:p>Bayo Fernández, María Victoria</text:p>
          </table:table-cell>
          <table:table-cell table:formula="of:=[.D52]" office:value-type="float" office:value="41899" calcext:value-type="float">
            <text:p>41899</text:p>
          </table:table-cell>
          <table:table-cell table:formula="of:=[.E52]" office:value-type="string" office:string-value="4º ESO - B" calcext:value-type="string">
            <text:p>4º ESO - B</text:p>
          </table:table-cell>
          <table:table-cell table:formula="of:=[.A52]" office:value-type="float" office:value="1437" calcext:value-type="float">
            <text:p>1437</text:p>
          </table:table-cell>
          <table:table-cell table:formula="of:=[.B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Becedas Saldanha, Abilio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53]" office:value-type="string" office:string-value="Becedas Saldanha, Abilio" calcext:value-type="string">
            <text:p>Becedas Saldanha, Abilio</text:p>
          </table:table-cell>
          <table:table-cell table:formula="of:=[.D53]" office:value-type="float" office:value="42265" calcext:value-type="float">
            <text:p>42265</text:p>
          </table:table-cell>
          <table:table-cell table:formula="of:=[.E53]" office:value-type="string" office:string-value="2ºESO-B" calcext:value-type="string">
            <text:p>2ºESO-B</text:p>
          </table:table-cell>
          <table:table-cell table:formula="of:=[.A53]" office:value-type="float" office:value="1551" calcext:value-type="float">
            <text:p>1551</text:p>
          </table:table-cell>
          <table:table-cell table:formula="of:=[.B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/>
          <table:table-cell office:value-type="string" calcext:value-type="string">
            <text:p>BECERRA BLANCO, ROSA MARÍA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54]" office:value-type="string" office:string-value="BECERRA BLANCO, ROSA MARÍA" calcext:value-type="string">
            <text:p>BECERRA BLANCO, ROSA MARÍA</text:p>
          </table:table-cell>
          <table:table-cell table:formula="of:=[.D54]" office:value-type="float" office:value="43013" calcext:value-type="float">
            <text:p>43013</text:p>
          </table:table-cell>
          <table:table-cell table:formula="of:=[.E54]" office:value-type="string" office:string-value="Docente" calcext:value-type="string">
            <text:p>Docente</text:p>
          </table:table-cell>
          <table:table-cell table:formula="of:=[.A54]" office:value-type="float" office:value="816" calcext:value-type="float">
            <text:p>816</text:p>
          </table:table-cell>
          <table:table-cell table:formula="of:=[.B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Bello Padrón, Alejandro Daniel</text:p>
          </table:table-cell>
          <table:table-cell/>
          <table:table-cell office:value-type="string" calcext:value-type="string">
            <text:p>4º ESO - A</text:p>
          </table:table-cell>
          <table:table-cell table:number-columns-repeated="4"/>
          <table:table-cell table:formula="of:=[.C55]" office:value-type="string" office:string-value="Bello Padrón, Alejandro Daniel" calcext:value-type="string">
            <text:p>Bello Padrón, Alejandro Daniel</text:p>
          </table:table-cell>
          <table:table-cell table:formula="of:=[.D55]" office:value-type="float" office:value="0" calcext:value-type="float">
            <text:p>0</text:p>
          </table:table-cell>
          <table:table-cell table:formula="of:=[.E55]" office:value-type="string" office:string-value="4º ESO - A" calcext:value-type="string">
            <text:p>4º ESO - A</text:p>
          </table:table-cell>
          <table:table-cell table:formula="of:=[.A55]" office:value-type="float" office:value="1391" calcext:value-type="float">
            <text:p>1391</text:p>
          </table:table-cell>
          <table:table-cell table:formula="of:=[.B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Benavente Montoya, Alejandra</text:p>
          </table:table-cell>
          <table:table-cell office:value-type="float" office:value="41173" calcext:value-type="float">
            <text:p>41173</text:p>
          </table:table-cell>
          <table:table-cell office:value-type="string" calcext:value-type="string">
            <text:p>2 CSIMP01-ESINBE-A</text:p>
          </table:table-cell>
          <table:table-cell table:number-columns-repeated="4"/>
          <table:table-cell table:formula="of:=[.C56]" office:value-type="string" office:string-value="Benavente Montoya, Alejandra" calcext:value-type="string">
            <text:p>Benavente Montoya, Alejandra</text:p>
          </table:table-cell>
          <table:table-cell table:formula="of:=[.D56]" office:value-type="float" office:value="41173" calcext:value-type="float">
            <text:p>41173</text:p>
          </table:table-cell>
          <table:table-cell table:formula="of:=[.E56]" office:value-type="string" office:string-value="2 CSIMP01-ESINBE-A" calcext:value-type="string">
            <text:p>2 CSIMP01-ESINBE-A</text:p>
          </table:table-cell>
          <table:table-cell table:formula="of:=[.A56]" office:value-type="float" office:value="222" calcext:value-type="float">
            <text:p>222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/>
          <table:table-cell office:value-type="string" calcext:value-type="string">
            <text:p>BENDAÑA PEDROSA, MART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57]" office:value-type="string" office:string-value="BENDAÑA PEDROSA, MARTA" calcext:value-type="string">
            <text:p>BENDAÑA PEDROSA, MARTA</text:p>
          </table:table-cell>
          <table:table-cell table:formula="of:=[.D57]" office:value-type="float" office:value="0" calcext:value-type="float">
            <text:p>0</text:p>
          </table:table-cell>
          <table:table-cell table:formula="of:=[.E57]" office:value-type="string" office:string-value="Docente" calcext:value-type="string">
            <text:p>Docente</text:p>
          </table:table-cell>
          <table:table-cell table:formula="of:=[.A57]" office:value-type="float" office:value="807" calcext:value-type="float">
            <text:p>807</text:p>
          </table:table-cell>
          <table:table-cell table:formula="of:=[.B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/>
          <table:table-cell office:value-type="string" calcext:value-type="string">
            <text:p>BEREA CRUZ, EDUARDO EMILIO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58]" office:value-type="string" office:string-value="BEREA CRUZ, EDUARDO EMILIO" calcext:value-type="string">
            <text:p>BEREA CRUZ, EDUARDO EMILIO</text:p>
          </table:table-cell>
          <table:table-cell table:formula="of:=[.D58]" office:value-type="float" office:value="0" calcext:value-type="float">
            <text:p>0</text:p>
          </table:table-cell>
          <table:table-cell table:formula="of:=[.E58]" office:value-type="string" office:string-value="Docente" calcext:value-type="string">
            <text:p>Docente</text:p>
          </table:table-cell>
          <table:table-cell table:formula="of:=[.A58]" office:value-type="float" office:value="799" calcext:value-type="float">
            <text:p>799</text:p>
          </table:table-cell>
          <table:table-cell table:formula="of:=[.B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Bermúdez Pérez, Xacobe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59]" office:value-type="string" office:string-value="Bermúdez Pérez, Xacobe" calcext:value-type="string">
            <text:p>Bermúdez Pérez, Xacobe</text:p>
          </table:table-cell>
          <table:table-cell table:formula="of:=[.D59]" office:value-type="float" office:value="41900" calcext:value-type="float">
            <text:p>41900</text:p>
          </table:table-cell>
          <table:table-cell table:formula="of:=[.E59]" office:value-type="string" office:string-value="4º ESO - B" calcext:value-type="string">
            <text:p>4º ESO - B</text:p>
          </table:table-cell>
          <table:table-cell table:formula="of:=[.A59]" office:value-type="float" office:value="1466" calcext:value-type="float">
            <text:p>1466</text:p>
          </table:table-cell>
          <table:table-cell table:formula="of:=[.B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/>
          <table:table-cell office:value-type="string" calcext:value-type="string">
            <text:p>BERNABÉ MOLDES, ASUNCIÓ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60]" office:value-type="string" office:string-value="BERNABÉ MOLDES, ASUNCIÓN" calcext:value-type="string">
            <text:p>BERNABÉ MOLDES, ASUNCIÓN</text:p>
          </table:table-cell>
          <table:table-cell table:formula="of:=[.D60]" office:value-type="float" office:value="0" calcext:value-type="float">
            <text:p>0</text:p>
          </table:table-cell>
          <table:table-cell table:formula="of:=[.E60]" office:value-type="string" office:string-value="Docente" calcext:value-type="string">
            <text:p>Docente</text:p>
          </table:table-cell>
          <table:table-cell table:formula="of:=[.A60]" office:value-type="float" office:value="808" calcext:value-type="float">
            <text:p>808</text:p>
          </table:table-cell>
          <table:table-cell table:formula="of:=[.B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Bertolo Fafián, Alejandro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1 CSIFC02-DAM-A</text:p>
          </table:table-cell>
          <table:table-cell table:number-columns-repeated="4"/>
          <table:table-cell table:formula="of:=[.C61]" office:value-type="string" office:string-value="Bertolo Fafián, Alejandro" calcext:value-type="string">
            <text:p>Bertolo Fafián, Alejandro</text:p>
          </table:table-cell>
          <table:table-cell table:formula="of:=[.D61]" office:value-type="float" office:value="43056" calcext:value-type="float">
            <text:p>43056</text:p>
          </table:table-cell>
          <table:table-cell table:formula="of:=[.E61]" office:value-type="string" office:string-value="1 CSIFC02-DAM-A" calcext:value-type="string">
            <text:p>1 CSIFC02-DAM-A</text:p>
          </table:table-cell>
          <table:table-cell table:formula="of:=[.A61]" office:value-type="float" office:value="1806" calcext:value-type="float">
            <text:p>1806</text:p>
          </table:table-cell>
          <table:table-cell table:formula="of:=[.B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/>
          <table:table-cell office:value-type="string" calcext:value-type="string">
            <text:p>BESADA PEREIRA, ROCÍO</text:p>
          </table:table-cell>
          <table:table-cell office:value-type="float" office:value="42461" calcext:value-type="float">
            <text:p>42461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62]" office:value-type="string" office:string-value="BESADA PEREIRA, ROCÍO" calcext:value-type="string">
            <text:p>BESADA PEREIRA, ROCÍO</text:p>
          </table:table-cell>
          <table:table-cell table:formula="of:=[.D62]" office:value-type="float" office:value="42461" calcext:value-type="float">
            <text:p>42461</text:p>
          </table:table-cell>
          <table:table-cell table:formula="of:=[.E62]" office:value-type="string" office:string-value="Docente" calcext:value-type="string">
            <text:p>Docente</text:p>
          </table:table-cell>
          <table:table-cell table:formula="of:=[.A62]" office:value-type="float" office:value="818" calcext:value-type="float">
            <text:p>818</text:p>
          </table:table-cell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Blanco Fernández, Anxo</text:p>
          </table:table-cell>
          <table:table-cell table:style-name="Default"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63]" office:value-type="string" office:string-value="Blanco Fernández, Anxo" calcext:value-type="string">
            <text:p>Blanco Fernández, Anxo</text:p>
          </table:table-cell>
          <table:table-cell table:formula="of:=[.D63]" office:value-type="float" office:value="43006" calcext:value-type="float">
            <text:p>43006</text:p>
          </table:table-cell>
          <table:table-cell table:formula="of:=[.E63]" office:value-type="string" office:string-value="1ºESO-B" calcext:value-type="string">
            <text:p>1ºESO-B</text:p>
          </table:table-cell>
          <table:table-cell table:formula="of:=[.A63]" office:value-type="float" office:value="1847" calcext:value-type="float">
            <text:p>1847</text:p>
          </table:table-cell>
          <table:table-cell table:formula="of:=[.B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Blanco Guede, Miguel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64]" office:value-type="string" office:string-value="Blanco Guede, Miguel" calcext:value-type="string">
            <text:p>Blanco Guede, Miguel</text:p>
          </table:table-cell>
          <table:table-cell table:formula="of:=[.D64]" office:value-type="float" office:value="43014" calcext:value-type="float">
            <text:p>43014</text:p>
          </table:table-cell>
          <table:table-cell table:formula="of:=[.E64]" office:value-type="string" office:string-value="1 CMIFC01-SIMIRE-A" calcext:value-type="string">
            <text:p>1 CMIFC01-SIMIRE-A</text:p>
          </table:table-cell>
          <table:table-cell table:formula="of:=[.A64]" office:value-type="float" office:value="1929" calcext:value-type="float">
            <text:p>1929</text:p>
          </table:table-cell>
          <table:table-cell table:formula="of:=[.B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/>
          <table:table-cell office:value-type="string" calcext:value-type="string">
            <text:p>BLANCO REGO MATILDE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65]" office:value-type="string" office:string-value="BLANCO REGO MATILDE" calcext:value-type="string">
            <text:p>BLANCO REGO MATILDE</text:p>
          </table:table-cell>
          <table:table-cell table:formula="of:=[.D65]" office:value-type="float" office:value="0" calcext:value-type="float">
            <text:p>0</text:p>
          </table:table-cell>
          <table:table-cell table:formula="of:=[.E65]" office:value-type="string" office:string-value="Docente" calcext:value-type="string">
            <text:p>Docente</text:p>
          </table:table-cell>
          <table:table-cell table:formula="of:=[.A65]" office:value-type="float" office:value="801" calcext:value-type="float">
            <text:p>801</text:p>
          </table:table-cell>
          <table:table-cell table:formula="of:=[.B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Blanco Rodríguez, Verónica</text:p>
          </table:table-cell>
          <table:table-cell table:style-name="Default"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66]" office:value-type="string" office:string-value="Blanco Rodríguez, Verónica" calcext:value-type="string">
            <text:p>Blanco Rodríguez, Verónica</text:p>
          </table:table-cell>
          <table:table-cell table:formula="of:=[.D66]" office:value-type="float" office:value="43018" calcext:value-type="float">
            <text:p>43018</text:p>
          </table:table-cell>
          <table:table-cell table:formula="of:=[.E66]" office:value-type="string" office:string-value="(A)-ESO Ad.3 - 1º Cua. - A" calcext:value-type="string">
            <text:p>(A)-ESO Ad.3 - 1º Cua. - A</text:p>
          </table:table-cell>
          <table:table-cell table:formula="of:=[.A66]" office:value-type="float" office:value="1950" calcext:value-type="float">
            <text:p>1950</text:p>
          </table:table-cell>
          <table:table-cell table:formula="of:=[.B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/>
          <table:table-cell office:value-type="string" calcext:value-type="string">
            <text:p>Bonet, Oxana</text:p>
          </table:table-cell>
          <table:table-cell office:value-type="float" office:value="43035" calcext:value-type="float">
            <text:p>43035</text:p>
          </table:table-cell>
          <table:table-cell office:value-type="string" calcext:value-type="string">
            <text:p>2 CSIMP01-ESINBE-A</text:p>
          </table:table-cell>
          <table:table-cell table:number-columns-repeated="4"/>
          <table:table-cell table:formula="of:=[.C67]" office:value-type="string" office:string-value="Bonet, Oxana" calcext:value-type="string">
            <text:p>Bonet, Oxana</text:p>
          </table:table-cell>
          <table:table-cell table:formula="of:=[.D67]" office:value-type="float" office:value="43035" calcext:value-type="float">
            <text:p>43035</text:p>
          </table:table-cell>
          <table:table-cell table:formula="of:=[.E67]" office:value-type="string" office:string-value="2 CSIMP01-ESINBE-A" calcext:value-type="string">
            <text:p>2 CSIMP01-ESINBE-A</text:p>
          </table:table-cell>
          <table:table-cell table:formula="of:=[.A67]" office:value-type="float" office:value="1959" calcext:value-type="float">
            <text:p>1959</text:p>
          </table:table-cell>
          <table:table-cell table:formula="of:=[.B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/>
          <table:table-cell office:value-type="string" calcext:value-type="string">
            <text:p>BORDALLO PEREZ, Mª LUIS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68]" office:value-type="string" office:string-value="BORDALLO PEREZ, Mª LUISA" calcext:value-type="string">
            <text:p>BORDALLO PEREZ, Mª LUISA</text:p>
          </table:table-cell>
          <table:table-cell table:formula="of:=[.D68]" office:value-type="float" office:value="0" calcext:value-type="float">
            <text:p>0</text:p>
          </table:table-cell>
          <table:table-cell table:formula="of:=[.E68]" office:value-type="string" office:string-value="Docente" calcext:value-type="string">
            <text:p>Docente</text:p>
          </table:table-cell>
          <table:table-cell table:formula="of:=[.A68]" office:value-type="float" office:value="802" calcext:value-type="float">
            <text:p>802</text:p>
          </table:table-cell>
          <table:table-cell table:formula="of:=[.B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Borja Piñeiro, Selene</text:p>
          </table:table-cell>
          <table:table-cell table:style-name="Default" office:value-type="float" office:value="43110" calcext:value-type="float">
            <text:p>43110</text:p>
          </table:table-cell>
          <table:table-cell office:value-type="string" calcext:value-type="string">
            <text:p>4 CMIMP01-ESTBEL-A</text:p>
          </table:table-cell>
          <table:table-cell table:number-columns-repeated="4"/>
          <table:table-cell table:formula="of:=[.C69]" office:value-type="string" office:string-value="Borja Piñeiro, Selene" calcext:value-type="string">
            <text:p>Borja Piñeiro, Selene</text:p>
          </table:table-cell>
          <table:table-cell table:formula="of:=[.D69]" office:value-type="float" office:value="43110" calcext:value-type="float">
            <text:p>43110</text:p>
          </table:table-cell>
          <table:table-cell table:formula="of:=[.E69]" office:value-type="string" office:string-value="4 CMIMP01-ESTBEL-A" calcext:value-type="string">
            <text:p>4 CMIMP01-ESTBEL-A</text:p>
          </table:table-cell>
          <table:table-cell table:formula="of:=[.A69]" office:value-type="float" office:value="1814" calcext:value-type="float">
            <text:p>1814</text:p>
          </table:table-cell>
          <table:table-cell table:formula="of:=[.B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Boullosa Vazquez, María del Carmen</text:p>
          </table:table-cell>
          <table:table-cell office:value-type="float" office:value="43110" calcext:value-type="float">
            <text:p>43110</text:p>
          </table:table-cell>
          <table:table-cell office:value-type="string" calcext:value-type="string">
            <text:p>5 CMIMP01-ESTBEL-A</text:p>
          </table:table-cell>
          <table:table-cell table:number-columns-repeated="4"/>
          <table:table-cell table:formula="of:=[.C70]" office:value-type="string" office:string-value="Boullosa Vazquez, María del Carmen" calcext:value-type="string">
            <text:p>Boullosa Vazquez, María del Carmen</text:p>
          </table:table-cell>
          <table:table-cell table:formula="of:=[.D70]" office:value-type="float" office:value="43110" calcext:value-type="float">
            <text:p>43110</text:p>
          </table:table-cell>
          <table:table-cell table:formula="of:=[.E70]" office:value-type="string" office:string-value="5 CMIMP01-ESTBEL-A" calcext:value-type="string">
            <text:p>5 CMIMP01-ESTBEL-A</text:p>
          </table:table-cell>
          <table:table-cell table:formula="of:=[.A70]" office:value-type="float" office:value="1815" calcext:value-type="float">
            <text:p>1815</text:p>
          </table:table-cell>
          <table:table-cell table:formula="of:=[.B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Bouza Abril, Serea</text:p>
          </table:table-cell>
          <table:table-cell office:value-type="float" office:value="43048" calcext:value-type="float">
            <text:p>43048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71]" office:value-type="string" office:string-value="Bouza Abril, Serea" calcext:value-type="string">
            <text:p>Bouza Abril, Serea</text:p>
          </table:table-cell>
          <table:table-cell table:formula="of:=[.D71]" office:value-type="float" office:value="43048" calcext:value-type="float">
            <text:p>43048</text:p>
          </table:table-cell>
          <table:table-cell table:formula="of:=[.E71]" office:value-type="string" office:string-value="(A)-ZSIMP01-ESINBE-A" calcext:value-type="string">
            <text:p>(A)-ZSIMP01-ESINBE-A</text:p>
          </table:table-cell>
          <table:table-cell table:formula="of:=[.A71]" office:value-type="float" office:value="1966" calcext:value-type="float">
            <text:p>1966</text:p>
          </table:table-cell>
          <table:table-cell table:formula="of:=[.B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Bouzón Amoedo, Adrián</text:p>
          </table:table-cell>
          <table:table-cell table:style-name="Default" office:value-type="float" office:value="42790" calcext:value-type="float">
            <text:p>42790</text:p>
          </table:table-cell>
          <table:table-cell office:value-type="string" calcext:value-type="string">
            <text:p>2 CMIFC01-SIMIRE-B</text:p>
          </table:table-cell>
          <table:table-cell table:number-columns-repeated="4"/>
          <table:table-cell table:formula="of:=[.C72]" office:value-type="string" office:string-value="Bouzón Amoedo, Adrián" calcext:value-type="string">
            <text:p>Bouzón Amoedo, Adrián</text:p>
          </table:table-cell>
          <table:table-cell table:formula="of:=[.D72]" office:value-type="float" office:value="42790" calcext:value-type="float">
            <text:p>42790</text:p>
          </table:table-cell>
          <table:table-cell table:formula="of:=[.E72]" office:value-type="string" office:string-value="2 CMIFC01-SIMIRE-B" calcext:value-type="string">
            <text:p>2 CMIFC01-SIMIRE-B</text:p>
          </table:table-cell>
          <table:table-cell table:formula="of:=[.A72]" office:value-type="float" office:value="1821" calcext:value-type="float">
            <text:p>1821</text:p>
          </table:table-cell>
          <table:table-cell table:formula="of:=[.B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Braños Rodríguez, Adrián</text:p>
          </table:table-cell>
          <table:table-cell/>
          <table:table-cell office:value-type="string" calcext:value-type="string">
            <text:p>1 CMIFC01-SIMIRE-A</text:p>
          </table:table-cell>
          <table:table-cell table:number-columns-repeated="4"/>
          <table:table-cell table:formula="of:=[.C73]" office:value-type="string" office:string-value="Braños Rodríguez, Adrián" calcext:value-type="string">
            <text:p>Braños Rodríguez, Adrián</text:p>
          </table:table-cell>
          <table:table-cell table:formula="of:=[.D73]" office:value-type="float" office:value="0" calcext:value-type="float">
            <text:p>0</text:p>
          </table:table-cell>
          <table:table-cell table:formula="of:=[.E73]" office:value-type="string" office:string-value="1 CMIFC01-SIMIRE-A" calcext:value-type="string">
            <text:p>1 CMIFC01-SIMIRE-A</text:p>
          </table:table-cell>
          <table:table-cell table:formula="of:=[.A73]" office:value-type="float" office:value="1376" calcext:value-type="float">
            <text:p>1376</text:p>
          </table:table-cell>
          <table:table-cell table:formula="of:=[.B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Brea Gonçalves, Jennifer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74]" office:value-type="string" office:string-value="Brea Gonçalves, Jennifer" calcext:value-type="string">
            <text:p>Brea Gonçalves, Jennifer</text:p>
          </table:table-cell>
          <table:table-cell table:formula="of:=[.D74]" office:value-type="float" office:value="42265" calcext:value-type="float">
            <text:p>42265</text:p>
          </table:table-cell>
          <table:table-cell table:formula="of:=[.E74]" office:value-type="string" office:string-value="2ºESO-B" calcext:value-type="string">
            <text:p>2ºESO-B</text:p>
          </table:table-cell>
          <table:table-cell table:formula="of:=[.A74]" office:value-type="float" office:value="1552" calcext:value-type="float">
            <text:p>1552</text:p>
          </table:table-cell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Cabadas De La Iglesia, Jennifer</text:p>
          </table:table-cell>
          <table:table-cell office:value-type="float" office:value="41606" calcext:value-type="float">
            <text:p>41606</text:p>
          </table:table-cell>
          <table:table-cell office:value-type="string" calcext:value-type="string">
            <text:p>(A)-ZMIMP02-PECOCA-B</text:p>
          </table:table-cell>
          <table:table-cell table:number-columns-repeated="4"/>
          <table:table-cell table:formula="of:=[.C75]" office:value-type="string" office:string-value="Cabadas De La Iglesia, Jennifer" calcext:value-type="string">
            <text:p>Cabadas De La Iglesia, Jennifer</text:p>
          </table:table-cell>
          <table:table-cell table:formula="of:=[.D75]" office:value-type="float" office:value="41606" calcext:value-type="float">
            <text:p>41606</text:p>
          </table:table-cell>
          <table:table-cell table:formula="of:=[.E75]" office:value-type="string" office:string-value="(A)-ZMIMP02-PECOCA-B" calcext:value-type="string">
            <text:p>(A)-ZMIMP02-PECOCA-B</text:p>
          </table:table-cell>
          <table:table-cell table:formula="of:=[.A75]" office:value-type="float" office:value="584" calcext:value-type="float">
            <text:p>584</text:p>
          </table:table-cell>
          <table:table-cell table:formula="of:=[.B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Cabaleiro Cruz, María Belén</text:p>
          </table:table-cell>
          <table:table-cell office:value-type="float" office:value="42292" calcext:value-type="float">
            <text:p>42292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76]" office:value-type="string" office:string-value="Cabaleiro Cruz, María Belén" calcext:value-type="string">
            <text:p>Cabaleiro Cruz, María Belén</text:p>
          </table:table-cell>
          <table:table-cell table:formula="of:=[.D76]" office:value-type="float" office:value="42292" calcext:value-type="float">
            <text:p>42292</text:p>
          </table:table-cell>
          <table:table-cell table:formula="of:=[.E76]" office:value-type="string" office:string-value="(A)-ZMIMP01-ESTBEL-A" calcext:value-type="string">
            <text:p>(A)-ZMIMP01-ESTBEL-A</text:p>
          </table:table-cell>
          <table:table-cell table:formula="of:=[.A76]" office:value-type="float" office:value="714" calcext:value-type="float">
            <text:p>714</text:p>
          </table:table-cell>
          <table:table-cell table:formula="of:=[.B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Cabaleiro Sierra, Alejandro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77]" office:value-type="string" office:string-value="Cabaleiro Sierra, Alejandro" calcext:value-type="string">
            <text:p>Cabaleiro Sierra, Alejandro</text:p>
          </table:table-cell>
          <table:table-cell table:formula="of:=[.D77]" office:value-type="float" office:value="0" calcext:value-type="float">
            <text:p>0</text:p>
          </table:table-cell>
          <table:table-cell table:formula="of:=[.E77]" office:value-type="string" office:string-value="2ºESO-A" calcext:value-type="string">
            <text:p>2ºESO-A</text:p>
          </table:table-cell>
          <table:table-cell table:formula="of:=[.A77]" office:value-type="float" office:value="1869" calcext:value-type="float">
            <text:p>1869</text:p>
          </table:table-cell>
          <table:table-cell table:formula="of:=[.B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aJide Rodríguez, Sheila</text:p>
          </table:table-cell>
          <table:table-cell/>
          <table:table-cell office:value-type="string" calcext:value-type="string">
            <text:p>2 CMIMP02-PECOCA-A</text:p>
          </table:table-cell>
          <table:table-cell table:number-columns-repeated="4"/>
          <table:table-cell table:formula="of:=[.C78]" office:value-type="string" office:string-value="CaJide Rodríguez, Sheila" calcext:value-type="string">
            <text:p>CaJide Rodríguez, Sheila</text:p>
          </table:table-cell>
          <table:table-cell table:formula="of:=[.D78]" office:value-type="float" office:value="0" calcext:value-type="float">
            <text:p>0</text:p>
          </table:table-cell>
          <table:table-cell table:formula="of:=[.E78]" office:value-type="string" office:string-value="2 CMIMP02-PECOCA-A" calcext:value-type="string">
            <text:p>2 CMIMP02-PECOCA-A</text:p>
          </table:table-cell>
          <table:table-cell table:formula="of:=[.A78]" office:value-type="float" office:value="1714" calcext:value-type="float">
            <text:p>1714</text:p>
          </table:table-cell>
          <table:table-cell table:formula="of:=[.B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/>
          <table:table-cell office:value-type="string" calcext:value-type="string">
            <text:p>CAMAÑO RIAL, M. LOURDES</text:p>
          </table:table-cell>
          <table:table-cell office:value-type="float" office:value="42639" calcext:value-type="float">
            <text:p>42639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79]" office:value-type="string" office:string-value="CAMAÑO RIAL, M. LOURDES" calcext:value-type="string">
            <text:p>CAMAÑO RIAL, M. LOURDES</text:p>
          </table:table-cell>
          <table:table-cell table:formula="of:=[.D79]" office:value-type="float" office:value="42639" calcext:value-type="float">
            <text:p>42639</text:p>
          </table:table-cell>
          <table:table-cell table:formula="of:=[.E79]" office:value-type="string" office:string-value="Docente" calcext:value-type="string">
            <text:p>Docente</text:p>
          </table:table-cell>
          <table:table-cell table:formula="of:=[.A79]" office:value-type="float" office:value="819" calcext:value-type="float">
            <text:p>819</text:p>
          </table:table-cell>
          <table:table-cell table:formula="of:=[.B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/>
          <table:table-cell office:value-type="string" calcext:value-type="string">
            <text:p>CAMBÓN GARCÍA M DEL CARME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80]" office:value-type="string" office:string-value="CAMBÓN GARCÍA M DEL CARMEN" calcext:value-type="string">
            <text:p>CAMBÓN GARCÍA M DEL CARMEN</text:p>
          </table:table-cell>
          <table:table-cell table:formula="of:=[.D80]" office:value-type="float" office:value="0" calcext:value-type="float">
            <text:p>0</text:p>
          </table:table-cell>
          <table:table-cell table:formula="of:=[.E80]" office:value-type="string" office:string-value="Docente" calcext:value-type="string">
            <text:p>Docente</text:p>
          </table:table-cell>
          <table:table-cell table:formula="of:=[.A80]" office:value-type="float" office:value="804" calcext:value-type="float">
            <text:p>804</text:p>
          </table:table-cell>
          <table:table-cell table:formula="of:=[.B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ameselle Seijo, Antón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81]" office:value-type="string" office:string-value="Cameselle Seijo, Antón" calcext:value-type="string">
            <text:p>Cameselle Seijo, Antón</text:p>
          </table:table-cell>
          <table:table-cell table:formula="of:=[.D81]" office:value-type="float" office:value="42264" calcext:value-type="float">
            <text:p>42264</text:p>
          </table:table-cell>
          <table:table-cell table:formula="of:=[.E81]" office:value-type="string" office:string-value="3º ESO - A" calcext:value-type="string">
            <text:p>3º ESO - A</text:p>
          </table:table-cell>
          <table:table-cell table:formula="of:=[.A81]" office:value-type="float" office:value="1549" calcext:value-type="float">
            <text:p>1549</text:p>
          </table:table-cell>
          <table:table-cell table:formula="of:=[.B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Campos Lestón, Diego</text:p>
          </table:table-cell>
          <table:table-cell/>
          <table:table-cell office:value-type="string" calcext:value-type="string">
            <text:p>(A)-ZMIFC01-SIMIRE-A</text:p>
          </table:table-cell>
          <table:table-cell table:number-columns-repeated="4"/>
          <table:table-cell table:formula="of:=[.C82]" office:value-type="string" office:string-value="Campos Lestón, Diego" calcext:value-type="string">
            <text:p>Campos Lestón, Diego</text:p>
          </table:table-cell>
          <table:table-cell table:formula="of:=[.D82]" office:value-type="float" office:value="0" calcext:value-type="float">
            <text:p>0</text:p>
          </table:table-cell>
          <table:table-cell table:formula="of:=[.E82]" office:value-type="string" office:string-value="(A)-ZMIFC01-SIMIRE-A" calcext:value-type="string">
            <text:p>(A)-ZMIFC01-SIMIRE-A</text:p>
          </table:table-cell>
          <table:table-cell table:formula="of:=[.A82]" office:value-type="float" office:value="544" calcext:value-type="float">
            <text:p>544</text:p>
          </table:table-cell>
          <table:table-cell table:formula="of:=[.B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Cancelas Fernández, Iván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83]" office:value-type="string" office:string-value="Cancelas Fernández, Iván" calcext:value-type="string">
            <text:p>Cancelas Fernández, Iván</text:p>
          </table:table-cell>
          <table:table-cell table:formula="of:=[.D83]" office:value-type="float" office:value="43014" calcext:value-type="float">
            <text:p>43014</text:p>
          </table:table-cell>
          <table:table-cell table:formula="of:=[.E83]" office:value-type="string" office:string-value="1 CMIFC01-SIMIRE-A" calcext:value-type="string">
            <text:p>1 CMIFC01-SIMIRE-A</text:p>
          </table:table-cell>
          <table:table-cell table:formula="of:=[.A83]" office:value-type="float" office:value="1930" calcext:value-type="float">
            <text:p>1930</text:p>
          </table:table-cell>
          <table:table-cell table:formula="of:=[.B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andedo Peón, Martín</text:p>
          </table:table-cell>
          <table:table-cell office:value-type="float" office:value="42635" calcext:value-type="float">
            <text:p>4263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84]" office:value-type="string" office:string-value="Candedo Peón, Martín" calcext:value-type="string">
            <text:p>Candedo Peón, Martín</text:p>
          </table:table-cell>
          <table:table-cell table:formula="of:=[.D84]" office:value-type="float" office:value="42635" calcext:value-type="float">
            <text:p>42635</text:p>
          </table:table-cell>
          <table:table-cell table:formula="of:=[.E84]" office:value-type="string" office:string-value="2ºESO-B" calcext:value-type="string">
            <text:p>2ºESO-B</text:p>
          </table:table-cell>
          <table:table-cell table:formula="of:=[.A84]" office:value-type="float" office:value="1630" calcext:value-type="float">
            <text:p>1630</text:p>
          </table:table-cell>
          <table:table-cell table:formula="of:=[.B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Cañas Góez, María Camila</text:p>
          </table:table-cell>
          <table:table-cell/>
          <table:table-cell office:value-type="string" calcext:value-type="string">
            <text:p>1º Bac. - B</text:p>
          </table:table-cell>
          <table:table-cell table:number-columns-repeated="4"/>
          <table:table-cell table:formula="of:=[.C85]" office:value-type="string" office:string-value="Cañas Góez, María Camila" calcext:value-type="string">
            <text:p>Cañas Góez, María Camila</text:p>
          </table:table-cell>
          <table:table-cell table:formula="of:=[.D85]" office:value-type="float" office:value="0" calcext:value-type="float">
            <text:p>0</text:p>
          </table:table-cell>
          <table:table-cell table:formula="of:=[.E85]" office:value-type="string" office:string-value="1º Bac. - B" calcext:value-type="string">
            <text:p>1º Bac. - B</text:p>
          </table:table-cell>
          <table:table-cell table:formula="of:=[.A85]" office:value-type="float" office:value="1417" calcext:value-type="float">
            <text:p>1417</text:p>
          </table:table-cell>
          <table:table-cell table:formula="of:=[.B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aramés Martínez, Paulo</text:p>
          </table:table-cell>
          <table:table-cell table:style-name="Default" office:value-type="float" office:value="42265" calcext:value-type="float">
            <text:p>42265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86]" office:value-type="string" office:string-value="Caramés Martínez, Paulo" calcext:value-type="string">
            <text:p>Caramés Martínez, Paulo</text:p>
          </table:table-cell>
          <table:table-cell table:formula="of:=[.D86]" office:value-type="float" office:value="42265" calcext:value-type="float">
            <text:p>42265</text:p>
          </table:table-cell>
          <table:table-cell table:formula="of:=[.E86]" office:value-type="string" office:string-value="4º ESO - A" calcext:value-type="string">
            <text:p>4º ESO - A</text:p>
          </table:table-cell>
          <table:table-cell table:formula="of:=[.A86]" office:value-type="float" office:value="1563" calcext:value-type="float">
            <text:p>1563</text:p>
          </table:table-cell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/>
          <table:table-cell office:value-type="string" calcext:value-type="string">
            <text:p>Carazo García, Manuel</text:p>
          </table:table-cell>
          <table:table-cell table:style-name="Default" office:value-type="float" office:value="42853" calcext:value-type="float">
            <text:p>42853</text:p>
          </table:table-cell>
          <table:table-cell office:value-type="string" calcext:value-type="string">
            <text:p>2 CMIFC01-SIMIRE-A</text:p>
          </table:table-cell>
          <table:table-cell table:number-columns-repeated="4"/>
          <table:table-cell table:formula="of:=[.C87]" office:value-type="string" office:string-value="Carazo García, Manuel" calcext:value-type="string">
            <text:p>Carazo García, Manuel</text:p>
          </table:table-cell>
          <table:table-cell table:formula="of:=[.D87]" office:value-type="float" office:value="42853" calcext:value-type="float">
            <text:p>42853</text:p>
          </table:table-cell>
          <table:table-cell table:formula="of:=[.E87]" office:value-type="string" office:string-value="2 CMIFC01-SIMIRE-A" calcext:value-type="string">
            <text:p>2 CMIFC01-SIMIRE-A</text:p>
          </table:table-cell>
          <table:table-cell table:formula="of:=[.A87]" office:value-type="float" office:value="1828" calcext:value-type="float">
            <text:p>1828</text:p>
          </table:table-cell>
          <table:table-cell table:formula="of:=[.B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Carballo Álvarez, Borja</text:p>
          </table:table-cell>
          <table:table-cell office:value-type="float" office:value="41599" calcext:value-type="float">
            <text:p>41599</text:p>
          </table:table-cell>
          <table:table-cell office:value-type="string" calcext:value-type="string">
            <text:p>2º Bac. - A</text:p>
          </table:table-cell>
          <table:table-cell table:number-columns-repeated="4"/>
          <table:table-cell table:formula="of:=[.C88]" office:value-type="string" office:string-value="Carballo Álvarez, Borja" calcext:value-type="string">
            <text:p>Carballo Álvarez, Borja</text:p>
          </table:table-cell>
          <table:table-cell table:formula="of:=[.D88]" office:value-type="float" office:value="41599" calcext:value-type="float">
            <text:p>41599</text:p>
          </table:table-cell>
          <table:table-cell table:formula="of:=[.E88]" office:value-type="string" office:string-value="2º Bac. - A" calcext:value-type="string">
            <text:p>2º Bac. - A</text:p>
          </table:table-cell>
          <table:table-cell table:formula="of:=[.A88]" office:value-type="float" office:value="500" calcext:value-type="float">
            <text:p>500</text:p>
          </table:table-cell>
          <table:table-cell table:formula="of:=[.B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/>
          <table:table-cell office:value-type="string" calcext:value-type="string">
            <text:p>CARPINTERO CARRERA M. LUZ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89]" office:value-type="string" office:string-value="CARPINTERO CARRERA M. LUZ" calcext:value-type="string">
            <text:p>CARPINTERO CARRERA M. LUZ</text:p>
          </table:table-cell>
          <table:table-cell table:formula="of:=[.D89]" office:value-type="float" office:value="43013" calcext:value-type="float">
            <text:p>43013</text:p>
          </table:table-cell>
          <table:table-cell table:formula="of:=[.E89]" office:value-type="string" office:string-value="Docente" calcext:value-type="string">
            <text:p>Docente</text:p>
          </table:table-cell>
          <table:table-cell table:formula="of:=[.A89]" office:value-type="float" office:value="857" calcext:value-type="float">
            <text:p>857</text:p>
          </table:table-cell>
          <table:table-cell table:formula="of:=[.B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RREIRA COUÑAGO, MÓNIC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90]" office:value-type="string" office:string-value="CARREIRA COUÑAGO, MÓNICA" calcext:value-type="string">
            <text:p>CARREIRA COUÑAGO, MÓNICA</text:p>
          </table:table-cell>
          <table:table-cell table:formula="of:=[.D90]" office:value-type="float" office:value="0" calcext:value-type="float">
            <text:p>0</text:p>
          </table:table-cell>
          <table:table-cell table:formula="of:=[.E90]" office:value-type="string" office:string-value="Docente" calcext:value-type="string">
            <text:p>Docente</text:p>
          </table:table-cell>
          <table:table-cell table:formula="of:=[.A90]" office:value-type="float" office:value="983" calcext:value-type="float">
            <text:p>983</text:p>
          </table:table-cell>
          <table:table-cell table:formula="of:=[.B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/>
          <table:table-cell office:value-type="string" calcext:value-type="string">
            <text:p>Carrera Campos, Gerardo</text:p>
          </table:table-cell>
          <table:table-cell office:value-type="float" office:value="41904" calcext:value-type="float">
            <text:p>41904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91]" office:value-type="string" office:string-value="Carrera Campos, Gerardo" calcext:value-type="string">
            <text:p>Carrera Campos, Gerardo</text:p>
          </table:table-cell>
          <table:table-cell table:formula="of:=[.D91]" office:value-type="float" office:value="41904" calcext:value-type="float">
            <text:p>41904</text:p>
          </table:table-cell>
          <table:table-cell table:formula="of:=[.E91]" office:value-type="string" office:string-value="2 CMIMP02-PECOCA-A" calcext:value-type="string">
            <text:p>2 CMIMP02-PECOCA-A</text:p>
          </table:table-cell>
          <table:table-cell table:formula="of:=[.A91]" office:value-type="float" office:value="1528" calcext:value-type="float">
            <text:p>1528</text:p>
          </table:table-cell>
          <table:table-cell table:formula="of:=[.B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Carrera González, María</text:p>
          </table:table-cell>
          <table:table-cell office:value-type="float" office:value="43010" calcext:value-type="float">
            <text:p>430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92]" office:value-type="string" office:string-value="Carrera González, María" calcext:value-type="string">
            <text:p>Carrera González, María</text:p>
          </table:table-cell>
          <table:table-cell table:formula="of:=[.D92]" office:value-type="float" office:value="43010" calcext:value-type="float">
            <text:p>43010</text:p>
          </table:table-cell>
          <table:table-cell table:formula="of:=[.E92]" office:value-type="string" office:string-value=" " calcext:value-type="string">
            <text:p><text:s/></text:p>
          </table:table-cell>
          <table:table-cell table:formula="of:=[.A92]" office:value-type="float" office:value="1881" calcext:value-type="float">
            <text:p>1881</text:p>
          </table:table-cell>
          <table:table-cell table:formula="of:=[.B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/>
          <table:table-cell office:value-type="string" calcext:value-type="string">
            <text:p>CARRERA LÓPEZ ALEJANDRO</text:p>
          </table:table-cell>
          <table:table-cell table:style-name="Default" office:value-type="float" office:value="42305" calcext:value-type="float">
            <text:p>4230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93]" office:value-type="string" office:string-value="CARRERA LÓPEZ ALEJANDRO" calcext:value-type="string">
            <text:p>CARRERA LÓPEZ ALEJANDRO</text:p>
          </table:table-cell>
          <table:table-cell table:formula="of:=[.D93]" office:value-type="float" office:value="42305" calcext:value-type="float">
            <text:p>42305</text:p>
          </table:table-cell>
          <table:table-cell table:formula="of:=[.E93]" office:value-type="string" office:string-value="Docente" calcext:value-type="string">
            <text:p>Docente</text:p>
          </table:table-cell>
          <table:table-cell table:formula="of:=[.A93]" office:value-type="float" office:value="833" calcext:value-type="float">
            <text:p>833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Carrillo González, Adrián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94]" office:value-type="string" office:string-value="Carrillo González, Adrián" calcext:value-type="string">
            <text:p>Carrillo González, Adrián</text:p>
          </table:table-cell>
          <table:table-cell table:formula="of:=[.D94]" office:value-type="float" office:value="43014" calcext:value-type="float">
            <text:p>43014</text:p>
          </table:table-cell>
          <table:table-cell table:formula="of:=[.E94]" office:value-type="string" office:string-value="1 CMIFC01-SIMIRE-A" calcext:value-type="string">
            <text:p>1 CMIFC01-SIMIRE-A</text:p>
          </table:table-cell>
          <table:table-cell table:formula="of:=[.A94]" office:value-type="float" office:value="1931" calcext:value-type="float">
            <text:p>1931</text:p>
          </table:table-cell>
          <table:table-cell table:formula="of:=[.B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Casado Comesaña, Nekane</text:p>
          </table:table-cell>
          <table:table-cell table:style-name="Default" office:value-type="float" office:value="42660" calcext:value-type="float">
            <text:p>42660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95]" office:value-type="string" office:string-value="Casado Comesaña, Nekane" calcext:value-type="string">
            <text:p>Casado Comesaña, Nekane</text:p>
          </table:table-cell>
          <table:table-cell table:formula="of:=[.D95]" office:value-type="float" office:value="42660" calcext:value-type="float">
            <text:p>42660</text:p>
          </table:table-cell>
          <table:table-cell table:formula="of:=[.E95]" office:value-type="string" office:string-value="2 CMIMP02-PECOCA-A" calcext:value-type="string">
            <text:p>2 CMIMP02-PECOCA-A</text:p>
          </table:table-cell>
          <table:table-cell table:formula="of:=[.A95]" office:value-type="float" office:value="1788" calcext:value-type="float">
            <text:p>1788</text:p>
          </table:table-cell>
          <table:table-cell table:formula="of:=[.B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asal Álvarez, Francisco</text:p>
          </table:table-cell>
          <table:table-cell/>
          <table:table-cell office:value-type="string" calcext:value-type="string">
            <text:p>2 CMIFC01-SIMIRE-A</text:p>
          </table:table-cell>
          <table:table-cell table:number-columns-repeated="4"/>
          <table:table-cell table:formula="of:=[.C96]" office:value-type="string" office:string-value="Casal Álvarez, Francisco" calcext:value-type="string">
            <text:p>Casal Álvarez, Francisco</text:p>
          </table:table-cell>
          <table:table-cell table:formula="of:=[.D96]" office:value-type="float" office:value="0" calcext:value-type="float">
            <text:p>0</text:p>
          </table:table-cell>
          <table:table-cell table:formula="of:=[.E96]" office:value-type="string" office:string-value="2 CMIFC01-SIMIRE-A" calcext:value-type="string">
            <text:p>2 CMIFC01-SIMIRE-A</text:p>
          </table:table-cell>
          <table:table-cell table:formula="of:=[.A96]" office:value-type="float" office:value="4" calcext:value-type="float">
            <text:p>4</text:p>
          </table:table-cell>
          <table:table-cell table:formula="of:=[.B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/>
          <table:table-cell office:value-type="string" calcext:value-type="string">
            <text:p>CASALDERREY LÓPEZ, MARTA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97]" office:value-type="string" office:string-value="CASALDERREY LÓPEZ, MARTA" calcext:value-type="string">
            <text:p>CASALDERREY LÓPEZ, MARTA</text:p>
          </table:table-cell>
          <table:table-cell table:formula="of:=[.D97]" office:value-type="float" office:value="43013" calcext:value-type="float">
            <text:p>43013</text:p>
          </table:table-cell>
          <table:table-cell table:formula="of:=[.E97]" office:value-type="string" office:string-value="Docente" calcext:value-type="string">
            <text:p>Docente</text:p>
          </table:table-cell>
          <table:table-cell table:formula="of:=[.A97]" office:value-type="float" office:value="824" calcext:value-type="float">
            <text:p>824</text:p>
          </table:table-cell>
          <table:table-cell table:formula="of:=[.B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CASTIÑEIRA FERNANDEZ, CRISTI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98]" office:value-type="string" office:string-value="CASTIÑEIRA FERNANDEZ, CRISTINA" calcext:value-type="string">
            <text:p>CASTIÑEIRA FERNANDEZ, CRISTINA</text:p>
          </table:table-cell>
          <table:table-cell table:formula="of:=[.D98]" office:value-type="float" office:value="0" calcext:value-type="float">
            <text:p>0</text:p>
          </table:table-cell>
          <table:table-cell table:formula="of:=[.E98]" office:value-type="string" office:string-value="Docente" calcext:value-type="string">
            <text:p>Docente</text:p>
          </table:table-cell>
          <table:table-cell table:formula="of:=[.A98]" office:value-type="float" office:value="838" calcext:value-type="float">
            <text:p>838</text:p>
          </table:table-cell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/>
          <table:table-cell office:value-type="string" calcext:value-type="string">
            <text:p>Castro Da Silva, Ariana Aparecida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99]" office:value-type="string" office:string-value="Castro Da Silva, Ariana Aparecida" calcext:value-type="string">
            <text:p>Castro Da Silva, Ariana Aparecida</text:p>
          </table:table-cell>
          <table:table-cell table:formula="of:=[.D99]" office:value-type="float" office:value="42656" calcext:value-type="float">
            <text:p>42656</text:p>
          </table:table-cell>
          <table:table-cell table:formula="of:=[.E99]" office:value-type="string" office:string-value="2 CBIMP01-PEITEST-A" calcext:value-type="string">
            <text:p>2 CBIMP01-PEITEST-A</text:p>
          </table:table-cell>
          <table:table-cell table:formula="of:=[.A99]" office:value-type="float" office:value="1775" calcext:value-type="float">
            <text:p>1775</text:p>
          </table:table-cell>
          <table:table-cell table:formula="of:=[.B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astro Giráldez, Raquel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100]" office:value-type="string" office:string-value="Castro Giráldez, Raquel" calcext:value-type="string">
            <text:p>Castro Giráldez, Raquel</text:p>
          </table:table-cell>
          <table:table-cell table:formula="of:=[.D100]" office:value-type="float" office:value="42264" calcext:value-type="float">
            <text:p>42264</text:p>
          </table:table-cell>
          <table:table-cell table:formula="of:=[.E100]" office:value-type="string" office:string-value="3º ESO - B" calcext:value-type="string">
            <text:p>3º ESO - B</text:p>
          </table:table-cell>
          <table:table-cell table:formula="of:=[.A100]" office:value-type="float" office:value="1548" calcext:value-type="float">
            <text:p>1548</text:p>
          </table:table-cell>
          <table:table-cell table:formula="of:=[.B1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Castro Nascimento, Luiz Henrique</text:p>
          </table:table-cell>
          <table:table-cell table:style-name="Default" office:value-type="float" office:value="42648" calcext:value-type="float">
            <text:p>42648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01]" office:value-type="string" office:string-value="Castro Nascimento, Luiz Henrique" calcext:value-type="string">
            <text:p>Castro Nascimento, Luiz Henrique</text:p>
          </table:table-cell>
          <table:table-cell table:formula="of:=[.D101]" office:value-type="float" office:value="42648" calcext:value-type="float">
            <text:p>42648</text:p>
          </table:table-cell>
          <table:table-cell table:formula="of:=[.E101]" office:value-type="string" office:string-value="4º ESO - A" calcext:value-type="string">
            <text:p>4º ESO - A</text:p>
          </table:table-cell>
          <table:table-cell table:formula="of:=[.A101]" office:value-type="float" office:value="1707" calcext:value-type="float">
            <text:p>1707</text:p>
          </table:table-cell>
          <table:table-cell table:formula="of:=[.B1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Celard Peldorado, Alexis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02]" office:value-type="string" office:string-value="Celard Peldorado, Alexis" calcext:value-type="string">
            <text:p>Celard Peldorado, Alexis</text:p>
          </table:table-cell>
          <table:table-cell table:formula="of:=[.D102]" office:value-type="float" office:value="41900" calcext:value-type="float">
            <text:p>41900</text:p>
          </table:table-cell>
          <table:table-cell table:formula="of:=[.E102]" office:value-type="string" office:string-value="3º ESO - A" calcext:value-type="string">
            <text:p>3º ESO - A</text:p>
          </table:table-cell>
          <table:table-cell table:formula="of:=[.A102]" office:value-type="float" office:value="1467" calcext:value-type="float">
            <text:p>1467</text:p>
          </table:table-cell>
          <table:table-cell table:formula="of:=[.B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elestino Fernández, Miguel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03]" office:value-type="string" office:string-value="Celestino Fernández, Miguel" calcext:value-type="string">
            <text:p>Celestino Fernández, Miguel</text:p>
          </table:table-cell>
          <table:table-cell table:formula="of:=[.D103]" office:value-type="float" office:value="42264" calcext:value-type="float">
            <text:p>42264</text:p>
          </table:table-cell>
          <table:table-cell table:formula="of:=[.E103]" office:value-type="string" office:string-value="3º ESO - A" calcext:value-type="string">
            <text:p>3º ESO - A</text:p>
          </table:table-cell>
          <table:table-cell table:formula="of:=[.A103]" office:value-type="float" office:value="1547" calcext:value-type="float">
            <text:p>1547</text:p>
          </table:table-cell>
          <table:table-cell table:formula="of:=[.B1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Cerdeira Piñeiro, Erik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104]" office:value-type="string" office:string-value="Cerdeira Piñeiro, Erika" calcext:value-type="string">
            <text:p>Cerdeira Piñeiro, Erika</text:p>
          </table:table-cell>
          <table:table-cell table:formula="of:=[.D104]" office:value-type="float" office:value="43012" calcext:value-type="float">
            <text:p>43012</text:p>
          </table:table-cell>
          <table:table-cell table:formula="of:=[.E104]" office:value-type="string" office:string-value="1 CBIMP01-PEITEST-A" calcext:value-type="string">
            <text:p>1 CBIMP01-PEITEST-A</text:p>
          </table:table-cell>
          <table:table-cell table:formula="of:=[.A104]" office:value-type="float" office:value="1896" calcext:value-type="float">
            <text:p>1896</text:p>
          </table:table-cell>
          <table:table-cell table:formula="of:=[.B1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erqueira Costa, Matheus</text:p>
          </table:table-cell>
          <table:table-cell office:value-type="float" office:value="42268" calcext:value-type="float">
            <text:p>42268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105]" office:value-type="string" office:string-value="Cerqueira Costa, Matheus" calcext:value-type="string">
            <text:p>Cerqueira Costa, Matheus</text:p>
          </table:table-cell>
          <table:table-cell table:formula="of:=[.D105]" office:value-type="float" office:value="42268" calcext:value-type="float">
            <text:p>42268</text:p>
          </table:table-cell>
          <table:table-cell table:formula="of:=[.E105]" office:value-type="string" office:string-value="1º Bac. - A" calcext:value-type="string">
            <text:p>1º Bac. - A</text:p>
          </table:table-cell>
          <table:table-cell table:formula="of:=[.A105]" office:value-type="float" office:value="1568" calcext:value-type="float">
            <text:p>1568</text:p>
          </table:table-cell>
          <table:table-cell table:formula="of:=[.B1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Chacón González, Leire</text:p>
          </table:table-cell>
          <table:table-cell table:style-name="Default" office:value-type="float" office:value="43010" calcext:value-type="float">
            <text:p>43010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106]" office:value-type="string" office:string-value="Chacón González, Leire" calcext:value-type="string">
            <text:p>Chacón González, Leire</text:p>
          </table:table-cell>
          <table:table-cell table:formula="of:=[.D106]" office:value-type="float" office:value="43010" calcext:value-type="float">
            <text:p>43010</text:p>
          </table:table-cell>
          <table:table-cell table:formula="of:=[.E106]" office:value-type="string" office:string-value="2ºESO-B" calcext:value-type="string">
            <text:p>2ºESO-B</text:p>
          </table:table-cell>
          <table:table-cell table:formula="of:=[.A106]" office:value-type="float" office:value="1873" calcext:value-type="float">
            <text:p>1873</text:p>
          </table:table-cell>
          <table:table-cell table:formula="of:=[.B1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Club de lectura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4"/>
          <table:table-cell table:formula="of:=[.C107]" office:value-type="string" office:string-value="Club de lectura" calcext:value-type="string">
            <text:p>Club de lectura</text:p>
          </table:table-cell>
          <table:table-cell table:formula="of:=[.D107]" office:value-type="float" office:value="0" calcext:value-type="float">
            <text:p>0</text:p>
          </table:table-cell>
          <table:table-cell table:formula="of:=[.E107]" office:value-type="string" office:string-value=" " calcext:value-type="string">
            <text:p><text:s/></text:p>
          </table:table-cell>
          <table:table-cell table:formula="of:=[.A107]" office:value-type="float" office:value="1803" calcext:value-type="float">
            <text:p>1803</text:p>
          </table:table-cell>
          <table:table-cell table:formula="of:=[.B1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Cobián Aguilar, Raquel</text:p>
          </table:table-cell>
          <table:table-cell office:value-type="float" office:value="43174" calcext:value-type="float">
            <text:p>43174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108]" office:value-type="string" office:string-value="Cobián Aguilar, Raquel" calcext:value-type="string">
            <text:p>Cobián Aguilar, Raquel</text:p>
          </table:table-cell>
          <table:table-cell table:formula="of:=[.D108]" office:value-type="float" office:value="43174" calcext:value-type="float">
            <text:p>43174</text:p>
          </table:table-cell>
          <table:table-cell table:formula="of:=[.E108]" office:value-type="string" office:string-value="(A)-ZSIMP01-ESINBE-A" calcext:value-type="string">
            <text:p>(A)-ZSIMP01-ESINBE-A</text:p>
          </table:table-cell>
          <table:table-cell table:formula="of:=[.A108]" office:value-type="float" office:value="2009" calcext:value-type="float">
            <text:p>2009</text:p>
          </table:table-cell>
          <table:table-cell table:formula="of:=[.B1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COBO RODRÍGUEZ, ADELI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09]" office:value-type="string" office:string-value="COBO RODRÍGUEZ, ADELINA" calcext:value-type="string">
            <text:p>COBO RODRÍGUEZ, ADELINA</text:p>
          </table:table-cell>
          <table:table-cell table:formula="of:=[.D109]" office:value-type="float" office:value="0" calcext:value-type="float">
            <text:p>0</text:p>
          </table:table-cell>
          <table:table-cell table:formula="of:=[.E109]" office:value-type="string" office:string-value="Docente" calcext:value-type="string">
            <text:p>Docente</text:p>
          </table:table-cell>
          <table:table-cell table:formula="of:=[.A109]" office:value-type="float" office:value="800" calcext:value-type="float">
            <text:p>800</text:p>
          </table:table-cell>
          <table:table-cell table:formula="of:=[.B1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Collazo Doval, Ruth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110]" office:value-type="string" office:string-value="Collazo Doval, Ruth" calcext:value-type="string">
            <text:p>Collazo Doval, Ruth</text:p>
          </table:table-cell>
          <table:table-cell table:formula="of:=[.D110]" office:value-type="float" office:value="43007" calcext:value-type="float">
            <text:p>43007</text:p>
          </table:table-cell>
          <table:table-cell table:formula="of:=[.E110]" office:value-type="string" office:string-value="2 CBIMP01-PEITEST-A" calcext:value-type="string">
            <text:p>2 CBIMP01-PEITEST-A</text:p>
          </table:table-cell>
          <table:table-cell table:formula="of:=[.A110]" office:value-type="float" office:value="1862" calcext:value-type="float">
            <text:p>1862</text:p>
          </table:table-cell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mendeiro García, Nerea</text:p>
          </table:table-cell>
          <table:table-cell office:value-type="float" office:value="42635" calcext:value-type="float">
            <text:p>4263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111]" office:value-type="string" office:string-value="Comendeiro García, Nerea" calcext:value-type="string">
            <text:p>Comendeiro García, Nerea</text:p>
          </table:table-cell>
          <table:table-cell table:formula="of:=[.D111]" office:value-type="float" office:value="42635" calcext:value-type="float">
            <text:p>42635</text:p>
          </table:table-cell>
          <table:table-cell table:formula="of:=[.E111]" office:value-type="string" office:string-value="2ºESO-B" calcext:value-type="string">
            <text:p>2ºESO-B</text:p>
          </table:table-cell>
          <table:table-cell table:formula="of:=[.A111]" office:value-type="float" office:value="1631" calcext:value-type="float">
            <text:p>1631</text:p>
          </table:table-cell>
          <table:table-cell table:formula="of:=[.B1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Contreras Arias, Nora Imirida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112]" office:value-type="string" office:string-value="Contreras Arias, Nora Imirida" calcext:value-type="string">
            <text:p>Contreras Arias, Nora Imirida</text:p>
          </table:table-cell>
          <table:table-cell table:formula="of:=[.D112]" office:value-type="float" office:value="43018" calcext:value-type="float">
            <text:p>43018</text:p>
          </table:table-cell>
          <table:table-cell table:formula="of:=[.E112]" office:value-type="string" office:string-value="(A)-ESO Ad.3 - 1º Cua. - A" calcext:value-type="string">
            <text:p>(A)-ESO Ad.3 - 1º Cua. - A</text:p>
          </table:table-cell>
          <table:table-cell table:formula="of:=[.A112]" office:value-type="float" office:value="1952" calcext:value-type="float">
            <text:p>1952</text:p>
          </table:table-cell>
          <table:table-cell table:formula="of:=[.B1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CORDEIRO MENDUIÑA, ALICIA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13]" office:value-type="string" office:string-value="CORDEIRO MENDUIÑA, ALICIA" calcext:value-type="string">
            <text:p>CORDEIRO MENDUIÑA, ALICIA</text:p>
          </table:table-cell>
          <table:table-cell table:formula="of:=[.D113]" office:value-type="float" office:value="43013" calcext:value-type="float">
            <text:p>43013</text:p>
          </table:table-cell>
          <table:table-cell table:formula="of:=[.E113]" office:value-type="string" office:string-value="Docente" calcext:value-type="string">
            <text:p>Docente</text:p>
          </table:table-cell>
          <table:table-cell table:formula="of:=[.A113]" office:value-type="float" office:value="1666" calcext:value-type="float">
            <text:p>1666</text:p>
          </table:table-cell>
          <table:table-cell table:formula="of:=[.B1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Corral Ribeiro, Alba</text:p>
          </table:table-cell>
          <table:table-cell/>
          <table:table-cell office:value-type="string" calcext:value-type="string">
            <text:p>(A)-ZMIMP01-ESTBEL-B</text:p>
          </table:table-cell>
          <table:table-cell table:number-columns-repeated="4"/>
          <table:table-cell table:formula="of:=[.C114]" office:value-type="string" office:string-value="Corral Ribeiro, Alba" calcext:value-type="string">
            <text:p>Corral Ribeiro, Alba</text:p>
          </table:table-cell>
          <table:table-cell table:formula="of:=[.D114]" office:value-type="float" office:value="0" calcext:value-type="float">
            <text:p>0</text:p>
          </table:table-cell>
          <table:table-cell table:formula="of:=[.E114]" office:value-type="string" office:string-value="(A)-ZMIMP01-ESTBEL-B" calcext:value-type="string">
            <text:p>(A)-ZMIMP01-ESTBEL-B</text:p>
          </table:table-cell>
          <table:table-cell table:formula="of:=[.A114]" office:value-type="float" office:value="1486" calcext:value-type="float">
            <text:p>1486</text:p>
          </table:table-cell>
          <table:table-cell table:formula="of:=[.B1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rrales Quiceno, Johan Alejandro</text:p>
          </table:table-cell>
          <table:table-cell/>
          <table:table-cell office:value-type="string" calcext:value-type="string">
            <text:p>2ºESO-B</text:p>
          </table:table-cell>
          <table:table-cell table:number-columns-repeated="4"/>
          <table:table-cell table:formula="of:=[.C115]" office:value-type="string" office:string-value="Corrales Quiceno, Johan Alejandro" calcext:value-type="string">
            <text:p>Corrales Quiceno, Johan Alejandro</text:p>
          </table:table-cell>
          <table:table-cell table:formula="of:=[.D115]" office:value-type="float" office:value="0" calcext:value-type="float">
            <text:p>0</text:p>
          </table:table-cell>
          <table:table-cell table:formula="of:=[.E115]" office:value-type="string" office:string-value="2ºESO-B" calcext:value-type="string">
            <text:p>2ºESO-B</text:p>
          </table:table-cell>
          <table:table-cell table:formula="of:=[.A115]" office:value-type="float" office:value="1632" calcext:value-type="float">
            <text:p>1632</text:p>
          </table:table-cell>
          <table:table-cell table:formula="of:=[.B1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/>
          <table:table-cell office:value-type="string" calcext:value-type="string">
            <text:p>COSTAS DAVILA, JOSÉ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16]" office:value-type="string" office:string-value="COSTAS DAVILA, JOSÉ" calcext:value-type="string">
            <text:p>COSTAS DAVILA, JOSÉ</text:p>
          </table:table-cell>
          <table:table-cell table:formula="of:=[.D116]" office:value-type="float" office:value="43013" calcext:value-type="float">
            <text:p>43013</text:p>
          </table:table-cell>
          <table:table-cell table:formula="of:=[.E116]" office:value-type="string" office:string-value="Docente" calcext:value-type="string">
            <text:p>Docente</text:p>
          </table:table-cell>
          <table:table-cell table:formula="of:=[.A116]" office:value-type="float" office:value="868" calcext:value-type="float">
            <text:p>868</text:p>
          </table:table-cell>
          <table:table-cell table:formula="of:=[.B1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Costas Llinares, Christopher</text:p>
          </table:table-cell>
          <table:table-cell table:style-name="Default"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117]" office:value-type="string" office:string-value="Costas Llinares, Christopher" calcext:value-type="string">
            <text:p>Costas Llinares, Christopher</text:p>
          </table:table-cell>
          <table:table-cell table:formula="of:=[.D117]" office:value-type="float" office:value="42653" calcext:value-type="float">
            <text:p>42653</text:p>
          </table:table-cell>
          <table:table-cell table:formula="of:=[.E117]" office:value-type="string" office:string-value="2 CBIFC02-INFOFC-A" calcext:value-type="string">
            <text:p>2 CBIFC02-INFOFC-A</text:p>
          </table:table-cell>
          <table:table-cell table:formula="of:=[.A117]" office:value-type="float" office:value="1728" calcext:value-type="float">
            <text:p>1728</text:p>
          </table:table-cell>
          <table:table-cell table:formula="of:=[.B1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Costas Pereira, Paula</text:p>
          </table:table-cell>
          <table:table-cell office:value-type="float" office:value="41607" calcext:value-type="float">
            <text:p>41607</text:p>
          </table:table-cell>
          <table:table-cell office:value-type="string" calcext:value-type="string">
            <text:p>2 CMIMP01-ESTBEL-A</text:p>
          </table:table-cell>
          <table:table-cell table:number-columns-repeated="4"/>
          <table:table-cell table:formula="of:=[.C118]" office:value-type="string" office:string-value="Costas Pereira, Paula" calcext:value-type="string">
            <text:p>Costas Pereira, Paula</text:p>
          </table:table-cell>
          <table:table-cell table:formula="of:=[.D118]" office:value-type="float" office:value="41607" calcext:value-type="float">
            <text:p>41607</text:p>
          </table:table-cell>
          <table:table-cell table:formula="of:=[.E118]" office:value-type="string" office:string-value="2 CMIMP01-ESTBEL-A" calcext:value-type="string">
            <text:p>2 CMIMP01-ESTBEL-A</text:p>
          </table:table-cell>
          <table:table-cell table:formula="of:=[.A118]" office:value-type="float" office:value="639" calcext:value-type="float">
            <text:p>639</text:p>
          </table:table-cell>
          <table:table-cell table:formula="of:=[.B1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/>
          <table:table-cell office:value-type="string" calcext:value-type="string">
            <text:p>COUSELO FILGUEIRA, GONZALO</text:p>
          </table:table-cell>
          <table:table-cell table:style-name="Default" office:value-type="float" office:value="42496" calcext:value-type="float">
            <text:p>42496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19]" office:value-type="string" office:string-value="COUSELO FILGUEIRA, GONZALO" calcext:value-type="string">
            <text:p>COUSELO FILGUEIRA, GONZALO</text:p>
          </table:table-cell>
          <table:table-cell table:formula="of:=[.D119]" office:value-type="float" office:value="42496" calcext:value-type="float">
            <text:p>42496</text:p>
          </table:table-cell>
          <table:table-cell table:formula="of:=[.E119]" office:value-type="string" office:string-value="Docente" calcext:value-type="string">
            <text:p>Docente</text:p>
          </table:table-cell>
          <table:table-cell table:formula="of:=[.A119]" office:value-type="float" office:value="815" calcext:value-type="float">
            <text:p>815</text:p>
          </table:table-cell>
          <table:table-cell table:formula="of:=[.B1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Cousiño Álvarez, Hugo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20]" office:value-type="string" office:string-value="Cousiño Álvarez, Hugo" calcext:value-type="string">
            <text:p>Cousiño Álvarez, Hugo</text:p>
          </table:table-cell>
          <table:table-cell table:formula="of:=[.D120]" office:value-type="float" office:value="43014" calcext:value-type="float">
            <text:p>43014</text:p>
          </table:table-cell>
          <table:table-cell table:formula="of:=[.E120]" office:value-type="string" office:string-value="1 CMIFC01-SIMIRE-A" calcext:value-type="string">
            <text:p>1 CMIFC01-SIMIRE-A</text:p>
          </table:table-cell>
          <table:table-cell table:formula="of:=[.A120]" office:value-type="float" office:value="1932" calcext:value-type="float">
            <text:p>1932</text:p>
          </table:table-cell>
          <table:table-cell table:formula="of:=[.B1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velo Fernández, Diego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121]" office:value-type="string" office:string-value="Covelo Fernández, Diego" calcext:value-type="string">
            <text:p>Covelo Fernández, Diego</text:p>
          </table:table-cell>
          <table:table-cell table:formula="of:=[.D121]" office:value-type="float" office:value="0" calcext:value-type="float">
            <text:p>0</text:p>
          </table:table-cell>
          <table:table-cell table:formula="of:=[.E121]" office:value-type="string" office:string-value="2ºESO-A" calcext:value-type="string">
            <text:p>2ºESO-A</text:p>
          </table:table-cell>
          <table:table-cell table:formula="of:=[.A121]" office:value-type="float" office:value="1633" calcext:value-type="float">
            <text:p>1633</text:p>
          </table:table-cell>
          <table:table-cell table:formula="of:=[.B1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Crespo Barrueta, José Miguel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1 CBIFC02-INFOFC-A</text:p>
          </table:table-cell>
          <table:table-cell table:number-columns-repeated="4"/>
          <table:table-cell table:formula="of:=[.C122]" office:value-type="string" office:string-value="Crespo Barrueta, José Miguel" calcext:value-type="string">
            <text:p>Crespo Barrueta, José Miguel</text:p>
          </table:table-cell>
          <table:table-cell table:formula="of:=[.D122]" office:value-type="float" office:value="42653" calcext:value-type="float">
            <text:p>42653</text:p>
          </table:table-cell>
          <table:table-cell table:formula="of:=[.E122]" office:value-type="string" office:string-value="1 CBIFC02-INFOFC-A" calcext:value-type="string">
            <text:p>1 CBIFC02-INFOFC-A</text:p>
          </table:table-cell>
          <table:table-cell table:formula="of:=[.A122]" office:value-type="float" office:value="1729" calcext:value-type="float">
            <text:p>1729</text:p>
          </table:table-cell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Crespo Fernández, Julio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123]" office:value-type="string" office:string-value="Crespo Fernández, Julio" calcext:value-type="string">
            <text:p>Crespo Fernández, Julio</text:p>
          </table:table-cell>
          <table:table-cell table:formula="of:=[.D123]" office:value-type="float" office:value="43011" calcext:value-type="float">
            <text:p>43011</text:p>
          </table:table-cell>
          <table:table-cell table:formula="of:=[.E123]" office:value-type="string" office:string-value="1º Bac. - A" calcext:value-type="string">
            <text:p>1º Bac. - A</text:p>
          </table:table-cell>
          <table:table-cell table:formula="of:=[.A123]" office:value-type="float" office:value="1891" calcext:value-type="float">
            <text:p>1891</text:p>
          </table:table-cell>
          <table:table-cell table:formula="of:=[.B1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uesta Troncoso, Justin</text:p>
          </table:table-cell>
          <table:table-cell table:style-name="Default"/>
          <table:table-cell office:value-type="string" calcext:value-type="string">
            <text:p>2ºESO-A</text:p>
          </table:table-cell>
          <table:table-cell table:number-columns-repeated="4"/>
          <table:table-cell table:formula="of:=[.C124]" office:value-type="string" office:string-value="Cuesta Troncoso, Justin" calcext:value-type="string">
            <text:p>Cuesta Troncoso, Justin</text:p>
          </table:table-cell>
          <table:table-cell table:formula="of:=[.D124]" office:value-type="float" office:value="0" calcext:value-type="float">
            <text:p>0</text:p>
          </table:table-cell>
          <table:table-cell table:formula="of:=[.E124]" office:value-type="string" office:string-value="2ºESO-A" calcext:value-type="string">
            <text:p>2ºESO-A</text:p>
          </table:table-cell>
          <table:table-cell table:formula="of:=[.A124]" office:value-type="float" office:value="1634" calcext:value-type="float">
            <text:p>1634</text:p>
          </table:table-cell>
          <table:table-cell table:formula="of:=[.B1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Cuevas Marte, Emely Nicole</text:p>
          </table:table-cell>
          <table:table-cell table:style-name="Default"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125]" office:value-type="string" office:string-value="Cuevas Marte, Emely Nicole" calcext:value-type="string">
            <text:p>Cuevas Marte, Emely Nicole</text:p>
          </table:table-cell>
          <table:table-cell table:formula="of:=[.D125]" office:value-type="float" office:value="42656" calcext:value-type="float">
            <text:p>42656</text:p>
          </table:table-cell>
          <table:table-cell table:formula="of:=[.E125]" office:value-type="string" office:string-value="2 CBIMP01-PEITEST-A" calcext:value-type="string">
            <text:p>2 CBIMP01-PEITEST-A</text:p>
          </table:table-cell>
          <table:table-cell table:formula="of:=[.A125]" office:value-type="float" office:value="1757" calcext:value-type="float">
            <text:p>1757</text:p>
          </table:table-cell>
          <table:table-cell table:formula="of:=[.B1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/>
          <table:table-cell office:value-type="string" calcext:value-type="string">
            <text:p>CURRÁS RÚA FLOR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26]" office:value-type="string" office:string-value="CURRÁS RÚA FLOR" calcext:value-type="string">
            <text:p>CURRÁS RÚA FLOR</text:p>
          </table:table-cell>
          <table:table-cell table:formula="of:=[.D126]" office:value-type="float" office:value="0" calcext:value-type="float">
            <text:p>0</text:p>
          </table:table-cell>
          <table:table-cell table:formula="of:=[.E126]" office:value-type="string" office:string-value="Docente" calcext:value-type="string">
            <text:p>Docente</text:p>
          </table:table-cell>
          <table:table-cell table:formula="of:=[.A126]" office:value-type="float" office:value="810" calcext:value-type="float">
            <text:p>810</text:p>
          </table:table-cell>
          <table:table-cell table:formula="of:=[.B1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Da Silva Castro, Alexandre</text:p>
          </table:table-cell>
          <table:table-cell table:style-name="Default" office:value-type="float" office:value="42677" calcext:value-type="float">
            <text:p>42677</text:p>
          </table:table-cell>
          <table:table-cell office:value-type="string" calcext:value-type="string">
            <text:p>(A)-ZMIFC01-SIMIRE-A</text:p>
          </table:table-cell>
          <table:table-cell table:number-columns-repeated="4"/>
          <table:table-cell table:formula="of:=[.C127]" office:value-type="string" office:string-value="Da Silva Castro, Alexandre" calcext:value-type="string">
            <text:p>Da Silva Castro, Alexandre</text:p>
          </table:table-cell>
          <table:table-cell table:formula="of:=[.D127]" office:value-type="float" office:value="42677" calcext:value-type="float">
            <text:p>42677</text:p>
          </table:table-cell>
          <table:table-cell table:formula="of:=[.E127]" office:value-type="string" office:string-value="(A)-ZMIFC01-SIMIRE-A" calcext:value-type="string">
            <text:p>(A)-ZMIFC01-SIMIRE-A</text:p>
          </table:table-cell>
          <table:table-cell table:formula="of:=[.A127]" office:value-type="float" office:value="1798" calcext:value-type="float">
            <text:p>1798</text:p>
          </table:table-cell>
          <table:table-cell table:formula="of:=[.B1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/>
          <table:table-cell office:value-type="string" calcext:value-type="string">
            <text:p>Da Silva Maia, Patricia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B</text:p>
          </table:table-cell>
          <table:table-cell table:number-columns-repeated="4"/>
          <table:table-cell table:formula="of:=[.C128]" office:value-type="string" office:string-value="Da Silva Maia, Patricia" calcext:value-type="string">
            <text:p>Da Silva Maia, Patricia</text:p>
          </table:table-cell>
          <table:table-cell table:formula="of:=[.D128]" office:value-type="float" office:value="42656" calcext:value-type="float">
            <text:p>42656</text:p>
          </table:table-cell>
          <table:table-cell table:formula="of:=[.E128]" office:value-type="string" office:string-value="2 CBIMP01-PEITEST-B" calcext:value-type="string">
            <text:p>2 CBIMP01-PEITEST-B</text:p>
          </table:table-cell>
          <table:table-cell table:formula="of:=[.A128]" office:value-type="float" office:value="1778" calcext:value-type="float">
            <text:p>1778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Dacosta Romero, Xurxo</text:p>
          </table:table-cell>
          <table:table-cell/>
          <table:table-cell office:value-type="string" calcext:value-type="string">
            <text:p>1º Bac. - A</text:p>
          </table:table-cell>
          <table:table-cell table:number-columns-repeated="4"/>
          <table:table-cell table:formula="of:=[.C129]" office:value-type="string" office:string-value="Dacosta Romero, Xurxo" calcext:value-type="string">
            <text:p>Dacosta Romero, Xurxo</text:p>
          </table:table-cell>
          <table:table-cell table:formula="of:=[.D129]" office:value-type="float" office:value="0" calcext:value-type="float">
            <text:p>0</text:p>
          </table:table-cell>
          <table:table-cell table:formula="of:=[.E129]" office:value-type="string" office:string-value="1º Bac. - A" calcext:value-type="string">
            <text:p>1º Bac. - A</text:p>
          </table:table-cell>
          <table:table-cell table:formula="of:=[.A129]" office:value-type="float" office:value="1393" calcext:value-type="float">
            <text:p>1393</text:p>
          </table:table-cell>
          <table:table-cell table:formula="of:=[.B1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Daponte Freire, David</text:p>
          </table:table-cell>
          <table:table-cell/>
          <table:table-cell office:value-type="string" calcext:value-type="string">
            <text:p>2º Bac. - A</text:p>
          </table:table-cell>
          <table:table-cell table:number-columns-repeated="4"/>
          <table:table-cell table:formula="of:=[.C130]" office:value-type="string" office:string-value="Daponte Freire, David" calcext:value-type="string">
            <text:p>Daponte Freire, David</text:p>
          </table:table-cell>
          <table:table-cell table:formula="of:=[.D130]" office:value-type="float" office:value="0" calcext:value-type="float">
            <text:p>0</text:p>
          </table:table-cell>
          <table:table-cell table:formula="of:=[.E130]" office:value-type="string" office:string-value="2º Bac. - A" calcext:value-type="string">
            <text:p>2º Bac. - A</text:p>
          </table:table-cell>
          <table:table-cell table:formula="of:=[.A130]" office:value-type="float" office:value="1394" calcext:value-type="float">
            <text:p>1394</text:p>
          </table:table-cell>
          <table:table-cell table:formula="of:=[.B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/>
          <table:table-cell office:value-type="string" calcext:value-type="string">
            <text:p>DAVILA LOPEZ, MARÍ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131]" office:value-type="string" office:string-value="DAVILA LOPEZ, MARÍA" calcext:value-type="string">
            <text:p>DAVILA LOPEZ, MARÍA</text:p>
          </table:table-cell>
          <table:table-cell table:formula="of:=[.D131]" office:value-type="float" office:value="0" calcext:value-type="float">
            <text:p>0</text:p>
          </table:table-cell>
          <table:table-cell table:formula="of:=[.E131]" office:value-type="string" office:string-value="Docente" calcext:value-type="string">
            <text:p>Docente</text:p>
          </table:table-cell>
          <table:table-cell table:formula="of:=[.A131]" office:value-type="float" office:value="849" calcext:value-type="float">
            <text:p>849</text:p>
          </table:table-cell>
          <table:table-cell table:formula="of:=[.B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/>
          <table:table-cell office:value-type="string" calcext:value-type="string">
            <text:p>DAVILA RODRÍGUEZ, ANA MARIA</text:p>
          </table:table-cell>
          <table:table-cell office:value-type="float" office:value="42628" calcext:value-type="float">
            <text:p>42628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32]" office:value-type="string" office:string-value="DAVILA RODRÍGUEZ, ANA MARIA" calcext:value-type="string">
            <text:p>DAVILA RODRÍGUEZ, ANA MARIA</text:p>
          </table:table-cell>
          <table:table-cell table:formula="of:=[.D132]" office:value-type="float" office:value="42628" calcext:value-type="float">
            <text:p>42628</text:p>
          </table:table-cell>
          <table:table-cell table:formula="of:=[.E132]" office:value-type="string" office:string-value="Docente" calcext:value-type="string">
            <text:p>Docente</text:p>
          </table:table-cell>
          <table:table-cell table:formula="of:=[.A132]" office:value-type="float" office:value="850" calcext:value-type="float">
            <text:p>850</text:p>
          </table:table-cell>
          <table:table-cell table:formula="of:=[.B1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DE ANDRÉS LEMA, ANTONIO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33]" office:value-type="string" office:string-value="DE ANDRÉS LEMA, ANTONIO" calcext:value-type="string">
            <text:p>DE ANDRÉS LEMA, ANTONIO</text:p>
          </table:table-cell>
          <table:table-cell table:formula="of:=[.D133]" office:value-type="float" office:value="43013" calcext:value-type="float">
            <text:p>43013</text:p>
          </table:table-cell>
          <table:table-cell table:formula="of:=[.E133]" office:value-type="string" office:string-value="Docente" calcext:value-type="string">
            <text:p>Docente</text:p>
          </table:table-cell>
          <table:table-cell table:formula="of:=[.A133]" office:value-type="float" office:value="814" calcext:value-type="float">
            <text:p>814</text:p>
          </table:table-cell>
          <table:table-cell table:formula="of:=[.B1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/>
          <table:table-cell office:value-type="string" calcext:value-type="string">
            <text:p>DE LA CRUZ CASALDERREY, MARÍA CRISTI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34]" office:value-type="string" office:string-value="DE LA CRUZ CASALDERREY, MARÍA CRISTINA" calcext:value-type="string">
            <text:p>DE LA CRUZ CASALDERREY, MARÍA CRISTINA</text:p>
          </table:table-cell>
          <table:table-cell table:formula="of:=[.D134]" office:value-type="float" office:value="0" calcext:value-type="float">
            <text:p>0</text:p>
          </table:table-cell>
          <table:table-cell table:formula="of:=[.E134]" office:value-type="string" office:string-value="Docente" calcext:value-type="string">
            <text:p>Docente</text:p>
          </table:table-cell>
          <table:table-cell table:formula="of:=[.A134]" office:value-type="float" office:value="839" calcext:value-type="float">
            <text:p>839</text:p>
          </table:table-cell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Devesa Crespo, Juan Manuel</text:p>
          </table:table-cell>
          <table:table-cell table:style-name="Default" office:value-type="float" office:value="42762" calcext:value-type="float">
            <text:p>42762</text:p>
          </table:table-cell>
          <table:table-cell office:value-type="string" calcext:value-type="string">
            <text:p>1 CSIMP01-ESINBE-A</text:p>
          </table:table-cell>
          <table:table-cell table:number-columns-repeated="4"/>
          <table:table-cell table:formula="of:=[.C135]" office:value-type="string" office:string-value="Devesa Crespo, Juan Manuel" calcext:value-type="string">
            <text:p>Devesa Crespo, Juan Manuel</text:p>
          </table:table-cell>
          <table:table-cell table:formula="of:=[.D135]" office:value-type="float" office:value="42762" calcext:value-type="float">
            <text:p>42762</text:p>
          </table:table-cell>
          <table:table-cell table:formula="of:=[.E135]" office:value-type="string" office:string-value="1 CSIMP01-ESINBE-A" calcext:value-type="string">
            <text:p>1 CSIMP01-ESINBE-A</text:p>
          </table:table-cell>
          <table:table-cell table:formula="of:=[.A135]" office:value-type="float" office:value="1811" calcext:value-type="float">
            <text:p>1811</text:p>
          </table:table-cell>
          <table:table-cell table:formula="of:=[.B1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/>
          <table:table-cell office:value-type="string" calcext:value-type="string">
            <text:p>DIEGUEZ MACHADO, MARÍA JESÚS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136]" office:value-type="string" office:string-value="DIEGUEZ MACHADO, MARÍA JESÚS" calcext:value-type="string">
            <text:p>DIEGUEZ MACHADO, MARÍA JESÚS</text:p>
          </table:table-cell>
          <table:table-cell table:formula="of:=[.D136]" office:value-type="float" office:value="0" calcext:value-type="float">
            <text:p>0</text:p>
          </table:table-cell>
          <table:table-cell table:formula="of:=[.E136]" office:value-type="string" office:string-value="Docente" calcext:value-type="string">
            <text:p>Docente</text:p>
          </table:table-cell>
          <table:table-cell table:formula="of:=[.A136]" office:value-type="float" office:value="835" calcext:value-type="float">
            <text:p>835</text:p>
          </table:table-cell>
          <table:table-cell table:formula="of:=[.B1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DO VALE VARELA, M. JENY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37]" office:value-type="string" office:string-value="DO VALE VARELA, M. JENY" calcext:value-type="string">
            <text:p>DO VALE VARELA, M. JENY</text:p>
          </table:table-cell>
          <table:table-cell table:formula="of:=[.D137]" office:value-type="float" office:value="43014" calcext:value-type="float">
            <text:p>43014</text:p>
          </table:table-cell>
          <table:table-cell table:formula="of:=[.E137]" office:value-type="string" office:string-value="Docente" calcext:value-type="string">
            <text:p>Docente</text:p>
          </table:table-cell>
          <table:table-cell table:formula="of:=[.A137]" office:value-type="float" office:value="1923" calcext:value-type="float">
            <text:p>1923</text:p>
          </table:table-cell>
          <table:table-cell table:formula="of:=[.B1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Domingo Colinas, Ruth</text:p>
          </table:table-cell>
          <table:table-cell office:value-type="float" office:value="43010" calcext:value-type="float">
            <text:p>43010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138]" office:value-type="string" office:string-value="Domingo Colinas, Ruth" calcext:value-type="string">
            <text:p>Domingo Colinas, Ruth</text:p>
          </table:table-cell>
          <table:table-cell table:formula="of:=[.D138]" office:value-type="float" office:value="43010" calcext:value-type="float">
            <text:p>43010</text:p>
          </table:table-cell>
          <table:table-cell table:formula="of:=[.E138]" office:value-type="string" office:string-value="1º Bac. - B" calcext:value-type="string">
            <text:p>1º Bac. - B</text:p>
          </table:table-cell>
          <table:table-cell table:formula="of:=[.A138]" office:value-type="float" office:value="1877" calcext:value-type="float">
            <text:p>1877</text:p>
          </table:table-cell>
          <table:table-cell table:formula="of:=[.B1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DOMÍNGUEZ CABRAL, LUIS ÁNGEL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139]" office:value-type="string" office:string-value="DOMÍNGUEZ CABRAL, LUIS ÁNGEL" calcext:value-type="string">
            <text:p>DOMÍNGUEZ CABRAL, LUIS ÁNGEL</text:p>
          </table:table-cell>
          <table:table-cell table:formula="of:=[.D139]" office:value-type="float" office:value="0" calcext:value-type="float">
            <text:p>0</text:p>
          </table:table-cell>
          <table:table-cell table:formula="of:=[.E139]" office:value-type="string" office:string-value="Docente" calcext:value-type="string">
            <text:p>Docente</text:p>
          </table:table-cell>
          <table:table-cell table:formula="of:=[.A139]" office:value-type="float" office:value="1813" calcext:value-type="float">
            <text:p>1813</text:p>
          </table:table-cell>
          <table:table-cell table:formula="of:=[.B1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Domínguez Castaño, Mario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140]" office:value-type="string" office:string-value="Domínguez Castaño, Mario" calcext:value-type="string">
            <text:p>Domínguez Castaño, Mario</text:p>
          </table:table-cell>
          <table:table-cell table:formula="of:=[.D140]" office:value-type="float" office:value="43018" calcext:value-type="float">
            <text:p>43018</text:p>
          </table:table-cell>
          <table:table-cell table:formula="of:=[.E140]" office:value-type="string" office:string-value="(A)-ESO Ad.3 - 1º Cua. - A" calcext:value-type="string">
            <text:p>(A)-ESO Ad.3 - 1º Cua. - A</text:p>
          </table:table-cell>
          <table:table-cell table:formula="of:=[.A140]" office:value-type="float" office:value="1955" calcext:value-type="float">
            <text:p>1955</text:p>
          </table:table-cell>
          <table:table-cell table:formula="of:=[.B1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Domínguez fernández, Diego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B</text:p>
          </table:table-cell>
          <table:table-cell table:number-columns-repeated="4"/>
          <table:table-cell table:formula="of:=[.C141]" office:value-type="string" office:string-value="Domínguez fernández, Diego" calcext:value-type="string">
            <text:p>Domínguez fernández, Diego</text:p>
          </table:table-cell>
          <table:table-cell table:formula="of:=[.D141]" office:value-type="float" office:value="42653" calcext:value-type="float">
            <text:p>42653</text:p>
          </table:table-cell>
          <table:table-cell table:formula="of:=[.E141]" office:value-type="string" office:string-value="2 CBIFC02-INFOFC-B" calcext:value-type="string">
            <text:p>2 CBIFC02-INFOFC-B</text:p>
          </table:table-cell>
          <table:table-cell table:formula="of:=[.A141]" office:value-type="float" office:value="1742" calcext:value-type="float">
            <text:p>1742</text:p>
          </table:table-cell>
          <table:table-cell table:formula="of:=[.B1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Domínguez Fernández, Rubén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142]" office:value-type="string" office:string-value="Domínguez Fernández, Rubén" calcext:value-type="string">
            <text:p>Domínguez Fernández, Rubén</text:p>
          </table:table-cell>
          <table:table-cell table:formula="of:=[.D142]" office:value-type="float" office:value="42264" calcext:value-type="float">
            <text:p>42264</text:p>
          </table:table-cell>
          <table:table-cell table:formula="of:=[.E142]" office:value-type="string" office:string-value="3º ESO - B" calcext:value-type="string">
            <text:p>3º ESO - B</text:p>
          </table:table-cell>
          <table:table-cell table:formula="of:=[.A142]" office:value-type="float" office:value="1546" calcext:value-type="float">
            <text:p>1546</text:p>
          </table:table-cell>
          <table:table-cell table:formula="of:=[.B1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Domínguez González, Mariña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43]" office:value-type="string" office:string-value="Domínguez González, Mariña" calcext:value-type="string">
            <text:p>Domínguez González, Mariña</text:p>
          </table:table-cell>
          <table:table-cell table:formula="of:=[.D143]" office:value-type="float" office:value="41900" calcext:value-type="float">
            <text:p>41900</text:p>
          </table:table-cell>
          <table:table-cell table:formula="of:=[.E143]" office:value-type="string" office:string-value="4º ESO - A" calcext:value-type="string">
            <text:p>4º ESO - A</text:p>
          </table:table-cell>
          <table:table-cell table:formula="of:=[.A143]" office:value-type="float" office:value="1469" calcext:value-type="float">
            <text:p>1469</text:p>
          </table:table-cell>
          <table:table-cell table:formula="of:=[.B1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Domínguez Marcos, Xiana</text:p>
          </table:table-cell>
          <table:table-cell office:value-type="float" office:value="43082" calcext:value-type="float">
            <text:p>43082</text:p>
          </table:table-cell>
          <table:table-cell office:value-type="string" calcext:value-type="string">
            <text:p>1 CSIFC02-DAM-X</text:p>
          </table:table-cell>
          <table:table-cell table:number-columns-repeated="4"/>
          <table:table-cell table:formula="of:=[.C144]" office:value-type="string" office:string-value="Domínguez Marcos, Xiana" calcext:value-type="string">
            <text:p>Domínguez Marcos, Xiana</text:p>
          </table:table-cell>
          <table:table-cell table:formula="of:=[.D144]" office:value-type="float" office:value="43082" calcext:value-type="float">
            <text:p>43082</text:p>
          </table:table-cell>
          <table:table-cell table:formula="of:=[.E144]" office:value-type="string" office:string-value="1 CSIFC02-DAM-X" calcext:value-type="string">
            <text:p>1 CSIFC02-DAM-X</text:p>
          </table:table-cell>
          <table:table-cell table:formula="of:=[.A144]" office:value-type="float" office:value="2002" calcext:value-type="float">
            <text:p>2002</text:p>
          </table:table-cell>
          <table:table-cell table:formula="of:=[.B1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Domínguez Suárez, David</text:p>
          </table:table-cell>
          <table:table-cell office:value-type="float" office:value="42298" calcext:value-type="float">
            <text:p>42298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145]" office:value-type="string" office:string-value="Domínguez Suárez, David" calcext:value-type="string">
            <text:p>Domínguez Suárez, David</text:p>
          </table:table-cell>
          <table:table-cell table:formula="of:=[.D145]" office:value-type="float" office:value="42298" calcext:value-type="float">
            <text:p>42298</text:p>
          </table:table-cell>
          <table:table-cell table:formula="of:=[.E145]" office:value-type="string" office:string-value="2 CBIFC02-INFOFC-A" calcext:value-type="string">
            <text:p>2 CBIFC02-INFOFC-A</text:p>
          </table:table-cell>
          <table:table-cell table:formula="of:=[.A145]" office:value-type="float" office:value="722" calcext:value-type="float">
            <text:p>722</text:p>
          </table:table-cell>
          <table:table-cell table:formula="of:=[.B1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Doural Núñez, Antía</text:p>
          </table:table-cell>
          <table:table-cell table:style-name="Default" office:value-type="float" office:value="43181" calcext:value-type="float">
            <text:p>4318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46]" office:value-type="string" office:string-value="Doural Núñez, Antía" calcext:value-type="string">
            <text:p>Doural Núñez, Antía</text:p>
          </table:table-cell>
          <table:table-cell table:formula="of:=[.D146]" office:value-type="float" office:value="43181" calcext:value-type="float">
            <text:p>43181</text:p>
          </table:table-cell>
          <table:table-cell table:formula="of:=[.E146]" office:value-type="string" office:string-value="4º ESO - A" calcext:value-type="string">
            <text:p>4º ESO - A</text:p>
          </table:table-cell>
          <table:table-cell table:formula="of:=[.A146]" office:value-type="float" office:value="2011" calcext:value-type="float">
            <text:p>2011</text:p>
          </table:table-cell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/>
          <table:table-cell office:value-type="string" calcext:value-type="string">
            <text:p>DOVAL GONZÁLEZ, SUSANA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47]" office:value-type="string" office:string-value="DOVAL GONZÁLEZ, SUSANA" calcext:value-type="string">
            <text:p>DOVAL GONZÁLEZ, SUSANA</text:p>
          </table:table-cell>
          <table:table-cell table:formula="of:=[.D147]" office:value-type="float" office:value="43013" calcext:value-type="float">
            <text:p>43013</text:p>
          </table:table-cell>
          <table:table-cell table:formula="of:=[.E147]" office:value-type="string" office:string-value="Docente" calcext:value-type="string">
            <text:p>Docente</text:p>
          </table:table-cell>
          <table:table-cell table:formula="of:=[.A147]" office:value-type="float" office:value="829" calcext:value-type="float">
            <text:p>829</text:p>
          </table:table-cell>
          <table:table-cell table:formula="of:=[.B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Doval Rodríguez, Raúl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48]" office:value-type="string" office:string-value="Doval Rodríguez, Raúl" calcext:value-type="string">
            <text:p>Doval Rodríguez, Raúl</text:p>
          </table:table-cell>
          <table:table-cell table:formula="of:=[.D148]" office:value-type="float" office:value="43014" calcext:value-type="float">
            <text:p>43014</text:p>
          </table:table-cell>
          <table:table-cell table:formula="of:=[.E148]" office:value-type="string" office:string-value="1 CMIFC01-SIMIRE-A" calcext:value-type="string">
            <text:p>1 CMIFC01-SIMIRE-A</text:p>
          </table:table-cell>
          <table:table-cell table:formula="of:=[.A148]" office:value-type="float" office:value="1933" calcext:value-type="float">
            <text:p>1933</text:p>
          </table:table-cell>
          <table:table-cell table:formula="of:=[.B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Durac, Avram Vladut</text:p>
          </table:table-cell>
          <table:table-cell table:style-name="Default"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149]" office:value-type="string" office:string-value="Durac, Avram Vladut" calcext:value-type="string">
            <text:p>Durac, Avram Vladut</text:p>
          </table:table-cell>
          <table:table-cell table:formula="of:=[.D149]" office:value-type="float" office:value="43006" calcext:value-type="float">
            <text:p>43006</text:p>
          </table:table-cell>
          <table:table-cell table:formula="of:=[.E149]" office:value-type="string" office:string-value="1ºESO-B" calcext:value-type="string">
            <text:p>1ºESO-B</text:p>
          </table:table-cell>
          <table:table-cell table:formula="of:=[.A149]" office:value-type="float" office:value="1848" calcext:value-type="float">
            <text:p>1848</text:p>
          </table:table-cell>
          <table:table-cell table:formula="of:=[.B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Durac, Elisabeta Andreea</text:p>
          </table:table-cell>
          <table:table-cell office:value-type="float" office:value="42271" calcext:value-type="float">
            <text:p>42271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50]" office:value-type="string" office:string-value="Durac, Elisabeta Andreea" calcext:value-type="string">
            <text:p>Durac, Elisabeta Andreea</text:p>
          </table:table-cell>
          <table:table-cell table:formula="of:=[.D150]" office:value-type="float" office:value="42271" calcext:value-type="float">
            <text:p>42271</text:p>
          </table:table-cell>
          <table:table-cell table:formula="of:=[.E150]" office:value-type="string" office:string-value="3º ESO - A" calcext:value-type="string">
            <text:p>3º ESO - A</text:p>
          </table:table-cell>
          <table:table-cell table:formula="of:=[.A150]" office:value-type="float" office:value="1594" calcext:value-type="float">
            <text:p>1594</text:p>
          </table:table-cell>
          <table:table-cell table:formula="of:=[.B1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Eiroa Casás, Eva</text:p>
          </table:table-cell>
          <table:table-cell office:value-type="float" office:value="41925" calcext:value-type="float">
            <text:p>41925</text:p>
          </table:table-cell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151]" office:value-type="string" office:string-value="Eiroa Casás, Eva" calcext:value-type="string">
            <text:p>Eiroa Casás, Eva</text:p>
          </table:table-cell>
          <table:table-cell table:formula="of:=[.D151]" office:value-type="float" office:value="41925" calcext:value-type="float">
            <text:p>41925</text:p>
          </table:table-cell>
          <table:table-cell table:formula="of:=[.E151]" office:value-type="string" office:string-value="(A)-ZSIMP03-ASEIMAPER-A" calcext:value-type="string">
            <text:p>(A)-ZSIMP03-ASEIMAPER-A</text:p>
          </table:table-cell>
          <table:table-cell table:formula="of:=[.A151]" office:value-type="float" office:value="914" calcext:value-type="float">
            <text:p>914</text:p>
          </table:table-cell>
          <table:table-cell table:formula="of:=[.B1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El Orfi, Kaoutar</text:p>
          </table:table-cell>
          <table:table-cell table:style-name="Default"/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152]" office:value-type="string" office:string-value="El Orfi, Kaoutar" calcext:value-type="string">
            <text:p>El Orfi, Kaoutar</text:p>
          </table:table-cell>
          <table:table-cell table:formula="of:=[.D152]" office:value-type="float" office:value="0" calcext:value-type="float">
            <text:p>0</text:p>
          </table:table-cell>
          <table:table-cell table:formula="of:=[.E152]" office:value-type="string" office:string-value="(A)-ZSIMP01-ESINBE-A" calcext:value-type="string">
            <text:p>(A)-ZSIMP01-ESINBE-A</text:p>
          </table:table-cell>
          <table:table-cell table:formula="of:=[.A152]" office:value-type="float" office:value="1822" calcext:value-type="float">
            <text:p>1822</text:p>
          </table:table-cell>
          <table:table-cell table:formula="of:=[.B1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Enciso Fernández, Juan Ignacio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153]" office:value-type="string" office:string-value="Enciso Fernández, Juan Ignacio" calcext:value-type="string">
            <text:p>Enciso Fernández, Juan Ignacio</text:p>
          </table:table-cell>
          <table:table-cell table:formula="of:=[.D153]" office:value-type="float" office:value="43012" calcext:value-type="float">
            <text:p>43012</text:p>
          </table:table-cell>
          <table:table-cell table:formula="of:=[.E153]" office:value-type="string" office:string-value="1 CBIMP01-PEITEST-A" calcext:value-type="string">
            <text:p>1 CBIMP01-PEITEST-A</text:p>
          </table:table-cell>
          <table:table-cell table:formula="of:=[.A153]" office:value-type="float" office:value="1897" calcext:value-type="float">
            <text:p>1897</text:p>
          </table:table-cell>
          <table:table-cell table:formula="of:=[.B1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/>
          <table:table-cell office:value-type="string" calcext:value-type="string">
            <text:p>Estévez lago, Pablo Adolfo</text:p>
          </table:table-cell>
          <table:table-cell table:style-name="Default" office:value-type="float" office:value="42026" calcext:value-type="float">
            <text:p>42026</text:p>
          </table:table-cell>
          <table:table-cell office:value-type="string" calcext:value-type="string">
            <text:p>(A)-ZSIFC01-ADSIINRE-B</text:p>
          </table:table-cell>
          <table:table-cell table:number-columns-repeated="4"/>
          <table:table-cell table:formula="of:=[.C154]" office:value-type="string" office:string-value="Estévez lago, Pablo Adolfo" calcext:value-type="string">
            <text:p>Estévez lago, Pablo Adolfo</text:p>
          </table:table-cell>
          <table:table-cell table:formula="of:=[.D154]" office:value-type="float" office:value="42026" calcext:value-type="float">
            <text:p>42026</text:p>
          </table:table-cell>
          <table:table-cell table:formula="of:=[.E154]" office:value-type="string" office:string-value="(A)-ZSIFC01-ADSIINRE-B" calcext:value-type="string">
            <text:p>(A)-ZSIFC01-ADSIINRE-B</text:p>
          </table:table-cell>
          <table:table-cell table:formula="of:=[.A154]" office:value-type="float" office:value="766" calcext:value-type="float">
            <text:p>766</text:p>
          </table:table-cell>
          <table:table-cell table:formula="of:=[.B1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Estrada Peñuela, Juan Sebastián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55]" office:value-type="string" office:string-value="Estrada Peñuela, Juan Sebastián" calcext:value-type="string">
            <text:p>Estrada Peñuela, Juan Sebastián</text:p>
          </table:table-cell>
          <table:table-cell table:formula="of:=[.D155]" office:value-type="float" office:value="42264" calcext:value-type="float">
            <text:p>42264</text:p>
          </table:table-cell>
          <table:table-cell table:formula="of:=[.E155]" office:value-type="string" office:string-value="3º ESO - A" calcext:value-type="string">
            <text:p>3º ESO - A</text:p>
          </table:table-cell>
          <table:table-cell table:formula="of:=[.A155]" office:value-type="float" office:value="1545" calcext:value-type="float">
            <text:p>1545</text:p>
          </table:table-cell>
          <table:table-cell table:formula="of:=[.B1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Fandiño Posada, Celia</text:p>
          </table:table-cell>
          <table:table-cell office:value-type="float" office:value="41611" calcext:value-type="float">
            <text:p>41611</text:p>
          </table:table-cell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156]" office:value-type="string" office:string-value="Fandiño Posada, Celia" calcext:value-type="string">
            <text:p>Fandiño Posada, Celia</text:p>
          </table:table-cell>
          <table:table-cell table:formula="of:=[.D156]" office:value-type="float" office:value="41611" calcext:value-type="float">
            <text:p>41611</text:p>
          </table:table-cell>
          <table:table-cell table:formula="of:=[.E156]" office:value-type="string" office:string-value="(A)-ZSIMP03-ASEIMAPER-A" calcext:value-type="string">
            <text:p>(A)-ZSIMP03-ASEIMAPER-A</text:p>
          </table:table-cell>
          <table:table-cell table:formula="of:=[.A156]" office:value-type="float" office:value="668" calcext:value-type="float">
            <text:p>668</text:p>
          </table:table-cell>
          <table:table-cell table:formula="of:=[.B1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/>
          <table:table-cell office:value-type="string" calcext:value-type="string">
            <text:p>Fargoug, Hajar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157]" office:value-type="string" office:string-value="Fargoug, Hajar" calcext:value-type="string">
            <text:p>Fargoug, Hajar</text:p>
          </table:table-cell>
          <table:table-cell table:formula="of:=[.D157]" office:value-type="float" office:value="43006" calcext:value-type="float">
            <text:p>43006</text:p>
          </table:table-cell>
          <table:table-cell table:formula="of:=[.E157]" office:value-type="string" office:string-value="1ºESO-A" calcext:value-type="string">
            <text:p>1ºESO-A</text:p>
          </table:table-cell>
          <table:table-cell table:formula="of:=[.A157]" office:value-type="float" office:value="1830" calcext:value-type="float">
            <text:p>1830</text:p>
          </table:table-cell>
          <table:table-cell table:formula="of:=[.B1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/>
          <table:table-cell office:value-type="string" calcext:value-type="string">
            <text:p>FARIÑA GARCÍA, ROS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58]" office:value-type="string" office:string-value="FARIÑA GARCÍA, ROSA" calcext:value-type="string">
            <text:p>FARIÑA GARCÍA, ROSA</text:p>
          </table:table-cell>
          <table:table-cell table:formula="of:=[.D158]" office:value-type="float" office:value="0" calcext:value-type="float">
            <text:p>0</text:p>
          </table:table-cell>
          <table:table-cell table:formula="of:=[.E158]" office:value-type="string" office:string-value="Docente" calcext:value-type="string">
            <text:p>Docente</text:p>
          </table:table-cell>
          <table:table-cell table:formula="of:=[.A158]" office:value-type="float" office:value="812" calcext:value-type="float">
            <text:p>812</text:p>
          </table:table-cell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Fernández Agulla, M. Celeste</text:p>
          </table:table-cell>
          <table:table-cell table:style-name="Default" office:value-type="float" office:value="42390" calcext:value-type="float">
            <text:p>42390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159]" office:value-type="string" office:string-value="Fernández Agulla, M. Celeste" calcext:value-type="string">
            <text:p>Fernández Agulla, M. Celeste</text:p>
          </table:table-cell>
          <table:table-cell table:formula="of:=[.D159]" office:value-type="float" office:value="42390" calcext:value-type="float">
            <text:p>42390</text:p>
          </table:table-cell>
          <table:table-cell table:formula="of:=[.E159]" office:value-type="string" office:string-value="(A)-ZMIMP01-ESTBEL-A" calcext:value-type="string">
            <text:p>(A)-ZMIMP01-ESTBEL-A</text:p>
          </table:table-cell>
          <table:table-cell table:formula="of:=[.A159]" office:value-type="float" office:value="1608" calcext:value-type="float">
            <text:p>1608</text:p>
          </table:table-cell>
          <table:table-cell table:formula="of:=[.B1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/>
          <table:table-cell office:value-type="string" calcext:value-type="string">
            <text:p>Fernández Álvarez, Sergio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60]" office:value-type="string" office:string-value="Fernández Álvarez, Sergio" calcext:value-type="string">
            <text:p>Fernández Álvarez, Sergio</text:p>
          </table:table-cell>
          <table:table-cell table:formula="of:=[.D160]" office:value-type="float" office:value="43014" calcext:value-type="float">
            <text:p>43014</text:p>
          </table:table-cell>
          <table:table-cell table:formula="of:=[.E160]" office:value-type="string" office:string-value="1 CMIFC01-SIMIRE-A" calcext:value-type="string">
            <text:p>1 CMIFC01-SIMIRE-A</text:p>
          </table:table-cell>
          <table:table-cell table:formula="of:=[.A160]" office:value-type="float" office:value="1934" calcext:value-type="float">
            <text:p>1934</text:p>
          </table:table-cell>
          <table:table-cell table:formula="of:=[.B1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Fernández Carroso, Sofía</text:p>
          </table:table-cell>
          <table:table-cell/>
          <table:table-cell office:value-type="string" calcext:value-type="string">
            <text:p>2º Bac. - A</text:p>
          </table:table-cell>
          <table:table-cell table:number-columns-repeated="4"/>
          <table:table-cell table:formula="of:=[.C161]" office:value-type="string" office:string-value="Fernández Carroso, Sofía" calcext:value-type="string">
            <text:p>Fernández Carroso, Sofía</text:p>
          </table:table-cell>
          <table:table-cell table:formula="of:=[.D161]" office:value-type="float" office:value="0" calcext:value-type="float">
            <text:p>0</text:p>
          </table:table-cell>
          <table:table-cell table:formula="of:=[.E161]" office:value-type="string" office:string-value="2º Bac. - A" calcext:value-type="string">
            <text:p>2º Bac. - A</text:p>
          </table:table-cell>
          <table:table-cell table:formula="of:=[.A161]" office:value-type="float" office:value="1396" calcext:value-type="float">
            <text:p>1396</text:p>
          </table:table-cell>
          <table:table-cell table:formula="of:=[.B1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Fernández Fernández, Nerea</text:p>
          </table:table-cell>
          <table:table-cell office:value-type="float" office:value="41562" calcext:value-type="float">
            <text:p>41562</text:p>
          </table:table-cell>
          <table:table-cell office:value-type="string" calcext:value-type="string">
            <text:p>1 CMIMP01-ESTBEL-A</text:p>
          </table:table-cell>
          <table:table-cell table:number-columns-repeated="4"/>
          <table:table-cell table:formula="of:=[.C162]" office:value-type="string" office:string-value="Fernández Fernández, Nerea" calcext:value-type="string">
            <text:p>Fernández Fernández, Nerea</text:p>
          </table:table-cell>
          <table:table-cell table:formula="of:=[.D162]" office:value-type="float" office:value="41562" calcext:value-type="float">
            <text:p>41562</text:p>
          </table:table-cell>
          <table:table-cell table:formula="of:=[.E162]" office:value-type="string" office:string-value="1 CMIMP01-ESTBEL-A" calcext:value-type="string">
            <text:p>1 CMIMP01-ESTBEL-A</text:p>
          </table:table-cell>
          <table:table-cell table:formula="of:=[.A162]" office:value-type="float" office:value="448" calcext:value-type="float">
            <text:p>448</text:p>
          </table:table-cell>
          <table:table-cell table:formula="of:=[.B1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ernández Fernández, Zoraida</text:p>
          </table:table-cell>
          <table:table-cell table:style-name="Default" office:value-type="float" office:value="41899" calcext:value-type="float">
            <text:p>41899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63]" office:value-type="string" office:string-value="Fernández Fernández, Zoraida" calcext:value-type="string">
            <text:p>Fernández Fernández, Zoraida</text:p>
          </table:table-cell>
          <table:table-cell table:formula="of:=[.D163]" office:value-type="float" office:value="41899" calcext:value-type="float">
            <text:p>41899</text:p>
          </table:table-cell>
          <table:table-cell table:formula="of:=[.E163]" office:value-type="string" office:string-value="3º ESO - A" calcext:value-type="string">
            <text:p>3º ESO - A</text:p>
          </table:table-cell>
          <table:table-cell table:formula="of:=[.A163]" office:value-type="float" office:value="1439" calcext:value-type="float">
            <text:p>1439</text:p>
          </table:table-cell>
          <table:table-cell table:formula="of:=[.B1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Fernández Gil, Gabriel</text:p>
          </table:table-cell>
          <table:table-cell/>
          <table:table-cell office:value-type="string" calcext:value-type="string">
            <text:p>1 CBIFC02-INFOFC-A</text:p>
          </table:table-cell>
          <table:table-cell table:number-columns-repeated="4"/>
          <table:table-cell table:formula="of:=[.C164]" office:value-type="string" office:string-value="Fernández Gil, Gabriel" calcext:value-type="string">
            <text:p>Fernández Gil, Gabriel</text:p>
          </table:table-cell>
          <table:table-cell table:formula="of:=[.D164]" office:value-type="float" office:value="0" calcext:value-type="float">
            <text:p>0</text:p>
          </table:table-cell>
          <table:table-cell table:formula="of:=[.E164]" office:value-type="string" office:string-value="1 CBIFC02-INFOFC-A" calcext:value-type="string">
            <text:p>1 CBIFC02-INFOFC-A</text:p>
          </table:table-cell>
          <table:table-cell table:formula="of:=[.A164]" office:value-type="float" office:value="1731" calcext:value-type="float">
            <text:p>1731</text:p>
          </table:table-cell>
          <table:table-cell table:formula="of:=[.B1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Fernández González, Bibiana</text:p>
          </table:table-cell>
          <table:table-cell table:style-name="Default" office:value-type="float" office:value="43174" calcext:value-type="float">
            <text:p>43174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165]" office:value-type="string" office:string-value="Fernández González, Bibiana" calcext:value-type="string">
            <text:p>Fernández González, Bibiana</text:p>
          </table:table-cell>
          <table:table-cell table:formula="of:=[.D165]" office:value-type="float" office:value="43174" calcext:value-type="float">
            <text:p>43174</text:p>
          </table:table-cell>
          <table:table-cell table:formula="of:=[.E165]" office:value-type="string" office:string-value="(A)-ZSIMP01-ESINBE-A" calcext:value-type="string">
            <text:p>(A)-ZSIMP01-ESINBE-A</text:p>
          </table:table-cell>
          <table:table-cell table:formula="of:=[.A165]" office:value-type="float" office:value="2010" calcext:value-type="float">
            <text:p>2010</text:p>
          </table:table-cell>
          <table:table-cell table:formula="of:=[.B1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Fernández González, Nerea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66]" office:value-type="string" office:string-value="Fernández González, Nerea" calcext:value-type="string">
            <text:p>Fernández González, Nerea</text:p>
          </table:table-cell>
          <table:table-cell table:formula="of:=[.D166]" office:value-type="float" office:value="41900" calcext:value-type="float">
            <text:p>41900</text:p>
          </table:table-cell>
          <table:table-cell table:formula="of:=[.E166]" office:value-type="string" office:string-value="4º ESO - A" calcext:value-type="string">
            <text:p>4º ESO - A</text:p>
          </table:table-cell>
          <table:table-cell table:formula="of:=[.A166]" office:value-type="float" office:value="1470" calcext:value-type="float">
            <text:p>1470</text:p>
          </table:table-cell>
          <table:table-cell table:formula="of:=[.B1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Fernández González, Omar</text:p>
          </table:table-cell>
          <table:table-cell table:style-name="Default" office:value-type="float" office:value="41900" calcext:value-type="float">
            <text:p>41900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67]" office:value-type="string" office:string-value="Fernández González, Omar" calcext:value-type="string">
            <text:p>Fernández González, Omar</text:p>
          </table:table-cell>
          <table:table-cell table:formula="of:=[.D167]" office:value-type="float" office:value="41900" calcext:value-type="float">
            <text:p>41900</text:p>
          </table:table-cell>
          <table:table-cell table:formula="of:=[.E167]" office:value-type="string" office:string-value="4º ESO - A" calcext:value-type="string">
            <text:p>4º ESO - A</text:p>
          </table:table-cell>
          <table:table-cell table:formula="of:=[.A167]" office:value-type="float" office:value="1471" calcext:value-type="float">
            <text:p>1471</text:p>
          </table:table-cell>
          <table:table-cell table:formula="of:=[.B1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/>
          <table:table-cell office:value-type="string" calcext:value-type="string">
            <text:p>FERNÁNDEZ IGLESIAS, JOSÉ JUA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68]" office:value-type="string" office:string-value="FERNÁNDEZ IGLESIAS, JOSÉ JUAN" calcext:value-type="string">
            <text:p>FERNÁNDEZ IGLESIAS, JOSÉ JUAN</text:p>
          </table:table-cell>
          <table:table-cell table:formula="of:=[.D168]" office:value-type="float" office:value="0" calcext:value-type="float">
            <text:p>0</text:p>
          </table:table-cell>
          <table:table-cell table:formula="of:=[.E168]" office:value-type="string" office:string-value="Docente" calcext:value-type="string">
            <text:p>Docente</text:p>
          </table:table-cell>
          <table:table-cell table:formula="of:=[.A168]" office:value-type="float" office:value="813" calcext:value-type="float">
            <text:p>813</text:p>
          </table:table-cell>
          <table:table-cell table:formula="of:=[.B1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Fernández Jiménez, Carlot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169]" office:value-type="string" office:string-value="Fernández Jiménez, Carlota" calcext:value-type="string">
            <text:p>Fernández Jiménez, Carlota</text:p>
          </table:table-cell>
          <table:table-cell table:formula="of:=[.D169]" office:value-type="float" office:value="43012" calcext:value-type="float">
            <text:p>43012</text:p>
          </table:table-cell>
          <table:table-cell table:formula="of:=[.E169]" office:value-type="string" office:string-value="1 CBIMP01-PEITEST-A" calcext:value-type="string">
            <text:p>1 CBIMP01-PEITEST-A</text:p>
          </table:table-cell>
          <table:table-cell table:formula="of:=[.A169]" office:value-type="float" office:value="1898" calcext:value-type="float">
            <text:p>1898</text:p>
          </table:table-cell>
          <table:table-cell table:formula="of:=[.B1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FERNÁNDEZ RODRÍGUEZ, LUIS J.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70]" office:value-type="string" office:string-value="FERNÁNDEZ RODRÍGUEZ, LUIS J." calcext:value-type="string">
            <text:p>FERNÁNDEZ RODRÍGUEZ, LUIS J.</text:p>
          </table:table-cell>
          <table:table-cell table:formula="of:=[.D170]" office:value-type="float" office:value="43013" calcext:value-type="float">
            <text:p>43013</text:p>
          </table:table-cell>
          <table:table-cell table:formula="of:=[.E170]" office:value-type="string" office:string-value="Docente" calcext:value-type="string">
            <text:p>Docente</text:p>
          </table:table-cell>
          <table:table-cell table:formula="of:=[.A170]" office:value-type="float" office:value="881" calcext:value-type="float">
            <text:p>881</text:p>
          </table:table-cell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Fernández Serra, Sergio</text:p>
          </table:table-cell>
          <table:table-cell/>
          <table:table-cell office:value-type="string" calcext:value-type="string">
            <text:p>2º Bac. - B</text:p>
          </table:table-cell>
          <table:table-cell table:number-columns-repeated="4"/>
          <table:table-cell table:formula="of:=[.C171]" office:value-type="string" office:string-value="Fernández Serra, Sergio" calcext:value-type="string">
            <text:p>Fernández Serra, Sergio</text:p>
          </table:table-cell>
          <table:table-cell table:formula="of:=[.D171]" office:value-type="float" office:value="0" calcext:value-type="float">
            <text:p>0</text:p>
          </table:table-cell>
          <table:table-cell table:formula="of:=[.E171]" office:value-type="string" office:string-value="2º Bac. - B" calcext:value-type="string">
            <text:p>2º Bac. - B</text:p>
          </table:table-cell>
          <table:table-cell table:formula="of:=[.A171]" office:value-type="float" office:value="1397" calcext:value-type="float">
            <text:p>1397</text:p>
          </table:table-cell>
          <table:table-cell table:formula="of:=[.B1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Fernández Soto, Claudi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172]" office:value-type="string" office:string-value="Fernández Soto, Claudia" calcext:value-type="string">
            <text:p>Fernández Soto, Claudia</text:p>
          </table:table-cell>
          <table:table-cell table:formula="of:=[.D172]" office:value-type="float" office:value="43006" calcext:value-type="float">
            <text:p>43006</text:p>
          </table:table-cell>
          <table:table-cell table:formula="of:=[.E172]" office:value-type="string" office:string-value="1ºESO-B" calcext:value-type="string">
            <text:p>1ºESO-B</text:p>
          </table:table-cell>
          <table:table-cell table:formula="of:=[.A172]" office:value-type="float" office:value="1849" calcext:value-type="float">
            <text:p>1849</text:p>
          </table:table-cell>
          <table:table-cell table:formula="of:=[.B1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Fernández Soto, Joel</text:p>
          </table:table-cell>
          <table:table-cell table:style-name="Default" office:value-type="float" office:value="-323676" calcext:value-type="float">
            <text:p>-323676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173]" office:value-type="string" office:string-value="Fernández Soto, Joel" calcext:value-type="string">
            <text:p>Fernández Soto, Joel</text:p>
          </table:table-cell>
          <table:table-cell table:formula="of:=[.D173]" office:value-type="float" office:value="-323676" calcext:value-type="float">
            <text:p>-323676</text:p>
          </table:table-cell>
          <table:table-cell table:formula="of:=[.E173]" office:value-type="string" office:string-value="4º ESO - A" calcext:value-type="string">
            <text:p>4º ESO - A</text:p>
          </table:table-cell>
          <table:table-cell table:formula="of:=[.A173]" office:value-type="float" office:value="1407" calcext:value-type="float">
            <text:p>1407</text:p>
          </table:table-cell>
          <table:table-cell table:formula="of:=[.B1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Fernández Taboada, Daniel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174]" office:value-type="string" office:string-value="Fernández Taboada, Daniel" calcext:value-type="string">
            <text:p>Fernández Taboada, Daniel</text:p>
          </table:table-cell>
          <table:table-cell table:formula="of:=[.D174]" office:value-type="float" office:value="42265" calcext:value-type="float">
            <text:p>42265</text:p>
          </table:table-cell>
          <table:table-cell table:formula="of:=[.E174]" office:value-type="string" office:string-value="3º ESO - A" calcext:value-type="string">
            <text:p>3º ESO - A</text:p>
          </table:table-cell>
          <table:table-cell table:formula="of:=[.A174]" office:value-type="float" office:value="1553" calcext:value-type="float">
            <text:p>1553</text:p>
          </table:table-cell>
          <table:table-cell table:formula="of:=[.B1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Fernández Taboada, María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175]" office:value-type="string" office:string-value="Fernández Taboada, María" calcext:value-type="string">
            <text:p>Fernández Taboada, María</text:p>
          </table:table-cell>
          <table:table-cell table:formula="of:=[.D175]" office:value-type="float" office:value="41561" calcext:value-type="float">
            <text:p>41561</text:p>
          </table:table-cell>
          <table:table-cell table:formula="of:=[.E175]" office:value-type="string" office:string-value="1º Bac. - A" calcext:value-type="string">
            <text:p>1º Bac. - A</text:p>
          </table:table-cell>
          <table:table-cell table:formula="of:=[.A175]" office:value-type="float" office:value="1421" calcext:value-type="float">
            <text:p>1421</text:p>
          </table:table-cell>
          <table:table-cell table:formula="of:=[.B1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Fernández Villar, José Manuel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176]" office:value-type="string" office:string-value="Fernández Villar, José Manuel" calcext:value-type="string">
            <text:p>Fernández Villar, José Manuel</text:p>
          </table:table-cell>
          <table:table-cell table:formula="of:=[.D176]" office:value-type="float" office:value="41900" calcext:value-type="float">
            <text:p>41900</text:p>
          </table:table-cell>
          <table:table-cell table:formula="of:=[.E176]" office:value-type="string" office:string-value="3º ESO - B" calcext:value-type="string">
            <text:p>3º ESO - B</text:p>
          </table:table-cell>
          <table:table-cell table:formula="of:=[.A176]" office:value-type="float" office:value="1472" calcext:value-type="float">
            <text:p>1472</text:p>
          </table:table-cell>
          <table:table-cell table:formula="of:=[.B1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FERRAL GIL, ÁNGELA</text:p>
          </table:table-cell>
          <table:table-cell office:value-type="float" office:value="42282" calcext:value-type="float">
            <text:p>42282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77]" office:value-type="string" office:string-value="FERRAL GIL, ÁNGELA" calcext:value-type="string">
            <text:p>FERRAL GIL, ÁNGELA</text:p>
          </table:table-cell>
          <table:table-cell table:formula="of:=[.D177]" office:value-type="float" office:value="42282" calcext:value-type="float">
            <text:p>42282</text:p>
          </table:table-cell>
          <table:table-cell table:formula="of:=[.E177]" office:value-type="string" office:string-value="Docente" calcext:value-type="string">
            <text:p>Docente</text:p>
          </table:table-cell>
          <table:table-cell table:formula="of:=[.A177]" office:value-type="float" office:value="886" calcext:value-type="float">
            <text:p>886</text:p>
          </table:table-cell>
          <table:table-cell table:formula="of:=[.B1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Ferreira Alfonso, Lúa</text:p>
          </table:table-cell>
          <table:table-cell/>
          <table:table-cell office:value-type="string" calcext:value-type="string">
            <text:p>4º ESO - A</text:p>
          </table:table-cell>
          <table:table-cell table:number-columns-repeated="4"/>
          <table:table-cell table:formula="of:=[.C178]" office:value-type="string" office:string-value="Ferreira Alfonso, Lúa" calcext:value-type="string">
            <text:p>Ferreira Alfonso, Lúa</text:p>
          </table:table-cell>
          <table:table-cell table:formula="of:=[.D178]" office:value-type="float" office:value="0" calcext:value-type="float">
            <text:p>0</text:p>
          </table:table-cell>
          <table:table-cell table:formula="of:=[.E178]" office:value-type="string" office:string-value="4º ESO - A" calcext:value-type="string">
            <text:p>4º ESO - A</text:p>
          </table:table-cell>
          <table:table-cell table:formula="of:=[.A178]" office:value-type="float" office:value="1378" calcext:value-type="float">
            <text:p>1378</text:p>
          </table:table-cell>
          <table:table-cell table:formula="of:=[.B1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Ferreira Lago, Vanesa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179]" office:value-type="string" office:string-value="Ferreira Lago, Vanesa" calcext:value-type="string">
            <text:p>Ferreira Lago, Vanesa</text:p>
          </table:table-cell>
          <table:table-cell table:formula="of:=[.D179]" office:value-type="float" office:value="42648" calcext:value-type="float">
            <text:p>42648</text:p>
          </table:table-cell>
          <table:table-cell table:formula="of:=[.E179]" office:value-type="string" office:string-value="2 CMIMP02-PECOCA-A" calcext:value-type="string">
            <text:p>2 CMIMP02-PECOCA-A</text:p>
          </table:table-cell>
          <table:table-cell table:formula="of:=[.A179]" office:value-type="float" office:value="1719" calcext:value-type="float">
            <text:p>1719</text:p>
          </table:table-cell>
          <table:table-cell table:formula="of:=[.B1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/>
          <table:table-cell office:value-type="string" calcext:value-type="string">
            <text:p>FERREIRA MÉNDEZ, ISOLI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180]" office:value-type="string" office:string-value="FERREIRA MÉNDEZ, ISOLINA" calcext:value-type="string">
            <text:p>FERREIRA MÉNDEZ, ISOLINA</text:p>
          </table:table-cell>
          <table:table-cell table:formula="of:=[.D180]" office:value-type="float" office:value="0" calcext:value-type="float">
            <text:p>0</text:p>
          </table:table-cell>
          <table:table-cell table:formula="of:=[.E180]" office:value-type="string" office:string-value="Docente" calcext:value-type="string">
            <text:p>Docente</text:p>
          </table:table-cell>
          <table:table-cell table:formula="of:=[.A180]" office:value-type="float" office:value="817" calcext:value-type="float">
            <text:p>817</text:p>
          </table:table-cell>
          <table:table-cell table:formula="of:=[.B1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Ferreira Rodríguez, Carla</text:p>
          </table:table-cell>
          <table:table-cell office:value-type="float" office:value="75883" calcext:value-type="float">
            <text:p>75883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181]" office:value-type="string" office:string-value="Ferreira Rodríguez, Carla" calcext:value-type="string">
            <text:p>Ferreira Rodríguez, Carla</text:p>
          </table:table-cell>
          <table:table-cell table:formula="of:=[.D181]" office:value-type="float" office:value="75883" calcext:value-type="float">
            <text:p>75883</text:p>
          </table:table-cell>
          <table:table-cell table:formula="of:=[.E181]" office:value-type="string" office:string-value="1 CBIMP01-PEITEST-A" calcext:value-type="string">
            <text:p>1 CBIMP01-PEITEST-A</text:p>
          </table:table-cell>
          <table:table-cell table:formula="of:=[.A181]" office:value-type="float" office:value="1899" calcext:value-type="float">
            <text:p>1899</text:p>
          </table:table-cell>
          <table:table-cell table:formula="of:=[.B1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Figueiro Rodríguez, José Manuel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82]" office:value-type="string" office:string-value="Figueiro Rodríguez, José Manuel" calcext:value-type="string">
            <text:p>Figueiro Rodríguez, José Manuel</text:p>
          </table:table-cell>
          <table:table-cell table:formula="of:=[.D182]" office:value-type="float" office:value="43014" calcext:value-type="float">
            <text:p>43014</text:p>
          </table:table-cell>
          <table:table-cell table:formula="of:=[.E182]" office:value-type="string" office:string-value="1 CMIFC01-SIMIRE-A" calcext:value-type="string">
            <text:p>1 CMIFC01-SIMIRE-A</text:p>
          </table:table-cell>
          <table:table-cell table:formula="of:=[.A182]" office:value-type="float" office:value="1935" calcext:value-type="float">
            <text:p>1935</text:p>
          </table:table-cell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Fonseca Gomes, Lorena</text:p>
          </table:table-cell>
          <table:table-cell table:style-name="Default" office:value-type="float" office:value="41948" calcext:value-type="float">
            <text:p>41948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183]" office:value-type="string" office:string-value="Fonseca Gomes, Lorena" calcext:value-type="string">
            <text:p>Fonseca Gomes, Lorena</text:p>
          </table:table-cell>
          <table:table-cell table:formula="of:=[.D183]" office:value-type="float" office:value="41948" calcext:value-type="float">
            <text:p>41948</text:p>
          </table:table-cell>
          <table:table-cell table:formula="of:=[.E183]" office:value-type="string" office:string-value="(A)-ZSIMP01-ESINBE-A" calcext:value-type="string">
            <text:p>(A)-ZSIMP01-ESINBE-A</text:p>
          </table:table-cell>
          <table:table-cell table:formula="of:=[.A183]" office:value-type="float" office:value="944" calcext:value-type="float">
            <text:p>944</text:p>
          </table:table-cell>
          <table:table-cell table:formula="of:=[.B1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Frade Yáñez, Alejandro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184]" office:value-type="string" office:string-value="Frade Yáñez, Alejandro" calcext:value-type="string">
            <text:p>Frade Yáñez, Alejandro</text:p>
          </table:table-cell>
          <table:table-cell table:formula="of:=[.D184]" office:value-type="float" office:value="43014" calcext:value-type="float">
            <text:p>43014</text:p>
          </table:table-cell>
          <table:table-cell table:formula="of:=[.E184]" office:value-type="string" office:string-value="1 CMIFC01-SIMIRE-A" calcext:value-type="string">
            <text:p>1 CMIFC01-SIMIRE-A</text:p>
          </table:table-cell>
          <table:table-cell table:formula="of:=[.A184]" office:value-type="float" office:value="1936" calcext:value-type="float">
            <text:p>1936</text:p>
          </table:table-cell>
          <table:table-cell table:formula="of:=[.B1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Franqueira Carrera, Abel</text:p>
          </table:table-cell>
          <table:table-cell office:value-type="float" office:value="42850" calcext:value-type="float">
            <text:p>42850</text:p>
          </table:table-cell>
          <table:table-cell office:value-type="string" calcext:value-type="string">
            <text:p>2 CMIFC01-SIMIRE-A</text:p>
          </table:table-cell>
          <table:table-cell table:number-columns-repeated="4"/>
          <table:table-cell table:formula="of:=[.C185]" office:value-type="string" office:string-value="Franqueira Carrera, Abel" calcext:value-type="string">
            <text:p>Franqueira Carrera, Abel</text:p>
          </table:table-cell>
          <table:table-cell table:formula="of:=[.D185]" office:value-type="float" office:value="42850" calcext:value-type="float">
            <text:p>42850</text:p>
          </table:table-cell>
          <table:table-cell table:formula="of:=[.E185]" office:value-type="string" office:string-value="2 CMIFC01-SIMIRE-A" calcext:value-type="string">
            <text:p>2 CMIFC01-SIMIRE-A</text:p>
          </table:table-cell>
          <table:table-cell table:formula="of:=[.A185]" office:value-type="float" office:value="1825" calcext:value-type="float">
            <text:p>1825</text:p>
          </table:table-cell>
          <table:table-cell table:formula="of:=[.B1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Freire Pazos, Hugo</text:p>
          </table:table-cell>
          <table:table-cell table:style-name="Default"/>
          <table:table-cell office:value-type="string" calcext:value-type="string">
            <text:p>(A)-ZSIFC03-DAW-A</text:p>
          </table:table-cell>
          <table:table-cell table:number-columns-repeated="4"/>
          <table:table-cell table:formula="of:=[.C186]" office:value-type="string" office:string-value="Freire Pazos, Hugo" calcext:value-type="string">
            <text:p>Freire Pazos, Hugo</text:p>
          </table:table-cell>
          <table:table-cell table:formula="of:=[.D186]" office:value-type="float" office:value="0" calcext:value-type="float">
            <text:p>0</text:p>
          </table:table-cell>
          <table:table-cell table:formula="of:=[.E186]" office:value-type="string" office:string-value="(A)-ZSIFC03-DAW-A" calcext:value-type="string">
            <text:p>(A)-ZSIFC03-DAW-A</text:p>
          </table:table-cell>
          <table:table-cell table:formula="of:=[.A186]" office:value-type="float" office:value="453" calcext:value-type="float">
            <text:p>453</text:p>
          </table:table-cell>
          <table:table-cell table:formula="of:=[.B1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Freire Rodríguel , Tahis</text:p>
          </table:table-cell>
          <table:table-cell/>
          <table:table-cell office:value-type="string" calcext:value-type="string">
            <text:p>2 CMIMP01-ESTBEL-A</text:p>
          </table:table-cell>
          <table:table-cell table:number-columns-repeated="4"/>
          <table:table-cell table:formula="of:=[.C187]" office:value-type="string" office:string-value="Freire Rodríguel , Tahis" calcext:value-type="string">
            <text:p>Freire Rodríguel , Tahis</text:p>
          </table:table-cell>
          <table:table-cell table:formula="of:=[.D187]" office:value-type="float" office:value="0" calcext:value-type="float">
            <text:p>0</text:p>
          </table:table-cell>
          <table:table-cell table:formula="of:=[.E187]" office:value-type="string" office:string-value="2 CMIMP01-ESTBEL-A" calcext:value-type="string">
            <text:p>2 CMIMP01-ESTBEL-A</text:p>
          </table:table-cell>
          <table:table-cell table:formula="of:=[.A187]" office:value-type="float" office:value="2005" calcext:value-type="float">
            <text:p>2005</text:p>
          </table:table-cell>
          <table:table-cell table:formula="of:=[.B1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Gallego Alvarez, Carla</text:p>
          </table:table-cell>
          <table:table-cell/>
          <table:table-cell office:value-type="string" calcext:value-type="string">
            <text:p>2 CMIMP02-PECOCA-A</text:p>
          </table:table-cell>
          <table:table-cell table:number-columns-repeated="4"/>
          <table:table-cell table:formula="of:=[.C188]" office:value-type="string" office:string-value="Gallego Alvarez, Carla" calcext:value-type="string">
            <text:p>Gallego Alvarez, Carla</text:p>
          </table:table-cell>
          <table:table-cell table:formula="of:=[.D188]" office:value-type="float" office:value="0" calcext:value-type="float">
            <text:p>0</text:p>
          </table:table-cell>
          <table:table-cell table:formula="of:=[.E188]" office:value-type="string" office:string-value="2 CMIMP02-PECOCA-A" calcext:value-type="string">
            <text:p>2 CMIMP02-PECOCA-A</text:p>
          </table:table-cell>
          <table:table-cell table:formula="of:=[.A188]" office:value-type="float" office:value="1790" calcext:value-type="float">
            <text:p>1790</text:p>
          </table:table-cell>
          <table:table-cell table:formula="of:=[.B1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/>
          <table:table-cell office:value-type="string" calcext:value-type="string">
            <text:p>GARABATOS CUADRADO, JOSE ANTONIO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189]" office:value-type="string" office:string-value="GARABATOS CUADRADO, JOSE ANTONIO" calcext:value-type="string">
            <text:p>GARABATOS CUADRADO, JOSE ANTONIO</text:p>
          </table:table-cell>
          <table:table-cell table:formula="of:=[.D189]" office:value-type="float" office:value="0" calcext:value-type="float">
            <text:p>0</text:p>
          </table:table-cell>
          <table:table-cell table:formula="of:=[.E189]" office:value-type="string" office:string-value="Docente" calcext:value-type="string">
            <text:p>Docente</text:p>
          </table:table-cell>
          <table:table-cell table:formula="of:=[.A189]" office:value-type="float" office:value="823" calcext:value-type="float">
            <text:p>823</text:p>
          </table:table-cell>
          <table:table-cell table:formula="of:=[.B1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García Álvarez, Sabel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190]" office:value-type="string" office:string-value="García Álvarez, Sabela" calcext:value-type="string">
            <text:p>García Álvarez, Sabela</text:p>
          </table:table-cell>
          <table:table-cell table:formula="of:=[.D190]" office:value-type="float" office:value="43012" calcext:value-type="float">
            <text:p>43012</text:p>
          </table:table-cell>
          <table:table-cell table:formula="of:=[.E190]" office:value-type="string" office:string-value="1 CBIMP01-PEITEST-A" calcext:value-type="string">
            <text:p>1 CBIMP01-PEITEST-A</text:p>
          </table:table-cell>
          <table:table-cell table:formula="of:=[.A190]" office:value-type="float" office:value="1900" calcext:value-type="float">
            <text:p>1900</text:p>
          </table:table-cell>
          <table:table-cell table:formula="of:=[.B1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García Collazo, Marcos</text:p>
          </table:table-cell>
          <table:table-cell office:value-type="float" office:value="42647" calcext:value-type="float">
            <text:p>42647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191]" office:value-type="string" office:string-value="García Collazo, Marcos" calcext:value-type="string">
            <text:p>García Collazo, Marcos</text:p>
          </table:table-cell>
          <table:table-cell table:formula="of:=[.D191]" office:value-type="float" office:value="42647" calcext:value-type="float">
            <text:p>42647</text:p>
          </table:table-cell>
          <table:table-cell table:formula="of:=[.E191]" office:value-type="string" office:string-value="4º ESO - B" calcext:value-type="string">
            <text:p>4º ESO - B</text:p>
          </table:table-cell>
          <table:table-cell table:formula="of:=[.A191]" office:value-type="float" office:value="1692" calcext:value-type="float">
            <text:p>1692</text:p>
          </table:table-cell>
          <table:table-cell table:formula="of:=[.B1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/>
          <table:table-cell office:value-type="string" calcext:value-type="string">
            <text:p>Garcia González, Pablo</text:p>
          </table:table-cell>
          <table:table-cell/>
          <table:table-cell office:value-type="string" calcext:value-type="string">
            <text:p>1ºESO-A</text:p>
          </table:table-cell>
          <table:table-cell table:number-columns-repeated="4"/>
          <table:table-cell table:formula="of:=[.C192]" office:value-type="string" office:string-value="Garcia González, Pablo" calcext:value-type="string">
            <text:p>Garcia González, Pablo</text:p>
          </table:table-cell>
          <table:table-cell table:formula="of:=[.D192]" office:value-type="float" office:value="0" calcext:value-type="float">
            <text:p>0</text:p>
          </table:table-cell>
          <table:table-cell table:formula="of:=[.E192]" office:value-type="string" office:string-value="1ºESO-A" calcext:value-type="string">
            <text:p>1ºESO-A</text:p>
          </table:table-cell>
          <table:table-cell table:formula="of:=[.A192]" office:value-type="float" office:value="1831" calcext:value-type="float">
            <text:p>1831</text:p>
          </table:table-cell>
          <table:table-cell table:formula="of:=[.B1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García Malca, Erika Geraldine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193]" office:value-type="string" office:string-value="García Malca, Erika Geraldine" calcext:value-type="string">
            <text:p>García Malca, Erika Geraldine</text:p>
          </table:table-cell>
          <table:table-cell table:formula="of:=[.D193]" office:value-type="float" office:value="41561" calcext:value-type="float">
            <text:p>41561</text:p>
          </table:table-cell>
          <table:table-cell table:formula="of:=[.E193]" office:value-type="string" office:string-value=" " calcext:value-type="string">
            <text:p><text:s/></text:p>
          </table:table-cell>
          <table:table-cell table:formula="of:=[.A193]" office:value-type="float" office:value="1423" calcext:value-type="float">
            <text:p>1423</text:p>
          </table:table-cell>
          <table:table-cell table:formula="of:=[.B1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García Pedrosa, Eduardo</text:p>
          </table:table-cell>
          <table:table-cell table:style-name="Default"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194]" office:value-type="string" office:string-value="García Pedrosa, Eduardo" calcext:value-type="string">
            <text:p>García Pedrosa, Eduardo</text:p>
          </table:table-cell>
          <table:table-cell table:formula="of:=[.D194]" office:value-type="float" office:value="42653" calcext:value-type="float">
            <text:p>42653</text:p>
          </table:table-cell>
          <table:table-cell table:formula="of:=[.E194]" office:value-type="string" office:string-value="2 CBIFC02-INFOFC-A" calcext:value-type="string">
            <text:p>2 CBIFC02-INFOFC-A</text:p>
          </table:table-cell>
          <table:table-cell table:formula="of:=[.A194]" office:value-type="float" office:value="1732" calcext:value-type="float">
            <text:p>1732</text:p>
          </table:table-cell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García Pérez, Andrea</text:p>
          </table:table-cell>
          <table:table-cell table:style-name="Default"/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195]" office:value-type="string" office:string-value="García Pérez, Andrea" calcext:value-type="string">
            <text:p>García Pérez, Andrea</text:p>
          </table:table-cell>
          <table:table-cell table:formula="of:=[.D195]" office:value-type="float" office:value="0" calcext:value-type="float">
            <text:p>0</text:p>
          </table:table-cell>
          <table:table-cell table:formula="of:=[.E195]" office:value-type="string" office:string-value="(A)-ZSIMP01-ESINBE-A" calcext:value-type="string">
            <text:p>(A)-ZSIMP01-ESINBE-A</text:p>
          </table:table-cell>
          <table:table-cell table:formula="of:=[.A195]" office:value-type="float" office:value="483" calcext:value-type="float">
            <text:p>483</text:p>
          </table:table-cell>
          <table:table-cell table:formula="of:=[.B1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/>
          <table:table-cell office:value-type="string" calcext:value-type="string">
            <text:p>García Pérez, Uxí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196]" office:value-type="string" office:string-value="García Pérez, Uxía" calcext:value-type="string">
            <text:p>García Pérez, Uxía</text:p>
          </table:table-cell>
          <table:table-cell table:formula="of:=[.D196]" office:value-type="float" office:value="43006" calcext:value-type="float">
            <text:p>43006</text:p>
          </table:table-cell>
          <table:table-cell table:formula="of:=[.E196]" office:value-type="string" office:string-value="1ºESO-A" calcext:value-type="string">
            <text:p>1ºESO-A</text:p>
          </table:table-cell>
          <table:table-cell table:formula="of:=[.A196]" office:value-type="float" office:value="1832" calcext:value-type="float">
            <text:p>1832</text:p>
          </table:table-cell>
          <table:table-cell table:formula="of:=[.B1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García Rodríguez, Aixa</text:p>
          </table:table-cell>
          <table:table-cell table:style-name="Default" office:value-type="float" office:value="43011" calcext:value-type="float">
            <text:p>43011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197]" office:value-type="string" office:string-value="García Rodríguez, Aixa" calcext:value-type="string">
            <text:p>García Rodríguez, Aixa</text:p>
          </table:table-cell>
          <table:table-cell table:formula="of:=[.D197]" office:value-type="float" office:value="43011" calcext:value-type="float">
            <text:p>43011</text:p>
          </table:table-cell>
          <table:table-cell table:formula="of:=[.E197]" office:value-type="string" office:string-value=" " calcext:value-type="string">
            <text:p><text:s/></text:p>
          </table:table-cell>
          <table:table-cell table:formula="of:=[.A197]" office:value-type="float" office:value="1892" calcext:value-type="float">
            <text:p>1892</text:p>
          </table:table-cell>
          <table:table-cell table:formula="of:=[.B1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GARCÍA RODRÍGUEZ, SANCHO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198]" office:value-type="string" office:string-value="GARCÍA RODRÍGUEZ, SANCHO" calcext:value-type="string">
            <text:p>GARCÍA RODRÍGUEZ, SANCHO</text:p>
          </table:table-cell>
          <table:table-cell table:formula="of:=[.D198]" office:value-type="float" office:value="43013" calcext:value-type="float">
            <text:p>43013</text:p>
          </table:table-cell>
          <table:table-cell table:formula="of:=[.E198]" office:value-type="string" office:string-value="Docente" calcext:value-type="string">
            <text:p>Docente</text:p>
          </table:table-cell>
          <table:table-cell table:formula="of:=[.A198]" office:value-type="float" office:value="887" calcext:value-type="float">
            <text:p>887</text:p>
          </table:table-cell>
          <table:table-cell table:formula="of:=[.B1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García Suárez, Itziar</text:p>
          </table:table-cell>
          <table:table-cell table:style-name="Default" office:value-type="float" office:value="43081" calcext:value-type="float">
            <text:p>43081</text:p>
          </table:table-cell>
          <table:table-cell office:value-type="string" calcext:value-type="string">
            <text:p>2 CSIFC01-ADSIINRE-A</text:p>
          </table:table-cell>
          <table:table-cell table:number-columns-repeated="4"/>
          <table:table-cell table:formula="of:=[.C199]" office:value-type="string" office:string-value="García Suárez, Itziar" calcext:value-type="string">
            <text:p>García Suárez, Itziar</text:p>
          </table:table-cell>
          <table:table-cell table:formula="of:=[.D199]" office:value-type="float" office:value="43081" calcext:value-type="float">
            <text:p>43081</text:p>
          </table:table-cell>
          <table:table-cell table:formula="of:=[.E199]" office:value-type="string" office:string-value="2 CSIFC01-ADSIINRE-A" calcext:value-type="string">
            <text:p>2 CSIFC01-ADSIINRE-A</text:p>
          </table:table-cell>
          <table:table-cell table:formula="of:=[.A199]" office:value-type="float" office:value="2001" calcext:value-type="float">
            <text:p>2001</text:p>
          </table:table-cell>
          <table:table-cell table:formula="of:=[.B1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García Troncoso, Xian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200]" office:value-type="string" office:string-value="García Troncoso, Xian" calcext:value-type="string">
            <text:p>García Troncoso, Xian</text:p>
          </table:table-cell>
          <table:table-cell table:formula="of:=[.D200]" office:value-type="float" office:value="41561" calcext:value-type="float">
            <text:p>41561</text:p>
          </table:table-cell>
          <table:table-cell table:formula="of:=[.E200]" office:value-type="string" office:string-value="1ºESO-B" calcext:value-type="string">
            <text:p>1ºESO-B</text:p>
          </table:table-cell>
          <table:table-cell table:formula="of:=[.A200]" office:value-type="float" office:value="1424" calcext:value-type="float">
            <text:p>1424</text:p>
          </table:table-cell>
          <table:table-cell table:formula="of:=[.B2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García Vázquez, Adrián</text:p>
          </table:table-cell>
          <table:table-cell table:style-name="Default"/>
          <table:table-cell office:value-type="string" calcext:value-type="string">
            <text:p>(A)-ZMIFC01-SIMIRE-A</text:p>
          </table:table-cell>
          <table:table-cell table:number-columns-repeated="4"/>
          <table:table-cell table:formula="of:=[.C201]" office:value-type="string" office:string-value="García Vázquez, Adrián" calcext:value-type="string">
            <text:p>García Vázquez, Adrián</text:p>
          </table:table-cell>
          <table:table-cell table:formula="of:=[.D201]" office:value-type="float" office:value="0" calcext:value-type="float">
            <text:p>0</text:p>
          </table:table-cell>
          <table:table-cell table:formula="of:=[.E201]" office:value-type="string" office:string-value="(A)-ZMIFC01-SIMIRE-A" calcext:value-type="string">
            <text:p>(A)-ZMIFC01-SIMIRE-A</text:p>
          </table:table-cell>
          <table:table-cell table:formula="of:=[.A201]" office:value-type="float" office:value="1654" calcext:value-type="float">
            <text:p>1654</text:p>
          </table:table-cell>
          <table:table-cell table:formula="of:=[.B2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GARGALLO REY, LUCÍA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02]" office:value-type="string" office:string-value="GARGALLO REY, LUCÍA" calcext:value-type="string">
            <text:p>GARGALLO REY, LUCÍA</text:p>
          </table:table-cell>
          <table:table-cell table:formula="of:=[.D202]" office:value-type="float" office:value="43014" calcext:value-type="float">
            <text:p>43014</text:p>
          </table:table-cell>
          <table:table-cell table:formula="of:=[.E202]" office:value-type="string" office:string-value="Docente" calcext:value-type="string">
            <text:p>Docente</text:p>
          </table:table-cell>
          <table:table-cell table:formula="of:=[.A202]" office:value-type="float" office:value="1925" calcext:value-type="float">
            <text:p>1925</text:p>
          </table:table-cell>
          <table:table-cell table:formula="of:=[.B2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Gil Sierra, Andrea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203]" office:value-type="string" office:string-value="Gil Sierra, Andrea" calcext:value-type="string">
            <text:p>Gil Sierra, Andrea</text:p>
          </table:table-cell>
          <table:table-cell table:formula="of:=[.D203]" office:value-type="float" office:value="0" calcext:value-type="float">
            <text:p>0</text:p>
          </table:table-cell>
          <table:table-cell table:formula="of:=[.E203]" office:value-type="string" office:string-value="2ºESO-A" calcext:value-type="string">
            <text:p>2ºESO-A</text:p>
          </table:table-cell>
          <table:table-cell table:formula="of:=[.A203]" office:value-type="float" office:value="1635" calcext:value-type="float">
            <text:p>1635</text:p>
          </table:table-cell>
          <table:table-cell table:formula="of:=[.B2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Gómez Otero, Mateo</text:p>
          </table:table-cell>
          <table:table-cell/>
          <table:table-cell office:value-type="string" calcext:value-type="string">
            <text:p>1º Bac. - A</text:p>
          </table:table-cell>
          <table:table-cell table:number-columns-repeated="4"/>
          <table:table-cell table:formula="of:=[.C204]" office:value-type="string" office:string-value="Gómez Otero, Mateo" calcext:value-type="string">
            <text:p>Gómez Otero, Mateo</text:p>
          </table:table-cell>
          <table:table-cell table:formula="of:=[.D204]" office:value-type="float" office:value="0" calcext:value-type="float">
            <text:p>0</text:p>
          </table:table-cell>
          <table:table-cell table:formula="of:=[.E204]" office:value-type="string" office:string-value="1º Bac. - A" calcext:value-type="string">
            <text:p>1º Bac. - A</text:p>
          </table:table-cell>
          <table:table-cell table:formula="of:=[.A204]" office:value-type="float" office:value="1379" calcext:value-type="float">
            <text:p>1379</text:p>
          </table:table-cell>
          <table:table-cell table:formula="of:=[.B2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Gonçales Messias, Bruna</text:p>
          </table:table-cell>
          <table:table-cell table:style-name="Default" office:value-type="float" office:value="43011" calcext:value-type="float">
            <text:p>43011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205]" office:value-type="string" office:string-value="Gonçales Messias, Bruna" calcext:value-type="string">
            <text:p>Gonçales Messias, Bruna</text:p>
          </table:table-cell>
          <table:table-cell table:formula="of:=[.D205]" office:value-type="float" office:value="43011" calcext:value-type="float">
            <text:p>43011</text:p>
          </table:table-cell>
          <table:table-cell table:formula="of:=[.E205]" office:value-type="string" office:string-value="3º ESO - A" calcext:value-type="string">
            <text:p>3º ESO - A</text:p>
          </table:table-cell>
          <table:table-cell table:formula="of:=[.A205]" office:value-type="float" office:value="1883" calcext:value-type="float">
            <text:p>1883</text:p>
          </table:table-cell>
          <table:table-cell table:formula="of:=[.B2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González Carpintero, Carla</text:p>
          </table:table-cell>
          <table:table-cell table:style-name="Default"/>
          <table:table-cell office:value-type="string" calcext:value-type="string">
            <text:p>2ºESO-B</text:p>
          </table:table-cell>
          <table:table-cell table:number-columns-repeated="4"/>
          <table:table-cell table:formula="of:=[.C206]" office:value-type="string" office:string-value="González Carpintero, Carla" calcext:value-type="string">
            <text:p>González Carpintero, Carla</text:p>
          </table:table-cell>
          <table:table-cell table:formula="of:=[.D206]" office:value-type="float" office:value="0" calcext:value-type="float">
            <text:p>0</text:p>
          </table:table-cell>
          <table:table-cell table:formula="of:=[.E206]" office:value-type="string" office:string-value="2ºESO-B" calcext:value-type="string">
            <text:p>2ºESO-B</text:p>
          </table:table-cell>
          <table:table-cell table:formula="of:=[.A206]" office:value-type="float" office:value="1636" calcext:value-type="float">
            <text:p>1636</text:p>
          </table:table-cell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González Dans, Miguel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207]" office:value-type="string" office:string-value="González Dans, Miguel" calcext:value-type="string">
            <text:p>González Dans, Miguel</text:p>
          </table:table-cell>
          <table:table-cell table:formula="of:=[.D207]" office:value-type="float" office:value="41899" calcext:value-type="float">
            <text:p>41899</text:p>
          </table:table-cell>
          <table:table-cell table:formula="of:=[.E207]" office:value-type="string" office:string-value="4º ESO - B" calcext:value-type="string">
            <text:p>4º ESO - B</text:p>
          </table:table-cell>
          <table:table-cell table:formula="of:=[.A207]" office:value-type="float" office:value="1441" calcext:value-type="float">
            <text:p>1441</text:p>
          </table:table-cell>
          <table:table-cell table:formula="of:=[.B2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González Domínguez, Meheret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208]" office:value-type="string" office:string-value="González Domínguez, Meheret" calcext:value-type="string">
            <text:p>González Domínguez, Meheret</text:p>
          </table:table-cell>
          <table:table-cell table:formula="of:=[.D208]" office:value-type="float" office:value="43012" calcext:value-type="float">
            <text:p>43012</text:p>
          </table:table-cell>
          <table:table-cell table:formula="of:=[.E208]" office:value-type="string" office:string-value="1 CBIMP01-PEITEST-A" calcext:value-type="string">
            <text:p>1 CBIMP01-PEITEST-A</text:p>
          </table:table-cell>
          <table:table-cell table:formula="of:=[.A208]" office:value-type="float" office:value="1901" calcext:value-type="float">
            <text:p>1901</text:p>
          </table:table-cell>
          <table:table-cell table:formula="of:=[.B2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/>
          <table:table-cell office:value-type="string" calcext:value-type="string">
            <text:p>González Estévez, Arón</text:p>
          </table:table-cell>
          <table:table-cell/>
          <table:table-cell office:value-type="string" calcext:value-type="string">
            <text:p>2 CBIFC02-INFOFC-B</text:p>
          </table:table-cell>
          <table:table-cell table:number-columns-repeated="4"/>
          <table:table-cell table:formula="of:=[.C209]" office:value-type="string" office:string-value="González Estévez, Arón" calcext:value-type="string">
            <text:p>González Estévez, Arón</text:p>
          </table:table-cell>
          <table:table-cell table:formula="of:=[.D209]" office:value-type="float" office:value="0" calcext:value-type="float">
            <text:p>0</text:p>
          </table:table-cell>
          <table:table-cell table:formula="of:=[.E209]" office:value-type="string" office:string-value="2 CBIFC02-INFOFC-B" calcext:value-type="string">
            <text:p>2 CBIFC02-INFOFC-B</text:p>
          </table:table-cell>
          <table:table-cell table:formula="of:=[.A209]" office:value-type="float" office:value="922" calcext:value-type="float">
            <text:p>922</text:p>
          </table:table-cell>
          <table:table-cell table:formula="of:=[.B2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González Fernández, Aarón</text:p>
          </table:table-cell>
          <table:table-cell/>
          <table:table-cell office:value-type="string" calcext:value-type="string">
            <text:p>4º ESO - B</text:p>
          </table:table-cell>
          <table:table-cell table:number-columns-repeated="4"/>
          <table:table-cell table:formula="of:=[.C210]" office:value-type="string" office:string-value="González Fernández, Aarón" calcext:value-type="string">
            <text:p>González Fernández, Aarón</text:p>
          </table:table-cell>
          <table:table-cell table:formula="of:=[.D210]" office:value-type="float" office:value="0" calcext:value-type="float">
            <text:p>0</text:p>
          </table:table-cell>
          <table:table-cell table:formula="of:=[.E210]" office:value-type="string" office:string-value="4º ESO - B" calcext:value-type="string">
            <text:p>4º ESO - B</text:p>
          </table:table-cell>
          <table:table-cell table:formula="of:=[.A210]" office:value-type="float" office:value="1398" calcext:value-type="float">
            <text:p>1398</text:p>
          </table:table-cell>
          <table:table-cell table:formula="of:=[.B2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González González, Tamara</text:p>
          </table:table-cell>
          <table:table-cell office:value-type="float" office:value="42485" calcext:value-type="float">
            <text:p>42485</text:p>
          </table:table-cell>
          <table:table-cell office:value-type="string" calcext:value-type="string">
            <text:p>1 CMIMP01-ESTBEL-A</text:p>
          </table:table-cell>
          <table:table-cell table:number-columns-repeated="4"/>
          <table:table-cell table:formula="of:=[.C211]" office:value-type="string" office:string-value="González González, Tamara" calcext:value-type="string">
            <text:p>González González, Tamara</text:p>
          </table:table-cell>
          <table:table-cell table:formula="of:=[.D211]" office:value-type="float" office:value="42485" calcext:value-type="float">
            <text:p>42485</text:p>
          </table:table-cell>
          <table:table-cell table:formula="of:=[.E211]" office:value-type="string" office:string-value="1 CMIMP01-ESTBEL-A" calcext:value-type="string">
            <text:p>1 CMIMP01-ESTBEL-A</text:p>
          </table:table-cell>
          <table:table-cell table:formula="of:=[.A211]" office:value-type="float" office:value="1624" calcext:value-type="float">
            <text:p>1624</text:p>
          </table:table-cell>
          <table:table-cell table:formula="of:=[.B2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GONZALEZ IGLESIAS ANA ROS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12]" office:value-type="string" office:string-value="GONZALEZ IGLESIAS ANA ROSA" calcext:value-type="string">
            <text:p>GONZALEZ IGLESIAS ANA ROSA</text:p>
          </table:table-cell>
          <table:table-cell table:formula="of:=[.D212]" office:value-type="float" office:value="0" calcext:value-type="float">
            <text:p>0</text:p>
          </table:table-cell>
          <table:table-cell table:formula="of:=[.E212]" office:value-type="string" office:string-value="Docente" calcext:value-type="string">
            <text:p>Docente</text:p>
          </table:table-cell>
          <table:table-cell table:formula="of:=[.A212]" office:value-type="float" office:value="883" calcext:value-type="float">
            <text:p>883</text:p>
          </table:table-cell>
          <table:table-cell table:formula="of:=[.B2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González Lago, Omar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213]" office:value-type="string" office:string-value="González Lago, Omar" calcext:value-type="string">
            <text:p>González Lago, Omar</text:p>
          </table:table-cell>
          <table:table-cell table:formula="of:=[.D213]" office:value-type="float" office:value="43018" calcext:value-type="float">
            <text:p>43018</text:p>
          </table:table-cell>
          <table:table-cell table:formula="of:=[.E213]" office:value-type="string" office:string-value="(A)-ESO Ad.3 - 1º Cua. - A" calcext:value-type="string">
            <text:p>(A)-ESO Ad.3 - 1º Cua. - A</text:p>
          </table:table-cell>
          <table:table-cell table:formula="of:=[.A213]" office:value-type="float" office:value="1953" calcext:value-type="float">
            <text:p>1953</text:p>
          </table:table-cell>
          <table:table-cell table:formula="of:=[.B2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González Martínez, Mónica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214]" office:value-type="string" office:string-value="González Martínez, Mónica" calcext:value-type="string">
            <text:p>González Martínez, Mónica</text:p>
          </table:table-cell>
          <table:table-cell table:formula="of:=[.D214]" office:value-type="float" office:value="43011" calcext:value-type="float">
            <text:p>43011</text:p>
          </table:table-cell>
          <table:table-cell table:formula="of:=[.E214]" office:value-type="string" office:string-value="1º Bac. - A" calcext:value-type="string">
            <text:p>1º Bac. - A</text:p>
          </table:table-cell>
          <table:table-cell table:formula="of:=[.A214]" office:value-type="float" office:value="1893" calcext:value-type="float">
            <text:p>1893</text:p>
          </table:table-cell>
          <table:table-cell table:formula="of:=[.B2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González Martínez, Raquel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215]" office:value-type="string" office:string-value="González Martínez, Raquel" calcext:value-type="string">
            <text:p>González Martínez, Raquel</text:p>
          </table:table-cell>
          <table:table-cell table:formula="of:=[.D215]" office:value-type="float" office:value="0" calcext:value-type="float">
            <text:p>0</text:p>
          </table:table-cell>
          <table:table-cell table:formula="of:=[.E215]" office:value-type="string" office:string-value="2ºESO-A" calcext:value-type="string">
            <text:p>2ºESO-A</text:p>
          </table:table-cell>
          <table:table-cell table:formula="of:=[.A215]" office:value-type="float" office:value="1637" calcext:value-type="float">
            <text:p>1637</text:p>
          </table:table-cell>
          <table:table-cell table:formula="of:=[.B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González Martínez, Sara</text:p>
          </table:table-cell>
          <table:table-cell office:value-type="float" office:value="42268" calcext:value-type="float">
            <text:p>42268</text:p>
          </table:table-cell>
          <table:table-cell office:value-type="string" calcext:value-type="string">
            <text:p>(A)-ESO Ad.4 - 2º Cua. - A</text:p>
          </table:table-cell>
          <table:table-cell table:number-columns-repeated="4"/>
          <table:table-cell table:formula="of:=[.C216]" office:value-type="string" office:string-value="González Martínez, Sara" calcext:value-type="string">
            <text:p>González Martínez, Sara</text:p>
          </table:table-cell>
          <table:table-cell table:formula="of:=[.D216]" office:value-type="float" office:value="42268" calcext:value-type="float">
            <text:p>42268</text:p>
          </table:table-cell>
          <table:table-cell table:formula="of:=[.E216]" office:value-type="string" office:string-value="(A)-ESO Ad.4 - 2º Cua. - A" calcext:value-type="string">
            <text:p>(A)-ESO Ad.4 - 2º Cua. - A</text:p>
          </table:table-cell>
          <table:table-cell table:formula="of:=[.A216]" office:value-type="float" office:value="1567" calcext:value-type="float">
            <text:p>1567</text:p>
          </table:table-cell>
          <table:table-cell table:formula="of:=[.B2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González Moreno, Breogán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17]" office:value-type="string" office:string-value="González Moreno, Breogán" calcext:value-type="string">
            <text:p>González Moreno, Breogán</text:p>
          </table:table-cell>
          <table:table-cell table:formula="of:=[.D217]" office:value-type="float" office:value="41899" calcext:value-type="float">
            <text:p>41899</text:p>
          </table:table-cell>
          <table:table-cell table:formula="of:=[.E217]" office:value-type="string" office:string-value="4º ESO - A" calcext:value-type="string">
            <text:p>4º ESO - A</text:p>
          </table:table-cell>
          <table:table-cell table:formula="of:=[.A217]" office:value-type="float" office:value="1442" calcext:value-type="float">
            <text:p>1442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González Munín, Paloma</text:p>
          </table:table-cell>
          <table:table-cell office:value-type="float" office:value="43045" calcext:value-type="float">
            <text:p>43045</text:p>
          </table:table-cell>
          <table:table-cell office:value-type="string" calcext:value-type="string">
            <text:p>1 CMIMP02-PECOCA-A</text:p>
          </table:table-cell>
          <table:table-cell table:number-columns-repeated="4"/>
          <table:table-cell table:formula="of:=[.C218]" office:value-type="string" office:string-value="González Munín, Paloma" calcext:value-type="string">
            <text:p>González Munín, Paloma</text:p>
          </table:table-cell>
          <table:table-cell table:formula="of:=[.D218]" office:value-type="float" office:value="43045" calcext:value-type="float">
            <text:p>43045</text:p>
          </table:table-cell>
          <table:table-cell table:formula="of:=[.E218]" office:value-type="string" office:string-value="1 CMIMP02-PECOCA-A" calcext:value-type="string">
            <text:p>1 CMIMP02-PECOCA-A</text:p>
          </table:table-cell>
          <table:table-cell table:formula="of:=[.A218]" office:value-type="float" office:value="1962" calcext:value-type="float">
            <text:p>1962</text:p>
          </table:table-cell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/>
          <table:table-cell office:value-type="string" calcext:value-type="string">
            <text:p>GONZÁLEZ PARDO, PATRICIA</text:p>
          </table:table-cell>
          <table:table-cell office:value-type="float" office:value="41935" calcext:value-type="float">
            <text:p>4193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19]" office:value-type="string" office:string-value="GONZÁLEZ PARDO, PATRICIA" calcext:value-type="string">
            <text:p>GONZÁLEZ PARDO, PATRICIA</text:p>
          </table:table-cell>
          <table:table-cell table:formula="of:=[.D219]" office:value-type="float" office:value="41935" calcext:value-type="float">
            <text:p>41935</text:p>
          </table:table-cell>
          <table:table-cell table:formula="of:=[.E219]" office:value-type="string" office:string-value="Docente" calcext:value-type="string">
            <text:p>Docente</text:p>
          </table:table-cell>
          <table:table-cell table:formula="of:=[.A219]" office:value-type="float" office:value="879" calcext:value-type="float">
            <text:p>879</text:p>
          </table:table-cell>
          <table:table-cell table:formula="of:=[.B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González Pérez, Karoline Patricia</text:p>
          </table:table-cell>
          <table:table-cell office:value-type="float" office:value="41596" calcext:value-type="float">
            <text:p>41596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220]" office:value-type="string" office:string-value="González Pérez, Karoline Patricia" calcext:value-type="string">
            <text:p>González Pérez, Karoline Patricia</text:p>
          </table:table-cell>
          <table:table-cell table:formula="of:=[.D220]" office:value-type="float" office:value="41596" calcext:value-type="float">
            <text:p>41596</text:p>
          </table:table-cell>
          <table:table-cell table:formula="of:=[.E220]" office:value-type="string" office:string-value="(A)-ZMIMP01-ESTBEL-A" calcext:value-type="string">
            <text:p>(A)-ZMIMP01-ESTBEL-A</text:p>
          </table:table-cell>
          <table:table-cell table:formula="of:=[.A220]" office:value-type="float" office:value="426" calcext:value-type="float">
            <text:p>426</text:p>
          </table:table-cell>
          <table:table-cell table:formula="of:=[.B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González Rascado, Yeison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221]" office:value-type="string" office:string-value="González Rascado, Yeison" calcext:value-type="string">
            <text:p>González Rascado, Yeison</text:p>
          </table:table-cell>
          <table:table-cell table:formula="of:=[.D221]" office:value-type="float" office:value="42264" calcext:value-type="float">
            <text:p>42264</text:p>
          </table:table-cell>
          <table:table-cell table:formula="of:=[.E221]" office:value-type="string" office:string-value="3º ESO - B" calcext:value-type="string">
            <text:p>3º ESO - B</text:p>
          </table:table-cell>
          <table:table-cell table:formula="of:=[.A221]" office:value-type="float" office:value="1544" calcext:value-type="float">
            <text:p>1544</text:p>
          </table:table-cell>
          <table:table-cell table:formula="of:=[.B2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González Rodríguez, Margarita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222]" office:value-type="string" office:string-value="González Rodríguez, Margarita" calcext:value-type="string">
            <text:p>González Rodríguez, Margarita</text:p>
          </table:table-cell>
          <table:table-cell table:formula="of:=[.D222]" office:value-type="float" office:value="43014" calcext:value-type="float">
            <text:p>43014</text:p>
          </table:table-cell>
          <table:table-cell table:formula="of:=[.E222]" office:value-type="string" office:string-value="(A)-ZSIMP03-ASEIMAPER-A" calcext:value-type="string">
            <text:p>(A)-ZSIMP03-ASEIMAPER-A</text:p>
          </table:table-cell>
          <table:table-cell table:formula="of:=[.A222]" office:value-type="float" office:value="1919" calcext:value-type="float">
            <text:p>1919</text:p>
          </table:table-cell>
          <table:table-cell table:formula="of:=[.B2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/>
          <table:table-cell office:value-type="string" calcext:value-type="string">
            <text:p>González Santorio, lucía</text:p>
          </table:table-cell>
          <table:table-cell office:value-type="float" office:value="41869" calcext:value-type="float">
            <text:p>41869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23]" office:value-type="string" office:string-value="González Santorio, lucía" calcext:value-type="string">
            <text:p>González Santorio, lucía</text:p>
          </table:table-cell>
          <table:table-cell table:formula="of:=[.D223]" office:value-type="float" office:value="41869" calcext:value-type="float">
            <text:p>41869</text:p>
          </table:table-cell>
          <table:table-cell table:formula="of:=[.E223]" office:value-type="string" office:string-value="4º ESO - A" calcext:value-type="string">
            <text:p>4º ESO - A</text:p>
          </table:table-cell>
          <table:table-cell table:formula="of:=[.A223]" office:value-type="float" office:value="1474" calcext:value-type="float">
            <text:p>1474</text:p>
          </table:table-cell>
          <table:table-cell table:formula="of:=[.B2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González Vázquez, María Dolores</text:p>
          </table:table-cell>
          <table:table-cell table:style-name="Default" office:value-type="float" office:value="42422" calcext:value-type="float">
            <text:p>42422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224]" office:value-type="string" office:string-value="González Vázquez, María Dolores" calcext:value-type="string">
            <text:p>González Vázquez, María Dolores</text:p>
          </table:table-cell>
          <table:table-cell table:formula="of:=[.D224]" office:value-type="float" office:value="42422" calcext:value-type="float">
            <text:p>42422</text:p>
          </table:table-cell>
          <table:table-cell table:formula="of:=[.E224]" office:value-type="string" office:string-value="(A)-ZMIMP02-PECOCA-A" calcext:value-type="string">
            <text:p>(A)-ZMIMP02-PECOCA-A</text:p>
          </table:table-cell>
          <table:table-cell table:formula="of:=[.A224]" office:value-type="float" office:value="1620" calcext:value-type="float">
            <text:p>1620</text:p>
          </table:table-cell>
          <table:table-cell table:formula="of:=[.B2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/>
          <table:table-cell office:value-type="string" calcext:value-type="string">
            <text:p>GUDE PÉREZ, CARLOS MANUEL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25]" office:value-type="string" office:string-value="GUDE PÉREZ, CARLOS MANUEL" calcext:value-type="string">
            <text:p>GUDE PÉREZ, CARLOS MANUEL</text:p>
          </table:table-cell>
          <table:table-cell table:formula="of:=[.D225]" office:value-type="float" office:value="0" calcext:value-type="float">
            <text:p>0</text:p>
          </table:table-cell>
          <table:table-cell table:formula="of:=[.E225]" office:value-type="string" office:string-value="Docente" calcext:value-type="string">
            <text:p>Docente</text:p>
          </table:table-cell>
          <table:table-cell table:formula="of:=[.A225]" office:value-type="float" office:value="865" calcext:value-type="float">
            <text:p>865</text:p>
          </table:table-cell>
          <table:table-cell table:formula="of:=[.B2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Gudiño Andara, Legna Guelany</text:p>
          </table:table-cell>
          <table:table-cell/>
          <table:table-cell office:value-type="string" calcext:value-type="string">
            <text:p>2 CSIMP01-ESINBE-B</text:p>
          </table:table-cell>
          <table:table-cell table:number-columns-repeated="4"/>
          <table:table-cell table:formula="of:=[.C226]" office:value-type="string" office:string-value="Gudiño Andara, Legna Guelany" calcext:value-type="string">
            <text:p>Gudiño Andara, Legna Guelany</text:p>
          </table:table-cell>
          <table:table-cell table:formula="of:=[.D226]" office:value-type="float" office:value="0" calcext:value-type="float">
            <text:p>0</text:p>
          </table:table-cell>
          <table:table-cell table:formula="of:=[.E226]" office:value-type="string" office:string-value="2 CSIMP01-ESINBE-B" calcext:value-type="string">
            <text:p>2 CSIMP01-ESINBE-B</text:p>
          </table:table-cell>
          <table:table-cell table:formula="of:=[.A226]" office:value-type="float" office:value="1827" calcext:value-type="float">
            <text:p>1827</text:p>
          </table:table-cell>
          <table:table-cell table:formula="of:=[.B2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GUIMAREY BLANCO, M.REYES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27]" office:value-type="string" office:string-value="GUIMAREY BLANCO, M.REYES" calcext:value-type="string">
            <text:p>GUIMAREY BLANCO, M.REYES</text:p>
          </table:table-cell>
          <table:table-cell table:formula="of:=[.D227]" office:value-type="float" office:value="43014" calcext:value-type="float">
            <text:p>43014</text:p>
          </table:table-cell>
          <table:table-cell table:formula="of:=[.E227]" office:value-type="string" office:string-value="Docente" calcext:value-type="string">
            <text:p>Docente</text:p>
          </table:table-cell>
          <table:table-cell table:formula="of:=[.A227]" office:value-type="float" office:value="1920" calcext:value-type="float">
            <text:p>1920</text:p>
          </table:table-cell>
          <table:table-cell table:formula="of:=[.B2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GUIMAREY BLANCO, REYES</text:p>
          </table:table-cell>
          <table:table-cell table:style-name="Default" office:value-type="float" office:value="43111" calcext:value-type="float">
            <text:p>43111</text:p>
          </table:table-cell>
          <table:table-cell office:value-type="string" calcext:value-type="string">
            <text:p>6 CMIMP01-ESTBEL-A</text:p>
          </table:table-cell>
          <table:table-cell table:number-columns-repeated="4"/>
          <table:table-cell table:formula="of:=[.C228]" office:value-type="string" office:string-value="GUIMAREY BLANCO, REYES" calcext:value-type="string">
            <text:p>GUIMAREY BLANCO, REYES</text:p>
          </table:table-cell>
          <table:table-cell table:formula="of:=[.D228]" office:value-type="float" office:value="43111" calcext:value-type="float">
            <text:p>43111</text:p>
          </table:table-cell>
          <table:table-cell table:formula="of:=[.E228]" office:value-type="string" office:string-value="6 CMIMP01-ESTBEL-A" calcext:value-type="string">
            <text:p>6 CMIMP01-ESTBEL-A</text:p>
          </table:table-cell>
          <table:table-cell table:formula="of:=[.A228]" office:value-type="float" office:value="1816" calcext:value-type="float">
            <text:p>1816</text:p>
          </table:table-cell>
          <table:table-cell table:formula="of:=[.B2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Guisande Álvarez, Diego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 CSIFC01-ADSIINRE-A</text:p>
          </table:table-cell>
          <table:table-cell table:number-columns-repeated="4"/>
          <table:table-cell table:formula="of:=[.C229]" office:value-type="string" office:string-value="Guisande Álvarez, Diego" calcext:value-type="string">
            <text:p>Guisande Álvarez, Diego</text:p>
          </table:table-cell>
          <table:table-cell table:formula="of:=[.D229]" office:value-type="float" office:value="43011" calcext:value-type="float">
            <text:p>43011</text:p>
          </table:table-cell>
          <table:table-cell table:formula="of:=[.E229]" office:value-type="string" office:string-value="1 CSIFC01-ADSIINRE-A" calcext:value-type="string">
            <text:p>1 CSIFC01-ADSIINRE-A</text:p>
          </table:table-cell>
          <table:table-cell table:formula="of:=[.A229]" office:value-type="float" office:value="1888" calcext:value-type="float">
            <text:p>1888</text:p>
          </table:table-cell>
          <table:table-cell table:formula="of:=[.B2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/>
          <table:table-cell office:value-type="string" calcext:value-type="string">
            <text:p>HERNÁNDEZ CRESPO, DÁMASO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30]" office:value-type="string" office:string-value="HERNÁNDEZ CRESPO, DÁMASO" calcext:value-type="string">
            <text:p>HERNÁNDEZ CRESPO, DÁMASO</text:p>
          </table:table-cell>
          <table:table-cell table:formula="of:=[.D230]" office:value-type="float" office:value="0" calcext:value-type="float">
            <text:p>0</text:p>
          </table:table-cell>
          <table:table-cell table:formula="of:=[.E230]" office:value-type="string" office:string-value="Docente" calcext:value-type="string">
            <text:p>Docente</text:p>
          </table:table-cell>
          <table:table-cell table:formula="of:=[.A230]" office:value-type="float" office:value="825" calcext:value-type="float">
            <text:p>825</text:p>
          </table:table-cell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/>
          <table:table-cell office:value-type="string" calcext:value-type="string">
            <text:p>HERNÁNDEZ LOSADA, MERCED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31]" office:value-type="string" office:string-value="HERNÁNDEZ LOSADA, MERCEDES" calcext:value-type="string">
            <text:p>HERNÁNDEZ LOSADA, MERCEDES</text:p>
          </table:table-cell>
          <table:table-cell table:formula="of:=[.D231]" office:value-type="float" office:value="0" calcext:value-type="float">
            <text:p>0</text:p>
          </table:table-cell>
          <table:table-cell table:formula="of:=[.E231]" office:value-type="string" office:string-value="Docente" calcext:value-type="string">
            <text:p>Docente</text:p>
          </table:table-cell>
          <table:table-cell table:formula="of:=[.A231]" office:value-type="float" office:value="826" calcext:value-type="float">
            <text:p>826</text:p>
          </table:table-cell>
          <table:table-cell table:formula="of:=[.B2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Iglesias Fernández, Sabela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232]" office:value-type="string" office:string-value="Iglesias Fernández, Sabela" calcext:value-type="string">
            <text:p>Iglesias Fernández, Sabela</text:p>
          </table:table-cell>
          <table:table-cell table:formula="of:=[.D232]" office:value-type="float" office:value="41899" calcext:value-type="float">
            <text:p>41899</text:p>
          </table:table-cell>
          <table:table-cell table:formula="of:=[.E232]" office:value-type="string" office:string-value="4º ESO - B" calcext:value-type="string">
            <text:p>4º ESO - B</text:p>
          </table:table-cell>
          <table:table-cell table:formula="of:=[.A232]" office:value-type="float" office:value="1444" calcext:value-type="float">
            <text:p>1444</text:p>
          </table:table-cell>
          <table:table-cell table:formula="of:=[.B2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Iglesias Vázquez, David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233]" office:value-type="string" office:string-value="Iglesias Vázquez, David" calcext:value-type="string">
            <text:p>Iglesias Vázquez, David</text:p>
          </table:table-cell>
          <table:table-cell table:formula="of:=[.D233]" office:value-type="float" office:value="43014" calcext:value-type="float">
            <text:p>43014</text:p>
          </table:table-cell>
          <table:table-cell table:formula="of:=[.E233]" office:value-type="string" office:string-value="1 CMIFC01-SIMIRE-A" calcext:value-type="string">
            <text:p>1 CMIFC01-SIMIRE-A</text:p>
          </table:table-cell>
          <table:table-cell table:formula="of:=[.A233]" office:value-type="float" office:value="1937" calcext:value-type="float">
            <text:p>1937</text:p>
          </table:table-cell>
          <table:table-cell table:formula="of:=[.B2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Iloaei, Andreea</text:p>
          </table:table-cell>
          <table:table-cell/>
          <table:table-cell office:value-type="string" calcext:value-type="string">
            <text:p>2 CBIFC02-INFOFC-B</text:p>
          </table:table-cell>
          <table:table-cell table:number-columns-repeated="4"/>
          <table:table-cell table:formula="of:=[.C234]" office:value-type="string" office:string-value="Iloaei, Andreea" calcext:value-type="string">
            <text:p>Iloaei, Andreea</text:p>
          </table:table-cell>
          <table:table-cell table:formula="of:=[.D234]" office:value-type="float" office:value="0" calcext:value-type="float">
            <text:p>0</text:p>
          </table:table-cell>
          <table:table-cell table:formula="of:=[.E234]" office:value-type="string" office:string-value="2 CBIFC02-INFOFC-B" calcext:value-type="string">
            <text:p>2 CBIFC02-INFOFC-B</text:p>
          </table:table-cell>
          <table:table-cell table:formula="of:=[.A234]" office:value-type="float" office:value="966" calcext:value-type="float">
            <text:p>966</text:p>
          </table:table-cell>
          <table:table-cell table:formula="of:=[.B2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Ion, Cristi Eugen</text:p>
          </table:table-cell>
          <table:table-cell table:style-name="Default"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235]" office:value-type="string" office:string-value="Ion, Cristi Eugen" calcext:value-type="string">
            <text:p>Ion, Cristi Eugen</text:p>
          </table:table-cell>
          <table:table-cell table:formula="of:=[.D235]" office:value-type="float" office:value="43006" calcext:value-type="float">
            <text:p>43006</text:p>
          </table:table-cell>
          <table:table-cell table:formula="of:=[.E235]" office:value-type="string" office:string-value="1ºESO-B" calcext:value-type="string">
            <text:p>1ºESO-B</text:p>
          </table:table-cell>
          <table:table-cell table:formula="of:=[.A235]" office:value-type="float" office:value="1850" calcext:value-type="float">
            <text:p>1850</text:p>
          </table:table-cell>
          <table:table-cell table:formula="of:=[.B2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/>
          <table:table-cell office:value-type="string" calcext:value-type="string">
            <text:p>Janeiro Gómez, Erea</text:p>
          </table:table-cell>
          <table:table-cell table:style-name="Default"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236]" office:value-type="string" office:string-value="Janeiro Gómez, Erea" calcext:value-type="string">
            <text:p>Janeiro Gómez, Erea</text:p>
          </table:table-cell>
          <table:table-cell table:formula="of:=[.D236]" office:value-type="float" office:value="43012" calcext:value-type="float">
            <text:p>43012</text:p>
          </table:table-cell>
          <table:table-cell table:formula="of:=[.E236]" office:value-type="string" office:string-value="1 CBIMP01-PEITEST-A" calcext:value-type="string">
            <text:p>1 CBIMP01-PEITEST-A</text:p>
          </table:table-cell>
          <table:table-cell table:formula="of:=[.A236]" office:value-type="float" office:value="1902" calcext:value-type="float">
            <text:p>1902</text:p>
          </table:table-cell>
          <table:table-cell table:formula="of:=[.B2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Jiménez Pérez, Maria del Alba</text:p>
          </table:table-cell>
          <table:table-cell table:style-name="Default"/>
          <table:table-cell office:value-type="string" calcext:value-type="string">
            <text:p>4º ESO - B</text:p>
          </table:table-cell>
          <table:table-cell table:number-columns-repeated="4"/>
          <table:table-cell table:formula="of:=[.C237]" office:value-type="string" office:string-value="Jiménez Pérez, Maria del Alba" calcext:value-type="string">
            <text:p>Jiménez Pérez, Maria del Alba</text:p>
          </table:table-cell>
          <table:table-cell table:formula="of:=[.D237]" office:value-type="float" office:value="0" calcext:value-type="float">
            <text:p>0</text:p>
          </table:table-cell>
          <table:table-cell table:formula="of:=[.E237]" office:value-type="string" office:string-value="4º ESO - B" calcext:value-type="string">
            <text:p>4º ESO - B</text:p>
          </table:table-cell>
          <table:table-cell table:formula="of:=[.A237]" office:value-type="float" office:value="1380" calcext:value-type="float">
            <text:p>1380</text:p>
          </table:table-cell>
          <table:table-cell table:formula="of:=[.B2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Jorge Comesaña, Lucas</text:p>
          </table:table-cell>
          <table:table-cell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238]" office:value-type="string" office:string-value="Jorge Comesaña, Lucas" calcext:value-type="string">
            <text:p>Jorge Comesaña, Lucas</text:p>
          </table:table-cell>
          <table:table-cell table:formula="of:=[.D238]" office:value-type="float" office:value="41899" calcext:value-type="float">
            <text:p>41899</text:p>
          </table:table-cell>
          <table:table-cell table:formula="of:=[.E238]" office:value-type="string" office:string-value="4º ESO - B" calcext:value-type="string">
            <text:p>4º ESO - B</text:p>
          </table:table-cell>
          <table:table-cell table:formula="of:=[.A238]" office:value-type="float" office:value="1445" calcext:value-type="float">
            <text:p>1445</text:p>
          </table:table-cell>
          <table:table-cell table:formula="of:=[.B2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JOSE</text:p>
          </table:table-cell>
          <table:table-cell office:value-type="float" office:value="43070" calcext:value-type="float">
            <text:p>4307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239]" office:value-type="string" office:string-value="JOSE" calcext:value-type="string">
            <text:p>JOSE</text:p>
          </table:table-cell>
          <table:table-cell table:formula="of:=[.D239]" office:value-type="float" office:value="43070" calcext:value-type="float">
            <text:p>43070</text:p>
          </table:table-cell>
          <table:table-cell table:formula="of:=[.E239]" office:value-type="string" office:string-value=" " calcext:value-type="string">
            <text:p><text:s/></text:p>
          </table:table-cell>
          <table:table-cell table:formula="of:=[.A239]" office:value-type="float" office:value="300" calcext:value-type="float">
            <text:p>300</text:p>
          </table:table-cell>
          <table:table-cell table:formula="of:=[.B2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Lago Álvarez, Anxo Rubén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240]" office:value-type="string" office:string-value="Lago Álvarez, Anxo Rubén" calcext:value-type="string">
            <text:p>Lago Álvarez, Anxo Rubén</text:p>
          </table:table-cell>
          <table:table-cell table:formula="of:=[.D240]" office:value-type="float" office:value="43006" calcext:value-type="float">
            <text:p>43006</text:p>
          </table:table-cell>
          <table:table-cell table:formula="of:=[.E240]" office:value-type="string" office:string-value="1ºESO-A" calcext:value-type="string">
            <text:p>1ºESO-A</text:p>
          </table:table-cell>
          <table:table-cell table:formula="of:=[.A240]" office:value-type="float" office:value="1851" calcext:value-type="float">
            <text:p>1851</text:p>
          </table:table-cell>
          <table:table-cell table:formula="of:=[.B2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Lago Couselo, Yhadira</text:p>
          </table:table-cell>
          <table:table-cell office:value-type="float" office:value="43045" calcext:value-type="float">
            <text:p>43045</text:p>
          </table:table-cell>
          <table:table-cell office:value-type="string" calcext:value-type="string">
            <text:p>1 CMIMP02-PECOCA-A</text:p>
          </table:table-cell>
          <table:table-cell table:number-columns-repeated="4"/>
          <table:table-cell table:formula="of:=[.C241]" office:value-type="string" office:string-value="Lago Couselo, Yhadira" calcext:value-type="string">
            <text:p>Lago Couselo, Yhadira</text:p>
          </table:table-cell>
          <table:table-cell table:formula="of:=[.D241]" office:value-type="float" office:value="43045" calcext:value-type="float">
            <text:p>43045</text:p>
          </table:table-cell>
          <table:table-cell table:formula="of:=[.E241]" office:value-type="string" office:string-value="1 CMIMP02-PECOCA-A" calcext:value-type="string">
            <text:p>1 CMIMP02-PECOCA-A</text:p>
          </table:table-cell>
          <table:table-cell table:formula="of:=[.A241]" office:value-type="float" office:value="1961" calcext:value-type="float">
            <text:p>1961</text:p>
          </table:table-cell>
          <table:table-cell table:formula="of:=[.B2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/>
          <table:table-cell office:value-type="string" calcext:value-type="string">
            <text:p>LAGO GARCÍA, JOSE LUI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42]" office:value-type="string" office:string-value="LAGO GARCÍA, JOSE LUIS" calcext:value-type="string">
            <text:p>LAGO GARCÍA, JOSE LUIS</text:p>
          </table:table-cell>
          <table:table-cell table:formula="of:=[.D242]" office:value-type="float" office:value="0" calcext:value-type="float">
            <text:p>0</text:p>
          </table:table-cell>
          <table:table-cell table:formula="of:=[.E242]" office:value-type="string" office:string-value="Docente" calcext:value-type="string">
            <text:p>Docente</text:p>
          </table:table-cell>
          <table:table-cell table:formula="of:=[.A242]" office:value-type="float" office:value="876" calcext:value-type="float">
            <text:p>876</text:p>
          </table:table-cell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Lago Hermida, Julio</text:p>
          </table:table-cell>
          <table:table-cell table:style-name="Default" office:value-type="float" office:value="42646" calcext:value-type="float">
            <text:p>42646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243]" office:value-type="string" office:string-value="Lago Hermida, Julio" calcext:value-type="string">
            <text:p>Lago Hermida, Julio</text:p>
          </table:table-cell>
          <table:table-cell table:formula="of:=[.D243]" office:value-type="float" office:value="42646" calcext:value-type="float">
            <text:p>42646</text:p>
          </table:table-cell>
          <table:table-cell table:formula="of:=[.E243]" office:value-type="string" office:string-value="3º ESO - B" calcext:value-type="string">
            <text:p>3º ESO - B</text:p>
          </table:table-cell>
          <table:table-cell table:formula="of:=[.A243]" office:value-type="float" office:value="1669" calcext:value-type="float">
            <text:p>1669</text:p>
          </table:table-cell>
          <table:table-cell table:formula="of:=[.B2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/>
          <table:table-cell office:value-type="string" calcext:value-type="string">
            <text:p>LAGO LUZ</text:p>
          </table:table-cell>
          <table:table-cell office:value-type="float" office:value="41990" calcext:value-type="float">
            <text:p>41990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44]" office:value-type="string" office:string-value="LAGO LUZ" calcext:value-type="string">
            <text:p>LAGO LUZ</text:p>
          </table:table-cell>
          <table:table-cell table:formula="of:=[.D244]" office:value-type="float" office:value="41990" calcext:value-type="float">
            <text:p>41990</text:p>
          </table:table-cell>
          <table:table-cell table:formula="of:=[.E244]" office:value-type="string" office:string-value="Docente" calcext:value-type="string">
            <text:p>Docente</text:p>
          </table:table-cell>
          <table:table-cell table:formula="of:=[.A244]" office:value-type="float" office:value="888" calcext:value-type="float">
            <text:p>888</text:p>
          </table:table-cell>
          <table:table-cell table:formula="of:=[.B2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Lago Pereira, Zaira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245]" office:value-type="string" office:string-value="Lago Pereira, Zaira" calcext:value-type="string">
            <text:p>Lago Pereira, Zaira</text:p>
          </table:table-cell>
          <table:table-cell table:formula="of:=[.D245]" office:value-type="float" office:value="0" calcext:value-type="float">
            <text:p>0</text:p>
          </table:table-cell>
          <table:table-cell table:formula="of:=[.E245]" office:value-type="string" office:string-value="2ºESO-A" calcext:value-type="string">
            <text:p>2ºESO-A</text:p>
          </table:table-cell>
          <table:table-cell table:formula="of:=[.A245]" office:value-type="float" office:value="1638" calcext:value-type="float">
            <text:p>1638</text:p>
          </table:table-cell>
          <table:table-cell table:formula="of:=[.B2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/>
          <table:table-cell office:value-type="string" calcext:value-type="string">
            <text:p>Lago Rodríguez, Pedro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246]" office:value-type="string" office:string-value="Lago Rodríguez, Pedro" calcext:value-type="string">
            <text:p>Lago Rodríguez, Pedro</text:p>
          </table:table-cell>
          <table:table-cell table:formula="of:=[.D246]" office:value-type="float" office:value="43006" calcext:value-type="float">
            <text:p>43006</text:p>
          </table:table-cell>
          <table:table-cell table:formula="of:=[.E246]" office:value-type="string" office:string-value="1ºESO-A" calcext:value-type="string">
            <text:p>1ºESO-A</text:p>
          </table:table-cell>
          <table:table-cell table:formula="of:=[.A246]" office:value-type="float" office:value="1833" calcext:value-type="float">
            <text:p>1833</text:p>
          </table:table-cell>
          <table:table-cell table:formula="of:=[.B2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Lago Santomé, Jennifer</text:p>
          </table:table-cell>
          <table:table-cell table:style-name="Default"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247]" office:value-type="string" office:string-value="Lago Santomé, Jennifer" calcext:value-type="string">
            <text:p>Lago Santomé, Jennifer</text:p>
          </table:table-cell>
          <table:table-cell table:formula="of:=[.D247]" office:value-type="float" office:value="42656" calcext:value-type="float">
            <text:p>42656</text:p>
          </table:table-cell>
          <table:table-cell table:formula="of:=[.E247]" office:value-type="string" office:string-value="2 CBIMP01-PEITEST-A" calcext:value-type="string">
            <text:p>2 CBIMP01-PEITEST-A</text:p>
          </table:table-cell>
          <table:table-cell table:formula="of:=[.A247]" office:value-type="float" office:value="1763" calcext:value-type="float">
            <text:p>1763</text:p>
          </table:table-cell>
          <table:table-cell table:formula="of:=[.B2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Lago Souto, Iago Jesús</text:p>
          </table:table-cell>
          <table:table-cell table:style-name="Default"/>
          <table:table-cell office:value-type="string" calcext:value-type="string">
            <text:p>2 CBIFC02-INFOFC-A</text:p>
          </table:table-cell>
          <table:table-cell table:number-columns-repeated="4"/>
          <table:table-cell table:formula="of:=[.C248]" office:value-type="string" office:string-value="Lago Souto, Iago Jesús" calcext:value-type="string">
            <text:p>Lago Souto, Iago Jesús</text:p>
          </table:table-cell>
          <table:table-cell table:formula="of:=[.D248]" office:value-type="float" office:value="0" calcext:value-type="float">
            <text:p>0</text:p>
          </table:table-cell>
          <table:table-cell table:formula="of:=[.E248]" office:value-type="string" office:string-value="2 CBIFC02-INFOFC-A" calcext:value-type="string">
            <text:p>2 CBIFC02-INFOFC-A</text:p>
          </table:table-cell>
          <table:table-cell table:formula="of:=[.A248]" office:value-type="float" office:value="1733" calcext:value-type="float">
            <text:p>1733</text:p>
          </table:table-cell>
          <table:table-cell table:formula="of:=[.B2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/>
          <table:table-cell office:value-type="string" calcext:value-type="string">
            <text:p>Lago Vázquez, Sabel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249]" office:value-type="string" office:string-value="Lago Vázquez, Sabela" calcext:value-type="string">
            <text:p>Lago Vázquez, Sabela</text:p>
          </table:table-cell>
          <table:table-cell table:formula="of:=[.D249]" office:value-type="float" office:value="43006" calcext:value-type="float">
            <text:p>43006</text:p>
          </table:table-cell>
          <table:table-cell table:formula="of:=[.E249]" office:value-type="string" office:string-value="1ºESO-B" calcext:value-type="string">
            <text:p>1ºESO-B</text:p>
          </table:table-cell>
          <table:table-cell table:formula="of:=[.A249]" office:value-type="float" office:value="1852" calcext:value-type="float">
            <text:p>1852</text:p>
          </table:table-cell>
          <table:table-cell table:formula="of:=[.B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Lago Wanner, Melanie</text:p>
          </table:table-cell>
          <table:table-cell office:value-type="float" office:value="41659" calcext:value-type="float">
            <text:p>41659</text:p>
          </table:table-cell>
          <table:table-cell office:value-type="string" calcext:value-type="string">
            <text:p>(A)-ZSIFC03-DAW-A</text:p>
          </table:table-cell>
          <table:table-cell table:number-columns-repeated="4"/>
          <table:table-cell table:formula="of:=[.C250]" office:value-type="string" office:string-value="Lago Wanner, Melanie" calcext:value-type="string">
            <text:p>Lago Wanner, Melanie</text:p>
          </table:table-cell>
          <table:table-cell table:formula="of:=[.D250]" office:value-type="float" office:value="41659" calcext:value-type="float">
            <text:p>41659</text:p>
          </table:table-cell>
          <table:table-cell table:formula="of:=[.E250]" office:value-type="string" office:string-value="(A)-ZSIFC03-DAW-A" calcext:value-type="string">
            <text:p>(A)-ZSIFC03-DAW-A</text:p>
          </table:table-cell>
          <table:table-cell table:formula="of:=[.A250]" office:value-type="float" office:value="676" calcext:value-type="float">
            <text:p>676</text:p>
          </table:table-cell>
          <table:table-cell table:formula="of:=[.B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Laso Castro, Jessica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51]" office:value-type="string" office:string-value="Laso Castro, Jessica" calcext:value-type="string">
            <text:p>Laso Castro, Jessica</text:p>
          </table:table-cell>
          <table:table-cell table:formula="of:=[.D251]" office:value-type="float" office:value="41561" calcext:value-type="float">
            <text:p>41561</text:p>
          </table:table-cell>
          <table:table-cell table:formula="of:=[.E251]" office:value-type="string" office:string-value="4º ESO - A" calcext:value-type="string">
            <text:p>4º ESO - A</text:p>
          </table:table-cell>
          <table:table-cell table:formula="of:=[.A251]" office:value-type="float" office:value="1408" calcext:value-type="float">
            <text:p>1408</text:p>
          </table:table-cell>
          <table:table-cell table:formula="of:=[.B2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LECTORES BIBLIOTECA</text:p>
          </table:table-cell>
          <table:table-cell office:value-type="float" office:value="43068" calcext:value-type="float">
            <text:p>43068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252]" office:value-type="string" office:string-value="LECTORES BIBLIOTECA" calcext:value-type="string">
            <text:p>LECTORES BIBLIOTECA</text:p>
          </table:table-cell>
          <table:table-cell table:formula="of:=[.D252]" office:value-type="float" office:value="43068" calcext:value-type="float">
            <text:p>43068</text:p>
          </table:table-cell>
          <table:table-cell table:formula="of:=[.E252]" office:value-type="string" office:string-value=" " calcext:value-type="string">
            <text:p><text:s/></text:p>
          </table:table-cell>
          <table:table-cell table:formula="of:=[.A252]" office:value-type="float" office:value="2000" calcext:value-type="float">
            <text:p>2000</text:p>
          </table:table-cell>
          <table:table-cell table:formula="of:=[.B2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Ledo Álvarez, Alberto</text:p>
          </table:table-cell>
          <table:table-cell/>
          <table:table-cell office:value-type="string" calcext:value-type="string">
            <text:p>2º Bac. - A</text:p>
          </table:table-cell>
          <table:table-cell table:number-columns-repeated="4"/>
          <table:table-cell table:formula="of:=[.C253]" office:value-type="string" office:string-value="Ledo Álvarez, Alberto" calcext:value-type="string">
            <text:p>Ledo Álvarez, Alberto</text:p>
          </table:table-cell>
          <table:table-cell table:formula="of:=[.D253]" office:value-type="float" office:value="0" calcext:value-type="float">
            <text:p>0</text:p>
          </table:table-cell>
          <table:table-cell table:formula="of:=[.E253]" office:value-type="string" office:string-value="2º Bac. - A" calcext:value-type="string">
            <text:p>2º Bac. - A</text:p>
          </table:table-cell>
          <table:table-cell table:formula="of:=[.A253]" office:value-type="float" office:value="1382" calcext:value-type="float">
            <text:p>1382</text:p>
          </table:table-cell>
          <table:table-cell table:formula="of:=[.B2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/>
          <table:table-cell office:value-type="string" calcext:value-type="string">
            <text:p>LINARES OTERO, Mª CLAR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254]" office:value-type="string" office:string-value="LINARES OTERO, Mª CLARA" calcext:value-type="string">
            <text:p>LINARES OTERO, Mª CLARA</text:p>
          </table:table-cell>
          <table:table-cell table:formula="of:=[.D254]" office:value-type="float" office:value="0" calcext:value-type="float">
            <text:p>0</text:p>
          </table:table-cell>
          <table:table-cell table:formula="of:=[.E254]" office:value-type="string" office:string-value="Docente" calcext:value-type="string">
            <text:p>Docente</text:p>
          </table:table-cell>
          <table:table-cell table:formula="of:=[.A254]" office:value-type="float" office:value="828" calcext:value-type="float">
            <text:p>828</text:p>
          </table:table-cell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LOIS GONZÁLEZ, MARÍA DOLORES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55]" office:value-type="string" office:string-value="LOIS GONZÁLEZ, MARÍA DOLORES" calcext:value-type="string">
            <text:p>LOIS GONZÁLEZ, MARÍA DOLORES</text:p>
          </table:table-cell>
          <table:table-cell table:formula="of:=[.D255]" office:value-type="float" office:value="43013" calcext:value-type="float">
            <text:p>43013</text:p>
          </table:table-cell>
          <table:table-cell table:formula="of:=[.E255]" office:value-type="string" office:string-value="Docente" calcext:value-type="string">
            <text:p>Docente</text:p>
          </table:table-cell>
          <table:table-cell table:formula="of:=[.A255]" office:value-type="float" office:value="895" calcext:value-type="float">
            <text:p>895</text:p>
          </table:table-cell>
          <table:table-cell table:formula="of:=[.B2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/>
          <table:table-cell office:value-type="string" calcext:value-type="string">
            <text:p>Longa Collazo, Diana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256]" office:value-type="string" office:string-value="Longa Collazo, Diana" calcext:value-type="string">
            <text:p>Longa Collazo, Diana</text:p>
          </table:table-cell>
          <table:table-cell table:formula="of:=[.D256]" office:value-type="float" office:value="41561" calcext:value-type="float">
            <text:p>41561</text:p>
          </table:table-cell>
          <table:table-cell table:formula="of:=[.E256]" office:value-type="string" office:string-value="1º Bac. - A" calcext:value-type="string">
            <text:p>1º Bac. - A</text:p>
          </table:table-cell>
          <table:table-cell table:formula="of:=[.A256]" office:value-type="float" office:value="1409" calcext:value-type="float">
            <text:p>1409</text:p>
          </table:table-cell>
          <table:table-cell table:formula="of:=[.B2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Longa Collazo, Sara</text:p>
          </table:table-cell>
          <table:table-cell table:style-name="Default"/>
          <table:table-cell office:value-type="string" calcext:value-type="string">
            <text:p>2ºESO-A</text:p>
          </table:table-cell>
          <table:table-cell table:number-columns-repeated="4"/>
          <table:table-cell table:formula="of:=[.C257]" office:value-type="string" office:string-value="Longa Collazo, Sara" calcext:value-type="string">
            <text:p>Longa Collazo, Sara</text:p>
          </table:table-cell>
          <table:table-cell table:formula="of:=[.D257]" office:value-type="float" office:value="0" calcext:value-type="float">
            <text:p>0</text:p>
          </table:table-cell>
          <table:table-cell table:formula="of:=[.E257]" office:value-type="string" office:string-value="2ºESO-A" calcext:value-type="string">
            <text:p>2ºESO-A</text:p>
          </table:table-cell>
          <table:table-cell table:formula="of:=[.A257]" office:value-type="float" office:value="1639" calcext:value-type="float">
            <text:p>1639</text:p>
          </table:table-cell>
          <table:table-cell table:formula="of:=[.B2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López Freitas, Sara</text:p>
          </table:table-cell>
          <table:table-cell office:value-type="float" office:value="42660" calcext:value-type="float">
            <text:p>42660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258]" office:value-type="string" office:string-value="López Freitas, Sara" calcext:value-type="string">
            <text:p>López Freitas, Sara</text:p>
          </table:table-cell>
          <table:table-cell table:formula="of:=[.D258]" office:value-type="float" office:value="42660" calcext:value-type="float">
            <text:p>42660</text:p>
          </table:table-cell>
          <table:table-cell table:formula="of:=[.E258]" office:value-type="string" office:string-value="2 CMIMP02-PECOCA-A" calcext:value-type="string">
            <text:p>2 CMIMP02-PECOCA-A</text:p>
          </table:table-cell>
          <table:table-cell table:formula="of:=[.A258]" office:value-type="float" office:value="1791" calcext:value-type="float">
            <text:p>1791</text:p>
          </table:table-cell>
          <table:table-cell table:formula="of:=[.B2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/>
          <table:table-cell office:value-type="string" calcext:value-type="string">
            <text:p>LÓPEZ LÓPEZ, MILAGRO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59]" office:value-type="string" office:string-value="LÓPEZ LÓPEZ, MILAGROS" calcext:value-type="string">
            <text:p>LÓPEZ LÓPEZ, MILAGROS</text:p>
          </table:table-cell>
          <table:table-cell table:formula="of:=[.D259]" office:value-type="float" office:value="0" calcext:value-type="float">
            <text:p>0</text:p>
          </table:table-cell>
          <table:table-cell table:formula="of:=[.E259]" office:value-type="string" office:string-value="Docente" calcext:value-type="string">
            <text:p>Docente</text:p>
          </table:table-cell>
          <table:table-cell table:formula="of:=[.A259]" office:value-type="float" office:value="831" calcext:value-type="float">
            <text:p>831</text:p>
          </table:table-cell>
          <table:table-cell table:formula="of:=[.B2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/>
          <table:table-cell office:value-type="string" calcext:value-type="string">
            <text:p>López Pérez, Martín</text:p>
          </table:table-cell>
          <table:table-cell table:style-name="Default" office:value-type="float" office:value="42656" calcext:value-type="float">
            <text:p>42656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260]" office:value-type="string" office:string-value="López Pérez, Martín" calcext:value-type="string">
            <text:p>López Pérez, Martín</text:p>
          </table:table-cell>
          <table:table-cell table:formula="of:=[.D260]" office:value-type="float" office:value="42656" calcext:value-type="float">
            <text:p>42656</text:p>
          </table:table-cell>
          <table:table-cell table:formula="of:=[.E260]" office:value-type="string" office:string-value="(A)-ZMIMP02-PECOCA-A" calcext:value-type="string">
            <text:p>(A)-ZMIMP02-PECOCA-A</text:p>
          </table:table-cell>
          <table:table-cell table:formula="of:=[.A260]" office:value-type="float" office:value="1780" calcext:value-type="float">
            <text:p>1780</text:p>
          </table:table-cell>
          <table:table-cell table:formula="of:=[.B2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/>
          <table:table-cell office:value-type="string" calcext:value-type="string">
            <text:p>LÓPEZ REGUEIRO, ALICI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261]" office:value-type="string" office:string-value="LÓPEZ REGUEIRO, ALICIA" calcext:value-type="string">
            <text:p>LÓPEZ REGUEIRO, ALICIA</text:p>
          </table:table-cell>
          <table:table-cell table:formula="of:=[.D261]" office:value-type="float" office:value="0" calcext:value-type="float">
            <text:p>0</text:p>
          </table:table-cell>
          <table:table-cell table:formula="of:=[.E261]" office:value-type="string" office:string-value="Docente" calcext:value-type="string">
            <text:p>Docente</text:p>
          </table:table-cell>
          <table:table-cell table:formula="of:=[.A261]" office:value-type="float" office:value="832" calcext:value-type="float">
            <text:p>832</text:p>
          </table:table-cell>
          <table:table-cell table:formula="of:=[.B2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López Vázquez, María José</text:p>
          </table:table-cell>
          <table:table-cell table:style-name="Default" office:value-type="float" office:value="42422" calcext:value-type="float">
            <text:p>42422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262]" office:value-type="string" office:string-value="López Vázquez, María José" calcext:value-type="string">
            <text:p>López Vázquez, María José</text:p>
          </table:table-cell>
          <table:table-cell table:formula="of:=[.D262]" office:value-type="float" office:value="42422" calcext:value-type="float">
            <text:p>42422</text:p>
          </table:table-cell>
          <table:table-cell table:formula="of:=[.E262]" office:value-type="string" office:string-value="(A)-ZMIMP02-PECOCA-A" calcext:value-type="string">
            <text:p>(A)-ZMIMP02-PECOCA-A</text:p>
          </table:table-cell>
          <table:table-cell table:formula="of:=[.A262]" office:value-type="float" office:value="1619" calcext:value-type="float">
            <text:p>1619</text:p>
          </table:table-cell>
          <table:table-cell table:formula="of:=[.B2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Lorenzo González, Zoila</text:p>
          </table:table-cell>
          <table:table-cell table:style-name="Default"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263]" office:value-type="string" office:string-value="Lorenzo González, Zoila" calcext:value-type="string">
            <text:p>Lorenzo González, Zoila</text:p>
          </table:table-cell>
          <table:table-cell table:formula="of:=[.D263]" office:value-type="float" office:value="43012" calcext:value-type="float">
            <text:p>43012</text:p>
          </table:table-cell>
          <table:table-cell table:formula="of:=[.E263]" office:value-type="string" office:string-value="1 CBIMP01-PEITEST-A" calcext:value-type="string">
            <text:p>1 CBIMP01-PEITEST-A</text:p>
          </table:table-cell>
          <table:table-cell table:formula="of:=[.A263]" office:value-type="float" office:value="1903" calcext:value-type="float">
            <text:p>1903</text:p>
          </table:table-cell>
          <table:table-cell table:formula="of:=[.B2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Lorenzo Mariñas, Andrea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264]" office:value-type="string" office:string-value="Lorenzo Mariñas, Andrea" calcext:value-type="string">
            <text:p>Lorenzo Mariñas, Andrea</text:p>
          </table:table-cell>
          <table:table-cell table:formula="of:=[.D264]" office:value-type="float" office:value="42648" calcext:value-type="float">
            <text:p>42648</text:p>
          </table:table-cell>
          <table:table-cell table:formula="of:=[.E264]" office:value-type="string" office:string-value="2 CMIMP02-PECOCA-A" calcext:value-type="string">
            <text:p>2 CMIMP02-PECOCA-A</text:p>
          </table:table-cell>
          <table:table-cell table:formula="of:=[.A264]" office:value-type="float" office:value="1721" calcext:value-type="float">
            <text:p>1721</text:p>
          </table:table-cell>
          <table:table-cell table:formula="of:=[.B2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/>
          <table:table-cell office:value-type="string" calcext:value-type="string">
            <text:p>LORENZO PARIS, LUIS ALBERTO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65]" office:value-type="string" office:string-value="LORENZO PARIS, LUIS ALBERTO" calcext:value-type="string">
            <text:p>LORENZO PARIS, LUIS ALBERTO</text:p>
          </table:table-cell>
          <table:table-cell table:formula="of:=[.D265]" office:value-type="float" office:value="43013" calcext:value-type="float">
            <text:p>43013</text:p>
          </table:table-cell>
          <table:table-cell table:formula="of:=[.E265]" office:value-type="string" office:string-value="Docente" calcext:value-type="string">
            <text:p>Docente</text:p>
          </table:table-cell>
          <table:table-cell table:formula="of:=[.A265]" office:value-type="float" office:value="845" calcext:value-type="float">
            <text:p>845</text:p>
          </table:table-cell>
          <table:table-cell table:formula="of:=[.B2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Lorenzo Piñeiro, Bárbara</text:p>
          </table:table-cell>
          <table:table-cell office:value-type="float" office:value="42905" calcext:value-type="float">
            <text:p>42905</text:p>
          </table:table-cell>
          <table:table-cell office:value-type="string" calcext:value-type="string">
            <text:p>(A)-ZSIFC03-DAW-A</text:p>
          </table:table-cell>
          <table:table-cell table:number-columns-repeated="4"/>
          <table:table-cell table:formula="of:=[.C266]" office:value-type="string" office:string-value="Lorenzo Piñeiro, Bárbara" calcext:value-type="string">
            <text:p>Lorenzo Piñeiro, Bárbara</text:p>
          </table:table-cell>
          <table:table-cell table:formula="of:=[.D266]" office:value-type="float" office:value="42905" calcext:value-type="float">
            <text:p>42905</text:p>
          </table:table-cell>
          <table:table-cell table:formula="of:=[.E266]" office:value-type="string" office:string-value="(A)-ZSIFC03-DAW-A" calcext:value-type="string">
            <text:p>(A)-ZSIFC03-DAW-A</text:p>
          </table:table-cell>
          <table:table-cell table:formula="of:=[.A266]" office:value-type="float" office:value="1918" calcext:value-type="float">
            <text:p>1918</text:p>
          </table:table-cell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Lorenzo Piñeiro, kevin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267]" office:value-type="string" office:string-value="Lorenzo Piñeiro, kevin" calcext:value-type="string">
            <text:p>Lorenzo Piñeiro, kevin</text:p>
          </table:table-cell>
          <table:table-cell table:formula="of:=[.D267]" office:value-type="float" office:value="42265" calcext:value-type="float">
            <text:p>42265</text:p>
          </table:table-cell>
          <table:table-cell table:formula="of:=[.E267]" office:value-type="string" office:string-value="3º ESO - A" calcext:value-type="string">
            <text:p>3º ESO - A</text:p>
          </table:table-cell>
          <table:table-cell table:formula="of:=[.A267]" office:value-type="float" office:value="1554" calcext:value-type="float">
            <text:p>1554</text:p>
          </table:table-cell>
          <table:table-cell table:formula="of:=[.B2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Loza Giron, Albert Luis</text:p>
          </table:table-cell>
          <table:table-cell table:style-name="Default"/>
          <table:table-cell office:value-type="string" calcext:value-type="string">
            <text:p>2ºESO-A</text:p>
          </table:table-cell>
          <table:table-cell table:number-columns-repeated="4"/>
          <table:table-cell table:formula="of:=[.C268]" office:value-type="string" office:string-value="Loza Giron, Albert Luis" calcext:value-type="string">
            <text:p>Loza Giron, Albert Luis</text:p>
          </table:table-cell>
          <table:table-cell table:formula="of:=[.D268]" office:value-type="float" office:value="0" calcext:value-type="float">
            <text:p>0</text:p>
          </table:table-cell>
          <table:table-cell table:formula="of:=[.E268]" office:value-type="string" office:string-value="2ºESO-A" calcext:value-type="string">
            <text:p>2ºESO-A</text:p>
          </table:table-cell>
          <table:table-cell table:formula="of:=[.A268]" office:value-type="float" office:value="1871" calcext:value-type="float">
            <text:p>1871</text:p>
          </table:table-cell>
          <table:table-cell table:formula="of:=[.B2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Loza Giron, Rachell Mariam</text:p>
          </table:table-cell>
          <table:table-cell table:style-name="Default" office:value-type="float" office:value="43011" calcext:value-type="float">
            <text:p>4301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69]" office:value-type="string" office:string-value="Loza Giron, Rachell Mariam" calcext:value-type="string">
            <text:p>Loza Giron, Rachell Mariam</text:p>
          </table:table-cell>
          <table:table-cell table:formula="of:=[.D269]" office:value-type="float" office:value="43011" calcext:value-type="float">
            <text:p>43011</text:p>
          </table:table-cell>
          <table:table-cell table:formula="of:=[.E269]" office:value-type="string" office:string-value="4º ESO - A" calcext:value-type="string">
            <text:p>4º ESO - A</text:p>
          </table:table-cell>
          <table:table-cell table:formula="of:=[.A269]" office:value-type="float" office:value="1886" calcext:value-type="float">
            <text:p>1886</text:p>
          </table:table-cell>
          <table:table-cell table:formula="of:=[.B2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Lugilde Expósito, Luis</text:p>
          </table:table-cell>
          <table:table-cell office:value-type="float" office:value="42318" calcext:value-type="float">
            <text:p>42318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270]" office:value-type="string" office:string-value="Lugilde Expósito, Luis" calcext:value-type="string">
            <text:p>Lugilde Expósito, Luis</text:p>
          </table:table-cell>
          <table:table-cell table:formula="of:=[.D270]" office:value-type="float" office:value="42318" calcext:value-type="float">
            <text:p>42318</text:p>
          </table:table-cell>
          <table:table-cell table:formula="of:=[.E270]" office:value-type="string" office:string-value="3º ESO - A" calcext:value-type="string">
            <text:p>3º ESO - A</text:p>
          </table:table-cell>
          <table:table-cell table:formula="of:=[.A270]" office:value-type="float" office:value="1604" calcext:value-type="float">
            <text:p>1604</text:p>
          </table:table-cell>
          <table:table-cell table:formula="of:=[.B2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Lusquiños Pérez, Paula</text:p>
          </table:table-cell>
          <table:table-cell office:value-type="float" office:value="43035" calcext:value-type="float">
            <text:p>43035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271]" office:value-type="string" office:string-value="Lusquiños Pérez, Paula" calcext:value-type="string">
            <text:p>Lusquiños Pérez, Paula</text:p>
          </table:table-cell>
          <table:table-cell table:formula="of:=[.D271]" office:value-type="float" office:value="43035" calcext:value-type="float">
            <text:p>43035</text:p>
          </table:table-cell>
          <table:table-cell table:formula="of:=[.E271]" office:value-type="string" office:string-value="2ºESO-B" calcext:value-type="string">
            <text:p>2ºESO-B</text:p>
          </table:table-cell>
          <table:table-cell table:formula="of:=[.A271]" office:value-type="float" office:value="1957" calcext:value-type="float">
            <text:p>1957</text:p>
          </table:table-cell>
          <table:table-cell table:formula="of:=[.B2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/>
          <table:table-cell office:value-type="string" calcext:value-type="string">
            <text:p>MAGGI DÍAZ, STEFANO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72]" office:value-type="string" office:string-value="MAGGI DÍAZ, STEFANO" calcext:value-type="string">
            <text:p>MAGGI DÍAZ, STEFANO</text:p>
          </table:table-cell>
          <table:table-cell table:formula="of:=[.D272]" office:value-type="float" office:value="0" calcext:value-type="float">
            <text:p>0</text:p>
          </table:table-cell>
          <table:table-cell table:formula="of:=[.E272]" office:value-type="string" office:string-value="Docente" calcext:value-type="string">
            <text:p>Docente</text:p>
          </table:table-cell>
          <table:table-cell table:formula="of:=[.A272]" office:value-type="float" office:value="834" calcext:value-type="float">
            <text:p>834</text:p>
          </table:table-cell>
          <table:table-cell table:formula="of:=[.B2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Manuel Magaz, Natalee</text:p>
          </table:table-cell>
          <table:table-cell/>
          <table:table-cell office:value-type="string" calcext:value-type="string">
            <text:p>4º ESO - A</text:p>
          </table:table-cell>
          <table:table-cell table:number-columns-repeated="4"/>
          <table:table-cell table:formula="of:=[.C273]" office:value-type="string" office:string-value="Manuel Magaz, Natalee" calcext:value-type="string">
            <text:p>Manuel Magaz, Natalee</text:p>
          </table:table-cell>
          <table:table-cell table:formula="of:=[.D273]" office:value-type="float" office:value="0" calcext:value-type="float">
            <text:p>0</text:p>
          </table:table-cell>
          <table:table-cell table:formula="of:=[.E273]" office:value-type="string" office:string-value="4º ESO - A" calcext:value-type="string">
            <text:p>4º ESO - A</text:p>
          </table:table-cell>
          <table:table-cell table:formula="of:=[.A273]" office:value-type="float" office:value="1400" calcext:value-type="float">
            <text:p>1400</text:p>
          </table:table-cell>
          <table:table-cell table:formula="of:=[.B2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Marco Fernández, Alba María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formula="of:=[.C274]" office:value-type="string" office:string-value="Marco Fernández, Alba María" calcext:value-type="string">
            <text:p>Marco Fernández, Alba María</text:p>
          </table:table-cell>
          <table:table-cell table:formula="of:=[.D274]" office:value-type="float" office:value="0" calcext:value-type="float">
            <text:p>0</text:p>
          </table:table-cell>
          <table:table-cell table:formula="of:=[.E274]" office:value-type="string" office:string-value=" " calcext:value-type="string">
            <text:p><text:s/></text:p>
          </table:table-cell>
          <table:table-cell table:formula="of:=[.A274]" office:value-type="float" office:value="697" calcext:value-type="float">
            <text:p>697</text:p>
          </table:table-cell>
          <table:table-cell table:formula="of:=[.B2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MARIÑO BAAMONDE ALBERTO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275]" office:value-type="string" office:string-value="MARIÑO BAAMONDE ALBERTO" calcext:value-type="string">
            <text:p>MARIÑO BAAMONDE ALBERTO</text:p>
          </table:table-cell>
          <table:table-cell table:formula="of:=[.D275]" office:value-type="float" office:value="0" calcext:value-type="float">
            <text:p>0</text:p>
          </table:table-cell>
          <table:table-cell table:formula="of:=[.E275]" office:value-type="string" office:string-value="Docente" calcext:value-type="string">
            <text:p>Docente</text:p>
          </table:table-cell>
          <table:table-cell table:formula="of:=[.A275]" office:value-type="float" office:value="884" calcext:value-type="float">
            <text:p>884</text:p>
          </table:table-cell>
          <table:table-cell table:formula="of:=[.B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Marqués Almeida, Vanessa Stefani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276]" office:value-type="string" office:string-value="Marqués Almeida, Vanessa Stefani" calcext:value-type="string">
            <text:p>Marqués Almeida, Vanessa Stefani</text:p>
          </table:table-cell>
          <table:table-cell table:formula="of:=[.D276]" office:value-type="float" office:value="43012" calcext:value-type="float">
            <text:p>43012</text:p>
          </table:table-cell>
          <table:table-cell table:formula="of:=[.E276]" office:value-type="string" office:string-value="1 CBIMP01-PEITEST-A" calcext:value-type="string">
            <text:p>1 CBIMP01-PEITEST-A</text:p>
          </table:table-cell>
          <table:table-cell table:formula="of:=[.A276]" office:value-type="float" office:value="1904" calcext:value-type="float">
            <text:p>1904</text:p>
          </table:table-cell>
          <table:table-cell table:formula="of:=[.B2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Márquez Iglesias, Nadi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277]" office:value-type="string" office:string-value="Márquez Iglesias, Nadia" calcext:value-type="string">
            <text:p>Márquez Iglesias, Nadia</text:p>
          </table:table-cell>
          <table:table-cell table:formula="of:=[.D277]" office:value-type="float" office:value="43006" calcext:value-type="float">
            <text:p>43006</text:p>
          </table:table-cell>
          <table:table-cell table:formula="of:=[.E277]" office:value-type="string" office:string-value="1ºESO-A" calcext:value-type="string">
            <text:p>1ºESO-A</text:p>
          </table:table-cell>
          <table:table-cell table:formula="of:=[.A277]" office:value-type="float" office:value="1834" calcext:value-type="float">
            <text:p>1834</text:p>
          </table:table-cell>
          <table:table-cell table:formula="of:=[.B2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Martínez Aguilera, Brittany Solange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278]" office:value-type="string" office:string-value="Martínez Aguilera, Brittany Solange" calcext:value-type="string">
            <text:p>Martínez Aguilera, Brittany Solange</text:p>
          </table:table-cell>
          <table:table-cell table:formula="of:=[.D278]" office:value-type="float" office:value="43011" calcext:value-type="float">
            <text:p>43011</text:p>
          </table:table-cell>
          <table:table-cell table:formula="of:=[.E278]" office:value-type="string" office:string-value="1º Bac. - A" calcext:value-type="string">
            <text:p>1º Bac. - A</text:p>
          </table:table-cell>
          <table:table-cell table:formula="of:=[.A278]" office:value-type="float" office:value="1894" calcext:value-type="float">
            <text:p>1894</text:p>
          </table:table-cell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Martínez Covelo, Sara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2º Bac. - B</text:p>
          </table:table-cell>
          <table:table-cell table:number-columns-repeated="4"/>
          <table:table-cell table:formula="of:=[.C279]" office:value-type="string" office:string-value="Martínez Covelo, Sara" calcext:value-type="string">
            <text:p>Martínez Covelo, Sara</text:p>
          </table:table-cell>
          <table:table-cell table:formula="of:=[.D279]" office:value-type="float" office:value="42646" calcext:value-type="float">
            <text:p>42646</text:p>
          </table:table-cell>
          <table:table-cell table:formula="of:=[.E279]" office:value-type="string" office:string-value="2º Bac. - B" calcext:value-type="string">
            <text:p>2º Bac. - B</text:p>
          </table:table-cell>
          <table:table-cell table:formula="of:=[.A279]" office:value-type="float" office:value="1683" calcext:value-type="float">
            <text:p>1683</text:p>
          </table:table-cell>
          <table:table-cell table:formula="of:=[.B2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Martínez Fernández, Cynthia</text:p>
          </table:table-cell>
          <table:table-cell table:style-name="Default" office:value-type="float" office:value="41604" calcext:value-type="float">
            <text:p>41604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280]" office:value-type="string" office:string-value="Martínez Fernández, Cynthia" calcext:value-type="string">
            <text:p>Martínez Fernández, Cynthia</text:p>
          </table:table-cell>
          <table:table-cell table:formula="of:=[.D280]" office:value-type="float" office:value="41604" calcext:value-type="float">
            <text:p>41604</text:p>
          </table:table-cell>
          <table:table-cell table:formula="of:=[.E280]" office:value-type="string" office:string-value="(A)-ESO Ad.3 - 1º Cua. - A" calcext:value-type="string">
            <text:p>(A)-ESO Ad.3 - 1º Cua. - A</text:p>
          </table:table-cell>
          <table:table-cell table:formula="of:=[.A280]" office:value-type="float" office:value="605" calcext:value-type="float">
            <text:p>605</text:p>
          </table:table-cell>
          <table:table-cell table:formula="of:=[.B2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Martínez Freire, Daniel</text:p>
          </table:table-cell>
          <table:table-cell table:style-name="Default" office:value-type="float" office:value="43009" calcext:value-type="float">
            <text:p>43009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281]" office:value-type="string" office:string-value="Martínez Freire, Daniel" calcext:value-type="string">
            <text:p>Martínez Freire, Daniel</text:p>
          </table:table-cell>
          <table:table-cell table:formula="of:=[.D281]" office:value-type="float" office:value="43009" calcext:value-type="float">
            <text:p>43009</text:p>
          </table:table-cell>
          <table:table-cell table:formula="of:=[.E281]" office:value-type="string" office:string-value="1 CMIFC01-SIMIRE-A" calcext:value-type="string">
            <text:p>1 CMIFC01-SIMIRE-A</text:p>
          </table:table-cell>
          <table:table-cell table:formula="of:=[.A281]" office:value-type="float" office:value="1938" calcext:value-type="float">
            <text:p>1938</text:p>
          </table:table-cell>
          <table:table-cell table:formula="of:=[.B2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Martínez González, Alejandro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282]" office:value-type="string" office:string-value="Martínez González, Alejandro" calcext:value-type="string">
            <text:p>Martínez González, Alejandro</text:p>
          </table:table-cell>
          <table:table-cell table:formula="of:=[.D282]" office:value-type="float" office:value="0" calcext:value-type="float">
            <text:p>0</text:p>
          </table:table-cell>
          <table:table-cell table:formula="of:=[.E282]" office:value-type="string" office:string-value="2ºESO-A" calcext:value-type="string">
            <text:p>2ºESO-A</text:p>
          </table:table-cell>
          <table:table-cell table:formula="of:=[.A282]" office:value-type="float" office:value="1640" calcext:value-type="float">
            <text:p>1640</text:p>
          </table:table-cell>
          <table:table-cell table:formula="of:=[.B2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/>
          <table:table-cell office:value-type="string" calcext:value-type="string">
            <text:p>MARTÍNEZ MARTÍNEZ, MARIN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283]" office:value-type="string" office:string-value="MARTÍNEZ MARTÍNEZ, MARINA" calcext:value-type="string">
            <text:p>MARTÍNEZ MARTÍNEZ, MARINA</text:p>
          </table:table-cell>
          <table:table-cell table:formula="of:=[.D283]" office:value-type="float" office:value="0" calcext:value-type="float">
            <text:p>0</text:p>
          </table:table-cell>
          <table:table-cell table:formula="of:=[.E283]" office:value-type="string" office:string-value="Docente" calcext:value-type="string">
            <text:p>Docente</text:p>
          </table:table-cell>
          <table:table-cell table:formula="of:=[.A283]" office:value-type="float" office:value="836" calcext:value-type="float">
            <text:p>836</text:p>
          </table:table-cell>
          <table:table-cell table:formula="of:=[.B2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MARTÍNEZ NIETO, M.ARÁNZAZU</text:p>
          </table:table-cell>
          <table:table-cell office:value-type="float" office:value="42639" calcext:value-type="float">
            <text:p>42639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84]" office:value-type="string" office:string-value="MARTÍNEZ NIETO, M.ARÁNZAZU" calcext:value-type="string">
            <text:p>MARTÍNEZ NIETO, M.ARÁNZAZU</text:p>
          </table:table-cell>
          <table:table-cell table:formula="of:=[.D284]" office:value-type="float" office:value="42639" calcext:value-type="float">
            <text:p>42639</text:p>
          </table:table-cell>
          <table:table-cell table:formula="of:=[.E284]" office:value-type="string" office:string-value="Docente" calcext:value-type="string">
            <text:p>Docente</text:p>
          </table:table-cell>
          <table:table-cell table:formula="of:=[.A284]" office:value-type="float" office:value="889" calcext:value-type="float">
            <text:p>889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Martínez Pedreira, Ainhoa</text:p>
          </table:table-cell>
          <table:table-cell office:value-type="float" office:value="43048" calcext:value-type="float">
            <text:p>43048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285]" office:value-type="string" office:string-value="Martínez Pedreira, Ainhoa" calcext:value-type="string">
            <text:p>Martínez Pedreira, Ainhoa</text:p>
          </table:table-cell>
          <table:table-cell table:formula="of:=[.D285]" office:value-type="float" office:value="43048" calcext:value-type="float">
            <text:p>43048</text:p>
          </table:table-cell>
          <table:table-cell table:formula="of:=[.E285]" office:value-type="string" office:string-value="(A)-ZSIMP01-ESINBE-A" calcext:value-type="string">
            <text:p>(A)-ZSIMP01-ESINBE-A</text:p>
          </table:table-cell>
          <table:table-cell table:formula="of:=[.A285]" office:value-type="float" office:value="1965" calcext:value-type="float">
            <text:p>1965</text:p>
          </table:table-cell>
          <table:table-cell table:formula="of:=[.B2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Mas Pardellas, Sonia María</text:p>
          </table:table-cell>
          <table:table-cell table:style-name="Default"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286]" office:value-type="string" office:string-value="Mas Pardellas, Sonia María" calcext:value-type="string">
            <text:p>Mas Pardellas, Sonia María</text:p>
          </table:table-cell>
          <table:table-cell table:formula="of:=[.D286]" office:value-type="float" office:value="43012" calcext:value-type="float">
            <text:p>43012</text:p>
          </table:table-cell>
          <table:table-cell table:formula="of:=[.E286]" office:value-type="string" office:string-value="1 CBIMP01-PEITEST-A" calcext:value-type="string">
            <text:p>1 CBIMP01-PEITEST-A</text:p>
          </table:table-cell>
          <table:table-cell table:formula="of:=[.A286]" office:value-type="float" office:value="1905" calcext:value-type="float">
            <text:p>1905</text:p>
          </table:table-cell>
          <table:table-cell table:formula="of:=[.B2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Matos de Souza, Jackson Carlos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287]" office:value-type="string" office:string-value="Matos de Souza, Jackson Carlos" calcext:value-type="string">
            <text:p>Matos de Souza, Jackson Carlos</text:p>
          </table:table-cell>
          <table:table-cell table:formula="of:=[.D287]" office:value-type="float" office:value="43006" calcext:value-type="float">
            <text:p>43006</text:p>
          </table:table-cell>
          <table:table-cell table:formula="of:=[.E287]" office:value-type="string" office:string-value="1ºESO-A" calcext:value-type="string">
            <text:p>1ºESO-A</text:p>
          </table:table-cell>
          <table:table-cell table:formula="of:=[.A287]" office:value-type="float" office:value="1835" calcext:value-type="float">
            <text:p>1835</text:p>
          </table:table-cell>
          <table:table-cell table:formula="of:=[.B2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Matos de Souza, Jaqueline</text:p>
          </table:table-cell>
          <table:table-cell table:style-name="Default" office:value-type="float" office:value="43011" calcext:value-type="float">
            <text:p>4301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288]" office:value-type="string" office:string-value="Matos de Souza, Jaqueline" calcext:value-type="string">
            <text:p>Matos de Souza, Jaqueline</text:p>
          </table:table-cell>
          <table:table-cell table:formula="of:=[.D288]" office:value-type="float" office:value="43011" calcext:value-type="float">
            <text:p>43011</text:p>
          </table:table-cell>
          <table:table-cell table:formula="of:=[.E288]" office:value-type="string" office:string-value="4º ESO - A" calcext:value-type="string">
            <text:p>4º ESO - A</text:p>
          </table:table-cell>
          <table:table-cell table:formula="of:=[.A288]" office:value-type="float" office:value="1887" calcext:value-type="float">
            <text:p>1887</text:p>
          </table:table-cell>
          <table:table-cell table:formula="of:=[.B2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MAURIZ DIGON A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289]" office:value-type="string" office:string-value="MAURIZ DIGON ANA" calcext:value-type="string">
            <text:p>MAURIZ DIGON ANA</text:p>
          </table:table-cell>
          <table:table-cell table:formula="of:=[.D289]" office:value-type="float" office:value="0" calcext:value-type="float">
            <text:p>0</text:p>
          </table:table-cell>
          <table:table-cell table:formula="of:=[.E289]" office:value-type="string" office:string-value="Docente" calcext:value-type="string">
            <text:p>Docente</text:p>
          </table:table-cell>
          <table:table-cell table:formula="of:=[.A289]" office:value-type="float" office:value="885" calcext:value-type="float">
            <text:p>885</text:p>
          </table:table-cell>
          <table:table-cell table:formula="of:=[.B2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/>
          <table:table-cell office:value-type="string" calcext:value-type="string">
            <text:p>MEDINA MÉNDEZ DANIEL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90]" office:value-type="string" office:string-value="MEDINA MÉNDEZ DANIEL" calcext:value-type="string">
            <text:p>MEDINA MÉNDEZ DANIEL</text:p>
          </table:table-cell>
          <table:table-cell table:formula="of:=[.D290]" office:value-type="float" office:value="41610" calcext:value-type="float">
            <text:p>41610</text:p>
          </table:table-cell>
          <table:table-cell table:formula="of:=[.E290]" office:value-type="string" office:string-value="Docente" calcext:value-type="string">
            <text:p>Docente</text:p>
          </table:table-cell>
          <table:table-cell table:formula="of:=[.A290]" office:value-type="float" office:value="841" calcext:value-type="float">
            <text:p>841</text:p>
          </table:table-cell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/>
          <table:table-cell office:value-type="string" calcext:value-type="string">
            <text:p>Mendes Querido Vieira, Isaque Daniel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291]" office:value-type="string" office:string-value="Mendes Querido Vieira, Isaque Daniel" calcext:value-type="string">
            <text:p>Mendes Querido Vieira, Isaque Daniel</text:p>
          </table:table-cell>
          <table:table-cell table:formula="of:=[.D291]" office:value-type="float" office:value="42264" calcext:value-type="float">
            <text:p>42264</text:p>
          </table:table-cell>
          <table:table-cell table:formula="of:=[.E291]" office:value-type="string" office:string-value="3º ESO - B" calcext:value-type="string">
            <text:p>3º ESO - B</text:p>
          </table:table-cell>
          <table:table-cell table:formula="of:=[.A291]" office:value-type="float" office:value="1543" calcext:value-type="float">
            <text:p>1543</text:p>
          </table:table-cell>
          <table:table-cell table:formula="of:=[.B2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Méndez Fittipaldi, Camila Viviana</text:p>
          </table:table-cell>
          <table:table-cell office:value-type="float" office:value="42277" calcext:value-type="float">
            <text:p>42277</text:p>
          </table:table-cell>
          <table:table-cell office:value-type="string" calcext:value-type="string">
            <text:p>1 CSIMP01-ESINBE-A</text:p>
          </table:table-cell>
          <table:table-cell table:number-columns-repeated="4"/>
          <table:table-cell table:formula="of:=[.C292]" office:value-type="string" office:string-value="Méndez Fittipaldi, Camila Viviana" calcext:value-type="string">
            <text:p>Méndez Fittipaldi, Camila Viviana</text:p>
          </table:table-cell>
          <table:table-cell table:formula="of:=[.D292]" office:value-type="float" office:value="42277" calcext:value-type="float">
            <text:p>42277</text:p>
          </table:table-cell>
          <table:table-cell table:formula="of:=[.E292]" office:value-type="string" office:string-value="1 CSIMP01-ESINBE-A" calcext:value-type="string">
            <text:p>1 CSIMP01-ESINBE-A</text:p>
          </table:table-cell>
          <table:table-cell table:formula="of:=[.A292]" office:value-type="float" office:value="742" calcext:value-type="float">
            <text:p>742</text:p>
          </table:table-cell>
          <table:table-cell table:formula="of:=[.B2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Méndez Rial, Belia</text:p>
          </table:table-cell>
          <table:table-cell office:value-type="float" office:value="42746" calcext:value-type="float">
            <text:p>42746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293]" office:value-type="string" office:string-value="Méndez Rial, Belia" calcext:value-type="string">
            <text:p>Méndez Rial, Belia</text:p>
          </table:table-cell>
          <table:table-cell table:formula="of:=[.D293]" office:value-type="float" office:value="42746" calcext:value-type="float">
            <text:p>42746</text:p>
          </table:table-cell>
          <table:table-cell table:formula="of:=[.E293]" office:value-type="string" office:string-value=" " calcext:value-type="string">
            <text:p><text:s/></text:p>
          </table:table-cell>
          <table:table-cell table:formula="of:=[.A293]" office:value-type="float" office:value="1807" calcext:value-type="float">
            <text:p>1807</text:p>
          </table:table-cell>
          <table:table-cell table:formula="of:=[.B2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Méndez Sebastian, Estela</text:p>
          </table:table-cell>
          <table:table-cell office:value-type="float" office:value="42647" calcext:value-type="float">
            <text:p>42647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294]" office:value-type="string" office:string-value="Méndez Sebastian, Estela" calcext:value-type="string">
            <text:p>Méndez Sebastian, Estela</text:p>
          </table:table-cell>
          <table:table-cell table:formula="of:=[.D294]" office:value-type="float" office:value="42647" calcext:value-type="float">
            <text:p>42647</text:p>
          </table:table-cell>
          <table:table-cell table:formula="of:=[.E294]" office:value-type="string" office:string-value=" " calcext:value-type="string">
            <text:p><text:s/></text:p>
          </table:table-cell>
          <table:table-cell table:formula="of:=[.A294]" office:value-type="float" office:value="1695" calcext:value-type="float">
            <text:p>1695</text:p>
          </table:table-cell>
          <table:table-cell table:formula="of:=[.B2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Mérida pais, Carla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295]" office:value-type="string" office:string-value="Mérida pais, Carla" calcext:value-type="string">
            <text:p>Mérida pais, Carla</text:p>
          </table:table-cell>
          <table:table-cell table:formula="of:=[.D295]" office:value-type="float" office:value="43007" calcext:value-type="float">
            <text:p>43007</text:p>
          </table:table-cell>
          <table:table-cell table:formula="of:=[.E295]" office:value-type="string" office:string-value="2 CBIMP01-PEITEST-A" calcext:value-type="string">
            <text:p>2 CBIMP01-PEITEST-A</text:p>
          </table:table-cell>
          <table:table-cell table:formula="of:=[.A295]" office:value-type="float" office:value="1865" calcext:value-type="float">
            <text:p>1865</text:p>
          </table:table-cell>
          <table:table-cell table:formula="of:=[.B2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/>
          <table:table-cell office:value-type="string" calcext:value-type="string">
            <text:p>Merino Jiménez, Daniel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296]" office:value-type="string" office:string-value="Merino Jiménez, Daniel" calcext:value-type="string">
            <text:p>Merino Jiménez, Daniel</text:p>
          </table:table-cell>
          <table:table-cell table:formula="of:=[.D296]" office:value-type="float" office:value="42264" calcext:value-type="float">
            <text:p>42264</text:p>
          </table:table-cell>
          <table:table-cell table:formula="of:=[.E296]" office:value-type="string" office:string-value="3º ESO - A" calcext:value-type="string">
            <text:p>3º ESO - A</text:p>
          </table:table-cell>
          <table:table-cell table:formula="of:=[.A296]" office:value-type="float" office:value="1542" calcext:value-type="float">
            <text:p>1542</text:p>
          </table:table-cell>
          <table:table-cell table:formula="of:=[.B2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Miniño González, Anxo</text:p>
          </table:table-cell>
          <table:table-cell/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297]" office:value-type="string" office:string-value="Miniño González, Anxo" calcext:value-type="string">
            <text:p>Miniño González, Anxo</text:p>
          </table:table-cell>
          <table:table-cell table:formula="of:=[.D297]" office:value-type="float" office:value="0" calcext:value-type="float">
            <text:p>0</text:p>
          </table:table-cell>
          <table:table-cell table:formula="of:=[.E297]" office:value-type="string" office:string-value="(A)-ESO Ad.3 - 1º Cua. - A" calcext:value-type="string">
            <text:p>(A)-ESO Ad.3 - 1º Cua. - A</text:p>
          </table:table-cell>
          <table:table-cell table:formula="of:=[.A297]" office:value-type="float" office:value="1383" calcext:value-type="float">
            <text:p>1383</text:p>
          </table:table-cell>
          <table:table-cell table:formula="of:=[.B2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/>
          <table:table-cell office:value-type="string" calcext:value-type="string">
            <text:p>MIRANDA QUINTAS, LISARDO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298]" office:value-type="string" office:string-value="MIRANDA QUINTAS, LISARDO" calcext:value-type="string">
            <text:p>MIRANDA QUINTAS, LISARDO</text:p>
          </table:table-cell>
          <table:table-cell table:formula="of:=[.D298]" office:value-type="float" office:value="43013" calcext:value-type="float">
            <text:p>43013</text:p>
          </table:table-cell>
          <table:table-cell table:formula="of:=[.E298]" office:value-type="string" office:string-value="Docente" calcext:value-type="string">
            <text:p>Docente</text:p>
          </table:table-cell>
          <table:table-cell table:formula="of:=[.A298]" office:value-type="float" office:value="837" calcext:value-type="float">
            <text:p>837</text:p>
          </table:table-cell>
          <table:table-cell table:formula="of:=[.B2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Molanes Fervenza, Dennis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299]" office:value-type="string" office:string-value="Molanes Fervenza, Dennis" calcext:value-type="string">
            <text:p>Molanes Fervenza, Dennis</text:p>
          </table:table-cell>
          <table:table-cell table:formula="of:=[.D299]" office:value-type="float" office:value="43014" calcext:value-type="float">
            <text:p>43014</text:p>
          </table:table-cell>
          <table:table-cell table:formula="of:=[.E299]" office:value-type="string" office:string-value="1 CMIFC01-SIMIRE-A" calcext:value-type="string">
            <text:p>1 CMIFC01-SIMIRE-A</text:p>
          </table:table-cell>
          <table:table-cell table:formula="of:=[.A299]" office:value-type="float" office:value="1939" calcext:value-type="float">
            <text:p>1939</text:p>
          </table:table-cell>
          <table:table-cell table:formula="of:=[.B2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/>
          <table:table-cell office:value-type="string" calcext:value-type="string">
            <text:p>MON VÁZQUEZ, MARTA</text:p>
          </table:table-cell>
          <table:table-cell table:style-name="Default" office:value-type="float" office:value="41935" calcext:value-type="float">
            <text:p>4193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00]" office:value-type="string" office:string-value="MON VÁZQUEZ, MARTA" calcext:value-type="string">
            <text:p>MON VÁZQUEZ, MARTA</text:p>
          </table:table-cell>
          <table:table-cell table:formula="of:=[.D300]" office:value-type="float" office:value="41935" calcext:value-type="float">
            <text:p>41935</text:p>
          </table:table-cell>
          <table:table-cell table:formula="of:=[.E300]" office:value-type="string" office:string-value="Docente" calcext:value-type="string">
            <text:p>Docente</text:p>
          </table:table-cell>
          <table:table-cell table:formula="of:=[.A300]" office:value-type="float" office:value="820" calcext:value-type="float">
            <text:p>820</text:p>
          </table:table-cell>
          <table:table-cell table:formula="of:=[.B3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Monje Iglesias, Lucia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301]" office:value-type="string" office:string-value="Monje Iglesias, Lucia" calcext:value-type="string">
            <text:p>Monje Iglesias, Lucia</text:p>
          </table:table-cell>
          <table:table-cell table:formula="of:=[.D301]" office:value-type="float" office:value="42265" calcext:value-type="float">
            <text:p>42265</text:p>
          </table:table-cell>
          <table:table-cell table:formula="of:=[.E301]" office:value-type="string" office:string-value="3º ESO - B" calcext:value-type="string">
            <text:p>3º ESO - B</text:p>
          </table:table-cell>
          <table:table-cell table:formula="of:=[.A301]" office:value-type="float" office:value="1555" calcext:value-type="float">
            <text:p>1555</text:p>
          </table:table-cell>
          <table:table-cell table:formula="of:=[.B3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Montaño Revollo, Katby Ross</text:p>
          </table:table-cell>
          <table:table-cell table:style-name="Default" office:value-type="float" office:value="43159" calcext:value-type="float">
            <text:p>43159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302]" office:value-type="string" office:string-value="Montaño Revollo, Katby Ross" calcext:value-type="string">
            <text:p>Montaño Revollo, Katby Ross</text:p>
          </table:table-cell>
          <table:table-cell table:formula="of:=[.D302]" office:value-type="float" office:value="43159" calcext:value-type="float">
            <text:p>43159</text:p>
          </table:table-cell>
          <table:table-cell table:formula="of:=[.E302]" office:value-type="string" office:string-value="1º Bac. - A" calcext:value-type="string">
            <text:p>1º Bac. - A</text:p>
          </table:table-cell>
          <table:table-cell table:formula="of:=[.A302]" office:value-type="float" office:value="2006" calcext:value-type="float">
            <text:p>2006</text:p>
          </table:table-cell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ntenegro Vázquez, Candela</text:p>
          </table:table-cell>
          <table:table-cell table:style-name="Default"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303]" office:value-type="string" office:string-value="Montenegro Vázquez, Candela" calcext:value-type="string">
            <text:p>Montenegro Vázquez, Candela</text:p>
          </table:table-cell>
          <table:table-cell table:formula="of:=[.D303]" office:value-type="float" office:value="41899" calcext:value-type="float">
            <text:p>41899</text:p>
          </table:table-cell>
          <table:table-cell table:formula="of:=[.E303]" office:value-type="string" office:string-value="4º ESO - B" calcext:value-type="string">
            <text:p>4º ESO - B</text:p>
          </table:table-cell>
          <table:table-cell table:formula="of:=[.A303]" office:value-type="float" office:value="1446" calcext:value-type="float">
            <text:p>1446</text:p>
          </table:table-cell>
          <table:table-cell table:formula="of:=[.B3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Montenegro Vázquez, Iván</text:p>
          </table:table-cell>
          <table:table-cell/>
          <table:table-cell office:value-type="string" calcext:value-type="string">
            <text:p>2º Bac. - B</text:p>
          </table:table-cell>
          <table:table-cell table:number-columns-repeated="4"/>
          <table:table-cell table:formula="of:=[.C304]" office:value-type="string" office:string-value="Montenegro Vázquez, Iván" calcext:value-type="string">
            <text:p>Montenegro Vázquez, Iván</text:p>
          </table:table-cell>
          <table:table-cell table:formula="of:=[.D304]" office:value-type="float" office:value="0" calcext:value-type="float">
            <text:p>0</text:p>
          </table:table-cell>
          <table:table-cell table:formula="of:=[.E304]" office:value-type="string" office:string-value="2º Bac. - B" calcext:value-type="string">
            <text:p>2º Bac. - B</text:p>
          </table:table-cell>
          <table:table-cell table:formula="of:=[.A304]" office:value-type="float" office:value="1384" calcext:value-type="float">
            <text:p>1384</text:p>
          </table:table-cell>
          <table:table-cell table:formula="of:=[.B3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Montoya Gabarres, Ismael</text:p>
          </table:table-cell>
          <table:table-cell table:style-name="Default" office:value-type="float" office:value="41899" calcext:value-type="float">
            <text:p>41899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305]" office:value-type="string" office:string-value="Montoya Gabarres, Ismael" calcext:value-type="string">
            <text:p>Montoya Gabarres, Ismael</text:p>
          </table:table-cell>
          <table:table-cell table:formula="of:=[.D305]" office:value-type="float" office:value="41899" calcext:value-type="float">
            <text:p>41899</text:p>
          </table:table-cell>
          <table:table-cell table:formula="of:=[.E305]" office:value-type="string" office:string-value="2ºESO-B" calcext:value-type="string">
            <text:p>2ºESO-B</text:p>
          </table:table-cell>
          <table:table-cell table:formula="of:=[.A305]" office:value-type="float" office:value="1447" calcext:value-type="float">
            <text:p>1447</text:p>
          </table:table-cell>
          <table:table-cell table:formula="of:=[.B3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Montoya Gabarres, Lorena</text:p>
          </table:table-cell>
          <table:table-cell table:style-name="Default" office:value-type="float" office:value="41900" calcext:value-type="float">
            <text:p>41900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306]" office:value-type="string" office:string-value="Montoya Gabarres, Lorena" calcext:value-type="string">
            <text:p>Montoya Gabarres, Lorena</text:p>
          </table:table-cell>
          <table:table-cell table:formula="of:=[.D306]" office:value-type="float" office:value="41900" calcext:value-type="float">
            <text:p>41900</text:p>
          </table:table-cell>
          <table:table-cell table:formula="of:=[.E306]" office:value-type="string" office:string-value="3º ESO - B" calcext:value-type="string">
            <text:p>3º ESO - B</text:p>
          </table:table-cell>
          <table:table-cell table:formula="of:=[.A306]" office:value-type="float" office:value="1475" calcext:value-type="float">
            <text:p>1475</text:p>
          </table:table-cell>
          <table:table-cell table:formula="of:=[.B3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Moreira Martínez, Natalia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(A)-ZSIFC03-DAW-A</text:p>
          </table:table-cell>
          <table:table-cell table:number-columns-repeated="4"/>
          <table:table-cell table:formula="of:=[.C307]" office:value-type="string" office:string-value="Moreira Martínez, Natalia" calcext:value-type="string">
            <text:p>Moreira Martínez, Natalia</text:p>
          </table:table-cell>
          <table:table-cell table:formula="of:=[.D307]" office:value-type="float" office:value="43056" calcext:value-type="float">
            <text:p>43056</text:p>
          </table:table-cell>
          <table:table-cell table:formula="of:=[.E307]" office:value-type="string" office:string-value="(A)-ZSIFC03-DAW-A" calcext:value-type="string">
            <text:p>(A)-ZSIFC03-DAW-A</text:p>
          </table:table-cell>
          <table:table-cell table:formula="of:=[.A307]" office:value-type="float" office:value="1804" calcext:value-type="float">
            <text:p>1804</text:p>
          </table:table-cell>
          <table:table-cell table:formula="of:=[.B3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Moreno Montoya, Ainoa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308]" office:value-type="string" office:string-value="Moreno Montoya, Ainoa" calcext:value-type="string">
            <text:p>Moreno Montoya, Ainoa</text:p>
          </table:table-cell>
          <table:table-cell table:formula="of:=[.D308]" office:value-type="float" office:value="42055" calcext:value-type="float">
            <text:p>42055</text:p>
          </table:table-cell>
          <table:table-cell table:formula="of:=[.E308]" office:value-type="string" office:string-value="3º ESO - A" calcext:value-type="string">
            <text:p>3º ESO - A</text:p>
          </table:table-cell>
          <table:table-cell table:formula="of:=[.A308]" office:value-type="float" office:value="1329" calcext:value-type="float">
            <text:p>1329</text:p>
          </table:table-cell>
          <table:table-cell table:formula="of:=[.B3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Moukhass, Abdennour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09]" office:value-type="string" office:string-value="Moukhass, Abdennour" calcext:value-type="string">
            <text:p>Moukhass, Abdennour</text:p>
          </table:table-cell>
          <table:table-cell table:formula="of:=[.D309]" office:value-type="float" office:value="43007" calcext:value-type="float">
            <text:p>43007</text:p>
          </table:table-cell>
          <table:table-cell table:formula="of:=[.E309]" office:value-type="string" office:string-value="1ºESO-B" calcext:value-type="string">
            <text:p>1ºESO-B</text:p>
          </table:table-cell>
          <table:table-cell table:formula="of:=[.A309]" office:value-type="float" office:value="1853" calcext:value-type="float">
            <text:p>1853</text:p>
          </table:table-cell>
          <table:table-cell table:formula="of:=[.B3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/>
          <table:table-cell office:value-type="string" calcext:value-type="string">
            <text:p>MOURELLE MOSQUERA, Mª LOURD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10]" office:value-type="string" office:string-value="MOURELLE MOSQUERA, Mª LOURDES" calcext:value-type="string">
            <text:p>MOURELLE MOSQUERA, Mª LOURDES</text:p>
          </table:table-cell>
          <table:table-cell table:formula="of:=[.D310]" office:value-type="float" office:value="0" calcext:value-type="float">
            <text:p>0</text:p>
          </table:table-cell>
          <table:table-cell table:formula="of:=[.E310]" office:value-type="string" office:string-value="Docente" calcext:value-type="string">
            <text:p>Docente</text:p>
          </table:table-cell>
          <table:table-cell table:formula="of:=[.A310]" office:value-type="float" office:value="842" calcext:value-type="float">
            <text:p>842</text:p>
          </table:table-cell>
          <table:table-cell table:formula="of:=[.B3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/>
          <table:table-cell office:value-type="string" calcext:value-type="string">
            <text:p>MUÑÓZ AGIÚS, SONSOL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11]" office:value-type="string" office:string-value="MUÑÓZ AGIÚS, SONSOLES" calcext:value-type="string">
            <text:p>MUÑÓZ AGIÚS, SONSOLES</text:p>
          </table:table-cell>
          <table:table-cell table:formula="of:=[.D311]" office:value-type="float" office:value="0" calcext:value-type="float">
            <text:p>0</text:p>
          </table:table-cell>
          <table:table-cell table:formula="of:=[.E311]" office:value-type="string" office:string-value="Docente" calcext:value-type="string">
            <text:p>Docente</text:p>
          </table:table-cell>
          <table:table-cell table:formula="of:=[.A311]" office:value-type="float" office:value="844" calcext:value-type="float">
            <text:p>844</text:p>
          </table:table-cell>
          <table:table-cell table:formula="of:=[.B3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Muñoz Carrera, Nuria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1 CSIFC02-DAM-A</text:p>
          </table:table-cell>
          <table:table-cell table:number-columns-repeated="4"/>
          <table:table-cell table:formula="of:=[.C312]" office:value-type="string" office:string-value="Muñoz Carrera, Nuria" calcext:value-type="string">
            <text:p>Muñoz Carrera, Nuria</text:p>
          </table:table-cell>
          <table:table-cell table:formula="of:=[.D312]" office:value-type="float" office:value="43056" calcext:value-type="float">
            <text:p>43056</text:p>
          </table:table-cell>
          <table:table-cell table:formula="of:=[.E312]" office:value-type="string" office:string-value="1 CSIFC02-DAM-A" calcext:value-type="string">
            <text:p>1 CSIFC02-DAM-A</text:p>
          </table:table-cell>
          <table:table-cell table:formula="of:=[.A312]" office:value-type="float" office:value="1968" calcext:value-type="float">
            <text:p>1968</text:p>
          </table:table-cell>
          <table:table-cell table:formula="of:=[.B3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Muñoz Turiel, Andrea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13]" office:value-type="string" office:string-value="Muñoz Turiel, Andrea" calcext:value-type="string">
            <text:p>Muñoz Turiel, Andrea</text:p>
          </table:table-cell>
          <table:table-cell table:formula="of:=[.D313]" office:value-type="float" office:value="43014" calcext:value-type="float">
            <text:p>43014</text:p>
          </table:table-cell>
          <table:table-cell table:formula="of:=[.E313]" office:value-type="string" office:string-value="1 CMIFC01-SIMIRE-A" calcext:value-type="string">
            <text:p>1 CMIFC01-SIMIRE-A</text:p>
          </table:table-cell>
          <table:table-cell table:formula="of:=[.A313]" office:value-type="float" office:value="1940" calcext:value-type="float">
            <text:p>1940</text:p>
          </table:table-cell>
          <table:table-cell table:formula="of:=[.B3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Neila Gómez, David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314]" office:value-type="string" office:string-value="Neila Gómez, David" calcext:value-type="string">
            <text:p>Neila Gómez, David</text:p>
          </table:table-cell>
          <table:table-cell table:formula="of:=[.D314]" office:value-type="float" office:value="42653" calcext:value-type="float">
            <text:p>42653</text:p>
          </table:table-cell>
          <table:table-cell table:formula="of:=[.E314]" office:value-type="string" office:string-value="2 CBIFC02-INFOFC-A" calcext:value-type="string">
            <text:p>2 CBIFC02-INFOFC-A</text:p>
          </table:table-cell>
          <table:table-cell table:formula="of:=[.A314]" office:value-type="float" office:value="1735" calcext:value-type="float">
            <text:p>1735</text:p>
          </table:table-cell>
          <table:table-cell table:formula="of:=[.B3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/>
          <table:table-cell office:value-type="string" calcext:value-type="string">
            <text:p>NEIRA PIÑEIRO, FERNANDO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15]" office:value-type="string" office:string-value="NEIRA PIÑEIRO, FERNANDO" calcext:value-type="string">
            <text:p>NEIRA PIÑEIRO, FERNANDO</text:p>
          </table:table-cell>
          <table:table-cell table:formula="of:=[.D315]" office:value-type="float" office:value="43014" calcext:value-type="float">
            <text:p>43014</text:p>
          </table:table-cell>
          <table:table-cell table:formula="of:=[.E315]" office:value-type="string" office:string-value="Docente" calcext:value-type="string">
            <text:p>Docente</text:p>
          </table:table-cell>
          <table:table-cell table:formula="of:=[.A315]" office:value-type="float" office:value="1922" calcext:value-type="float">
            <text:p>1922</text:p>
          </table:table-cell>
          <table:table-cell table:formula="of:=[.B3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/>
          <table:table-cell office:value-type="string" calcext:value-type="string">
            <text:p>Nieves Couto, Amara Belén</text:p>
          </table:table-cell>
          <table:table-cell table:style-name="Default" office:value-type="float" office:value="43006" calcext:value-type="float">
            <text:p>4300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16]" office:value-type="string" office:string-value="Nieves Couto, Amara Belén" calcext:value-type="string">
            <text:p>Nieves Couto, Amara Belén</text:p>
          </table:table-cell>
          <table:table-cell table:formula="of:=[.D316]" office:value-type="float" office:value="43006" calcext:value-type="float">
            <text:p>43006</text:p>
          </table:table-cell>
          <table:table-cell table:formula="of:=[.E316]" office:value-type="string" office:string-value="1ºESO-B" calcext:value-type="string">
            <text:p>1ºESO-B</text:p>
          </table:table-cell>
          <table:table-cell table:formula="of:=[.A316]" office:value-type="float" office:value="1836" calcext:value-type="float">
            <text:p>1836</text:p>
          </table:table-cell>
          <table:table-cell table:formula="of:=[.B3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Nieves Couto, Candela Ayelen</text:p>
          </table:table-cell>
          <table:table-cell table:style-name="Default" office:value-type="float" office:value="42265" calcext:value-type="float">
            <text:p>4226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317]" office:value-type="string" office:string-value="Nieves Couto, Candela Ayelen" calcext:value-type="string">
            <text:p>Nieves Couto, Candela Ayelen</text:p>
          </table:table-cell>
          <table:table-cell table:formula="of:=[.D317]" office:value-type="float" office:value="42265" calcext:value-type="float">
            <text:p>42265</text:p>
          </table:table-cell>
          <table:table-cell table:formula="of:=[.E317]" office:value-type="string" office:string-value="3º ESO - A" calcext:value-type="string">
            <text:p>3º ESO - A</text:p>
          </table:table-cell>
          <table:table-cell table:formula="of:=[.A317]" office:value-type="float" office:value="1556" calcext:value-type="float">
            <text:p>1556</text:p>
          </table:table-cell>
          <table:table-cell table:formula="of:=[.B3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Nina Tapia, Melissa</text:p>
          </table:table-cell>
          <table:table-cell office:value-type="float" office:value="42276" calcext:value-type="float">
            <text:p>42276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318]" office:value-type="string" office:string-value="Nina Tapia, Melissa" calcext:value-type="string">
            <text:p>Nina Tapia, Melissa</text:p>
          </table:table-cell>
          <table:table-cell table:formula="of:=[.D318]" office:value-type="float" office:value="42276" calcext:value-type="float">
            <text:p>42276</text:p>
          </table:table-cell>
          <table:table-cell table:formula="of:=[.E318]" office:value-type="string" office:string-value="(A)-ZMIMP02-PECOCA-A" calcext:value-type="string">
            <text:p>(A)-ZMIMP02-PECOCA-A</text:p>
          </table:table-cell>
          <table:table-cell table:formula="of:=[.A318]" office:value-type="float" office:value="1600" calcext:value-type="float">
            <text:p>1600</text:p>
          </table:table-cell>
          <table:table-cell table:formula="of:=[.B3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Novelle Fernández, Álvaro</text:p>
          </table:table-cell>
          <table:table-cell office:value-type="float" office:value="43123" calcext:value-type="float">
            <text:p>43123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319]" office:value-type="string" office:string-value="Novelle Fernández, Álvaro" calcext:value-type="string">
            <text:p>Novelle Fernández, Álvaro</text:p>
          </table:table-cell>
          <table:table-cell table:formula="of:=[.D319]" office:value-type="float" office:value="43123" calcext:value-type="float">
            <text:p>43123</text:p>
          </table:table-cell>
          <table:table-cell table:formula="of:=[.E319]" office:value-type="string" office:string-value="(A)-ESO Ad.3 - 1º Cua. - A" calcext:value-type="string">
            <text:p>(A)-ESO Ad.3 - 1º Cua. - A</text:p>
          </table:table-cell>
          <table:table-cell table:formula="of:=[.A319]" office:value-type="float" office:value="1970" calcext:value-type="float">
            <text:p>1970</text:p>
          </table:table-cell>
          <table:table-cell table:formula="of:=[.B3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Olmo Peña, Miguel Ángel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20]" office:value-type="string" office:string-value="Olmo Peña, Miguel Ángel" calcext:value-type="string">
            <text:p>Olmo Peña, Miguel Ángel</text:p>
          </table:table-cell>
          <table:table-cell table:formula="of:=[.D320]" office:value-type="float" office:value="43014" calcext:value-type="float">
            <text:p>43014</text:p>
          </table:table-cell>
          <table:table-cell table:formula="of:=[.E320]" office:value-type="string" office:string-value="1 CMIFC01-SIMIRE-A" calcext:value-type="string">
            <text:p>1 CMIFC01-SIMIRE-A</text:p>
          </table:table-cell>
          <table:table-cell table:formula="of:=[.A320]" office:value-type="float" office:value="1941" calcext:value-type="float">
            <text:p>1941</text:p>
          </table:table-cell>
          <table:table-cell table:formula="of:=[.B3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/>
          <table:table-cell office:value-type="string" calcext:value-type="string">
            <text:p>Otero González, Cayetana</text:p>
          </table:table-cell>
          <table:table-cell table:style-name="Default" office:value-type="float" office:value="42976" calcext:value-type="float">
            <text:p>42976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21]" office:value-type="string" office:string-value="Otero González, Cayetana" calcext:value-type="string">
            <text:p>Otero González, Cayetana</text:p>
          </table:table-cell>
          <table:table-cell table:formula="of:=[.D321]" office:value-type="float" office:value="42976" calcext:value-type="float">
            <text:p>42976</text:p>
          </table:table-cell>
          <table:table-cell table:formula="of:=[.E321]" office:value-type="string" office:string-value="1ºESO-B" calcext:value-type="string">
            <text:p>1ºESO-B</text:p>
          </table:table-cell>
          <table:table-cell table:formula="of:=[.A321]" office:value-type="float" office:value="1854" calcext:value-type="float">
            <text:p>1854</text:p>
          </table:table-cell>
          <table:table-cell table:formula="of:=[.B3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/>
          <table:table-cell office:value-type="string" calcext:value-type="string">
            <text:p>OTERO LAMAS, M. DEL CARMEN</text:p>
          </table:table-cell>
          <table:table-cell office:value-type="float" office:value="41935" calcext:value-type="float">
            <text:p>4193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22]" office:value-type="string" office:string-value="OTERO LAMAS, M. DEL CARMEN" calcext:value-type="string">
            <text:p>OTERO LAMAS, M. DEL CARMEN</text:p>
          </table:table-cell>
          <table:table-cell table:formula="of:=[.D322]" office:value-type="float" office:value="41935" calcext:value-type="float">
            <text:p>41935</text:p>
          </table:table-cell>
          <table:table-cell table:formula="of:=[.E322]" office:value-type="string" office:string-value="Docente" calcext:value-type="string">
            <text:p>Docente</text:p>
          </table:table-cell>
          <table:table-cell table:formula="of:=[.A322]" office:value-type="float" office:value="877" calcext:value-type="float">
            <text:p>877</text:p>
          </table:table-cell>
          <table:table-cell table:formula="of:=[.B3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Otero Llorente, Antía</text:p>
          </table:table-cell>
          <table:table-cell office:value-type="float" office:value="43010" calcext:value-type="float">
            <text:p>43010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323]" office:value-type="string" office:string-value="Otero Llorente, Antía" calcext:value-type="string">
            <text:p>Otero Llorente, Antía</text:p>
          </table:table-cell>
          <table:table-cell table:formula="of:=[.D323]" office:value-type="float" office:value="43010" calcext:value-type="float">
            <text:p>43010</text:p>
          </table:table-cell>
          <table:table-cell table:formula="of:=[.E323]" office:value-type="string" office:string-value="1º Bac. - B" calcext:value-type="string">
            <text:p>1º Bac. - B</text:p>
          </table:table-cell>
          <table:table-cell table:formula="of:=[.A323]" office:value-type="float" office:value="1880" calcext:value-type="float">
            <text:p>1880</text:p>
          </table:table-cell>
          <table:table-cell table:formula="of:=[.B3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Otero Piñeiro, María</text:p>
          </table:table-cell>
          <table:table-cell table:style-name="Default"/>
          <table:table-cell office:value-type="string" calcext:value-type="string">
            <text:p>2ºESO-A</text:p>
          </table:table-cell>
          <table:table-cell table:number-columns-repeated="4"/>
          <table:table-cell table:formula="of:=[.C324]" office:value-type="string" office:string-value="Otero Piñeiro, María" calcext:value-type="string">
            <text:p>Otero Piñeiro, María</text:p>
          </table:table-cell>
          <table:table-cell table:formula="of:=[.D324]" office:value-type="float" office:value="0" calcext:value-type="float">
            <text:p>0</text:p>
          </table:table-cell>
          <table:table-cell table:formula="of:=[.E324]" office:value-type="string" office:string-value="2ºESO-A" calcext:value-type="string">
            <text:p>2ºESO-A</text:p>
          </table:table-cell>
          <table:table-cell table:formula="of:=[.A324]" office:value-type="float" office:value="440" calcext:value-type="float">
            <text:p>440</text:p>
          </table:table-cell>
          <table:table-cell table:formula="of:=[.B3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Otero Villar, Laura</text:p>
          </table:table-cell>
          <table:table-cell table:style-name="Default" office:value-type="float" office:value="42670" calcext:value-type="float">
            <text:p>42670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325]" office:value-type="string" office:string-value="Otero Villar, Laura" calcext:value-type="string">
            <text:p>Otero Villar, Laura</text:p>
          </table:table-cell>
          <table:table-cell table:formula="of:=[.D325]" office:value-type="float" office:value="42670" calcext:value-type="float">
            <text:p>42670</text:p>
          </table:table-cell>
          <table:table-cell table:formula="of:=[.E325]" office:value-type="string" office:string-value="(A)-ZMIMP01-ESTBEL-A" calcext:value-type="string">
            <text:p>(A)-ZMIMP01-ESTBEL-A</text:p>
          </table:table-cell>
          <table:table-cell table:formula="of:=[.A325]" office:value-type="float" office:value="1796" calcext:value-type="float">
            <text:p>1796</text:p>
          </table:table-cell>
          <table:table-cell table:formula="of:=[.B3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/>
          <table:table-cell office:value-type="string" calcext:value-type="string">
            <text:p>OVELLEIRO SOMOZA, JOSÉ LUIS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26]" office:value-type="string" office:string-value="OVELLEIRO SOMOZA, JOSÉ LUIS" calcext:value-type="string">
            <text:p>OVELLEIRO SOMOZA, JOSÉ LUIS</text:p>
          </table:table-cell>
          <table:table-cell table:formula="of:=[.D326]" office:value-type="float" office:value="43013" calcext:value-type="float">
            <text:p>43013</text:p>
          </table:table-cell>
          <table:table-cell table:formula="of:=[.E326]" office:value-type="string" office:string-value="Docente" calcext:value-type="string">
            <text:p>Docente</text:p>
          </table:table-cell>
          <table:table-cell table:formula="of:=[.A326]" office:value-type="float" office:value="861" calcext:value-type="float">
            <text:p>861</text:p>
          </table:table-cell>
          <table:table-cell table:formula="of:=[.B3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Paratcha Giráldez, Javier</text:p>
          </table:table-cell>
          <table:table-cell/>
          <table:table-cell office:value-type="string" calcext:value-type="string">
            <text:p>1ºESO-B</text:p>
          </table:table-cell>
          <table:table-cell table:number-columns-repeated="4"/>
          <table:table-cell table:formula="of:=[.C327]" office:value-type="string" office:string-value="Paratcha Giráldez, Javier" calcext:value-type="string">
            <text:p>Paratcha Giráldez, Javier</text:p>
          </table:table-cell>
          <table:table-cell table:formula="of:=[.D327]" office:value-type="float" office:value="0" calcext:value-type="float">
            <text:p>0</text:p>
          </table:table-cell>
          <table:table-cell table:formula="of:=[.E327]" office:value-type="string" office:string-value="1ºESO-B" calcext:value-type="string">
            <text:p>1ºESO-B</text:p>
          </table:table-cell>
          <table:table-cell table:formula="of:=[.A327]" office:value-type="float" office:value="1643" calcext:value-type="float">
            <text:p>1643</text:p>
          </table:table-cell>
          <table:table-cell table:formula="of:=[.B3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ardavila Mariño, Abel</text:p>
          </table:table-cell>
          <table:table-cell office:value-type="float" office:value="41606" calcext:value-type="float">
            <text:p>41606</text:p>
          </table:table-cell>
          <table:table-cell office:value-type="string" calcext:value-type="string">
            <text:p>2 CMIMP02-PECOCA-B</text:p>
          </table:table-cell>
          <table:table-cell table:number-columns-repeated="4"/>
          <table:table-cell table:formula="of:=[.C328]" office:value-type="string" office:string-value="Pardavila Mariño, Abel" calcext:value-type="string">
            <text:p>Pardavila Mariño, Abel</text:p>
          </table:table-cell>
          <table:table-cell table:formula="of:=[.D328]" office:value-type="float" office:value="41606" calcext:value-type="float">
            <text:p>41606</text:p>
          </table:table-cell>
          <table:table-cell table:formula="of:=[.E328]" office:value-type="string" office:string-value="2 CMIMP02-PECOCA-B" calcext:value-type="string">
            <text:p>2 CMIMP02-PECOCA-B</text:p>
          </table:table-cell>
          <table:table-cell table:formula="of:=[.A328]" office:value-type="float" office:value="614" calcext:value-type="float">
            <text:p>614</text:p>
          </table:table-cell>
          <table:table-cell table:formula="of:=[.B3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Paredes Cintora, Montserrat</text:p>
          </table:table-cell>
          <table:table-cell office:value-type="float" office:value="43042" calcext:value-type="float">
            <text:p>43042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329]" office:value-type="string" office:string-value="Paredes Cintora, Montserrat" calcext:value-type="string">
            <text:p>Paredes Cintora, Montserrat</text:p>
          </table:table-cell>
          <table:table-cell table:formula="of:=[.D329]" office:value-type="float" office:value="43042" calcext:value-type="float">
            <text:p>43042</text:p>
          </table:table-cell>
          <table:table-cell table:formula="of:=[.E329]" office:value-type="string" office:string-value="1º Bac. - B" calcext:value-type="string">
            <text:p>1º Bac. - B</text:p>
          </table:table-cell>
          <table:table-cell table:formula="of:=[.A329]" office:value-type="float" office:value="1960" calcext:value-type="float">
            <text:p>1960</text:p>
          </table:table-cell>
          <table:table-cell table:formula="of:=[.B3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Pascual Almeida, José Ignacio</text:p>
          </table:table-cell>
          <table:table-cell/>
          <table:table-cell office:value-type="string" calcext:value-type="string">
            <text:p>3 CMIMP01-ESTBEL-A</text:p>
          </table:table-cell>
          <table:table-cell table:number-columns-repeated="4"/>
          <table:table-cell table:formula="of:=[.C330]" office:value-type="string" office:string-value="Pascual Almeida, José Ignacio" calcext:value-type="string">
            <text:p>Pascual Almeida, José Ignacio</text:p>
          </table:table-cell>
          <table:table-cell table:formula="of:=[.D330]" office:value-type="float" office:value="0" calcext:value-type="float">
            <text:p>0</text:p>
          </table:table-cell>
          <table:table-cell table:formula="of:=[.E330]" office:value-type="string" office:string-value="3 CMIMP01-ESTBEL-A" calcext:value-type="string">
            <text:p>3 CMIMP01-ESTBEL-A</text:p>
          </table:table-cell>
          <table:table-cell table:formula="of:=[.A330]" office:value-type="float" office:value="1766" calcext:value-type="float">
            <text:p>1766</text:p>
          </table:table-cell>
          <table:table-cell table:formula="of:=[.B3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/>
          <table:table-cell office:value-type="string" calcext:value-type="string">
            <text:p>PAVÓN MAURIZ, CRISTI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31]" office:value-type="string" office:string-value="PAVÓN MAURIZ, CRISTINA" calcext:value-type="string">
            <text:p>PAVÓN MAURIZ, CRISTINA</text:p>
          </table:table-cell>
          <table:table-cell table:formula="of:=[.D331]" office:value-type="float" office:value="0" calcext:value-type="float">
            <text:p>0</text:p>
          </table:table-cell>
          <table:table-cell table:formula="of:=[.E331]" office:value-type="string" office:string-value="Docente" calcext:value-type="string">
            <text:p>Docente</text:p>
          </table:table-cell>
          <table:table-cell table:formula="of:=[.A331]" office:value-type="float" office:value="846" calcext:value-type="float">
            <text:p>846</text:p>
          </table:table-cell>
          <table:table-cell table:formula="of:=[.B3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PAZ GONZÁLEZ, JUAN CARLOS</text:p>
          </table:table-cell>
          <table:table-cell office:value-type="float" office:value="41935" calcext:value-type="float">
            <text:p>4193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32]" office:value-type="string" office:string-value="PAZ GONZÁLEZ, JUAN CARLOS" calcext:value-type="string">
            <text:p>PAZ GONZÁLEZ, JUAN CARLOS</text:p>
          </table:table-cell>
          <table:table-cell table:formula="of:=[.D332]" office:value-type="float" office:value="41935" calcext:value-type="float">
            <text:p>41935</text:p>
          </table:table-cell>
          <table:table-cell table:formula="of:=[.E332]" office:value-type="string" office:string-value="Docente" calcext:value-type="string">
            <text:p>Docente</text:p>
          </table:table-cell>
          <table:table-cell table:formula="of:=[.A332]" office:value-type="float" office:value="840" calcext:value-type="float">
            <text:p>840</text:p>
          </table:table-cell>
          <table:table-cell table:formula="of:=[.B3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Pazó Silva, Jorge Enrique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333]" office:value-type="string" office:string-value="Pazó Silva, Jorge Enrique" calcext:value-type="string">
            <text:p>Pazó Silva, Jorge Enrique</text:p>
          </table:table-cell>
          <table:table-cell table:formula="of:=[.D333]" office:value-type="float" office:value="43006" calcext:value-type="float">
            <text:p>43006</text:p>
          </table:table-cell>
          <table:table-cell table:formula="of:=[.E333]" office:value-type="string" office:string-value="1ºESO-A" calcext:value-type="string">
            <text:p>1ºESO-A</text:p>
          </table:table-cell>
          <table:table-cell table:formula="of:=[.A333]" office:value-type="float" office:value="1837" calcext:value-type="float">
            <text:p>1837</text:p>
          </table:table-cell>
          <table:table-cell table:formula="of:=[.B3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Pedrido Domínguez, Lucía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334]" office:value-type="string" office:string-value="Pedrido Domínguez, Lucía" calcext:value-type="string">
            <text:p>Pedrido Domínguez, Lucía</text:p>
          </table:table-cell>
          <table:table-cell table:formula="of:=[.D334]" office:value-type="float" office:value="42646" calcext:value-type="float">
            <text:p>42646</text:p>
          </table:table-cell>
          <table:table-cell table:formula="of:=[.E334]" office:value-type="string" office:string-value="1º Bac. - A" calcext:value-type="string">
            <text:p>1º Bac. - A</text:p>
          </table:table-cell>
          <table:table-cell table:formula="of:=[.A334]" office:value-type="float" office:value="1676" calcext:value-type="float">
            <text:p>1676</text:p>
          </table:table-cell>
          <table:table-cell table:formula="of:=[.B3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Peduto Fernández, Ana Claudia</text:p>
          </table:table-cell>
          <table:table-cell/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335]" office:value-type="string" office:string-value="Peduto Fernández, Ana Claudia" calcext:value-type="string">
            <text:p>Peduto Fernández, Ana Claudia</text:p>
          </table:table-cell>
          <table:table-cell table:formula="of:=[.D335]" office:value-type="float" office:value="0" calcext:value-type="float">
            <text:p>0</text:p>
          </table:table-cell>
          <table:table-cell table:formula="of:=[.E335]" office:value-type="string" office:string-value="(A)-ZMIMP02-PECOCA-A" calcext:value-type="string">
            <text:p>(A)-ZMIMP02-PECOCA-A</text:p>
          </table:table-cell>
          <table:table-cell table:formula="of:=[.A335]" office:value-type="float" office:value="1972" calcext:value-type="float">
            <text:p>1972</text:p>
          </table:table-cell>
          <table:table-cell table:formula="of:=[.B3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/>
          <table:table-cell office:value-type="string" calcext:value-type="string">
            <text:p>Penela Álvarez, Adrián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336]" office:value-type="string" office:string-value="Penela Álvarez, Adrián" calcext:value-type="string">
            <text:p>Penela Álvarez, Adrián</text:p>
          </table:table-cell>
          <table:table-cell table:formula="of:=[.D336]" office:value-type="float" office:value="43006" calcext:value-type="float">
            <text:p>43006</text:p>
          </table:table-cell>
          <table:table-cell table:formula="of:=[.E336]" office:value-type="string" office:string-value="1ºESO-A" calcext:value-type="string">
            <text:p>1ºESO-A</text:p>
          </table:table-cell>
          <table:table-cell table:formula="of:=[.A336]" office:value-type="float" office:value="1838" calcext:value-type="float">
            <text:p>1838</text:p>
          </table:table-cell>
          <table:table-cell table:formula="of:=[.B3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Pereira Merino, Uxía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337]" office:value-type="string" office:string-value="Pereira Merino, Uxía" calcext:value-type="string">
            <text:p>Pereira Merino, Uxía</text:p>
          </table:table-cell>
          <table:table-cell table:formula="of:=[.D337]" office:value-type="float" office:value="42264" calcext:value-type="float">
            <text:p>42264</text:p>
          </table:table-cell>
          <table:table-cell table:formula="of:=[.E337]" office:value-type="string" office:string-value="3º ESO - B" calcext:value-type="string">
            <text:p>3º ESO - B</text:p>
          </table:table-cell>
          <table:table-cell table:formula="of:=[.A337]" office:value-type="float" office:value="1541" calcext:value-type="float">
            <text:p>1541</text:p>
          </table:table-cell>
          <table:table-cell table:formula="of:=[.B3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Pereira Miguez, María del Carmen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338]" office:value-type="string" office:string-value="Pereira Miguez, María del Carmen" calcext:value-type="string">
            <text:p>Pereira Miguez, María del Carmen</text:p>
          </table:table-cell>
          <table:table-cell table:formula="of:=[.D338]" office:value-type="float" office:value="43018" calcext:value-type="float">
            <text:p>43018</text:p>
          </table:table-cell>
          <table:table-cell table:formula="of:=[.E338]" office:value-type="string" office:string-value="(A)-ESO Ad.3 - 1º Cua. - A" calcext:value-type="string">
            <text:p>(A)-ESO Ad.3 - 1º Cua. - A</text:p>
          </table:table-cell>
          <table:table-cell table:formula="of:=[.A338]" office:value-type="float" office:value="1954" calcext:value-type="float">
            <text:p>1954</text:p>
          </table:table-cell>
          <table:table-cell table:formula="of:=[.B3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Pérez Bruno, Rosa Paula</text:p>
          </table:table-cell>
          <table:table-cell office:value-type="float" office:value="43048" calcext:value-type="float">
            <text:p>43048</text:p>
          </table:table-cell>
          <table:table-cell office:value-type="string" calcext:value-type="string">
            <text:p>(A)-ZMIMP02-PECOCA-A</text:p>
          </table:table-cell>
          <table:table-cell table:number-columns-repeated="4"/>
          <table:table-cell table:formula="of:=[.C339]" office:value-type="string" office:string-value="Pérez Bruno, Rosa Paula" calcext:value-type="string">
            <text:p>Pérez Bruno, Rosa Paula</text:p>
          </table:table-cell>
          <table:table-cell table:formula="of:=[.D339]" office:value-type="float" office:value="43048" calcext:value-type="float">
            <text:p>43048</text:p>
          </table:table-cell>
          <table:table-cell table:formula="of:=[.E339]" office:value-type="string" office:string-value="(A)-ZMIMP02-PECOCA-A" calcext:value-type="string">
            <text:p>(A)-ZMIMP02-PECOCA-A</text:p>
          </table:table-cell>
          <table:table-cell table:formula="of:=[.A339]" office:value-type="float" office:value="1964" calcext:value-type="float">
            <text:p>1964</text:p>
          </table:table-cell>
          <table:table-cell table:formula="of:=[.B3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PEREZ FERNANDEZ, ANTONI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40]" office:value-type="string" office:string-value="PEREZ FERNANDEZ, ANTONIA" calcext:value-type="string">
            <text:p>PEREZ FERNANDEZ, ANTONIA</text:p>
          </table:table-cell>
          <table:table-cell table:formula="of:=[.D340]" office:value-type="float" office:value="0" calcext:value-type="float">
            <text:p>0</text:p>
          </table:table-cell>
          <table:table-cell table:formula="of:=[.E340]" office:value-type="string" office:string-value="Docente" calcext:value-type="string">
            <text:p>Docente</text:p>
          </table:table-cell>
          <table:table-cell table:formula="of:=[.A340]" office:value-type="float" office:value="1971" calcext:value-type="float">
            <text:p>1971</text:p>
          </table:table-cell>
          <table:table-cell table:formula="of:=[.B3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Pérez Fraga, Darío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41]" office:value-type="string" office:string-value="Pérez Fraga, Darío" calcext:value-type="string">
            <text:p>Pérez Fraga, Darío</text:p>
          </table:table-cell>
          <table:table-cell table:formula="of:=[.D341]" office:value-type="float" office:value="43007" calcext:value-type="float">
            <text:p>43007</text:p>
          </table:table-cell>
          <table:table-cell table:formula="of:=[.E341]" office:value-type="string" office:string-value="1ºESO-B" calcext:value-type="string">
            <text:p>1ºESO-B</text:p>
          </table:table-cell>
          <table:table-cell table:formula="of:=[.A341]" office:value-type="float" office:value="1855" calcext:value-type="float">
            <text:p>1855</text:p>
          </table:table-cell>
          <table:table-cell table:formula="of:=[.B3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/>
          <table:table-cell office:value-type="string" calcext:value-type="string">
            <text:p>Pérez García, Eduardo</text:p>
          </table:table-cell>
          <table:table-cell table:style-name="Default" office:value-type="float" office:value="42020" calcext:value-type="float">
            <text:p>42020</text:p>
          </table:table-cell>
          <table:table-cell office:value-type="string" calcext:value-type="string">
            <text:p>(A)-ZMIFC01-SIMIRE-A</text:p>
          </table:table-cell>
          <table:table-cell table:number-columns-repeated="4"/>
          <table:table-cell table:formula="of:=[.C342]" office:value-type="string" office:string-value="Pérez García, Eduardo" calcext:value-type="string">
            <text:p>Pérez García, Eduardo</text:p>
          </table:table-cell>
          <table:table-cell table:formula="of:=[.D342]" office:value-type="float" office:value="42020" calcext:value-type="float">
            <text:p>42020</text:p>
          </table:table-cell>
          <table:table-cell table:formula="of:=[.E342]" office:value-type="string" office:string-value="(A)-ZMIFC01-SIMIRE-A" calcext:value-type="string">
            <text:p>(A)-ZMIFC01-SIMIRE-A</text:p>
          </table:table-cell>
          <table:table-cell table:formula="of:=[.A342]" office:value-type="float" office:value="768" calcext:value-type="float">
            <text:p>768</text:p>
          </table:table-cell>
          <table:table-cell table:formula="of:=[.B3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Pérez Garín, Lar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43]" office:value-type="string" office:string-value="Pérez Garín, Lara" calcext:value-type="string">
            <text:p>Pérez Garín, Lara</text:p>
          </table:table-cell>
          <table:table-cell table:formula="of:=[.D343]" office:value-type="float" office:value="43012" calcext:value-type="float">
            <text:p>43012</text:p>
          </table:table-cell>
          <table:table-cell table:formula="of:=[.E343]" office:value-type="string" office:string-value="1 CBIMP01-PEITEST-A" calcext:value-type="string">
            <text:p>1 CBIMP01-PEITEST-A</text:p>
          </table:table-cell>
          <table:table-cell table:formula="of:=[.A343]" office:value-type="float" office:value="1906" calcext:value-type="float">
            <text:p>1906</text:p>
          </table:table-cell>
          <table:table-cell table:formula="of:=[.B3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PÉREZ GONZÁLEZ, JUAN CARLOS</text:p>
          </table:table-cell>
          <table:table-cell table:style-name="Default" office:value-type="float" office:value="42639" calcext:value-type="float">
            <text:p>42639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44]" office:value-type="string" office:string-value="PÉREZ GONZÁLEZ, JUAN CARLOS" calcext:value-type="string">
            <text:p>PÉREZ GONZÁLEZ, JUAN CARLOS</text:p>
          </table:table-cell>
          <table:table-cell table:formula="of:=[.D344]" office:value-type="float" office:value="42639" calcext:value-type="float">
            <text:p>42639</text:p>
          </table:table-cell>
          <table:table-cell table:formula="of:=[.E344]" office:value-type="string" office:string-value="Docente" calcext:value-type="string">
            <text:p>Docente</text:p>
          </table:table-cell>
          <table:table-cell table:formula="of:=[.A344]" office:value-type="float" office:value="891" calcext:value-type="float">
            <text:p>891</text:p>
          </table:table-cell>
          <table:table-cell table:formula="of:=[.B3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Pérez González, Raquel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345]" office:value-type="string" office:string-value="Pérez González, Raquel" calcext:value-type="string">
            <text:p>Pérez González, Raquel</text:p>
          </table:table-cell>
          <table:table-cell table:formula="of:=[.D345]" office:value-type="float" office:value="43006" calcext:value-type="float">
            <text:p>43006</text:p>
          </table:table-cell>
          <table:table-cell table:formula="of:=[.E345]" office:value-type="string" office:string-value="1ºESO-A" calcext:value-type="string">
            <text:p>1ºESO-A</text:p>
          </table:table-cell>
          <table:table-cell table:formula="of:=[.A345]" office:value-type="float" office:value="1839" calcext:value-type="float">
            <text:p>1839</text:p>
          </table:table-cell>
          <table:table-cell table:formula="of:=[.B3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Pérez Lomba, Diego</text:p>
          </table:table-cell>
          <table:table-cell/>
          <table:table-cell office:value-type="string" calcext:value-type="string">
            <text:p>(A)-ZSIMP01-ESINBE-B</text:p>
          </table:table-cell>
          <table:table-cell table:number-columns-repeated="4"/>
          <table:table-cell table:formula="of:=[.C346]" office:value-type="string" office:string-value="Pérez Lomba, Diego" calcext:value-type="string">
            <text:p>Pérez Lomba, Diego</text:p>
          </table:table-cell>
          <table:table-cell table:formula="of:=[.D346]" office:value-type="float" office:value="0" calcext:value-type="float">
            <text:p>0</text:p>
          </table:table-cell>
          <table:table-cell table:formula="of:=[.E346]" office:value-type="string" office:string-value="(A)-ZSIMP01-ESINBE-B" calcext:value-type="string">
            <text:p>(A)-ZSIMP01-ESINBE-B</text:p>
          </table:table-cell>
          <table:table-cell table:formula="of:=[.A346]" office:value-type="float" office:value="1213" calcext:value-type="float">
            <text:p>1213</text:p>
          </table:table-cell>
          <table:table-cell table:formula="of:=[.B3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PÉREZ PEDRO, JOSÉ AVELINO</text:p>
          </table:table-cell>
          <table:table-cell table:style-name="Default" office:value-type="float" office:value="42101" calcext:value-type="float">
            <text:p>42101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47]" office:value-type="string" office:string-value="PÉREZ PEDRO, JOSÉ AVELINO" calcext:value-type="string">
            <text:p>PÉREZ PEDRO, JOSÉ AVELINO</text:p>
          </table:table-cell>
          <table:table-cell table:formula="of:=[.D347]" office:value-type="float" office:value="42101" calcext:value-type="float">
            <text:p>42101</text:p>
          </table:table-cell>
          <table:table-cell table:formula="of:=[.E347]" office:value-type="string" office:string-value="Docente" calcext:value-type="string">
            <text:p>Docente</text:p>
          </table:table-cell>
          <table:table-cell table:formula="of:=[.A347]" office:value-type="float" office:value="893" calcext:value-type="float">
            <text:p>893</text:p>
          </table:table-cell>
          <table:table-cell table:formula="of:=[.B3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Pérez Rodríguez, Martín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348]" office:value-type="string" office:string-value="Pérez Rodríguez, Martín" calcext:value-type="string">
            <text:p>Pérez Rodríguez, Martín</text:p>
          </table:table-cell>
          <table:table-cell table:formula="of:=[.D348]" office:value-type="float" office:value="41561" calcext:value-type="float">
            <text:p>41561</text:p>
          </table:table-cell>
          <table:table-cell table:formula="of:=[.E348]" office:value-type="string" office:string-value="4º ESO - A" calcext:value-type="string">
            <text:p>4º ESO - A</text:p>
          </table:table-cell>
          <table:table-cell table:formula="of:=[.A348]" office:value-type="float" office:value="1412" calcext:value-type="float">
            <text:p>1412</text:p>
          </table:table-cell>
          <table:table-cell table:formula="of:=[.B3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PÉREZ, LUISA</text:p>
          </table:table-cell>
          <table:table-cell office:value-type="float" office:value="42398" calcext:value-type="float">
            <text:p>42398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49]" office:value-type="string" office:string-value="PÉREZ, LUISA" calcext:value-type="string">
            <text:p>PÉREZ, LUISA</text:p>
          </table:table-cell>
          <table:table-cell table:formula="of:=[.D349]" office:value-type="float" office:value="42398" calcext:value-type="float">
            <text:p>42398</text:p>
          </table:table-cell>
          <table:table-cell table:formula="of:=[.E349]" office:value-type="string" office:string-value="Docente" calcext:value-type="string">
            <text:p>Docente</text:p>
          </table:table-cell>
          <table:table-cell table:formula="of:=[.A349]" office:value-type="float" office:value="892" calcext:value-type="float">
            <text:p>892</text:p>
          </table:table-cell>
          <table:table-cell table:formula="of:=[.B3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Pineda Suárez, William Davis</text:p>
          </table:table-cell>
          <table:table-cell office:value-type="float" office:value="43168" calcext:value-type="float">
            <text:p>43168</text:p>
          </table:table-cell>
          <table:table-cell office:value-type="string" calcext:value-type="string">
            <text:p>(A)-ESO Ad.4 - 2º Cua. - A</text:p>
          </table:table-cell>
          <table:table-cell table:number-columns-repeated="4"/>
          <table:table-cell table:formula="of:=[.C350]" office:value-type="string" office:string-value="Pineda Suárez, William Davis" calcext:value-type="string">
            <text:p>Pineda Suárez, William Davis</text:p>
          </table:table-cell>
          <table:table-cell table:formula="of:=[.D350]" office:value-type="float" office:value="43168" calcext:value-type="float">
            <text:p>43168</text:p>
          </table:table-cell>
          <table:table-cell table:formula="of:=[.E350]" office:value-type="string" office:string-value="(A)-ESO Ad.4 - 2º Cua. - A" calcext:value-type="string">
            <text:p>(A)-ESO Ad.4 - 2º Cua. - A</text:p>
          </table:table-cell>
          <table:table-cell table:formula="of:=[.A350]" office:value-type="float" office:value="2008" calcext:value-type="float">
            <text:p>2008</text:p>
          </table:table-cell>
          <table:table-cell table:formula="of:=[.B3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Pinheiro Correa, Ainhoa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51]" office:value-type="string" office:string-value="Pinheiro Correa, Ainhoa" calcext:value-type="string">
            <text:p>Pinheiro Correa, Ainhoa</text:p>
          </table:table-cell>
          <table:table-cell table:formula="of:=[.D351]" office:value-type="float" office:value="43007" calcext:value-type="float">
            <text:p>43007</text:p>
          </table:table-cell>
          <table:table-cell table:formula="of:=[.E351]" office:value-type="string" office:string-value="1ºESO-B" calcext:value-type="string">
            <text:p>1ºESO-B</text:p>
          </table:table-cell>
          <table:table-cell table:formula="of:=[.A351]" office:value-type="float" office:value="1856" calcext:value-type="float">
            <text:p>1856</text:p>
          </table:table-cell>
          <table:table-cell table:formula="of:=[.B3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Pinheiro Correa, Bruno Valentín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352]" office:value-type="string" office:string-value="Pinheiro Correa, Bruno Valentín" calcext:value-type="string">
            <text:p>Pinheiro Correa, Bruno Valentín</text:p>
          </table:table-cell>
          <table:table-cell table:formula="of:=[.D352]" office:value-type="float" office:value="42265" calcext:value-type="float">
            <text:p>42265</text:p>
          </table:table-cell>
          <table:table-cell table:formula="of:=[.E352]" office:value-type="string" office:string-value="3º ESO - A" calcext:value-type="string">
            <text:p>3º ESO - A</text:p>
          </table:table-cell>
          <table:table-cell table:formula="of:=[.A352]" office:value-type="float" office:value="1557" calcext:value-type="float">
            <text:p>1557</text:p>
          </table:table-cell>
          <table:table-cell table:formula="of:=[.B3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Pino Costas, Yurema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53]" office:value-type="string" office:string-value="Pino Costas, Yurema" calcext:value-type="string">
            <text:p>Pino Costas, Yurema</text:p>
          </table:table-cell>
          <table:table-cell table:formula="of:=[.D353]" office:value-type="float" office:value="42656" calcext:value-type="float">
            <text:p>42656</text:p>
          </table:table-cell>
          <table:table-cell table:formula="of:=[.E353]" office:value-type="string" office:string-value="1 CBIMP01-PEITEST-A" calcext:value-type="string">
            <text:p>1 CBIMP01-PEITEST-A</text:p>
          </table:table-cell>
          <table:table-cell table:formula="of:=[.A353]" office:value-type="float" office:value="1767" calcext:value-type="float">
            <text:p>1767</text:p>
          </table:table-cell>
          <table:table-cell table:formula="of:=[.B3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into Atoccsa, Yeny</text:p>
          </table:table-cell>
          <table:table-cell office:value-type="float" office:value="42319" calcext:value-type="float">
            <text:p>42319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354]" office:value-type="string" office:string-value="Pinto Atoccsa, Yeny" calcext:value-type="string">
            <text:p>Pinto Atoccsa, Yeny</text:p>
          </table:table-cell>
          <table:table-cell table:formula="of:=[.D354]" office:value-type="float" office:value="42319" calcext:value-type="float">
            <text:p>42319</text:p>
          </table:table-cell>
          <table:table-cell table:formula="of:=[.E354]" office:value-type="string" office:string-value="(A)-ZSIMP01-ESINBE-A" calcext:value-type="string">
            <text:p>(A)-ZSIMP01-ESINBE-A</text:p>
          </table:table-cell>
          <table:table-cell table:formula="of:=[.A354]" office:value-type="float" office:value="716" calcext:value-type="float">
            <text:p>716</text:p>
          </table:table-cell>
          <table:table-cell table:formula="of:=[.B3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/>
          <table:table-cell office:value-type="string" calcext:value-type="string">
            <text:p>PINTOS COUTO, M. TERESA</text:p>
          </table:table-cell>
          <table:table-cell table:style-name="Default"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55]" office:value-type="string" office:string-value="PINTOS COUTO, M. TERESA" calcext:value-type="string">
            <text:p>PINTOS COUTO, M. TERESA</text:p>
          </table:table-cell>
          <table:table-cell table:formula="of:=[.D355]" office:value-type="float" office:value="43013" calcext:value-type="float">
            <text:p>43013</text:p>
          </table:table-cell>
          <table:table-cell table:formula="of:=[.E355]" office:value-type="string" office:string-value="Docente" calcext:value-type="string">
            <text:p>Docente</text:p>
          </table:table-cell>
          <table:table-cell table:formula="of:=[.A355]" office:value-type="float" office:value="822" calcext:value-type="float">
            <text:p>822</text:p>
          </table:table-cell>
          <table:table-cell table:formula="of:=[.B3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Piña Pérez, viviana Carl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56]" office:value-type="string" office:string-value="Piña Pérez, viviana Carla" calcext:value-type="string">
            <text:p>Piña Pérez, viviana Carla</text:p>
          </table:table-cell>
          <table:table-cell table:formula="of:=[.D356]" office:value-type="float" office:value="43012" calcext:value-type="float">
            <text:p>43012</text:p>
          </table:table-cell>
          <table:table-cell table:formula="of:=[.E356]" office:value-type="string" office:string-value="1 CBIMP01-PEITEST-A" calcext:value-type="string">
            <text:p>1 CBIMP01-PEITEST-A</text:p>
          </table:table-cell>
          <table:table-cell table:formula="of:=[.A356]" office:value-type="float" office:value="1907" calcext:value-type="float">
            <text:p>1907</text:p>
          </table:table-cell>
          <table:table-cell table:formula="of:=[.B3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Piñeiro Ferreira, Víctor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57]" office:value-type="string" office:string-value="Piñeiro Ferreira, Víctor" calcext:value-type="string">
            <text:p>Piñeiro Ferreira, Víctor</text:p>
          </table:table-cell>
          <table:table-cell table:formula="of:=[.D357]" office:value-type="float" office:value="43014" calcext:value-type="float">
            <text:p>43014</text:p>
          </table:table-cell>
          <table:table-cell table:formula="of:=[.E357]" office:value-type="string" office:string-value="1 CMIFC01-SIMIRE-A" calcext:value-type="string">
            <text:p>1 CMIFC01-SIMIRE-A</text:p>
          </table:table-cell>
          <table:table-cell table:formula="of:=[.A357]" office:value-type="float" office:value="1942" calcext:value-type="float">
            <text:p>1942</text:p>
          </table:table-cell>
          <table:table-cell table:formula="of:=[.B3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iñeiro González, Iria</text:p>
          </table:table-cell>
          <table:table-cell table:style-name="Default"/>
          <table:table-cell office:value-type="string" calcext:value-type="string">
            <text:p>1º Bac. - A</text:p>
          </table:table-cell>
          <table:table-cell table:number-columns-repeated="4"/>
          <table:table-cell table:formula="of:=[.C358]" office:value-type="string" office:string-value="Piñeiro González, Iria" calcext:value-type="string">
            <text:p>Piñeiro González, Iria</text:p>
          </table:table-cell>
          <table:table-cell table:formula="of:=[.D358]" office:value-type="float" office:value="0" calcext:value-type="float">
            <text:p>0</text:p>
          </table:table-cell>
          <table:table-cell table:formula="of:=[.E358]" office:value-type="string" office:string-value="1º Bac. - A" calcext:value-type="string">
            <text:p>1º Bac. - A</text:p>
          </table:table-cell>
          <table:table-cell table:formula="of:=[.A358]" office:value-type="float" office:value="18" calcext:value-type="float">
            <text:p>18</text:p>
          </table:table-cell>
          <table:table-cell table:formula="of:=[.B3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Piñeiro Lage, María</text:p>
          </table:table-cell>
          <table:table-cell table:style-name="Default" office:value-type="float" office:value="42272" calcext:value-type="float">
            <text:p>42272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359]" office:value-type="string" office:string-value="Piñeiro Lage, María" calcext:value-type="string">
            <text:p>Piñeiro Lage, María</text:p>
          </table:table-cell>
          <table:table-cell table:formula="of:=[.D359]" office:value-type="float" office:value="42272" calcext:value-type="float">
            <text:p>42272</text:p>
          </table:table-cell>
          <table:table-cell table:formula="of:=[.E359]" office:value-type="string" office:string-value="4º ESO - B" calcext:value-type="string">
            <text:p>4º ESO - B</text:p>
          </table:table-cell>
          <table:table-cell table:formula="of:=[.A359]" office:value-type="float" office:value="1595" calcext:value-type="float">
            <text:p>1595</text:p>
          </table:table-cell>
          <table:table-cell table:formula="of:=[.B3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Portas Vasco, Ana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360]" office:value-type="string" office:string-value="Portas Vasco, Ana" calcext:value-type="string">
            <text:p>Portas Vasco, Ana</text:p>
          </table:table-cell>
          <table:table-cell table:formula="of:=[.D360]" office:value-type="float" office:value="41900" calcext:value-type="float">
            <text:p>41900</text:p>
          </table:table-cell>
          <table:table-cell table:formula="of:=[.E360]" office:value-type="string" office:string-value="4º ESO - A" calcext:value-type="string">
            <text:p>4º ESO - A</text:p>
          </table:table-cell>
          <table:table-cell table:formula="of:=[.A360]" office:value-type="float" office:value="1477" calcext:value-type="float">
            <text:p>1477</text:p>
          </table:table-cell>
          <table:table-cell table:formula="of:=[.B3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Portas Vasco, Raúl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361]" office:value-type="string" office:string-value="Portas Vasco, Raúl" calcext:value-type="string">
            <text:p>Portas Vasco, Raúl</text:p>
          </table:table-cell>
          <table:table-cell table:formula="of:=[.D361]" office:value-type="float" office:value="43006" calcext:value-type="float">
            <text:p>43006</text:p>
          </table:table-cell>
          <table:table-cell table:formula="of:=[.E361]" office:value-type="string" office:string-value="1ºESO-A" calcext:value-type="string">
            <text:p>1ºESO-A</text:p>
          </table:table-cell>
          <table:table-cell table:formula="of:=[.A361]" office:value-type="float" office:value="1840" calcext:value-type="float">
            <text:p>1840</text:p>
          </table:table-cell>
          <table:table-cell table:formula="of:=[.B3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Portela Sampedro, Juan</text:p>
          </table:table-cell>
          <table:table-cell table:style-name="Default"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362]" office:value-type="string" office:string-value="Portela Sampedro, Juan" calcext:value-type="string">
            <text:p>Portela Sampedro, Juan</text:p>
          </table:table-cell>
          <table:table-cell table:formula="of:=[.D362]" office:value-type="float" office:value="42653" calcext:value-type="float">
            <text:p>42653</text:p>
          </table:table-cell>
          <table:table-cell table:formula="of:=[.E362]" office:value-type="string" office:string-value="2 CBIFC02-INFOFC-A" calcext:value-type="string">
            <text:p>2 CBIFC02-INFOFC-A</text:p>
          </table:table-cell>
          <table:table-cell table:formula="of:=[.A362]" office:value-type="float" office:value="1738" calcext:value-type="float">
            <text:p>1738</text:p>
          </table:table-cell>
          <table:table-cell table:formula="of:=[.B3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POSE MATA, ENGRACIA</text:p>
          </table:table-cell>
          <table:table-cell office:value-type="float" office:value="42055" calcext:value-type="float">
            <text:p>42055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63]" office:value-type="string" office:string-value="POSE MATA, ENGRACIA" calcext:value-type="string">
            <text:p>POSE MATA, ENGRACIA</text:p>
          </table:table-cell>
          <table:table-cell table:formula="of:=[.D363]" office:value-type="float" office:value="42055" calcext:value-type="float">
            <text:p>42055</text:p>
          </table:table-cell>
          <table:table-cell table:formula="of:=[.E363]" office:value-type="string" office:string-value="Docente" calcext:value-type="string">
            <text:p>Docente</text:p>
          </table:table-cell>
          <table:table-cell table:formula="of:=[.A363]" office:value-type="float" office:value="897" calcext:value-type="float">
            <text:p>897</text:p>
          </table:table-cell>
          <table:table-cell table:formula="of:=[.B3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/>
          <table:table-cell office:value-type="string" calcext:value-type="string">
            <text:p>POSE RECAREY, MERCED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64]" office:value-type="string" office:string-value="POSE RECAREY, MERCEDES" calcext:value-type="string">
            <text:p>POSE RECAREY, MERCEDES</text:p>
          </table:table-cell>
          <table:table-cell table:formula="of:=[.D364]" office:value-type="float" office:value="0" calcext:value-type="float">
            <text:p>0</text:p>
          </table:table-cell>
          <table:table-cell table:formula="of:=[.E364]" office:value-type="string" office:string-value="Docente" calcext:value-type="string">
            <text:p>Docente</text:p>
          </table:table-cell>
          <table:table-cell table:formula="of:=[.A364]" office:value-type="float" office:value="851" calcext:value-type="float">
            <text:p>851</text:p>
          </table:table-cell>
          <table:table-cell table:formula="of:=[.B3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/>
          <table:table-cell office:value-type="string" calcext:value-type="string">
            <text:p>POZO GARCÍA, PALOMA BEATRIZ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65]" office:value-type="string" office:string-value="POZO GARCÍA, PALOMA BEATRIZ" calcext:value-type="string">
            <text:p>POZO GARCÍA, PALOMA BEATRIZ</text:p>
          </table:table-cell>
          <table:table-cell table:formula="of:=[.D365]" office:value-type="float" office:value="0" calcext:value-type="float">
            <text:p>0</text:p>
          </table:table-cell>
          <table:table-cell table:formula="of:=[.E365]" office:value-type="string" office:string-value="Docente" calcext:value-type="string">
            <text:p>Docente</text:p>
          </table:table-cell>
          <table:table-cell table:formula="of:=[.A365]" office:value-type="float" office:value="852" calcext:value-type="float">
            <text:p>852</text:p>
          </table:table-cell>
          <table:table-cell table:formula="of:=[.B3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/>
          <table:table-cell office:value-type="string" calcext:value-type="string">
            <text:p>Prado Álvarez, María Magdalena</text:p>
          </table:table-cell>
          <table:table-cell table:style-name="Default" office:value-type="float" office:value="41963" calcext:value-type="float">
            <text:p>41963</text:p>
          </table:table-cell>
          <table:table-cell office:value-type="string" calcext:value-type="string">
            <text:p>(A)-ZSIMP01-ESINBE-B</text:p>
          </table:table-cell>
          <table:table-cell table:number-columns-repeated="4"/>
          <table:table-cell table:formula="of:=[.C366]" office:value-type="string" office:string-value="Prado Álvarez, María Magdalena" calcext:value-type="string">
            <text:p>Prado Álvarez, María Magdalena</text:p>
          </table:table-cell>
          <table:table-cell table:formula="of:=[.D366]" office:value-type="float" office:value="41963" calcext:value-type="float">
            <text:p>41963</text:p>
          </table:table-cell>
          <table:table-cell table:formula="of:=[.E366]" office:value-type="string" office:string-value="(A)-ZSIMP01-ESINBE-B" calcext:value-type="string">
            <text:p>(A)-ZSIMP01-ESINBE-B</text:p>
          </table:table-cell>
          <table:table-cell table:formula="of:=[.A366]" office:value-type="float" office:value="992" calcext:value-type="float">
            <text:p>992</text:p>
          </table:table-cell>
          <table:table-cell table:formula="of:=[.B3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PREGIGUEIRO GÓMEZ M CONCEPCIÓN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367]" office:value-type="string" office:string-value="PREGIGUEIRO GÓMEZ M CONCEPCIÓN" calcext:value-type="string">
            <text:p>PREGIGUEIRO GÓMEZ M CONCEPCIÓN</text:p>
          </table:table-cell>
          <table:table-cell table:formula="of:=[.D367]" office:value-type="float" office:value="0" calcext:value-type="float">
            <text:p>0</text:p>
          </table:table-cell>
          <table:table-cell table:formula="of:=[.E367]" office:value-type="string" office:string-value="Docente" calcext:value-type="string">
            <text:p>Docente</text:p>
          </table:table-cell>
          <table:table-cell table:formula="of:=[.A367]" office:value-type="float" office:value="894" calcext:value-type="float">
            <text:p>894</text:p>
          </table:table-cell>
          <table:table-cell table:formula="of:=[.B3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/>
          <table:table-cell office:value-type="string" calcext:value-type="string">
            <text:p>PRIMO ÁLVAREZ VANESA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68]" office:value-type="string" office:string-value="PRIMO ÁLVAREZ VANESA" calcext:value-type="string">
            <text:p>PRIMO ÁLVAREZ VANESA</text:p>
          </table:table-cell>
          <table:table-cell table:formula="of:=[.D368]" office:value-type="float" office:value="41610" calcext:value-type="float">
            <text:p>41610</text:p>
          </table:table-cell>
          <table:table-cell table:formula="of:=[.E368]" office:value-type="string" office:string-value="Docente" calcext:value-type="string">
            <text:p>Docente</text:p>
          </table:table-cell>
          <table:table-cell table:formula="of:=[.A368]" office:value-type="float" office:value="830" calcext:value-type="float">
            <text:p>830</text:p>
          </table:table-cell>
          <table:table-cell table:formula="of:=[.B3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/>
          <table:table-cell office:value-type="string" calcext:value-type="string">
            <text:p>PUGA MARTÍNEZ, MANUEL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69]" office:value-type="string" office:string-value="PUGA MARTÍNEZ, MANUEL" calcext:value-type="string">
            <text:p>PUGA MARTÍNEZ, MANUEL</text:p>
          </table:table-cell>
          <table:table-cell table:formula="of:=[.D369]" office:value-type="float" office:value="0" calcext:value-type="float">
            <text:p>0</text:p>
          </table:table-cell>
          <table:table-cell table:formula="of:=[.E369]" office:value-type="string" office:string-value="Docente" calcext:value-type="string">
            <text:p>Docente</text:p>
          </table:table-cell>
          <table:table-cell table:formula="of:=[.A369]" office:value-type="float" office:value="853" calcext:value-type="float">
            <text:p>853</text:p>
          </table:table-cell>
          <table:table-cell table:formula="of:=[.B3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Puime Sío, Náser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370]" office:value-type="string" office:string-value="Puime Sío, Náser" calcext:value-type="string">
            <text:p>Puime Sío, Náser</text:p>
          </table:table-cell>
          <table:table-cell table:formula="of:=[.D370]" office:value-type="float" office:value="43006" calcext:value-type="float">
            <text:p>43006</text:p>
          </table:table-cell>
          <table:table-cell table:formula="of:=[.E370]" office:value-type="string" office:string-value="1ºESO-A" calcext:value-type="string">
            <text:p>1ºESO-A</text:p>
          </table:table-cell>
          <table:table-cell table:formula="of:=[.A370]" office:value-type="float" office:value="1841" calcext:value-type="float">
            <text:p>1841</text:p>
          </table:table-cell>
          <table:table-cell table:formula="of:=[.B3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Queimaliños Pérez, Alba</text:p>
          </table:table-cell>
          <table:table-cell office:value-type="float" office:value="42485" calcext:value-type="float">
            <text:p>42485</text:p>
          </table:table-cell>
          <table:table-cell office:value-type="string" calcext:value-type="string">
            <text:p>1 CMIMP01-ESTBEL-A</text:p>
          </table:table-cell>
          <table:table-cell table:number-columns-repeated="4"/>
          <table:table-cell table:formula="of:=[.C371]" office:value-type="string" office:string-value="Queimaliños Pérez, Alba" calcext:value-type="string">
            <text:p>Queimaliños Pérez, Alba</text:p>
          </table:table-cell>
          <table:table-cell table:formula="of:=[.D371]" office:value-type="float" office:value="42485" calcext:value-type="float">
            <text:p>42485</text:p>
          </table:table-cell>
          <table:table-cell table:formula="of:=[.E371]" office:value-type="string" office:string-value="1 CMIMP01-ESTBEL-A" calcext:value-type="string">
            <text:p>1 CMIMP01-ESTBEL-A</text:p>
          </table:table-cell>
          <table:table-cell table:formula="of:=[.A371]" office:value-type="float" office:value="1623" calcext:value-type="float">
            <text:p>1623</text:p>
          </table:table-cell>
          <table:table-cell table:formula="of:=[.B3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Quintero Maya, José Antonio</text:p>
          </table:table-cell>
          <table:table-cell/>
          <table:table-cell office:value-type="string" calcext:value-type="string">
            <text:p>(A)-ZSIFC01-ADSIINRE-A</text:p>
          </table:table-cell>
          <table:table-cell table:number-columns-repeated="4"/>
          <table:table-cell table:formula="of:=[.C372]" office:value-type="string" office:string-value="Quintero Maya, José Antonio" calcext:value-type="string">
            <text:p>Quintero Maya, José Antonio</text:p>
          </table:table-cell>
          <table:table-cell table:formula="of:=[.D372]" office:value-type="float" office:value="0" calcext:value-type="float">
            <text:p>0</text:p>
          </table:table-cell>
          <table:table-cell table:formula="of:=[.E372]" office:value-type="string" office:string-value="(A)-ZSIFC01-ADSIINRE-A" calcext:value-type="string">
            <text:p>(A)-ZSIFC01-ADSIINRE-A</text:p>
          </table:table-cell>
          <table:table-cell table:formula="of:=[.A372]" office:value-type="float" office:value="535" calcext:value-type="float">
            <text:p>535</text:p>
          </table:table-cell>
          <table:table-cell table:formula="of:=[.B3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Ramírez Díaz, Aimar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73]" office:value-type="string" office:string-value="Ramírez Díaz, Aimara" calcext:value-type="string">
            <text:p>Ramírez Díaz, Aimara</text:p>
          </table:table-cell>
          <table:table-cell table:formula="of:=[.D373]" office:value-type="float" office:value="43012" calcext:value-type="float">
            <text:p>43012</text:p>
          </table:table-cell>
          <table:table-cell table:formula="of:=[.E373]" office:value-type="string" office:string-value="1 CBIMP01-PEITEST-A" calcext:value-type="string">
            <text:p>1 CBIMP01-PEITEST-A</text:p>
          </table:table-cell>
          <table:table-cell table:formula="of:=[.A373]" office:value-type="float" office:value="1908" calcext:value-type="float">
            <text:p>1908</text:p>
          </table:table-cell>
          <table:table-cell table:formula="of:=[.B3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Reboreda Covelo, Alba</text:p>
          </table:table-cell>
          <table:table-cell/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374]" office:value-type="string" office:string-value="Reboreda Covelo, Alba" calcext:value-type="string">
            <text:p>Reboreda Covelo, Alba</text:p>
          </table:table-cell>
          <table:table-cell table:formula="of:=[.D374]" office:value-type="float" office:value="0" calcext:value-type="float">
            <text:p>0</text:p>
          </table:table-cell>
          <table:table-cell table:formula="of:=[.E374]" office:value-type="string" office:string-value="(A)-ZSIMP03-ASEIMAPER-A" calcext:value-type="string">
            <text:p>(A)-ZSIMP03-ASEIMAPER-A</text:p>
          </table:table-cell>
          <table:table-cell table:formula="of:=[.A374]" office:value-type="float" office:value="681" calcext:value-type="float">
            <text:p>681</text:p>
          </table:table-cell>
          <table:table-cell table:formula="of:=[.B3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Reboreda covelo, Pablo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375]" office:value-type="string" office:string-value="Reboreda covelo, Pablo" calcext:value-type="string">
            <text:p>Reboreda covelo, Pablo</text:p>
          </table:table-cell>
          <table:table-cell table:formula="of:=[.D375]" office:value-type="float" office:value="42265" calcext:value-type="float">
            <text:p>42265</text:p>
          </table:table-cell>
          <table:table-cell table:formula="of:=[.E375]" office:value-type="string" office:string-value="3º ESO - B" calcext:value-type="string">
            <text:p>3º ESO - B</text:p>
          </table:table-cell>
          <table:table-cell table:formula="of:=[.A375]" office:value-type="float" office:value="1558" calcext:value-type="float">
            <text:p>1558</text:p>
          </table:table-cell>
          <table:table-cell table:formula="of:=[.B3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Reboreda Delgado, Alicia</text:p>
          </table:table-cell>
          <table:table-cell table:style-name="Default" office:value-type="float" office:value="41606" calcext:value-type="float">
            <text:p>41606</text:p>
          </table:table-cell>
          <table:table-cell office:value-type="string" calcext:value-type="string">
            <text:p>1 CSIFC01-ADSIINRE-A</text:p>
          </table:table-cell>
          <table:table-cell table:number-columns-repeated="4"/>
          <table:table-cell table:formula="of:=[.C376]" office:value-type="string" office:string-value="Reboreda Delgado, Alicia" calcext:value-type="string">
            <text:p>Reboreda Delgado, Alicia</text:p>
          </table:table-cell>
          <table:table-cell table:formula="of:=[.D376]" office:value-type="float" office:value="41606" calcext:value-type="float">
            <text:p>41606</text:p>
          </table:table-cell>
          <table:table-cell table:formula="of:=[.E376]" office:value-type="string" office:string-value="1 CSIFC01-ADSIINRE-A" calcext:value-type="string">
            <text:p>1 CSIFC01-ADSIINRE-A</text:p>
          </table:table-cell>
          <table:table-cell table:formula="of:=[.A376]" office:value-type="float" office:value="560" calcext:value-type="float">
            <text:p>560</text:p>
          </table:table-cell>
          <table:table-cell table:formula="of:=[.B3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/>
          <table:table-cell office:value-type="string" calcext:value-type="string">
            <text:p>RECAREY REY, DOLORES</text:p>
          </table:table-cell>
          <table:table-cell office:value-type="float" office:value="42282" calcext:value-type="float">
            <text:p>42282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77]" office:value-type="string" office:string-value="RECAREY REY, DOLORES" calcext:value-type="string">
            <text:p>RECAREY REY, DOLORES</text:p>
          </table:table-cell>
          <table:table-cell table:formula="of:=[.D377]" office:value-type="float" office:value="42282" calcext:value-type="float">
            <text:p>42282</text:p>
          </table:table-cell>
          <table:table-cell table:formula="of:=[.E377]" office:value-type="string" office:string-value="Docente" calcext:value-type="string">
            <text:p>Docente</text:p>
          </table:table-cell>
          <table:table-cell table:formula="of:=[.A377]" office:value-type="float" office:value="805" calcext:value-type="float">
            <text:p>805</text:p>
          </table:table-cell>
          <table:table-cell table:formula="of:=[.B3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Represas Leirós, Tamar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78]" office:value-type="string" office:string-value="Represas Leirós, Tamara" calcext:value-type="string">
            <text:p>Represas Leirós, Tamara</text:p>
          </table:table-cell>
          <table:table-cell table:formula="of:=[.D378]" office:value-type="float" office:value="43012" calcext:value-type="float">
            <text:p>43012</text:p>
          </table:table-cell>
          <table:table-cell table:formula="of:=[.E378]" office:value-type="string" office:string-value="1 CBIMP01-PEITEST-A" calcext:value-type="string">
            <text:p>1 CBIMP01-PEITEST-A</text:p>
          </table:table-cell>
          <table:table-cell table:formula="of:=[.A378]" office:value-type="float" office:value="1909" calcext:value-type="float">
            <text:p>1909</text:p>
          </table:table-cell>
          <table:table-cell table:formula="of:=[.B3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RESÚA EIRAS, VANESA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379]" office:value-type="string" office:string-value="RESÚA EIRAS, VANESA" calcext:value-type="string">
            <text:p>RESÚA EIRAS, VANESA</text:p>
          </table:table-cell>
          <table:table-cell table:formula="of:=[.D379]" office:value-type="float" office:value="43014" calcext:value-type="float">
            <text:p>43014</text:p>
          </table:table-cell>
          <table:table-cell table:formula="of:=[.E379]" office:value-type="string" office:string-value="Docente" calcext:value-type="string">
            <text:p>Docente</text:p>
          </table:table-cell>
          <table:table-cell table:formula="of:=[.A379]" office:value-type="float" office:value="1915" calcext:value-type="float">
            <text:p>1915</text:p>
          </table:table-cell>
          <table:table-cell table:formula="of:=[.B3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/>
          <table:table-cell office:value-type="string" calcext:value-type="string">
            <text:p>REY ARUFE, ÁNGEL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80]" office:value-type="string" office:string-value="REY ARUFE, ÁNGELES" calcext:value-type="string">
            <text:p>REY ARUFE, ÁNGELES</text:p>
          </table:table-cell>
          <table:table-cell table:formula="of:=[.D380]" office:value-type="float" office:value="0" calcext:value-type="float">
            <text:p>0</text:p>
          </table:table-cell>
          <table:table-cell table:formula="of:=[.E380]" office:value-type="string" office:string-value="Docente" calcext:value-type="string">
            <text:p>Docente</text:p>
          </table:table-cell>
          <table:table-cell table:formula="of:=[.A380]" office:value-type="float" office:value="854" calcext:value-type="float">
            <text:p>854</text:p>
          </table:table-cell>
          <table:table-cell table:formula="of:=[.B3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Rey López, Arantxa</text:p>
          </table:table-cell>
          <table:table-cell table:style-name="Default" office:value-type="float" office:value="42648" calcext:value-type="float">
            <text:p>42648</text:p>
          </table:table-cell>
          <table:table-cell office:value-type="string" calcext:value-type="string">
            <text:p>(A)-ZMIMP01-ESTBEL-A</text:p>
          </table:table-cell>
          <table:table-cell table:number-columns-repeated="4"/>
          <table:table-cell table:formula="of:=[.C381]" office:value-type="string" office:string-value="Rey López, Arantxa" calcext:value-type="string">
            <text:p>Rey López, Arantxa</text:p>
          </table:table-cell>
          <table:table-cell table:formula="of:=[.D381]" office:value-type="float" office:value="42648" calcext:value-type="float">
            <text:p>42648</text:p>
          </table:table-cell>
          <table:table-cell table:formula="of:=[.E381]" office:value-type="string" office:string-value="(A)-ZMIMP01-ESTBEL-A" calcext:value-type="string">
            <text:p>(A)-ZMIMP01-ESTBEL-A</text:p>
          </table:table-cell>
          <table:table-cell table:formula="of:=[.A381]" office:value-type="float" office:value="1720" calcext:value-type="float">
            <text:p>1720</text:p>
          </table:table-cell>
          <table:table-cell table:formula="of:=[.B3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Rey Vázquez, María</text:p>
          </table:table-cell>
          <table:table-cell office:value-type="float" office:value="43011" calcext:value-type="float">
            <text:p>43011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382]" office:value-type="string" office:string-value="Rey Vázquez, María" calcext:value-type="string">
            <text:p>Rey Vázquez, María</text:p>
          </table:table-cell>
          <table:table-cell table:formula="of:=[.D382]" office:value-type="float" office:value="43011" calcext:value-type="float">
            <text:p>43011</text:p>
          </table:table-cell>
          <table:table-cell table:formula="of:=[.E382]" office:value-type="string" office:string-value="3º ESO - A" calcext:value-type="string">
            <text:p>3º ESO - A</text:p>
          </table:table-cell>
          <table:table-cell table:formula="of:=[.A382]" office:value-type="float" office:value="1884" calcext:value-type="float">
            <text:p>1884</text:p>
          </table:table-cell>
          <table:table-cell table:formula="of:=[.B3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/>
          <table:table-cell office:value-type="string" calcext:value-type="string">
            <text:p>RIAL FERNÁNDEZ, RAMÓ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83]" office:value-type="string" office:string-value="RIAL FERNÁNDEZ, RAMÓN" calcext:value-type="string">
            <text:p>RIAL FERNÁNDEZ, RAMÓN</text:p>
          </table:table-cell>
          <table:table-cell table:formula="of:=[.D383]" office:value-type="float" office:value="0" calcext:value-type="float">
            <text:p>0</text:p>
          </table:table-cell>
          <table:table-cell table:formula="of:=[.E383]" office:value-type="string" office:string-value="Docente" calcext:value-type="string">
            <text:p>Docente</text:p>
          </table:table-cell>
          <table:table-cell table:formula="of:=[.A383]" office:value-type="float" office:value="855" calcext:value-type="float">
            <text:p>855</text:p>
          </table:table-cell>
          <table:table-cell table:formula="of:=[.B3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Ribeiro Comesaña, Amanda</text:p>
          </table:table-cell>
          <table:table-cell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384]" office:value-type="string" office:string-value="Ribeiro Comesaña, Amanda" calcext:value-type="string">
            <text:p>Ribeiro Comesaña, Amanda</text:p>
          </table:table-cell>
          <table:table-cell table:formula="of:=[.D384]" office:value-type="float" office:value="43018" calcext:value-type="float">
            <text:p>43018</text:p>
          </table:table-cell>
          <table:table-cell table:formula="of:=[.E384]" office:value-type="string" office:string-value="(A)-ESO Ad.3 - 1º Cua. - A" calcext:value-type="string">
            <text:p>(A)-ESO Ad.3 - 1º Cua. - A</text:p>
          </table:table-cell>
          <table:table-cell table:formula="of:=[.A384]" office:value-type="float" office:value="1949" calcext:value-type="float">
            <text:p>1949</text:p>
          </table:table-cell>
          <table:table-cell table:formula="of:=[.B3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/>
          <table:table-cell office:value-type="string" calcext:value-type="string">
            <text:p>RIco Mouriño, Jorge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385]" office:value-type="string" office:string-value="RIco Mouriño, Jorge" calcext:value-type="string">
            <text:p>RIco Mouriño, Jorge</text:p>
          </table:table-cell>
          <table:table-cell table:formula="of:=[.D385]" office:value-type="float" office:value="42656" calcext:value-type="float">
            <text:p>42656</text:p>
          </table:table-cell>
          <table:table-cell table:formula="of:=[.E385]" office:value-type="string" office:string-value="1 CBIMP01-PEITEST-A" calcext:value-type="string">
            <text:p>1 CBIMP01-PEITEST-A</text:p>
          </table:table-cell>
          <table:table-cell table:formula="of:=[.A385]" office:value-type="float" office:value="1768" calcext:value-type="float">
            <text:p>1768</text:p>
          </table:table-cell>
          <table:table-cell table:formula="of:=[.B3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RIVERA ROMERO MARÍA ROS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386]" office:value-type="string" office:string-value="RIVERA ROMERO MARÍA ROSA" calcext:value-type="string">
            <text:p>RIVERA ROMERO MARÍA ROSA</text:p>
          </table:table-cell>
          <table:table-cell table:formula="of:=[.D386]" office:value-type="float" office:value="0" calcext:value-type="float">
            <text:p>0</text:p>
          </table:table-cell>
          <table:table-cell table:formula="of:=[.E386]" office:value-type="string" office:string-value="Docente" calcext:value-type="string">
            <text:p>Docente</text:p>
          </table:table-cell>
          <table:table-cell table:formula="of:=[.A386]" office:value-type="float" office:value="896" calcext:value-type="float">
            <text:p>896</text:p>
          </table:table-cell>
          <table:table-cell table:formula="of:=[.B3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Rivera Sousa, Noa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387]" office:value-type="string" office:string-value="Rivera Sousa, Noa" calcext:value-type="string">
            <text:p>Rivera Sousa, Noa</text:p>
          </table:table-cell>
          <table:table-cell table:formula="of:=[.D387]" office:value-type="float" office:value="42265" calcext:value-type="float">
            <text:p>42265</text:p>
          </table:table-cell>
          <table:table-cell table:formula="of:=[.E387]" office:value-type="string" office:string-value="3º ESO - A" calcext:value-type="string">
            <text:p>3º ESO - A</text:p>
          </table:table-cell>
          <table:table-cell table:formula="of:=[.A387]" office:value-type="float" office:value="1559" calcext:value-type="float">
            <text:p>1559</text:p>
          </table:table-cell>
          <table:table-cell table:formula="of:=[.B3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Rodríguez Álvarez, Andrea</text:p>
          </table:table-cell>
          <table:table-cell office:value-type="float" office:value="42649" calcext:value-type="float">
            <text:p>42649</text:p>
          </table:table-cell>
          <table:table-cell office:value-type="string" calcext:value-type="string">
            <text:p>(A)-ZSIMP01-ESINBE-A</text:p>
          </table:table-cell>
          <table:table-cell table:number-columns-repeated="4"/>
          <table:table-cell table:formula="of:=[.C388]" office:value-type="string" office:string-value="Rodríguez Álvarez, Andrea" calcext:value-type="string">
            <text:p>Rodríguez Álvarez, Andrea</text:p>
          </table:table-cell>
          <table:table-cell table:formula="of:=[.D388]" office:value-type="float" office:value="42649" calcext:value-type="float">
            <text:p>42649</text:p>
          </table:table-cell>
          <table:table-cell table:formula="of:=[.E388]" office:value-type="string" office:string-value="(A)-ZSIMP01-ESINBE-A" calcext:value-type="string">
            <text:p>(A)-ZSIMP01-ESINBE-A</text:p>
          </table:table-cell>
          <table:table-cell table:formula="of:=[.A388]" office:value-type="float" office:value="1722" calcext:value-type="float">
            <text:p>1722</text:p>
          </table:table-cell>
          <table:table-cell table:formula="of:=[.B38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Rodríguez Barreiro, Davinia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389]" office:value-type="string" office:string-value="Rodríguez Barreiro, Davinia" calcext:value-type="string">
            <text:p>Rodríguez Barreiro, Davinia</text:p>
          </table:table-cell>
          <table:table-cell table:formula="of:=[.D389]" office:value-type="float" office:value="0" calcext:value-type="float">
            <text:p>0</text:p>
          </table:table-cell>
          <table:table-cell table:formula="of:=[.E389]" office:value-type="string" office:string-value="2ºESO-A" calcext:value-type="string">
            <text:p>2ºESO-A</text:p>
          </table:table-cell>
          <table:table-cell table:formula="of:=[.A389]" office:value-type="float" office:value="1644" calcext:value-type="float">
            <text:p>1644</text:p>
          </table:table-cell>
          <table:table-cell table:formula="of:=[.B3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Rodríguez Bouza, Jonatan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90]" office:value-type="string" office:string-value="Rodríguez Bouza, Jonatan" calcext:value-type="string">
            <text:p>Rodríguez Bouza, Jonatan</text:p>
          </table:table-cell>
          <table:table-cell table:formula="of:=[.D390]" office:value-type="float" office:value="43014" calcext:value-type="float">
            <text:p>43014</text:p>
          </table:table-cell>
          <table:table-cell table:formula="of:=[.E390]" office:value-type="string" office:string-value="1 CMIFC01-SIMIRE-A" calcext:value-type="string">
            <text:p>1 CMIFC01-SIMIRE-A</text:p>
          </table:table-cell>
          <table:table-cell table:formula="of:=[.A390]" office:value-type="float" office:value="1943" calcext:value-type="float">
            <text:p>1943</text:p>
          </table:table-cell>
          <table:table-cell table:formula="of:=[.B3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Rodríguez Castro, Noelia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4º ESO - A</text:p>
          </table:table-cell>
          <table:table-cell table:number-columns-repeated="4"/>
          <table:table-cell table:formula="of:=[.C391]" office:value-type="string" office:string-value="Rodríguez Castro, Noelia" calcext:value-type="string">
            <text:p>Rodríguez Castro, Noelia</text:p>
          </table:table-cell>
          <table:table-cell table:formula="of:=[.D391]" office:value-type="float" office:value="41561" calcext:value-type="float">
            <text:p>41561</text:p>
          </table:table-cell>
          <table:table-cell table:formula="of:=[.E391]" office:value-type="string" office:string-value="4º ESO - A" calcext:value-type="string">
            <text:p>4º ESO - A</text:p>
          </table:table-cell>
          <table:table-cell table:formula="of:=[.A391]" office:value-type="float" office:value="1428" calcext:value-type="float">
            <text:p>1428</text:p>
          </table:table-cell>
          <table:table-cell table:formula="of:=[.B3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/>
          <table:table-cell office:value-type="string" calcext:value-type="string">
            <text:p>Rodríguez García, Cristina</text:p>
          </table:table-cell>
          <table:table-cell/>
          <table:table-cell office:value-type="string" calcext:value-type="string">
            <text:p>1º Bac. - A</text:p>
          </table:table-cell>
          <table:table-cell table:number-columns-repeated="4"/>
          <table:table-cell table:formula="of:=[.C392]" office:value-type="string" office:string-value="Rodríguez García, Cristina" calcext:value-type="string">
            <text:p>Rodríguez García, Cristina</text:p>
          </table:table-cell>
          <table:table-cell table:formula="of:=[.D392]" office:value-type="float" office:value="0" calcext:value-type="float">
            <text:p>0</text:p>
          </table:table-cell>
          <table:table-cell table:formula="of:=[.E392]" office:value-type="string" office:string-value="1º Bac. - A" calcext:value-type="string">
            <text:p>1º Bac. - A</text:p>
          </table:table-cell>
          <table:table-cell table:formula="of:=[.A392]" office:value-type="float" office:value="1401" calcext:value-type="float">
            <text:p>1401</text:p>
          </table:table-cell>
          <table:table-cell table:formula="of:=[.B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Rodríguez González, Silvia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93]" office:value-type="string" office:string-value="Rodríguez González, Silvia" calcext:value-type="string">
            <text:p>Rodríguez González, Silvia</text:p>
          </table:table-cell>
          <table:table-cell table:formula="of:=[.D393]" office:value-type="float" office:value="43014" calcext:value-type="float">
            <text:p>43014</text:p>
          </table:table-cell>
          <table:table-cell table:formula="of:=[.E393]" office:value-type="string" office:string-value="1 CMIFC01-SIMIRE-A" calcext:value-type="string">
            <text:p>1 CMIFC01-SIMIRE-A</text:p>
          </table:table-cell>
          <table:table-cell table:formula="of:=[.A393]" office:value-type="float" office:value="1944" calcext:value-type="float">
            <text:p>1944</text:p>
          </table:table-cell>
          <table:table-cell table:formula="of:=[.B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/>
          <table:table-cell office:value-type="string" calcext:value-type="string">
            <text:p>Rodríguez Iglesias, José Francisco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394]" office:value-type="string" office:string-value="Rodríguez Iglesias, José Francisco" calcext:value-type="string">
            <text:p>Rodríguez Iglesias, José Francisco</text:p>
          </table:table-cell>
          <table:table-cell table:formula="of:=[.D394]" office:value-type="float" office:value="42264" calcext:value-type="float">
            <text:p>42264</text:p>
          </table:table-cell>
          <table:table-cell table:formula="of:=[.E394]" office:value-type="string" office:string-value="3º ESO - B" calcext:value-type="string">
            <text:p>3º ESO - B</text:p>
          </table:table-cell>
          <table:table-cell table:formula="of:=[.A394]" office:value-type="float" office:value="1540" calcext:value-type="float">
            <text:p>1540</text:p>
          </table:table-cell>
          <table:table-cell table:formula="of:=[.B39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Rodríguez Jardón, Iván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95]" office:value-type="string" office:string-value="Rodríguez Jardón, Iván" calcext:value-type="string">
            <text:p>Rodríguez Jardón, Iván</text:p>
          </table:table-cell>
          <table:table-cell table:formula="of:=[.D395]" office:value-type="float" office:value="43014" calcext:value-type="float">
            <text:p>43014</text:p>
          </table:table-cell>
          <table:table-cell table:formula="of:=[.E395]" office:value-type="string" office:string-value="1 CMIFC01-SIMIRE-A" calcext:value-type="string">
            <text:p>1 CMIFC01-SIMIRE-A</text:p>
          </table:table-cell>
          <table:table-cell table:formula="of:=[.A395]" office:value-type="float" office:value="1945" calcext:value-type="float">
            <text:p>1945</text:p>
          </table:table-cell>
          <table:table-cell table:formula="of:=[.B39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Rodríguez Llopis, Francisco Javier</text:p>
          </table:table-cell>
          <table:table-cell table:style-name="Default" office:value-type="float" office:value="43012" calcext:value-type="float">
            <text:p>43012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396]" office:value-type="string" office:string-value="Rodríguez Llopis, Francisco Javier" calcext:value-type="string">
            <text:p>Rodríguez Llopis, Francisco Javier</text:p>
          </table:table-cell>
          <table:table-cell table:formula="of:=[.D396]" office:value-type="float" office:value="43012" calcext:value-type="float">
            <text:p>43012</text:p>
          </table:table-cell>
          <table:table-cell table:formula="of:=[.E396]" office:value-type="string" office:string-value="1ºESO-B" calcext:value-type="string">
            <text:p>1ºESO-B</text:p>
          </table:table-cell>
          <table:table-cell table:formula="of:=[.A396]" office:value-type="float" office:value="1914" calcext:value-type="float">
            <text:p>1914</text:p>
          </table:table-cell>
          <table:table-cell table:formula="of:=[.B39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Rodríguez Llopis, José Manuel</text:p>
          </table:table-cell>
          <table:table-cell table:style-name="Default" office:value-type="float" office:value="41906" calcext:value-type="float">
            <text:p>41906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397]" office:value-type="string" office:string-value="Rodríguez Llopis, José Manuel" calcext:value-type="string">
            <text:p>Rodríguez Llopis, José Manuel</text:p>
          </table:table-cell>
          <table:table-cell table:formula="of:=[.D397]" office:value-type="float" office:value="41906" calcext:value-type="float">
            <text:p>41906</text:p>
          </table:table-cell>
          <table:table-cell table:formula="of:=[.E397]" office:value-type="string" office:string-value="4º ESO - B" calcext:value-type="string">
            <text:p>4º ESO - B</text:p>
          </table:table-cell>
          <table:table-cell table:formula="of:=[.A397]" office:value-type="float" office:value="1531" calcext:value-type="float">
            <text:p>1531</text:p>
          </table:table-cell>
          <table:table-cell table:formula="of:=[.B39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Rodríguez López, Rubén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398]" office:value-type="string" office:string-value="Rodríguez López, Rubén" calcext:value-type="string">
            <text:p>Rodríguez López, Rubén</text:p>
          </table:table-cell>
          <table:table-cell table:formula="of:=[.D398]" office:value-type="float" office:value="43014" calcext:value-type="float">
            <text:p>43014</text:p>
          </table:table-cell>
          <table:table-cell table:formula="of:=[.E398]" office:value-type="string" office:string-value="1 CMIFC01-SIMIRE-A" calcext:value-type="string">
            <text:p>1 CMIFC01-SIMIRE-A</text:p>
          </table:table-cell>
          <table:table-cell table:formula="of:=[.A398]" office:value-type="float" office:value="1946" calcext:value-type="float">
            <text:p>1946</text:p>
          </table:table-cell>
          <table:table-cell table:formula="of:=[.B39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Rodríguez Martínez, Tania</text:p>
          </table:table-cell>
          <table:table-cell office:value-type="float" office:value="43035" calcext:value-type="float">
            <text:p>43035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399]" office:value-type="string" office:string-value="Rodríguez Martínez, Tania" calcext:value-type="string">
            <text:p>Rodríguez Martínez, Tania</text:p>
          </table:table-cell>
          <table:table-cell table:formula="of:=[.D399]" office:value-type="float" office:value="43035" calcext:value-type="float">
            <text:p>43035</text:p>
          </table:table-cell>
          <table:table-cell table:formula="of:=[.E399]" office:value-type="string" office:string-value="(A)-ESO Ad.3 - 1º Cua. - A" calcext:value-type="string">
            <text:p>(A)-ESO Ad.3 - 1º Cua. - A</text:p>
          </table:table-cell>
          <table:table-cell table:formula="of:=[.A399]" office:value-type="float" office:value="1956" calcext:value-type="float">
            <text:p>1956</text:p>
          </table:table-cell>
          <table:table-cell table:formula="of:=[.B39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Rodríguez Millos, Gabriel</text:p>
          </table:table-cell>
          <table:table-cell/>
          <table:table-cell office:value-type="string" calcext:value-type="string">
            <text:p>2º Bac. - B</text:p>
          </table:table-cell>
          <table:table-cell table:number-columns-repeated="4"/>
          <table:table-cell table:formula="of:=[.C400]" office:value-type="string" office:string-value="Rodríguez Millos, Gabriel" calcext:value-type="string">
            <text:p>Rodríguez Millos, Gabriel</text:p>
          </table:table-cell>
          <table:table-cell table:formula="of:=[.D400]" office:value-type="float" office:value="0" calcext:value-type="float">
            <text:p>0</text:p>
          </table:table-cell>
          <table:table-cell table:formula="of:=[.E400]" office:value-type="string" office:string-value="2º Bac. - B" calcext:value-type="string">
            <text:p>2º Bac. - B</text:p>
          </table:table-cell>
          <table:table-cell table:formula="of:=[.A400]" office:value-type="float" office:value="1385" calcext:value-type="float">
            <text:p>1385</text:p>
          </table:table-cell>
          <table:table-cell table:formula="of:=[.B40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Rodriguez Peldorado, Carla</text:p>
          </table:table-cell>
          <table:table-cell/>
          <table:table-cell office:value-type="string" calcext:value-type="string">
            <text:p>1ºESO-B</text:p>
          </table:table-cell>
          <table:table-cell table:number-columns-repeated="4"/>
          <table:table-cell table:formula="of:=[.C401]" office:value-type="string" office:string-value="Rodriguez Peldorado, Carla" calcext:value-type="string">
            <text:p>Rodriguez Peldorado, Carla</text:p>
          </table:table-cell>
          <table:table-cell table:formula="of:=[.D401]" office:value-type="float" office:value="0" calcext:value-type="float">
            <text:p>0</text:p>
          </table:table-cell>
          <table:table-cell table:formula="of:=[.E401]" office:value-type="string" office:string-value="1ºESO-B" calcext:value-type="string">
            <text:p>1ºESO-B</text:p>
          </table:table-cell>
          <table:table-cell table:formula="of:=[.A401]" office:value-type="float" office:value="1857" calcext:value-type="float">
            <text:p>1857</text:p>
          </table:table-cell>
          <table:table-cell table:formula="of:=[.B40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Rodríguez Pereira, Ada</text:p>
          </table:table-cell>
          <table:table-cell/>
          <table:table-cell office:value-type="string" calcext:value-type="string">
            <text:p>2ºESO-B</text:p>
          </table:table-cell>
          <table:table-cell table:number-columns-repeated="4"/>
          <table:table-cell table:formula="of:=[.C402]" office:value-type="string" office:string-value="Rodríguez Pereira, Ada" calcext:value-type="string">
            <text:p>Rodríguez Pereira, Ada</text:p>
          </table:table-cell>
          <table:table-cell table:formula="of:=[.D402]" office:value-type="float" office:value="0" calcext:value-type="float">
            <text:p>0</text:p>
          </table:table-cell>
          <table:table-cell table:formula="of:=[.E402]" office:value-type="string" office:string-value="2ºESO-B" calcext:value-type="string">
            <text:p>2ºESO-B</text:p>
          </table:table-cell>
          <table:table-cell table:formula="of:=[.A402]" office:value-type="float" office:value="1645" calcext:value-type="float">
            <text:p>1645</text:p>
          </table:table-cell>
          <table:table-cell table:formula="of:=[.B4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Rodríguez Rodríguez, Sergio</text:p>
          </table:table-cell>
          <table:table-cell table:style-name="Default" office:value-type="float" office:value="42648" calcext:value-type="float">
            <text:p>42648</text:p>
          </table:table-cell>
          <table:table-cell office:value-type="string" calcext:value-type="string">
            <text:p>2 CMIMP02-PECOCA-A</text:p>
          </table:table-cell>
          <table:table-cell table:number-columns-repeated="4"/>
          <table:table-cell table:formula="of:=[.C403]" office:value-type="string" office:string-value="Rodríguez Rodríguez, Sergio" calcext:value-type="string">
            <text:p>Rodríguez Rodríguez, Sergio</text:p>
          </table:table-cell>
          <table:table-cell table:formula="of:=[.D403]" office:value-type="float" office:value="42648" calcext:value-type="float">
            <text:p>42648</text:p>
          </table:table-cell>
          <table:table-cell table:formula="of:=[.E403]" office:value-type="string" office:string-value="2 CMIMP02-PECOCA-A" calcext:value-type="string">
            <text:p>2 CMIMP02-PECOCA-A</text:p>
          </table:table-cell>
          <table:table-cell table:formula="of:=[.A403]" office:value-type="float" office:value="1711" calcext:value-type="float">
            <text:p>1711</text:p>
          </table:table-cell>
          <table:table-cell table:formula="of:=[.B40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Rodríguez Rodríguez, Uxí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404]" office:value-type="string" office:string-value="Rodríguez Rodríguez, Uxía" calcext:value-type="string">
            <text:p>Rodríguez Rodríguez, Uxía</text:p>
          </table:table-cell>
          <table:table-cell table:formula="of:=[.D404]" office:value-type="float" office:value="43012" calcext:value-type="float">
            <text:p>43012</text:p>
          </table:table-cell>
          <table:table-cell table:formula="of:=[.E404]" office:value-type="string" office:string-value="1 CBIMP01-PEITEST-A" calcext:value-type="string">
            <text:p>1 CBIMP01-PEITEST-A</text:p>
          </table:table-cell>
          <table:table-cell table:formula="of:=[.A404]" office:value-type="float" office:value="1910" calcext:value-type="float">
            <text:p>1910</text:p>
          </table:table-cell>
          <table:table-cell table:formula="of:=[.B40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Rodríguez Vázquez, Jonathan</text:p>
          </table:table-cell>
          <table:table-cell/>
          <table:table-cell office:value-type="string" calcext:value-type="string">
            <text:p>2º Bac. - B</text:p>
          </table:table-cell>
          <table:table-cell table:number-columns-repeated="4"/>
          <table:table-cell table:formula="of:=[.C405]" office:value-type="string" office:string-value="Rodríguez Vázquez, Jonathan" calcext:value-type="string">
            <text:p>Rodríguez Vázquez, Jonathan</text:p>
          </table:table-cell>
          <table:table-cell table:formula="of:=[.D405]" office:value-type="float" office:value="0" calcext:value-type="float">
            <text:p>0</text:p>
          </table:table-cell>
          <table:table-cell table:formula="of:=[.E405]" office:value-type="string" office:string-value="2º Bac. - B" calcext:value-type="string">
            <text:p>2º Bac. - B</text:p>
          </table:table-cell>
          <table:table-cell table:formula="of:=[.A405]" office:value-type="float" office:value="1386" calcext:value-type="float">
            <text:p>1386</text:p>
          </table:table-cell>
          <table:table-cell table:formula="of:=[.B40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/>
          <table:table-cell office:value-type="string" calcext:value-type="string">
            <text:p>RODRÍGUEZ VICENTE, DAVID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06]" office:value-type="string" office:string-value="RODRÍGUEZ VICENTE, DAVID" calcext:value-type="string">
            <text:p>RODRÍGUEZ VICENTE, DAVID</text:p>
          </table:table-cell>
          <table:table-cell table:formula="of:=[.D406]" office:value-type="float" office:value="43013" calcext:value-type="float">
            <text:p>43013</text:p>
          </table:table-cell>
          <table:table-cell table:formula="of:=[.E406]" office:value-type="string" office:string-value="Docente" calcext:value-type="string">
            <text:p>Docente</text:p>
          </table:table-cell>
          <table:table-cell table:formula="of:=[.A406]" office:value-type="float" office:value="871" calcext:value-type="float">
            <text:p>871</text:p>
          </table:table-cell>
          <table:table-cell table:formula="of:=[.B40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Romero Araújo, Lucas</text:p>
          </table:table-cell>
          <table:table-cell office:value-type="float" office:value="42282" calcext:value-type="float">
            <text:p>42282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07]" office:value-type="string" office:string-value="Romero Araújo, Lucas" calcext:value-type="string">
            <text:p>Romero Araújo, Lucas</text:p>
          </table:table-cell>
          <table:table-cell table:formula="of:=[.D407]" office:value-type="float" office:value="42282" calcext:value-type="float">
            <text:p>42282</text:p>
          </table:table-cell>
          <table:table-cell table:formula="of:=[.E407]" office:value-type="string" office:string-value="4º ESO - B" calcext:value-type="string">
            <text:p>4º ESO - B</text:p>
          </table:table-cell>
          <table:table-cell table:formula="of:=[.A407]" office:value-type="float" office:value="1701" calcext:value-type="float">
            <text:p>1701</text:p>
          </table:table-cell>
          <table:table-cell table:formula="of:=[.B40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/>
          <table:table-cell office:value-type="string" calcext:value-type="string">
            <text:p>ROMERO VILA, ROSA MARI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08]" office:value-type="string" office:string-value="ROMERO VILA, ROSA MARIA" calcext:value-type="string">
            <text:p>ROMERO VILA, ROSA MARIA</text:p>
          </table:table-cell>
          <table:table-cell table:formula="of:=[.D408]" office:value-type="float" office:value="0" calcext:value-type="float">
            <text:p>0</text:p>
          </table:table-cell>
          <table:table-cell table:formula="of:=[.E408]" office:value-type="string" office:string-value="Docente" calcext:value-type="string">
            <text:p>Docente</text:p>
          </table:table-cell>
          <table:table-cell table:formula="of:=[.A408]" office:value-type="float" office:value="856" calcext:value-type="float">
            <text:p>856</text:p>
          </table:table-cell>
          <table:table-cell table:formula="of:=[.B40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/>
          <table:table-cell office:value-type="string" calcext:value-type="string">
            <text:p>ROZADOS FERNÁNDEZ, DOLOR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09]" office:value-type="string" office:string-value="ROZADOS FERNÁNDEZ, DOLORES" calcext:value-type="string">
            <text:p>ROZADOS FERNÁNDEZ, DOLORES</text:p>
          </table:table-cell>
          <table:table-cell table:formula="of:=[.D409]" office:value-type="float" office:value="0" calcext:value-type="float">
            <text:p>0</text:p>
          </table:table-cell>
          <table:table-cell table:formula="of:=[.E409]" office:value-type="string" office:string-value="Docente" calcext:value-type="string">
            <text:p>Docente</text:p>
          </table:table-cell>
          <table:table-cell table:formula="of:=[.A409]" office:value-type="float" office:value="858" calcext:value-type="float">
            <text:p>858</text:p>
          </table:table-cell>
          <table:table-cell table:formula="of:=[.B40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/>
          <table:table-cell office:value-type="string" calcext:value-type="string">
            <text:p>RÚA ÁLVAREZ, ANA MARÍA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410]" office:value-type="string" office:string-value="RÚA ÁLVAREZ, ANA MARÍA" calcext:value-type="string">
            <text:p>RÚA ÁLVAREZ, ANA MARÍA</text:p>
          </table:table-cell>
          <table:table-cell table:formula="of:=[.D410]" office:value-type="float" office:value="0" calcext:value-type="float">
            <text:p>0</text:p>
          </table:table-cell>
          <table:table-cell table:formula="of:=[.E410]" office:value-type="string" office:string-value="Docente" calcext:value-type="string">
            <text:p>Docente</text:p>
          </table:table-cell>
          <table:table-cell table:formula="of:=[.A410]" office:value-type="float" office:value="859" calcext:value-type="float">
            <text:p>859</text:p>
          </table:table-cell>
          <table:table-cell table:formula="of:=[.B4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/>
          <table:table-cell office:value-type="string" calcext:value-type="string">
            <text:p>RÚA ÁLVAREZ, BEATRIZ</text:p>
          </table:table-cell>
          <table:table-cell office:value-type="float" office:value="43013" calcext:value-type="float">
            <text:p>43013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11]" office:value-type="string" office:string-value="RÚA ÁLVAREZ, BEATRIZ" calcext:value-type="string">
            <text:p>RÚA ÁLVAREZ, BEATRIZ</text:p>
          </table:table-cell>
          <table:table-cell table:formula="of:=[.D411]" office:value-type="float" office:value="43013" calcext:value-type="float">
            <text:p>43013</text:p>
          </table:table-cell>
          <table:table-cell table:formula="of:=[.E411]" office:value-type="string" office:string-value="Docente" calcext:value-type="string">
            <text:p>Docente</text:p>
          </table:table-cell>
          <table:table-cell table:formula="of:=[.A411]" office:value-type="float" office:value="1916" calcext:value-type="float">
            <text:p>1916</text:p>
          </table:table-cell>
          <table:table-cell table:formula="of:=[.B4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Rubio Puga, Maria Lourdes</text:p>
          </table:table-cell>
          <table:table-cell office:value-type="float" office:value="41929" calcext:value-type="float">
            <text:p>41929</text:p>
          </table:table-cell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412]" office:value-type="string" office:string-value="Rubio Puga, Maria Lourdes" calcext:value-type="string">
            <text:p>Rubio Puga, Maria Lourdes</text:p>
          </table:table-cell>
          <table:table-cell table:formula="of:=[.D412]" office:value-type="float" office:value="41929" calcext:value-type="float">
            <text:p>41929</text:p>
          </table:table-cell>
          <table:table-cell table:formula="of:=[.E412]" office:value-type="string" office:string-value="(A)-ZSIMP03-ASEIMAPER-A" calcext:value-type="string">
            <text:p>(A)-ZSIMP03-ASEIMAPER-A</text:p>
          </table:table-cell>
          <table:table-cell table:formula="of:=[.A412]" office:value-type="float" office:value="926" calcext:value-type="float">
            <text:p>926</text:p>
          </table:table-cell>
          <table:table-cell table:formula="of:=[.B4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Rudaru, Angela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413]" office:value-type="string" office:string-value="Rudaru, Angela" calcext:value-type="string">
            <text:p>Rudaru, Angela</text:p>
          </table:table-cell>
          <table:table-cell table:formula="of:=[.D413]" office:value-type="float" office:value="43006" calcext:value-type="float">
            <text:p>43006</text:p>
          </table:table-cell>
          <table:table-cell table:formula="of:=[.E413]" office:value-type="string" office:string-value="1ºESO-A" calcext:value-type="string">
            <text:p>1ºESO-A</text:p>
          </table:table-cell>
          <table:table-cell table:formula="of:=[.A413]" office:value-type="float" office:value="1842" calcext:value-type="float">
            <text:p>1842</text:p>
          </table:table-cell>
          <table:table-cell table:formula="of:=[.B4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Rudaru, Ionut Laurentiu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2ºESO-A</text:p>
          </table:table-cell>
          <table:table-cell table:number-columns-repeated="4"/>
          <table:table-cell table:formula="of:=[.C414]" office:value-type="string" office:string-value="Rudaru, Ionut Laurentiu" calcext:value-type="string">
            <text:p>Rudaru, Ionut Laurentiu</text:p>
          </table:table-cell>
          <table:table-cell table:formula="of:=[.D414]" office:value-type="float" office:value="42265" calcext:value-type="float">
            <text:p>42265</text:p>
          </table:table-cell>
          <table:table-cell table:formula="of:=[.E414]" office:value-type="string" office:string-value="2ºESO-A" calcext:value-type="string">
            <text:p>2ºESO-A</text:p>
          </table:table-cell>
          <table:table-cell table:formula="of:=[.A414]" office:value-type="float" office:value="1560" calcext:value-type="float">
            <text:p>1560</text:p>
          </table:table-cell>
          <table:table-cell table:formula="of:=[.B41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Ruiz Almeida, Óscar</text:p>
          </table:table-cell>
          <table:table-cell/>
          <table:table-cell office:value-type="string" calcext:value-type="string">
            <text:p>3º ESO - A</text:p>
          </table:table-cell>
          <table:table-cell table:number-columns-repeated="4"/>
          <table:table-cell table:formula="of:=[.C415]" office:value-type="string" office:string-value="Ruiz Almeida, Óscar" calcext:value-type="string">
            <text:p>Ruiz Almeida, Óscar</text:p>
          </table:table-cell>
          <table:table-cell table:formula="of:=[.D415]" office:value-type="float" office:value="0" calcext:value-type="float">
            <text:p>0</text:p>
          </table:table-cell>
          <table:table-cell table:formula="of:=[.E415]" office:value-type="string" office:string-value="3º ESO - A" calcext:value-type="string">
            <text:p>3º ESO - A</text:p>
          </table:table-cell>
          <table:table-cell table:formula="of:=[.A415]" office:value-type="float" office:value="1478" calcext:value-type="float">
            <text:p>1478</text:p>
          </table:table-cell>
          <table:table-cell table:formula="of:=[.B4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/>
          <table:table-cell office:value-type="string" calcext:value-type="string">
            <text:p>Salazar Saldarriaga, Santiago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416]" office:value-type="string" office:string-value="Salazar Saldarriaga, Santiago" calcext:value-type="string">
            <text:p>Salazar Saldarriaga, Santiago</text:p>
          </table:table-cell>
          <table:table-cell table:formula="of:=[.D416]" office:value-type="float" office:value="41900" calcext:value-type="float">
            <text:p>41900</text:p>
          </table:table-cell>
          <table:table-cell table:formula="of:=[.E416]" office:value-type="string" office:string-value="3º ESO - A" calcext:value-type="string">
            <text:p>3º ESO - A</text:p>
          </table:table-cell>
          <table:table-cell table:formula="of:=[.A416]" office:value-type="float" office:value="1479" calcext:value-type="float">
            <text:p>1479</text:p>
          </table:table-cell>
          <table:table-cell table:formula="of:=[.B41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Saldaña Sartataviciute, Indalecio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17]" office:value-type="string" office:string-value="Saldaña Sartataviciute, Indalecio" calcext:value-type="string">
            <text:p>Saldaña Sartataviciute, Indalecio</text:p>
          </table:table-cell>
          <table:table-cell table:formula="of:=[.D417]" office:value-type="float" office:value="41900" calcext:value-type="float">
            <text:p>41900</text:p>
          </table:table-cell>
          <table:table-cell table:formula="of:=[.E417]" office:value-type="string" office:string-value="4º ESO - B" calcext:value-type="string">
            <text:p>4º ESO - B</text:p>
          </table:table-cell>
          <table:table-cell table:formula="of:=[.A417]" office:value-type="float" office:value="1480" calcext:value-type="float">
            <text:p>1480</text:p>
          </table:table-cell>
          <table:table-cell table:formula="of:=[.B4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Salguero Hernández, Jonathan Steven</text:p>
          </table:table-cell>
          <table:table-cell table:style-name="Default" office:value-type="float" office:value="42264" calcext:value-type="float">
            <text:p>42264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418]" office:value-type="string" office:string-value="Salguero Hernández, Jonathan Steven" calcext:value-type="string">
            <text:p>Salguero Hernández, Jonathan Steven</text:p>
          </table:table-cell>
          <table:table-cell table:formula="of:=[.D418]" office:value-type="float" office:value="42264" calcext:value-type="float">
            <text:p>42264</text:p>
          </table:table-cell>
          <table:table-cell table:formula="of:=[.E418]" office:value-type="string" office:string-value=" " calcext:value-type="string">
            <text:p><text:s/></text:p>
          </table:table-cell>
          <table:table-cell table:formula="of:=[.A418]" office:value-type="float" office:value="1539" calcext:value-type="float">
            <text:p>1539</text:p>
          </table:table-cell>
          <table:table-cell table:formula="of:=[.B4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Salinas Quirante, Andrea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419]" office:value-type="string" office:string-value="Salinas Quirante, Andrea" calcext:value-type="string">
            <text:p>Salinas Quirante, Andrea</text:p>
          </table:table-cell>
          <table:table-cell table:formula="of:=[.D419]" office:value-type="float" office:value="43007" calcext:value-type="float">
            <text:p>43007</text:p>
          </table:table-cell>
          <table:table-cell table:formula="of:=[.E419]" office:value-type="string" office:string-value="2 CBIMP01-PEITEST-A" calcext:value-type="string">
            <text:p>2 CBIMP01-PEITEST-A</text:p>
          </table:table-cell>
          <table:table-cell table:formula="of:=[.A419]" office:value-type="float" office:value="1867" calcext:value-type="float">
            <text:p>1867</text:p>
          </table:table-cell>
          <table:table-cell table:formula="of:=[.B4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/>
          <table:table-cell office:value-type="string" calcext:value-type="string">
            <text:p>SAMPEDRO ÁLVAREZ, FLOR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20]" office:value-type="string" office:string-value="SAMPEDRO ÁLVAREZ, FLORA" calcext:value-type="string">
            <text:p>SAMPEDRO ÁLVAREZ, FLORA</text:p>
          </table:table-cell>
          <table:table-cell table:formula="of:=[.D420]" office:value-type="float" office:value="0" calcext:value-type="float">
            <text:p>0</text:p>
          </table:table-cell>
          <table:table-cell table:formula="of:=[.E420]" office:value-type="string" office:string-value="Docente" calcext:value-type="string">
            <text:p>Docente</text:p>
          </table:table-cell>
          <table:table-cell table:formula="of:=[.A420]" office:value-type="float" office:value="860" calcext:value-type="float">
            <text:p>860</text:p>
          </table:table-cell>
          <table:table-cell table:formula="of:=[.B4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Sánchez Castro, José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421]" office:value-type="string" office:string-value="Sánchez Castro, José" calcext:value-type="string">
            <text:p>Sánchez Castro, José</text:p>
          </table:table-cell>
          <table:table-cell table:formula="of:=[.D421]" office:value-type="float" office:value="42653" calcext:value-type="float">
            <text:p>42653</text:p>
          </table:table-cell>
          <table:table-cell table:formula="of:=[.E421]" office:value-type="string" office:string-value="2 CBIFC02-INFOFC-A" calcext:value-type="string">
            <text:p>2 CBIFC02-INFOFC-A</text:p>
          </table:table-cell>
          <table:table-cell table:formula="of:=[.A421]" office:value-type="float" office:value="1749" calcext:value-type="float">
            <text:p>1749</text:p>
          </table:table-cell>
          <table:table-cell table:formula="of:=[.B4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/>
          <table:table-cell office:value-type="string" calcext:value-type="string">
            <text:p>SÁNCHEZ CRESPO, GABRIEL</text:p>
          </table:table-cell>
          <table:table-cell office:value-type="float" office:value="42678" calcext:value-type="float">
            <text:p>42678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22]" office:value-type="string" office:string-value="SÁNCHEZ CRESPO, GABRIEL" calcext:value-type="string">
            <text:p>SÁNCHEZ CRESPO, GABRIEL</text:p>
          </table:table-cell>
          <table:table-cell table:formula="of:=[.D422]" office:value-type="float" office:value="42678" calcext:value-type="float">
            <text:p>42678</text:p>
          </table:table-cell>
          <table:table-cell table:formula="of:=[.E422]" office:value-type="string" office:string-value="Docente" calcext:value-type="string">
            <text:p>Docente</text:p>
          </table:table-cell>
          <table:table-cell table:formula="of:=[.A422]" office:value-type="float" office:value="809" calcext:value-type="float">
            <text:p>809</text:p>
          </table:table-cell>
          <table:table-cell table:formula="of:=[.B42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Sánchez Núñez, Antonia</text:p>
          </table:table-cell>
          <table:table-cell table:style-name="Default" office:value-type="float" office:value="42298" calcext:value-type="float">
            <text:p>42298</text:p>
          </table:table-cell>
          <table:table-cell office:value-type="string" calcext:value-type="string">
            <text:p>(A)-ZSIMP03-ASEIMAPER-B</text:p>
          </table:table-cell>
          <table:table-cell table:number-columns-repeated="4"/>
          <table:table-cell table:formula="of:=[.C423]" office:value-type="string" office:string-value="Sánchez Núñez, Antonia" calcext:value-type="string">
            <text:p>Sánchez Núñez, Antonia</text:p>
          </table:table-cell>
          <table:table-cell table:formula="of:=[.D423]" office:value-type="float" office:value="42298" calcext:value-type="float">
            <text:p>42298</text:p>
          </table:table-cell>
          <table:table-cell table:formula="of:=[.E423]" office:value-type="string" office:string-value="(A)-ZSIMP03-ASEIMAPER-B" calcext:value-type="string">
            <text:p>(A)-ZSIMP03-ASEIMAPER-B</text:p>
          </table:table-cell>
          <table:table-cell table:formula="of:=[.A423]" office:value-type="float" office:value="721" calcext:value-type="float">
            <text:p>721</text:p>
          </table:table-cell>
          <table:table-cell table:formula="of:=[.B4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Sánchez Rodríguez, Thalia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424]" office:value-type="string" office:string-value="Sánchez Rodríguez, Thalia" calcext:value-type="string">
            <text:p>Sánchez Rodríguez, Thalia</text:p>
          </table:table-cell>
          <table:table-cell table:formula="of:=[.D424]" office:value-type="float" office:value="42264" calcext:value-type="float">
            <text:p>42264</text:p>
          </table:table-cell>
          <table:table-cell table:formula="of:=[.E424]" office:value-type="string" office:string-value="3º ESO - B" calcext:value-type="string">
            <text:p>3º ESO - B</text:p>
          </table:table-cell>
          <table:table-cell table:formula="of:=[.A424]" office:value-type="float" office:value="1538" calcext:value-type="float">
            <text:p>1538</text:p>
          </table:table-cell>
          <table:table-cell table:formula="of:=[.B42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Sánchez-Puga Figueroa, joan</text:p>
          </table:table-cell>
          <table:table-cell table:style-name="Default" office:value-type="float" office:value="43010" calcext:value-type="float">
            <text:p>43010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425]" office:value-type="string" office:string-value="Sánchez-Puga Figueroa, joan" calcext:value-type="string">
            <text:p>Sánchez-Puga Figueroa, joan</text:p>
          </table:table-cell>
          <table:table-cell table:formula="of:=[.D425]" office:value-type="float" office:value="43010" calcext:value-type="float">
            <text:p>43010</text:p>
          </table:table-cell>
          <table:table-cell table:formula="of:=[.E425]" office:value-type="string" office:string-value="3º ESO - B" calcext:value-type="string">
            <text:p>3º ESO - B</text:p>
          </table:table-cell>
          <table:table-cell table:formula="of:=[.A425]" office:value-type="float" office:value="1875" calcext:value-type="float">
            <text:p>1875</text:p>
          </table:table-cell>
          <table:table-cell table:formula="of:=[.B42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sandu, Leonardo Vasilica</text:p>
          </table:table-cell>
          <table:table-cell office:value-type="float" office:value="42653" calcext:value-type="float">
            <text:p>42653</text:p>
          </table:table-cell>
          <table:table-cell office:value-type="string" calcext:value-type="string">
            <text:p>2 CBIFC02-INFOFC-B</text:p>
          </table:table-cell>
          <table:table-cell table:number-columns-repeated="4"/>
          <table:table-cell table:formula="of:=[.C426]" office:value-type="string" office:string-value="sandu, Leonardo Vasilica" calcext:value-type="string">
            <text:p>sandu, Leonardo Vasilica</text:p>
          </table:table-cell>
          <table:table-cell table:formula="of:=[.D426]" office:value-type="float" office:value="42653" calcext:value-type="float">
            <text:p>42653</text:p>
          </table:table-cell>
          <table:table-cell table:formula="of:=[.E426]" office:value-type="string" office:string-value="2 CBIFC02-INFOFC-B" calcext:value-type="string">
            <text:p>2 CBIFC02-INFOFC-B</text:p>
          </table:table-cell>
          <table:table-cell table:formula="of:=[.A426]" office:value-type="float" office:value="1750" calcext:value-type="float">
            <text:p>1750</text:p>
          </table:table-cell>
          <table:table-cell table:formula="of:=[.B42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/>
          <table:table-cell office:value-type="string" calcext:value-type="string">
            <text:p>Sanmartín Cuenya, Alejandro</text:p>
          </table:table-cell>
          <table:table-cell office:value-type="float" office:value="41900" calcext:value-type="float">
            <text:p>41900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427]" office:value-type="string" office:string-value="Sanmartín Cuenya, Alejandro" calcext:value-type="string">
            <text:p>Sanmartín Cuenya, Alejandro</text:p>
          </table:table-cell>
          <table:table-cell table:formula="of:=[.D427]" office:value-type="float" office:value="41900" calcext:value-type="float">
            <text:p>41900</text:p>
          </table:table-cell>
          <table:table-cell table:formula="of:=[.E427]" office:value-type="string" office:string-value="3º ESO - B" calcext:value-type="string">
            <text:p>3º ESO - B</text:p>
          </table:table-cell>
          <table:table-cell table:formula="of:=[.A427]" office:value-type="float" office:value="1481" calcext:value-type="float">
            <text:p>1481</text:p>
          </table:table-cell>
          <table:table-cell table:formula="of:=[.B4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Santaclara Vidal, Laura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428]" office:value-type="string" office:string-value="Santaclara Vidal, Laura" calcext:value-type="string">
            <text:p>Santaclara Vidal, Laura</text:p>
          </table:table-cell>
          <table:table-cell table:formula="of:=[.D428]" office:value-type="float" office:value="41561" calcext:value-type="float">
            <text:p>41561</text:p>
          </table:table-cell>
          <table:table-cell table:formula="of:=[.E428]" office:value-type="string" office:string-value="1º Bac. - B" calcext:value-type="string">
            <text:p>1º Bac. - B</text:p>
          </table:table-cell>
          <table:table-cell table:formula="of:=[.A428]" office:value-type="float" office:value="1429" calcext:value-type="float">
            <text:p>1429</text:p>
          </table:table-cell>
          <table:table-cell table:formula="of:=[.B42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Santaclara Vidal, Marta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429]" office:value-type="string" office:string-value="Santaclara Vidal, Marta" calcext:value-type="string">
            <text:p>Santaclara Vidal, Marta</text:p>
          </table:table-cell>
          <table:table-cell table:formula="of:=[.D429]" office:value-type="float" office:value="41561" calcext:value-type="float">
            <text:p>41561</text:p>
          </table:table-cell>
          <table:table-cell table:formula="of:=[.E429]" office:value-type="string" office:string-value="1º Bac. - B" calcext:value-type="string">
            <text:p>1º Bac. - B</text:p>
          </table:table-cell>
          <table:table-cell table:formula="of:=[.A429]" office:value-type="float" office:value="1430" calcext:value-type="float">
            <text:p>1430</text:p>
          </table:table-cell>
          <table:table-cell table:formula="of:=[.B42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Santiago Díaz, Karla</text:p>
          </table:table-cell>
          <table:table-cell/>
          <table:table-cell office:value-type="string" calcext:value-type="string">
            <text:p>2ºESO-B</text:p>
          </table:table-cell>
          <table:table-cell table:number-columns-repeated="4"/>
          <table:table-cell table:formula="of:=[.C430]" office:value-type="string" office:string-value="Santiago Díaz, Karla" calcext:value-type="string">
            <text:p>Santiago Díaz, Karla</text:p>
          </table:table-cell>
          <table:table-cell table:formula="of:=[.D430]" office:value-type="float" office:value="0" calcext:value-type="float">
            <text:p>0</text:p>
          </table:table-cell>
          <table:table-cell table:formula="of:=[.E430]" office:value-type="string" office:string-value="2ºESO-B" calcext:value-type="string">
            <text:p>2ºESO-B</text:p>
          </table:table-cell>
          <table:table-cell table:formula="of:=[.A430]" office:value-type="float" office:value="1647" calcext:value-type="float">
            <text:p>1647</text:p>
          </table:table-cell>
          <table:table-cell table:formula="of:=[.B4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Santiago Docío, Mauro</text:p>
          </table:table-cell>
          <table:table-cell office:value-type="float" office:value="41561" calcext:value-type="float">
            <text:p>41561</text:p>
          </table:table-cell>
          <table:table-cell office:value-type="string" calcext:value-type="string">
            <text:p>1º Bac. - B</text:p>
          </table:table-cell>
          <table:table-cell table:number-columns-repeated="4"/>
          <table:table-cell table:formula="of:=[.C431]" office:value-type="string" office:string-value="Santiago Docío, Mauro" calcext:value-type="string">
            <text:p>Santiago Docío, Mauro</text:p>
          </table:table-cell>
          <table:table-cell table:formula="of:=[.D431]" office:value-type="float" office:value="41561" calcext:value-type="float">
            <text:p>41561</text:p>
          </table:table-cell>
          <table:table-cell table:formula="of:=[.E431]" office:value-type="string" office:string-value="1º Bac. - B" calcext:value-type="string">
            <text:p>1º Bac. - B</text:p>
          </table:table-cell>
          <table:table-cell table:formula="of:=[.A431]" office:value-type="float" office:value="1431" calcext:value-type="float">
            <text:p>1431</text:p>
          </table:table-cell>
          <table:table-cell table:formula="of:=[.B4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/>
          <table:table-cell office:value-type="string" calcext:value-type="string">
            <text:p>SANTOMÉ MARTÍNEZ, M. BEGOÑA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32]" office:value-type="string" office:string-value="SANTOMÉ MARTÍNEZ, M. BEGOÑA" calcext:value-type="string">
            <text:p>SANTOMÉ MARTÍNEZ, M. BEGOÑA</text:p>
          </table:table-cell>
          <table:table-cell table:formula="of:=[.D432]" office:value-type="float" office:value="41610" calcext:value-type="float">
            <text:p>41610</text:p>
          </table:table-cell>
          <table:table-cell table:formula="of:=[.E432]" office:value-type="string" office:string-value="Docente" calcext:value-type="string">
            <text:p>Docente</text:p>
          </table:table-cell>
          <table:table-cell table:formula="of:=[.A432]" office:value-type="float" office:value="874" calcext:value-type="float">
            <text:p>874</text:p>
          </table:table-cell>
          <table:table-cell table:formula="of:=[.B43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Santomé Pereira, Iván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433]" office:value-type="string" office:string-value="Santomé Pereira, Iván" calcext:value-type="string">
            <text:p>Santomé Pereira, Iván</text:p>
          </table:table-cell>
          <table:table-cell table:formula="of:=[.D433]" office:value-type="float" office:value="43014" calcext:value-type="float">
            <text:p>43014</text:p>
          </table:table-cell>
          <table:table-cell table:formula="of:=[.E433]" office:value-type="string" office:string-value="1 CMIFC01-SIMIRE-A" calcext:value-type="string">
            <text:p>1 CMIFC01-SIMIRE-A</text:p>
          </table:table-cell>
          <table:table-cell table:formula="of:=[.A433]" office:value-type="float" office:value="1947" calcext:value-type="float">
            <text:p>1947</text:p>
          </table:table-cell>
          <table:table-cell table:formula="of:=[.B43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Santome Vazquez, Nerea</text:p>
          </table:table-cell>
          <table:table-cell/>
          <table:table-cell office:value-type="string" calcext:value-type="string">
            <text:p>(A)-ZMIFC01-SIMIRE-A</text:p>
          </table:table-cell>
          <table:table-cell table:number-columns-repeated="4"/>
          <table:table-cell table:formula="of:=[.C434]" office:value-type="string" office:string-value="Santome Vazquez, Nerea" calcext:value-type="string">
            <text:p>Santome Vazquez, Nerea</text:p>
          </table:table-cell>
          <table:table-cell table:formula="of:=[.D434]" office:value-type="float" office:value="0" calcext:value-type="float">
            <text:p>0</text:p>
          </table:table-cell>
          <table:table-cell table:formula="of:=[.E434]" office:value-type="string" office:string-value="(A)-ZMIFC01-SIMIRE-A" calcext:value-type="string">
            <text:p>(A)-ZMIFC01-SIMIRE-A</text:p>
          </table:table-cell>
          <table:table-cell table:formula="of:=[.A434]" office:value-type="float" office:value="1716" calcext:value-type="float">
            <text:p>1716</text:p>
          </table:table-cell>
          <table:table-cell table:formula="of:=[.B4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Santos Huaranga, Cristian</text:p>
          </table:table-cell>
          <table:table-cell table:style-name="Default"/>
          <table:table-cell office:value-type="string" calcext:value-type="string">
            <text:p><text:s/></text:p>
          </table:table-cell>
          <table:table-cell table:number-columns-repeated="4"/>
          <table:table-cell table:formula="of:=[.C435]" office:value-type="string" office:string-value="Santos Huaranga, Cristian" calcext:value-type="string">
            <text:p>Santos Huaranga, Cristian</text:p>
          </table:table-cell>
          <table:table-cell table:formula="of:=[.D435]" office:value-type="float" office:value="0" calcext:value-type="float">
            <text:p>0</text:p>
          </table:table-cell>
          <table:table-cell table:formula="of:=[.E435]" office:value-type="string" office:string-value=" " calcext:value-type="string">
            <text:p><text:s/></text:p>
          </table:table-cell>
          <table:table-cell table:formula="of:=[.A435]" office:value-type="float" office:value="1872" calcext:value-type="float">
            <text:p>1872</text:p>
          </table:table-cell>
          <table:table-cell table:formula="of:=[.B4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Santos Iglesias, Estela</text:p>
          </table:table-cell>
          <table:table-cell office:value-type="float" office:value="41950" calcext:value-type="float">
            <text:p>41950</text:p>
          </table:table-cell>
          <table:table-cell office:value-type="string" calcext:value-type="string">
            <text:p>2 CSIMP01-ESINBE-A</text:p>
          </table:table-cell>
          <table:table-cell table:number-columns-repeated="4"/>
          <table:table-cell table:formula="of:=[.C436]" office:value-type="string" office:string-value="Santos Iglesias, Estela" calcext:value-type="string">
            <text:p>Santos Iglesias, Estela</text:p>
          </table:table-cell>
          <table:table-cell table:formula="of:=[.D436]" office:value-type="float" office:value="41950" calcext:value-type="float">
            <text:p>41950</text:p>
          </table:table-cell>
          <table:table-cell table:formula="of:=[.E436]" office:value-type="string" office:string-value="2 CSIMP01-ESINBE-A" calcext:value-type="string">
            <text:p>2 CSIMP01-ESINBE-A</text:p>
          </table:table-cell>
          <table:table-cell table:formula="of:=[.A436]" office:value-type="float" office:value="958" calcext:value-type="float">
            <text:p>958</text:p>
          </table:table-cell>
          <table:table-cell table:formula="of:=[.B4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/>
          <table:table-cell office:value-type="string" calcext:value-type="string">
            <text:p>SERODIO FERNÁNDEZ, EMILI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37]" office:value-type="string" office:string-value="SERODIO FERNÁNDEZ, EMILIA" calcext:value-type="string">
            <text:p>SERODIO FERNÁNDEZ, EMILIA</text:p>
          </table:table-cell>
          <table:table-cell table:formula="of:=[.D437]" office:value-type="float" office:value="0" calcext:value-type="float">
            <text:p>0</text:p>
          </table:table-cell>
          <table:table-cell table:formula="of:=[.E437]" office:value-type="string" office:string-value="Docente" calcext:value-type="string">
            <text:p>Docente</text:p>
          </table:table-cell>
          <table:table-cell table:formula="of:=[.A437]" office:value-type="float" office:value="862" calcext:value-type="float">
            <text:p>862</text:p>
          </table:table-cell>
          <table:table-cell table:formula="of:=[.B43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Serrano González, Nestor</text:p>
          </table:table-cell>
          <table:table-cell table:style-name="Default" office:value-type="float" office:value="42653" calcext:value-type="float">
            <text:p>42653</text:p>
          </table:table-cell>
          <table:table-cell office:value-type="string" calcext:value-type="string">
            <text:p>2 CBIFC02-INFOFC-A</text:p>
          </table:table-cell>
          <table:table-cell table:number-columns-repeated="4"/>
          <table:table-cell table:formula="of:=[.C438]" office:value-type="string" office:string-value="Serrano González, Nestor" calcext:value-type="string">
            <text:p>Serrano González, Nestor</text:p>
          </table:table-cell>
          <table:table-cell table:formula="of:=[.D438]" office:value-type="float" office:value="42653" calcext:value-type="float">
            <text:p>42653</text:p>
          </table:table-cell>
          <table:table-cell table:formula="of:=[.E438]" office:value-type="string" office:string-value="2 CBIFC02-INFOFC-A" calcext:value-type="string">
            <text:p>2 CBIFC02-INFOFC-A</text:p>
          </table:table-cell>
          <table:table-cell table:formula="of:=[.A438]" office:value-type="float" office:value="1751" calcext:value-type="float">
            <text:p>1751</text:p>
          </table:table-cell>
          <table:table-cell table:formula="of:=[.B4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/>
          <table:table-cell office:value-type="string" calcext:value-type="string">
            <text:p>SÍAS TRILLO, MERCEDES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39]" office:value-type="string" office:string-value="SÍAS TRILLO, MERCEDES" calcext:value-type="string">
            <text:p>SÍAS TRILLO, MERCEDES</text:p>
          </table:table-cell>
          <table:table-cell table:formula="of:=[.D439]" office:value-type="float" office:value="0" calcext:value-type="float">
            <text:p>0</text:p>
          </table:table-cell>
          <table:table-cell table:formula="of:=[.E439]" office:value-type="string" office:string-value="Docente" calcext:value-type="string">
            <text:p>Docente</text:p>
          </table:table-cell>
          <table:table-cell table:formula="of:=[.A439]" office:value-type="float" office:value="863" calcext:value-type="float">
            <text:p>863</text:p>
          </table:table-cell>
          <table:table-cell table:formula="of:=[.B4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Silva Florez, Uriela</text:p>
          </table:table-cell>
          <table:table-cell/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440]" office:value-type="string" office:string-value="Silva Florez, Uriela" calcext:value-type="string">
            <text:p>Silva Florez, Uriela</text:p>
          </table:table-cell>
          <table:table-cell table:formula="of:=[.D440]" office:value-type="float" office:value="0" calcext:value-type="float">
            <text:p>0</text:p>
          </table:table-cell>
          <table:table-cell table:formula="of:=[.E440]" office:value-type="string" office:string-value="(A)-ZSIMP03-ASEIMAPER-A" calcext:value-type="string">
            <text:p>(A)-ZSIMP03-ASEIMAPER-A</text:p>
          </table:table-cell>
          <table:table-cell table:formula="of:=[.A440]" office:value-type="float" office:value="1799" calcext:value-type="float">
            <text:p>1799</text:p>
          </table:table-cell>
          <table:table-cell table:formula="of:=[.B44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Silva Melón, Roi</text:p>
          </table:table-cell>
          <table:table-cell table:style-name="Default" office:value-type="float" office:value="41899" calcext:value-type="float">
            <text:p>41899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41]" office:value-type="string" office:string-value="Silva Melón, Roi" calcext:value-type="string">
            <text:p>Silva Melón, Roi</text:p>
          </table:table-cell>
          <table:table-cell table:formula="of:=[.D441]" office:value-type="float" office:value="41899" calcext:value-type="float">
            <text:p>41899</text:p>
          </table:table-cell>
          <table:table-cell table:formula="of:=[.E441]" office:value-type="string" office:string-value="4º ESO - B" calcext:value-type="string">
            <text:p>4º ESO - B</text:p>
          </table:table-cell>
          <table:table-cell table:formula="of:=[.A441]" office:value-type="float" office:value="1449" calcext:value-type="float">
            <text:p>1449</text:p>
          </table:table-cell>
          <table:table-cell table:formula="of:=[.B44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/>
          <table:table-cell office:value-type="string" calcext:value-type="string">
            <text:p>Silva Pagani, Camila Lorrayne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B</text:p>
          </table:table-cell>
          <table:table-cell table:number-columns-repeated="4"/>
          <table:table-cell table:formula="of:=[.C442]" office:value-type="string" office:string-value="Silva Pagani, Camila Lorrayne" calcext:value-type="string">
            <text:p>Silva Pagani, Camila Lorrayne</text:p>
          </table:table-cell>
          <table:table-cell table:formula="of:=[.D442]" office:value-type="float" office:value="42656" calcext:value-type="float">
            <text:p>42656</text:p>
          </table:table-cell>
          <table:table-cell table:formula="of:=[.E442]" office:value-type="string" office:string-value="2 CBIMP01-PEITEST-B" calcext:value-type="string">
            <text:p>2 CBIMP01-PEITEST-B</text:p>
          </table:table-cell>
          <table:table-cell table:formula="of:=[.A442]" office:value-type="float" office:value="1785" calcext:value-type="float">
            <text:p>1785</text:p>
          </table:table-cell>
          <table:table-cell table:formula="of:=[.B4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Silva Silva, Ana Paula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2º Bac. - A</text:p>
          </table:table-cell>
          <table:table-cell table:number-columns-repeated="4"/>
          <table:table-cell table:formula="of:=[.C443]" office:value-type="string" office:string-value="Silva Silva, Ana Paula" calcext:value-type="string">
            <text:p>Silva Silva, Ana Paula</text:p>
          </table:table-cell>
          <table:table-cell table:formula="of:=[.D443]" office:value-type="float" office:value="42646" calcext:value-type="float">
            <text:p>42646</text:p>
          </table:table-cell>
          <table:table-cell table:formula="of:=[.E443]" office:value-type="string" office:string-value="2º Bac. - A" calcext:value-type="string">
            <text:p>2º Bac. - A</text:p>
          </table:table-cell>
          <table:table-cell table:formula="of:=[.A443]" office:value-type="float" office:value="1678" calcext:value-type="float">
            <text:p>1678</text:p>
          </table:table-cell>
          <table:table-cell table:formula="of:=[.B4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/>
          <table:table-cell office:value-type="string" calcext:value-type="string">
            <text:p>SOBRAL CRESPO, AGUSTÍ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44]" office:value-type="string" office:string-value="SOBRAL CRESPO, AGUSTÍN" calcext:value-type="string">
            <text:p>SOBRAL CRESPO, AGUSTÍN</text:p>
          </table:table-cell>
          <table:table-cell table:formula="of:=[.D444]" office:value-type="float" office:value="0" calcext:value-type="float">
            <text:p>0</text:p>
          </table:table-cell>
          <table:table-cell table:formula="of:=[.E444]" office:value-type="string" office:string-value="Docente" calcext:value-type="string">
            <text:p>Docente</text:p>
          </table:table-cell>
          <table:table-cell table:formula="of:=[.A444]" office:value-type="float" office:value="864" calcext:value-type="float">
            <text:p>864</text:p>
          </table:table-cell>
          <table:table-cell table:formula="of:=[.B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Solla Lago, Xoel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445]" office:value-type="string" office:string-value="Solla Lago, Xoel" calcext:value-type="string">
            <text:p>Solla Lago, Xoel</text:p>
          </table:table-cell>
          <table:table-cell table:formula="of:=[.D445]" office:value-type="float" office:value="42265" calcext:value-type="float">
            <text:p>42265</text:p>
          </table:table-cell>
          <table:table-cell table:formula="of:=[.E445]" office:value-type="string" office:string-value="3º ESO - B" calcext:value-type="string">
            <text:p>3º ESO - B</text:p>
          </table:table-cell>
          <table:table-cell table:formula="of:=[.A445]" office:value-type="float" office:value="1561" calcext:value-type="float">
            <text:p>1561</text:p>
          </table:table-cell>
          <table:table-cell table:formula="of:=[.B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Soto Iglesias, María del Pilar</text:p>
          </table:table-cell>
          <table:table-cell table:style-name="Default" office:value-type="float" office:value="43056" calcext:value-type="float">
            <text:p>43056</text:p>
          </table:table-cell>
          <table:table-cell office:value-type="string" calcext:value-type="string">
            <text:p>(A)-ZSIFC03-DAW-A</text:p>
          </table:table-cell>
          <table:table-cell table:number-columns-repeated="4"/>
          <table:table-cell table:formula="of:=[.C446]" office:value-type="string" office:string-value="Soto Iglesias, María del Pilar" calcext:value-type="string">
            <text:p>Soto Iglesias, María del Pilar</text:p>
          </table:table-cell>
          <table:table-cell table:formula="of:=[.D446]" office:value-type="float" office:value="43056" calcext:value-type="float">
            <text:p>43056</text:p>
          </table:table-cell>
          <table:table-cell table:formula="of:=[.E446]" office:value-type="string" office:string-value="(A)-ZSIFC03-DAW-A" calcext:value-type="string">
            <text:p>(A)-ZSIFC03-DAW-A</text:p>
          </table:table-cell>
          <table:table-cell table:formula="of:=[.A446]" office:value-type="float" office:value="1805" calcext:value-type="float">
            <text:p>1805</text:p>
          </table:table-cell>
          <table:table-cell table:formula="of:=[.B44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Souto Otero, Marta</text:p>
          </table:table-cell>
          <table:table-cell office:value-type="float" office:value="42265" calcext:value-type="float">
            <text:p>42265</text:p>
          </table:table-cell>
          <table:table-cell office:value-type="string" calcext:value-type="string">
            <text:p>3º ESO - B</text:p>
          </table:table-cell>
          <table:table-cell table:number-columns-repeated="4"/>
          <table:table-cell table:formula="of:=[.C447]" office:value-type="string" office:string-value="Souto Otero, Marta" calcext:value-type="string">
            <text:p>Souto Otero, Marta</text:p>
          </table:table-cell>
          <table:table-cell table:formula="of:=[.D447]" office:value-type="float" office:value="42265" calcext:value-type="float">
            <text:p>42265</text:p>
          </table:table-cell>
          <table:table-cell table:formula="of:=[.E447]" office:value-type="string" office:string-value="3º ESO - B" calcext:value-type="string">
            <text:p>3º ESO - B</text:p>
          </table:table-cell>
          <table:table-cell table:formula="of:=[.A447]" office:value-type="float" office:value="1562" calcext:value-type="float">
            <text:p>1562</text:p>
          </table:table-cell>
          <table:table-cell table:formula="of:=[.B4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Subero Núñez, Veruska Valentina</text:p>
          </table:table-cell>
          <table:table-cell table:style-name="Default" office:value-type="float" office:value="43161" calcext:value-type="float">
            <text:p>43161</text:p>
          </table:table-cell>
          <table:table-cell office:value-type="string" calcext:value-type="string">
            <text:p>1ºESO-B</text:p>
          </table:table-cell>
          <table:table-cell table:number-columns-repeated="4"/>
          <table:table-cell table:formula="of:=[.C448]" office:value-type="string" office:string-value="Subero Núñez, Veruska Valentina" calcext:value-type="string">
            <text:p>Subero Núñez, Veruska Valentina</text:p>
          </table:table-cell>
          <table:table-cell table:formula="of:=[.D448]" office:value-type="float" office:value="43161" calcext:value-type="float">
            <text:p>43161</text:p>
          </table:table-cell>
          <table:table-cell table:formula="of:=[.E448]" office:value-type="string" office:string-value="1ºESO-B" calcext:value-type="string">
            <text:p>1ºESO-B</text:p>
          </table:table-cell>
          <table:table-cell table:formula="of:=[.A448]" office:value-type="float" office:value="2007" calcext:value-type="float">
            <text:p>2007</text:p>
          </table:table-cell>
          <table:table-cell table:formula="of:=[.B4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Suriel Pérez, José Armando</text:p>
          </table:table-cell>
          <table:table-cell table:style-name="Default" office:value-type="float" office:value="41899" calcext:value-type="float">
            <text:p>41899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449]" office:value-type="string" office:string-value="Suriel Pérez, José Armando" calcext:value-type="string">
            <text:p>Suriel Pérez, José Armando</text:p>
          </table:table-cell>
          <table:table-cell table:formula="of:=[.D449]" office:value-type="float" office:value="41899" calcext:value-type="float">
            <text:p>41899</text:p>
          </table:table-cell>
          <table:table-cell table:formula="of:=[.E449]" office:value-type="string" office:string-value="3º ESO - A" calcext:value-type="string">
            <text:p>3º ESO - A</text:p>
          </table:table-cell>
          <table:table-cell table:formula="of:=[.A449]" office:value-type="float" office:value="1450" calcext:value-type="float">
            <text:p>1450</text:p>
          </table:table-cell>
          <table:table-cell table:formula="of:=[.B4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Tejada Aracena, Harlin José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50]" office:value-type="string" office:string-value="Tejada Aracena, Harlin José" calcext:value-type="string">
            <text:p>Tejada Aracena, Harlin José</text:p>
          </table:table-cell>
          <table:table-cell table:formula="of:=[.D450]" office:value-type="float" office:value="41561" calcext:value-type="float">
            <text:p>41561</text:p>
          </table:table-cell>
          <table:table-cell table:formula="of:=[.E450]" office:value-type="string" office:string-value="4º ESO - B" calcext:value-type="string">
            <text:p>4º ESO - B</text:p>
          </table:table-cell>
          <table:table-cell table:formula="of:=[.A450]" office:value-type="float" office:value="1414" calcext:value-type="float">
            <text:p>1414</text:p>
          </table:table-cell>
          <table:table-cell table:formula="of:=[.B4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Tejada Aracena, Smerlyn Soribel</text:p>
          </table:table-cell>
          <table:table-cell/>
          <table:table-cell office:value-type="string" calcext:value-type="string">
            <text:p>4º ESO - B</text:p>
          </table:table-cell>
          <table:table-cell table:number-columns-repeated="4"/>
          <table:table-cell table:formula="of:=[.C451]" office:value-type="string" office:string-value="Tejada Aracena, Smerlyn Soribel" calcext:value-type="string">
            <text:p>Tejada Aracena, Smerlyn Soribel</text:p>
          </table:table-cell>
          <table:table-cell table:formula="of:=[.D451]" office:value-type="float" office:value="0" calcext:value-type="float">
            <text:p>0</text:p>
          </table:table-cell>
          <table:table-cell table:formula="of:=[.E451]" office:value-type="string" office:string-value="4º ESO - B" calcext:value-type="string">
            <text:p>4º ESO - B</text:p>
          </table:table-cell>
          <table:table-cell table:formula="of:=[.A451]" office:value-type="float" office:value="1387" calcext:value-type="float">
            <text:p>1387</text:p>
          </table:table-cell>
          <table:table-cell table:formula="of:=[.B45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Thior Ngom, Assane</text:p>
          </table:table-cell>
          <table:table-cell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452]" office:value-type="string" office:string-value="Thior Ngom, Assane" calcext:value-type="string">
            <text:p>Thior Ngom, Assane</text:p>
          </table:table-cell>
          <table:table-cell table:formula="of:=[.D452]" office:value-type="float" office:value="43006" calcext:value-type="float">
            <text:p>43006</text:p>
          </table:table-cell>
          <table:table-cell table:formula="of:=[.E452]" office:value-type="string" office:string-value="1ºESO-A" calcext:value-type="string">
            <text:p>1ºESO-A</text:p>
          </table:table-cell>
          <table:table-cell table:formula="of:=[.A452]" office:value-type="float" office:value="1843" calcext:value-type="float">
            <text:p>1843</text:p>
          </table:table-cell>
          <table:table-cell table:formula="of:=[.B45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Tizón Domínguez, Sara</text:p>
          </table:table-cell>
          <table:table-cell office:value-type="float" office:value="42646" calcext:value-type="float">
            <text:p>42646</text:p>
          </table:table-cell>
          <table:table-cell office:value-type="string" calcext:value-type="string">
            <text:p>1 CMIMP02-PECOCA-A</text:p>
          </table:table-cell>
          <table:table-cell table:number-columns-repeated="4"/>
          <table:table-cell table:formula="of:=[.C453]" office:value-type="string" office:string-value="Tizón Domínguez, Sara" calcext:value-type="string">
            <text:p>Tizón Domínguez, Sara</text:p>
          </table:table-cell>
          <table:table-cell table:formula="of:=[.D453]" office:value-type="float" office:value="42646" calcext:value-type="float">
            <text:p>42646</text:p>
          </table:table-cell>
          <table:table-cell table:formula="of:=[.E453]" office:value-type="string" office:string-value="1 CMIMP02-PECOCA-A" calcext:value-type="string">
            <text:p>1 CMIMP02-PECOCA-A</text:p>
          </table:table-cell>
          <table:table-cell table:formula="of:=[.A453]" office:value-type="float" office:value="1680" calcext:value-type="float">
            <text:p>1680</text:p>
          </table:table-cell>
          <table:table-cell table:formula="of:=[.B45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TOMÉ ORTEGA, FELIS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54]" office:value-type="string" office:string-value="TOMÉ ORTEGA, FELISA" calcext:value-type="string">
            <text:p>TOMÉ ORTEGA, FELISA</text:p>
          </table:table-cell>
          <table:table-cell table:formula="of:=[.D454]" office:value-type="float" office:value="0" calcext:value-type="float">
            <text:p>0</text:p>
          </table:table-cell>
          <table:table-cell table:formula="of:=[.E454]" office:value-type="string" office:string-value="Docente" calcext:value-type="string">
            <text:p>Docente</text:p>
          </table:table-cell>
          <table:table-cell table:formula="of:=[.A454]" office:value-type="float" office:value="1665" calcext:value-type="float">
            <text:p>1665</text:p>
          </table:table-cell>
          <table:table-cell table:formula="of:=[.B45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/>
          <table:table-cell office:value-type="string" calcext:value-type="string">
            <text:p>TORRES ESTARQUE, ISABEL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455]" office:value-type="string" office:string-value="TORRES ESTARQUE, ISABEL" calcext:value-type="string">
            <text:p>TORRES ESTARQUE, ISABEL</text:p>
          </table:table-cell>
          <table:table-cell table:formula="of:=[.D455]" office:value-type="float" office:value="0" calcext:value-type="float">
            <text:p>0</text:p>
          </table:table-cell>
          <table:table-cell table:formula="of:=[.E455]" office:value-type="string" office:string-value="Docente" calcext:value-type="string">
            <text:p>Docente</text:p>
          </table:table-cell>
          <table:table-cell table:formula="of:=[.A455]" office:value-type="float" office:value="866" calcext:value-type="float">
            <text:p>866</text:p>
          </table:table-cell>
          <table:table-cell table:formula="of:=[.B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/>
          <table:table-cell office:value-type="string" calcext:value-type="string">
            <text:p>Tresandí Otero, Pablo</text:p>
          </table:table-cell>
          <table:table-cell table:style-name="Default" office:value-type="float" office:value="43006" calcext:value-type="float">
            <text:p>43006</text:p>
          </table:table-cell>
          <table:table-cell office:value-type="string" calcext:value-type="string">
            <text:p>1ºESO-A</text:p>
          </table:table-cell>
          <table:table-cell table:number-columns-repeated="4"/>
          <table:table-cell table:formula="of:=[.C456]" office:value-type="string" office:string-value="Tresandí Otero, Pablo" calcext:value-type="string">
            <text:p>Tresandí Otero, Pablo</text:p>
          </table:table-cell>
          <table:table-cell table:formula="of:=[.D456]" office:value-type="float" office:value="43006" calcext:value-type="float">
            <text:p>43006</text:p>
          </table:table-cell>
          <table:table-cell table:formula="of:=[.E456]" office:value-type="string" office:string-value="1ºESO-A" calcext:value-type="string">
            <text:p>1ºESO-A</text:p>
          </table:table-cell>
          <table:table-cell table:formula="of:=[.A456]" office:value-type="float" office:value="1844" calcext:value-type="float">
            <text:p>1844</text:p>
          </table:table-cell>
          <table:table-cell table:formula="of:=[.B45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Triñanes Camiña, Cristina</text:p>
          </table:table-cell>
          <table:table-cell table:style-name="Default" office:value-type="float" office:value="41906" calcext:value-type="float">
            <text:p>41906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57]" office:value-type="string" office:string-value="Triñanes Camiña, Cristina" calcext:value-type="string">
            <text:p>Triñanes Camiña, Cristina</text:p>
          </table:table-cell>
          <table:table-cell table:formula="of:=[.D457]" office:value-type="float" office:value="41906" calcext:value-type="float">
            <text:p>41906</text:p>
          </table:table-cell>
          <table:table-cell table:formula="of:=[.E457]" office:value-type="string" office:string-value="4º ESO - B" calcext:value-type="string">
            <text:p>4º ESO - B</text:p>
          </table:table-cell>
          <table:table-cell table:formula="of:=[.A457]" office:value-type="float" office:value="1533" calcext:value-type="float">
            <text:p>1533</text:p>
          </table:table-cell>
          <table:table-cell table:formula="of:=[.B45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Valladares Zulueta, Javier Ignacio</text:p>
          </table:table-cell>
          <table:table-cell office:value-type="float" office:value="43118" calcext:value-type="float">
            <text:p>43118</text:p>
          </table:table-cell>
          <table:table-cell office:value-type="string" calcext:value-type="string">
            <text:p>2 CSIFC01-ADSIINRE-A</text:p>
          </table:table-cell>
          <table:table-cell table:number-columns-repeated="4"/>
          <table:table-cell table:formula="of:=[.C458]" office:value-type="string" office:string-value="Valladares Zulueta, Javier Ignacio" calcext:value-type="string">
            <text:p>Valladares Zulueta, Javier Ignacio</text:p>
          </table:table-cell>
          <table:table-cell table:formula="of:=[.D458]" office:value-type="float" office:value="43118" calcext:value-type="float">
            <text:p>43118</text:p>
          </table:table-cell>
          <table:table-cell table:formula="of:=[.E458]" office:value-type="string" office:string-value="2 CSIFC01-ADSIINRE-A" calcext:value-type="string">
            <text:p>2 CSIFC01-ADSIINRE-A</text:p>
          </table:table-cell>
          <table:table-cell table:formula="of:=[.A458]" office:value-type="float" office:value="2004" calcext:value-type="float">
            <text:p>2004</text:p>
          </table:table-cell>
          <table:table-cell table:formula="of:=[.B4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Valois Domínguez, Jennifer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459]" office:value-type="string" office:string-value="Valois Domínguez, Jennifer" calcext:value-type="string">
            <text:p>Valois Domínguez, Jennifer</text:p>
          </table:table-cell>
          <table:table-cell table:formula="of:=[.D459]" office:value-type="float" office:value="41561" calcext:value-type="float">
            <text:p>41561</text:p>
          </table:table-cell>
          <table:table-cell table:formula="of:=[.E459]" office:value-type="string" office:string-value="1º Bac. - A" calcext:value-type="string">
            <text:p>1º Bac. - A</text:p>
          </table:table-cell>
          <table:table-cell table:formula="of:=[.A459]" office:value-type="float" office:value="1415" calcext:value-type="float">
            <text:p>1415</text:p>
          </table:table-cell>
          <table:table-cell table:formula="of:=[.B45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Valois Loureiro, Nadine</text:p>
          </table:table-cell>
          <table:table-cell table:style-name="Default" office:value-type="float" office:value="41561" calcext:value-type="float">
            <text:p>41561</text:p>
          </table:table-cell>
          <table:table-cell office:value-type="string" calcext:value-type="string">
            <text:p>4º ESO - B</text:p>
          </table:table-cell>
          <table:table-cell table:number-columns-repeated="4"/>
          <table:table-cell table:formula="of:=[.C460]" office:value-type="string" office:string-value="Valois Loureiro, Nadine" calcext:value-type="string">
            <text:p>Valois Loureiro, Nadine</text:p>
          </table:table-cell>
          <table:table-cell table:formula="of:=[.D460]" office:value-type="float" office:value="41561" calcext:value-type="float">
            <text:p>41561</text:p>
          </table:table-cell>
          <table:table-cell table:formula="of:=[.E460]" office:value-type="string" office:string-value="4º ESO - B" calcext:value-type="string">
            <text:p>4º ESO - B</text:p>
          </table:table-cell>
          <table:table-cell table:formula="of:=[.A460]" office:value-type="float" office:value="1416" calcext:value-type="float">
            <text:p>1416</text:p>
          </table:table-cell>
          <table:table-cell table:formula="of:=[.B46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VAZQUEZ <text:s/>RODRIGUEZ, AMELI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61]" office:value-type="string" office:string-value="VAZQUEZ  RODRIGUEZ, AMELIA" calcext:value-type="string">
            <text:p>VAZQUEZ <text:s/>RODRIGUEZ, AMELIA</text:p>
          </table:table-cell>
          <table:table-cell table:formula="of:=[.D461]" office:value-type="float" office:value="0" calcext:value-type="float">
            <text:p>0</text:p>
          </table:table-cell>
          <table:table-cell table:formula="of:=[.E461]" office:value-type="string" office:string-value="Docente" calcext:value-type="string">
            <text:p>Docente</text:p>
          </table:table-cell>
          <table:table-cell table:formula="of:=[.A461]" office:value-type="float" office:value="910" calcext:value-type="float">
            <text:p>910</text:p>
          </table:table-cell>
          <table:table-cell table:formula="of:=[.B46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Vázquez Agulla, Laura</text:p>
          </table:table-cell>
          <table:table-cell office:value-type="float" office:value="43056" calcext:value-type="float">
            <text:p>43056</text:p>
          </table:table-cell>
          <table:table-cell office:value-type="string" calcext:value-type="string">
            <text:p>1 CSIFC02-DAM-A</text:p>
          </table:table-cell>
          <table:table-cell table:number-columns-repeated="4"/>
          <table:table-cell table:formula="of:=[.C462]" office:value-type="string" office:string-value="Vázquez Agulla, Laura" calcext:value-type="string">
            <text:p>Vázquez Agulla, Laura</text:p>
          </table:table-cell>
          <table:table-cell table:formula="of:=[.D462]" office:value-type="float" office:value="43056" calcext:value-type="float">
            <text:p>43056</text:p>
          </table:table-cell>
          <table:table-cell table:formula="of:=[.E462]" office:value-type="string" office:string-value="1 CSIFC02-DAM-A" calcext:value-type="string">
            <text:p>1 CSIFC02-DAM-A</text:p>
          </table:table-cell>
          <table:table-cell table:formula="of:=[.A462]" office:value-type="float" office:value="1967" calcext:value-type="float">
            <text:p>1967</text:p>
          </table:table-cell>
          <table:table-cell table:formula="of:=[.B46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/>
          <table:table-cell office:value-type="string" calcext:value-type="string">
            <text:p>Vázquez Alonso, Beatriz</text:p>
          </table:table-cell>
          <table:table-cell office:value-type="float" office:value="42656" calcext:value-type="float">
            <text:p>42656</text:p>
          </table:table-cell>
          <table:table-cell office:value-type="string" calcext:value-type="string">
            <text:p>2 CBIMP01-PEITEST-A</text:p>
          </table:table-cell>
          <table:table-cell table:number-columns-repeated="4"/>
          <table:table-cell table:formula="of:=[.C463]" office:value-type="string" office:string-value="Vázquez Alonso, Beatriz" calcext:value-type="string">
            <text:p>Vázquez Alonso, Beatriz</text:p>
          </table:table-cell>
          <table:table-cell table:formula="of:=[.D463]" office:value-type="float" office:value="42656" calcext:value-type="float">
            <text:p>42656</text:p>
          </table:table-cell>
          <table:table-cell table:formula="of:=[.E463]" office:value-type="string" office:string-value="2 CBIMP01-PEITEST-A" calcext:value-type="string">
            <text:p>2 CBIMP01-PEITEST-A</text:p>
          </table:table-cell>
          <table:table-cell table:formula="of:=[.A463]" office:value-type="float" office:value="1772" calcext:value-type="float">
            <text:p>1772</text:p>
          </table:table-cell>
          <table:table-cell table:formula="of:=[.B46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/>
          <table:table-cell office:value-type="string" calcext:value-type="string">
            <text:p>VÁZQUEZ SERANTES, LULY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464]" office:value-type="string" office:string-value="VÁZQUEZ SERANTES, LULY" calcext:value-type="string">
            <text:p>VÁZQUEZ SERANTES, LULY</text:p>
          </table:table-cell>
          <table:table-cell table:formula="of:=[.D464]" office:value-type="float" office:value="0" calcext:value-type="float">
            <text:p>0</text:p>
          </table:table-cell>
          <table:table-cell table:formula="of:=[.E464]" office:value-type="string" office:string-value="Docente" calcext:value-type="string">
            <text:p>Docente</text:p>
          </table:table-cell>
          <table:table-cell table:formula="of:=[.A464]" office:value-type="float" office:value="867" calcext:value-type="float">
            <text:p>867</text:p>
          </table:table-cell>
          <table:table-cell table:formula="of:=[.B46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/>
          <table:table-cell office:value-type="string" calcext:value-type="string">
            <text:p>VEIRAS BELLO, ESTHER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65]" office:value-type="string" office:string-value="VEIRAS BELLO, ESTHER" calcext:value-type="string">
            <text:p>VEIRAS BELLO, ESTHER</text:p>
          </table:table-cell>
          <table:table-cell table:formula="of:=[.D465]" office:value-type="float" office:value="0" calcext:value-type="float">
            <text:p>0</text:p>
          </table:table-cell>
          <table:table-cell table:formula="of:=[.E465]" office:value-type="string" office:string-value="Docente" calcext:value-type="string">
            <text:p>Docente</text:p>
          </table:table-cell>
          <table:table-cell table:formula="of:=[.A465]" office:value-type="float" office:value="869" calcext:value-type="float">
            <text:p>869</text:p>
          </table:table-cell>
          <table:table-cell table:formula="of:=[.B46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/>
          <table:table-cell office:value-type="string" calcext:value-type="string">
            <text:p>Vela Granado, Roberto Carlos</text:p>
          </table:table-cell>
          <table:table-cell office:value-type="float" office:value="43010" calcext:value-type="float">
            <text:p>43010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table:formula="of:=[.C466]" office:value-type="string" office:string-value="Vela Granado, Roberto Carlos" calcext:value-type="string">
            <text:p>Vela Granado, Roberto Carlos</text:p>
          </table:table-cell>
          <table:table-cell table:formula="of:=[.D466]" office:value-type="float" office:value="43010" calcext:value-type="float">
            <text:p>43010</text:p>
          </table:table-cell>
          <table:table-cell table:formula="of:=[.E466]" office:value-type="string" office:string-value=" " calcext:value-type="string">
            <text:p><text:s/></text:p>
          </table:table-cell>
          <table:table-cell table:formula="of:=[.A466]" office:value-type="float" office:value="1882" calcext:value-type="float">
            <text:p>1882</text:p>
          </table:table-cell>
          <table:table-cell table:formula="of:=[.B46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Veleiro Fernandez, Daniel</text:p>
          </table:table-cell>
          <table:table-cell table:style-name="Default" office:value-type="float" office:value="43014" calcext:value-type="float">
            <text:p>43014</text:p>
          </table:table-cell>
          <table:table-cell office:value-type="string" calcext:value-type="string">
            <text:p>1 CMIFC01-SIMIRE-A</text:p>
          </table:table-cell>
          <table:table-cell table:number-columns-repeated="4"/>
          <table:table-cell table:formula="of:=[.C467]" office:value-type="string" office:string-value="Veleiro Fernandez, Daniel" calcext:value-type="string">
            <text:p>Veleiro Fernandez, Daniel</text:p>
          </table:table-cell>
          <table:table-cell table:formula="of:=[.D467]" office:value-type="float" office:value="43014" calcext:value-type="float">
            <text:p>43014</text:p>
          </table:table-cell>
          <table:table-cell table:formula="of:=[.E467]" office:value-type="string" office:string-value="1 CMIFC01-SIMIRE-A" calcext:value-type="string">
            <text:p>1 CMIFC01-SIMIRE-A</text:p>
          </table:table-cell>
          <table:table-cell table:formula="of:=[.A467]" office:value-type="float" office:value="1948" calcext:value-type="float">
            <text:p>1948</text:p>
          </table:table-cell>
          <table:table-cell table:formula="of:=[.B4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Ventín Santos, Caroline</text:p>
          </table:table-cell>
          <table:table-cell office:value-type="float" office:value="42787" calcext:value-type="float">
            <text:p>42787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468]" office:value-type="string" office:string-value="Ventín Santos, Caroline" calcext:value-type="string">
            <text:p>Ventín Santos, Caroline</text:p>
          </table:table-cell>
          <table:table-cell table:formula="of:=[.D468]" office:value-type="float" office:value="42787" calcext:value-type="float">
            <text:p>42787</text:p>
          </table:table-cell>
          <table:table-cell table:formula="of:=[.E468]" office:value-type="string" office:string-value="3º ESO - A" calcext:value-type="string">
            <text:p>3º ESO - A</text:p>
          </table:table-cell>
          <table:table-cell table:formula="of:=[.A468]" office:value-type="float" office:value="1818" calcext:value-type="float">
            <text:p>1818</text:p>
          </table:table-cell>
          <table:table-cell table:formula="of:=[.B46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Ventín Santos, Giovani</text:p>
          </table:table-cell>
          <table:table-cell office:value-type="float" office:value="42787" calcext:value-type="float">
            <text:p>42787</text:p>
          </table:table-cell>
          <table:table-cell office:value-type="string" calcext:value-type="string">
            <text:p>2ºESO-B</text:p>
          </table:table-cell>
          <table:table-cell table:number-columns-repeated="4"/>
          <table:table-cell table:formula="of:=[.C469]" office:value-type="string" office:string-value="Ventín Santos, Giovani" calcext:value-type="string">
            <text:p>Ventín Santos, Giovani</text:p>
          </table:table-cell>
          <table:table-cell table:formula="of:=[.D469]" office:value-type="float" office:value="42787" calcext:value-type="float">
            <text:p>42787</text:p>
          </table:table-cell>
          <table:table-cell table:formula="of:=[.E469]" office:value-type="string" office:string-value="2ºESO-B" calcext:value-type="string">
            <text:p>2ºESO-B</text:p>
          </table:table-cell>
          <table:table-cell table:formula="of:=[.A469]" office:value-type="float" office:value="1819" calcext:value-type="float">
            <text:p>1819</text:p>
          </table:table-cell>
          <table:table-cell table:formula="of:=[.B46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/>
          <table:table-cell office:value-type="string" calcext:value-type="string">
            <text:p>VICENTE SANTIAGO HORTENSIA</text:p>
          </table:table-cell>
          <table:table-cell office:value-type="float" office:value="41610" calcext:value-type="float">
            <text:p>41610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70]" office:value-type="string" office:string-value="VICENTE SANTIAGO HORTENSIA" calcext:value-type="string">
            <text:p>VICENTE SANTIAGO HORTENSIA</text:p>
          </table:table-cell>
          <table:table-cell table:formula="of:=[.D470]" office:value-type="float" office:value="41610" calcext:value-type="float">
            <text:p>41610</text:p>
          </table:table-cell>
          <table:table-cell table:formula="of:=[.E470]" office:value-type="string" office:string-value="Docente" calcext:value-type="string">
            <text:p>Docente</text:p>
          </table:table-cell>
          <table:table-cell table:formula="of:=[.A470]" office:value-type="float" office:value="811" calcext:value-type="float">
            <text:p>811</text:p>
          </table:table-cell>
          <table:table-cell table:formula="of:=[.B47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/>
          <table:table-cell office:value-type="string" calcext:value-type="string">
            <text:p>Vidal Sánchez, Ev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471]" office:value-type="string" office:string-value="Vidal Sánchez, Eva" calcext:value-type="string">
            <text:p>Vidal Sánchez, Eva</text:p>
          </table:table-cell>
          <table:table-cell table:formula="of:=[.D471]" office:value-type="float" office:value="43012" calcext:value-type="float">
            <text:p>43012</text:p>
          </table:table-cell>
          <table:table-cell table:formula="of:=[.E471]" office:value-type="string" office:string-value="1 CBIMP01-PEITEST-A" calcext:value-type="string">
            <text:p>1 CBIMP01-PEITEST-A</text:p>
          </table:table-cell>
          <table:table-cell table:formula="of:=[.A471]" office:value-type="float" office:value="1911" calcext:value-type="float">
            <text:p>1911</text:p>
          </table:table-cell>
          <table:table-cell table:formula="of:=[.B47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/>
          <table:table-cell office:value-type="string" calcext:value-type="string">
            <text:p>VIEITEZ CASTRO, ANA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72]" office:value-type="string" office:string-value="VIEITEZ CASTRO, ANA" calcext:value-type="string">
            <text:p>VIEITEZ CASTRO, ANA</text:p>
          </table:table-cell>
          <table:table-cell table:formula="of:=[.D472]" office:value-type="float" office:value="0" calcext:value-type="float">
            <text:p>0</text:p>
          </table:table-cell>
          <table:table-cell table:formula="of:=[.E472]" office:value-type="string" office:string-value="Docente" calcext:value-type="string">
            <text:p>Docente</text:p>
          </table:table-cell>
          <table:table-cell table:formula="of:=[.A472]" office:value-type="float" office:value="870" calcext:value-type="float">
            <text:p>870</text:p>
          </table:table-cell>
          <table:table-cell table:formula="of:=[.B47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/>
          <table:table-cell office:value-type="string" calcext:value-type="string">
            <text:p>Viéitez Castro, Rebeca</text:p>
          </table:table-cell>
          <table:table-cell table:style-name="Default" office:value-type="float" office:value="42656" calcext:value-type="float">
            <text:p>42656</text:p>
          </table:table-cell>
          <table:table-cell office:value-type="string" calcext:value-type="string">
            <text:p>2 CBIMP01-PEITEST-C</text:p>
          </table:table-cell>
          <table:table-cell table:number-columns-repeated="4"/>
          <table:table-cell table:formula="of:=[.C473]" office:value-type="string" office:string-value="Viéitez Castro, Rebeca" calcext:value-type="string">
            <text:p>Viéitez Castro, Rebeca</text:p>
          </table:table-cell>
          <table:table-cell table:formula="of:=[.D473]" office:value-type="float" office:value="42656" calcext:value-type="float">
            <text:p>42656</text:p>
          </table:table-cell>
          <table:table-cell table:formula="of:=[.E473]" office:value-type="string" office:string-value="2 CBIMP01-PEITEST-C" calcext:value-type="string">
            <text:p>2 CBIMP01-PEITEST-C</text:p>
          </table:table-cell>
          <table:table-cell table:formula="of:=[.A473]" office:value-type="float" office:value="1786" calcext:value-type="float">
            <text:p>1786</text:p>
          </table:table-cell>
          <table:table-cell table:formula="of:=[.B4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VILÁN CRESPO, LUIS</text:p>
          </table:table-cell>
          <table:table-cell table:style-name="Default"/>
          <table:table-cell office:value-type="string" calcext:value-type="string">
            <text:p>Docente</text:p>
          </table:table-cell>
          <table:table-cell table:number-columns-repeated="4"/>
          <table:table-cell table:formula="of:=[.C474]" office:value-type="string" office:string-value="VILÁN CRESPO, LUIS" calcext:value-type="string">
            <text:p>VILÁN CRESPO, LUIS</text:p>
          </table:table-cell>
          <table:table-cell table:formula="of:=[.D474]" office:value-type="float" office:value="0" calcext:value-type="float">
            <text:p>0</text:p>
          </table:table-cell>
          <table:table-cell table:formula="of:=[.E474]" office:value-type="string" office:string-value="Docente" calcext:value-type="string">
            <text:p>Docente</text:p>
          </table:table-cell>
          <table:table-cell table:formula="of:=[.A474]" office:value-type="float" office:value="898" calcext:value-type="float">
            <text:p>898</text:p>
          </table:table-cell>
          <table:table-cell table:formula="of:=[.B47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/>
          <table:table-cell office:value-type="string" calcext:value-type="string">
            <text:p>Villanueva covelo, Nahir</text:p>
          </table:table-cell>
          <table:table-cell/>
          <table:table-cell office:value-type="string" calcext:value-type="string">
            <text:p>1ºESO-B</text:p>
          </table:table-cell>
          <table:table-cell table:number-columns-repeated="4"/>
          <table:table-cell table:formula="of:=[.C475]" office:value-type="string" office:string-value="Villanueva covelo, Nahir" calcext:value-type="string">
            <text:p>Villanueva covelo, Nahir</text:p>
          </table:table-cell>
          <table:table-cell table:formula="of:=[.D475]" office:value-type="float" office:value="0" calcext:value-type="float">
            <text:p>0</text:p>
          </table:table-cell>
          <table:table-cell table:formula="of:=[.E475]" office:value-type="string" office:string-value="1ºESO-B" calcext:value-type="string">
            <text:p>1ºESO-B</text:p>
          </table:table-cell>
          <table:table-cell table:formula="of:=[.A475]" office:value-type="float" office:value="1858" calcext:value-type="float">
            <text:p>1858</text:p>
          </table:table-cell>
          <table:table-cell table:formula="of:=[.B4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/>
          <table:table-cell office:value-type="string" calcext:value-type="string">
            <text:p>VILLANUEVA TORRES, ENCARNACIÓN</text:p>
          </table:table-cell>
          <table:table-cell table:style-name="Default" office:value-type="float" office:value="42817" calcext:value-type="float">
            <text:p>42817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76]" office:value-type="string" office:string-value="VILLANUEVA TORRES, ENCARNACIÓN" calcext:value-type="string">
            <text:p>VILLANUEVA TORRES, ENCARNACIÓN</text:p>
          </table:table-cell>
          <table:table-cell table:formula="of:=[.D476]" office:value-type="float" office:value="42817" calcext:value-type="float">
            <text:p>42817</text:p>
          </table:table-cell>
          <table:table-cell table:formula="of:=[.E476]" office:value-type="string" office:string-value="Docente" calcext:value-type="string">
            <text:p>Docente</text:p>
          </table:table-cell>
          <table:table-cell table:formula="of:=[.A476]" office:value-type="float" office:value="821" calcext:value-type="float">
            <text:p>821</text:p>
          </table:table-cell>
          <table:table-cell table:formula="of:=[.B47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/>
          <table:table-cell office:value-type="string" calcext:value-type="string">
            <text:p>Villar Fernández, Mónica</text:p>
          </table:table-cell>
          <table:table-cell office:value-type="float" office:value="42080" calcext:value-type="float">
            <text:p>42080</text:p>
          </table:table-cell>
          <table:table-cell office:value-type="string" calcext:value-type="string">
            <text:p>(A)-ZMIMP02-PECOCA-B</text:p>
          </table:table-cell>
          <table:table-cell table:number-columns-repeated="4"/>
          <table:table-cell table:formula="of:=[.C477]" office:value-type="string" office:string-value="Villar Fernández, Mónica" calcext:value-type="string">
            <text:p>Villar Fernández, Mónica</text:p>
          </table:table-cell>
          <table:table-cell table:formula="of:=[.D477]" office:value-type="float" office:value="42080" calcext:value-type="float">
            <text:p>42080</text:p>
          </table:table-cell>
          <table:table-cell table:formula="of:=[.E477]" office:value-type="string" office:string-value="(A)-ZMIMP02-PECOCA-B" calcext:value-type="string">
            <text:p>(A)-ZMIMP02-PECOCA-B</text:p>
          </table:table-cell>
          <table:table-cell table:formula="of:=[.A477]" office:value-type="float" office:value="757" calcext:value-type="float">
            <text:p>757</text:p>
          </table:table-cell>
          <table:table-cell table:formula="of:=[.B47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Villar Gómez, Celia</text:p>
          </table:table-cell>
          <table:table-cell table:style-name="Default" office:value-type="float" office:value="43018" calcext:value-type="float">
            <text:p>43018</text:p>
          </table:table-cell>
          <table:table-cell office:value-type="string" calcext:value-type="string">
            <text:p>(A)-ESO Ad.3 - 1º Cua. - A</text:p>
          </table:table-cell>
          <table:table-cell table:number-columns-repeated="4"/>
          <table:table-cell table:formula="of:=[.C478]" office:value-type="string" office:string-value="Villar Gómez, Celia" calcext:value-type="string">
            <text:p>Villar Gómez, Celia</text:p>
          </table:table-cell>
          <table:table-cell table:formula="of:=[.D478]" office:value-type="float" office:value="43018" calcext:value-type="float">
            <text:p>43018</text:p>
          </table:table-cell>
          <table:table-cell table:formula="of:=[.E478]" office:value-type="string" office:string-value="(A)-ESO Ad.3 - 1º Cua. - A" calcext:value-type="string">
            <text:p>(A)-ESO Ad.3 - 1º Cua. - A</text:p>
          </table:table-cell>
          <table:table-cell table:formula="of:=[.A478]" office:value-type="float" office:value="1951" calcext:value-type="float">
            <text:p>1951</text:p>
          </table:table-cell>
          <table:table-cell table:formula="of:=[.B47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Villar Gonzalez, Lucia</text:p>
          </table:table-cell>
          <table:table-cell table:style-name="Default"/>
          <table:table-cell office:value-type="string" calcext:value-type="string">
            <text:p>2 CMIMP02-PECOCA-A</text:p>
          </table:table-cell>
          <table:table-cell table:number-columns-repeated="4"/>
          <table:table-cell table:formula="of:=[.C479]" office:value-type="string" office:string-value="Villar Gonzalez, Lucia" calcext:value-type="string">
            <text:p>Villar Gonzalez, Lucia</text:p>
          </table:table-cell>
          <table:table-cell table:formula="of:=[.D479]" office:value-type="float" office:value="0" calcext:value-type="float">
            <text:p>0</text:p>
          </table:table-cell>
          <table:table-cell table:formula="of:=[.E479]" office:value-type="string" office:string-value="2 CMIMP02-PECOCA-A" calcext:value-type="string">
            <text:p>2 CMIMP02-PECOCA-A</text:p>
          </table:table-cell>
          <table:table-cell table:formula="of:=[.A479]" office:value-type="float" office:value="1713" calcext:value-type="float">
            <text:p>1713</text:p>
          </table:table-cell>
          <table:table-cell table:formula="of:=[.B47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Villasenín Taboada, Lucía</text:p>
          </table:table-cell>
          <table:table-cell office:value-type="float" office:value="43012" calcext:value-type="float">
            <text:p>43012</text:p>
          </table:table-cell>
          <table:table-cell office:value-type="string" calcext:value-type="string">
            <text:p>1 CBIMP01-PEITEST-A</text:p>
          </table:table-cell>
          <table:table-cell table:number-columns-repeated="4"/>
          <table:table-cell table:formula="of:=[.C480]" office:value-type="string" office:string-value="Villasenín Taboada, Lucía" calcext:value-type="string">
            <text:p>Villasenín Taboada, Lucía</text:p>
          </table:table-cell>
          <table:table-cell table:formula="of:=[.D480]" office:value-type="float" office:value="43012" calcext:value-type="float">
            <text:p>43012</text:p>
          </table:table-cell>
          <table:table-cell table:formula="of:=[.E480]" office:value-type="string" office:string-value="1 CBIMP01-PEITEST-A" calcext:value-type="string">
            <text:p>1 CBIMP01-PEITEST-A</text:p>
          </table:table-cell>
          <table:table-cell table:formula="of:=[.A480]" office:value-type="float" office:value="1912" calcext:value-type="float">
            <text:p>1912</text:p>
          </table:table-cell>
          <table:table-cell table:formula="of:=[.B48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VILLAVERDE QUINTILLÁN, JOSÉ ANTONIO</text:p>
          </table:table-cell>
          <table:table-cell office:value-type="float" office:value="42649" calcext:value-type="float">
            <text:p>42649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81]" office:value-type="string" office:string-value="VILLAVERDE QUINTILLÁN, JOSÉ ANTONIO" calcext:value-type="string">
            <text:p>VILLAVERDE QUINTILLÁN, JOSÉ ANTONIO</text:p>
          </table:table-cell>
          <table:table-cell table:formula="of:=[.D481]" office:value-type="float" office:value="42649" calcext:value-type="float">
            <text:p>42649</text:p>
          </table:table-cell>
          <table:table-cell table:formula="of:=[.E481]" office:value-type="string" office:string-value="Docente" calcext:value-type="string">
            <text:p>Docente</text:p>
          </table:table-cell>
          <table:table-cell table:formula="of:=[.A481]" office:value-type="float" office:value="1917" calcext:value-type="float">
            <text:p>1917</text:p>
          </table:table-cell>
          <table:table-cell table:formula="of:=[.B48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YÁÑEZ GARCÍA, JOSÉ</text:p>
          </table:table-cell>
          <table:table-cell office:value-type="float" office:value="43014" calcext:value-type="float">
            <text:p>43014</text:p>
          </table:table-cell>
          <table:table-cell office:value-type="string" calcext:value-type="string">
            <text:p>Docente</text:p>
          </table:table-cell>
          <table:table-cell table:number-columns-repeated="4"/>
          <table:table-cell table:formula="of:=[.C482]" office:value-type="string" office:string-value="YÁÑEZ GARCÍA, JOSÉ" calcext:value-type="string">
            <text:p>YÁÑEZ GARCÍA, JOSÉ</text:p>
          </table:table-cell>
          <table:table-cell table:formula="of:=[.D482]" office:value-type="float" office:value="43014" calcext:value-type="float">
            <text:p>43014</text:p>
          </table:table-cell>
          <table:table-cell table:formula="of:=[.E482]" office:value-type="string" office:string-value="Docente" calcext:value-type="string">
            <text:p>Docente</text:p>
          </table:table-cell>
          <table:table-cell table:formula="of:=[.A482]" office:value-type="float" office:value="1924" calcext:value-type="float">
            <text:p>1924</text:p>
          </table:table-cell>
          <table:table-cell table:formula="of:=[.B48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Ye, Ou Xiang</text:p>
          </table:table-cell>
          <table:table-cell office:value-type="float" office:value="42264" calcext:value-type="float">
            <text:p>42264</text:p>
          </table:table-cell>
          <table:table-cell office:value-type="string" calcext:value-type="string">
            <text:p>3º ESO - A</text:p>
          </table:table-cell>
          <table:table-cell table:number-columns-repeated="4"/>
          <table:table-cell table:formula="of:=[.C483]" office:value-type="string" office:string-value="Ye, Ou Xiang" calcext:value-type="string">
            <text:p>Ye, Ou Xiang</text:p>
          </table:table-cell>
          <table:table-cell table:formula="of:=[.D483]" office:value-type="float" office:value="42264" calcext:value-type="float">
            <text:p>42264</text:p>
          </table:table-cell>
          <table:table-cell table:formula="of:=[.E483]" office:value-type="string" office:string-value="3º ESO - A" calcext:value-type="string">
            <text:p>3º ESO - A</text:p>
          </table:table-cell>
          <table:table-cell table:formula="of:=[.A483]" office:value-type="float" office:value="1550" calcext:value-type="float">
            <text:p>1550</text:p>
          </table:table-cell>
          <table:table-cell table:formula="of:=[.B48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Ying Cheng, Tania Shuoqi</text:p>
          </table:table-cell>
          <table:table-cell/>
          <table:table-cell office:value-type="string" calcext:value-type="string">
            <text:p>2ºESO-A</text:p>
          </table:table-cell>
          <table:table-cell table:number-columns-repeated="4"/>
          <table:table-cell table:formula="of:=[.C484]" office:value-type="string" office:string-value="Ying Cheng, Tania Shuoqi" calcext:value-type="string">
            <text:p>Ying Cheng, Tania Shuoqi</text:p>
          </table:table-cell>
          <table:table-cell table:formula="of:=[.D484]" office:value-type="float" office:value="0" calcext:value-type="float">
            <text:p>0</text:p>
          </table:table-cell>
          <table:table-cell table:formula="of:=[.E484]" office:value-type="string" office:string-value="2ºESO-A" calcext:value-type="string">
            <text:p>2ºESO-A</text:p>
          </table:table-cell>
          <table:table-cell table:formula="of:=[.A484]" office:value-type="float" office:value="1648" calcext:value-type="float">
            <text:p>1648</text:p>
          </table:table-cell>
          <table:table-cell table:formula="of:=[.B48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/>
          <table:table-cell office:value-type="string" calcext:value-type="string">
            <text:p>ZÁRATE DONAYO, Mª DEL CARMEN</text:p>
          </table:table-cell>
          <table:table-cell/>
          <table:table-cell office:value-type="string" calcext:value-type="string">
            <text:p>Docente</text:p>
          </table:table-cell>
          <table:table-cell table:number-columns-repeated="4"/>
          <table:table-cell table:formula="of:=[.C485]" office:value-type="string" office:string-value="ZÁRATE DONAYO, Mª DEL CARMEN" calcext:value-type="string">
            <text:p>ZÁRATE DONAYO, Mª DEL CARMEN</text:p>
          </table:table-cell>
          <table:table-cell table:formula="of:=[.D485]" office:value-type="float" office:value="0" calcext:value-type="float">
            <text:p>0</text:p>
          </table:table-cell>
          <table:table-cell table:formula="of:=[.E485]" office:value-type="string" office:string-value="Docente" calcext:value-type="string">
            <text:p>Docente</text:p>
          </table:table-cell>
          <table:table-cell table:formula="of:=[.A485]" office:value-type="float" office:value="872" calcext:value-type="float">
            <text:p>872</text:p>
          </table:table-cell>
          <table:table-cell table:formula="of:=[.B48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/>
          <table:table-cell office:value-type="string" calcext:value-type="string">
            <text:p>Zerpa Delgado, Stefany Alejandra</text:p>
          </table:table-cell>
          <table:table-cell office:value-type="float" office:value="42648" calcext:value-type="float">
            <text:p>42648</text:p>
          </table:table-cell>
          <table:table-cell office:value-type="string" calcext:value-type="string">
            <text:p>1º Bac. - A</text:p>
          </table:table-cell>
          <table:table-cell table:number-columns-repeated="4"/>
          <table:table-cell table:formula="of:=[.C486]" office:value-type="string" office:string-value="Zerpa Delgado, Stefany Alejandra" calcext:value-type="string">
            <text:p>Zerpa Delgado, Stefany Alejandra</text:p>
          </table:table-cell>
          <table:table-cell table:formula="of:=[.D486]" office:value-type="float" office:value="42648" calcext:value-type="float">
            <text:p>42648</text:p>
          </table:table-cell>
          <table:table-cell table:formula="of:=[.E486]" office:value-type="string" office:string-value="1º Bac. - A" calcext:value-type="string">
            <text:p>1º Bac. - A</text:p>
          </table:table-cell>
          <table:table-cell table:formula="of:=[.A486]" office:value-type="float" office:value="1705" calcext:value-type="float">
            <text:p>1705</text:p>
          </table:table-cell>
          <table:table-cell table:formula="of:=[.B48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García Pousada, Tania</text:p>
          </table:table-cell>
          <table:table-cell office:value-type="float" office:value="43214" calcext:value-type="float">
            <text:p>43214</text:p>
          </table:table-cell>
          <table:table-cell office:value-type="string" calcext:value-type="string">
            <text:p>(A)-ZSIMP03-ASEIMAPER-A</text:p>
          </table:table-cell>
          <table:table-cell table:number-columns-repeated="4"/>
          <table:table-cell table:formula="of:=[.C487]" office:value-type="string" office:string-value="García Pousada, Tania" calcext:value-type="string">
            <text:p>García Pousada, Tania</text:p>
          </table:table-cell>
          <table:table-cell table:formula="of:=[.D487]" office:value-type="float" office:value="43214" calcext:value-type="float">
            <text:p>43214</text:p>
          </table:table-cell>
          <table:table-cell table:formula="of:=[.E487]" office:value-type="string" office:string-value="(A)-ZSIMP03-ASEIMAPER-A" calcext:value-type="string">
            <text:p>(A)-ZSIMP03-ASEIMAPER-A</text:p>
          </table:table-cell>
          <table:table-cell table:formula="of:=[.A487]" office:value-type="float" office:value="2013" calcext:value-type="float">
            <text:p>2013</text:p>
          </table:table-cell>
          <table:table-cell table:formula="of:=[.B48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Rodríguez Miguelez,Sara</text:p>
          </table:table-cell>
          <table:table-cell/>
          <table:table-cell office:value-type="string" calcext:value-type="string">
            <text:p>1º Bac. - A</text:p>
          </table:table-cell>
          <table:table-cell table:number-columns-repeated="9"/>
        </table:table-row>
        <table:table-row table:style-name="ro1">
          <table:table-cell office:value-type="float" office:value="2014" calcext:value-type="float">
            <text:p>2014</text:p>
          </table:table-cell>
          <table:table-cell/>
          <table:table-cell office:value-type="string" calcext:value-type="string">
            <text:p>Valverde Alonso, Maria Rosa</text:p>
          </table:table-cell>
          <table:table-cell office:value-type="float" office:value="43227" calcext:value-type="float">
            <text:p>43227</text:p>
          </table:table-cell>
          <table:table-cell office:value-type="string" calcext:value-type="string">
            <text:p>(A)-ZMIMP02-PECOCA-A</text:p>
          </table:table-cell>
          <table:table-cell table:number-columns-repeated="9"/>
        </table:table-row>
        <table:table-row table:style-name="ro1"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Rosende Pujales, Samuel</text:p>
          </table:table-cell>
          <table:table-cell/>
          <table:table-cell office:value-type="string" calcext:value-type="string">
            <text:p>Ex-alumn</text:p>
          </table:table-cell>
          <table:table-cell table:number-columns-repeated="9"/>
        </table:table-row>
        <table:table-row table:style-name="ro1"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Varela Vidal, Cecilia Mariana</text:p>
          </table:table-cell>
          <table:table-cell table:style-name="Default"/>
          <table:table-cell office:value-type="string" calcext:value-type="string">
            <text:p>1 CMIMP02-PECOCA-A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9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0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1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10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4">
          <table:table-cell table:number-columns-repeated="14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8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</table:table-row>
      </table:table>
      <table:table table:name="Estadísticas" table:style-name="ta1">
        <office:forms form:automatic-focus="false" form:apply-design-mode="false"/>
        <table:table-column table:style-name="co6" table:default-cell-style-name="Default"/>
        <table:table-column table:style-name="co6" table:default-cell-style-name="ce39"/>
        <table:table-column table:style-name="co8" table:default-cell-style-name="ce46"/>
        <table:table-column table:style-name="co6" table:number-columns-repeated="48" table:default-cell-style-name="Default"/>
        <table:table-row table:style-name="ro1">
          <table:table-cell table:style-name="ce34"/>
          <table:table-cell table:style-name="ce37" office:value-type="float" office:value="180626" calcext:value-type="float" table:number-columns-spanned="2" table:number-rows-spanned="1">
            <text:p>180626</text:p>
          </table:table-cell>
          <table:covered-table-cell table:style-name="ce44"/>
          <table:table-cell table:number-columns-repeated="48"/>
        </table:table-row>
        <table:table-row table:style-name="ro1">
          <table:table-cell table:style-name="ce34" office:value-type="string" calcext:value-type="string">
            <text:p>Total</text:p>
          </table:table-cell>
          <table:table-cell table:style-name="ce38" table:formula="of:=COUNTA(INDIRECT(CONCATENATE([.B$1];&quot;.A2:A500&quot;)))" office:value-type="float" office:value="38" calcext:value-type="float">
            <text:p>38</text:p>
          </table:table-cell>
          <table:table-cell table:style-name="ce45"/>
          <table:table-cell table:number-columns-repeated="48"/>
        </table:table-row>
        <table:table-row table:style-name="ro1">
          <table:table-cell table:style-name="ce35" office:value-type="string" calcext:value-type="string">
            <text:p>ESO</text:p>
          </table:table-cell>
          <table:table-cell table:formula="of:=SUM([.B9:.B16])" office:value-type="float" office:value="17" calcext:value-type="float">
            <text:p>17</text:p>
          </table:table-cell>
          <table:table-cell table:formula="of:=[.B3]/[.B$2]" office:value-type="percentage" office:value="0.447368421052632" calcext:value-type="percentage">
            <text:p>45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Bac.</text:p>
          </table:table-cell>
          <table:table-cell table:formula="of:=SUM([.B17:.B20])" office:value-type="float" office:value="2" calcext:value-type="float">
            <text:p>2</text:p>
          </table:table-cell>
          <table:table-cell table:formula="of:=[.B4]/[.B$2]"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ESA+FP</text:p>
          </table:table-cell>
          <table:table-cell table:formula="of:=[.B2]-SUM([.B3:.B4];[.B6:.B7])" office:value-type="float" office:value="10" calcext:value-type="float">
            <text:p>10</text:p>
          </table:table-cell>
          <table:table-cell table:formula="of:=[.B5]/[.B$2]" office:value-type="percentage" office:value="0.263157894736842" calcext:value-type="percentage">
            <text:p>26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Docente</text:p>
          </table:table-cell>
          <table:table-cell table:formula="of:=COUNTIF(INDIRECT(CONCATENATE([.B1];&quot;.F2:F500&quot;));CONCATENATE([.$A6]))" office:value-type="float" office:value="9" calcext:value-type="float">
            <text:p>9</text:p>
          </table:table-cell>
          <table:table-cell table:formula="of:=[.B6]/[.B$2]" office:value-type="percentage" office:value="0.236842105263158" calcext:value-type="percentage">
            <text:p>24%</text:p>
          </table:table-cell>
          <table:table-cell table:number-columns-repeated="48"/>
        </table:table-row>
        <table:table-row table:style-name="ro1">
          <table:table-cell table:style-name="ce36" office:value-type="string" calcext:value-type="string">
            <text:p>No asignado</text:p>
          </table:table-cell>
          <table:table-cell table:style-name="ce40" table:formula="of:=COUNTIF(INDIRECT(CONCATENATE([.B1];&quot;.F2:F500&quot;));CONCATENATE(&quot;#N/D&quot;))" office:value-type="float" office:value="0" calcext:value-type="float">
            <text:p>0</text:p>
          </table:table-cell>
          <table:table-cell table:style-name="ce47" table:formula="of:=[.B7]/[.B$2]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 table:style-name="ce35"/>
          <table:table-cell table:number-columns-repeated="50"/>
        </table:table-row>
        <table:table-row table:style-name="ro1">
          <table:table-cell office:value-type="string" calcext:value-type="string">
            <text:p>1ºESO-A</text:p>
          </table:table-cell>
          <table:table-cell table:style-name="ce38" table:formula="of:=COUNTIF(INDIRECT(CONCATENATE([.$B$1];&quot;.F2:F500&quot;));[.A9])" office:value-type="float" office:value="6" calcext:value-type="float">
            <text:p>6</text:p>
          </table:table-cell>
          <table:table-cell table:style-name="ce50" table:formula="of:=[.B9]/[.$B$21]" office:value-type="percentage" office:value="0.31578947368421" calcext:value-type="percentage">
            <text:p>32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ESO-B</text:p>
          </table:table-cell>
          <table:table-cell table:formula="of:=COUNTIF(INDIRECT(CONCATENATE([.$B$1];&quot;.F2:F500&quot;));[.A10])" office:value-type="float" office:value="2" calcext:value-type="float">
            <text:p>2</text:p>
          </table:table-cell>
          <table:table-cell table:formula="of:=[.B10]/[.$B$21]"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ESO-A</text:p>
          </table:table-cell>
          <table:table-cell table:formula="of:=COUNTIF(INDIRECT(CONCATENATE([.$B$1];&quot;.F2:F500&quot;));[.A11])" office:value-type="float" office:value="3" calcext:value-type="float">
            <text:p>3</text:p>
          </table:table-cell>
          <table:table-cell table:formula="of:=[.B11]/[.$B$21]" office:value-type="percentage" office:value="0.157894736842105" calcext:value-type="percentage">
            <text:p>16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ESO-B</text:p>
          </table:table-cell>
          <table:table-cell table:formula="of:=COUNTIF(INDIRECT(CONCATENATE([.$B$1];&quot;.F2:F500&quot;));[.A12])" office:value-type="float" office:value="2" calcext:value-type="float">
            <text:p>2</text:p>
          </table:table-cell>
          <table:table-cell table:formula="of:=[.B12]/[.$B$21]"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3º ESO - A</text:p>
          </table:table-cell>
          <table:table-cell table:formula="of:=COUNTIF(INDIRECT(CONCATENATE([.$B$1];&quot;.F2:F500&quot;));[.A13])" office:value-type="float" office:value="1" calcext:value-type="float">
            <text:p>1</text:p>
          </table:table-cell>
          <table:table-cell table:formula="of:=[.B13]/[.$B$21]"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3º ESO - B</text:p>
          </table:table-cell>
          <table:table-cell table:formula="of:=COUNTIF(INDIRECT(CONCATENATE([.$B$1];&quot;.F2:F500&quot;));[.A14])" office:value-type="float" office:value="1" calcext:value-type="float">
            <text:p>1</text:p>
          </table:table-cell>
          <table:table-cell table:formula="of:=[.B14]/[.$B$21]"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4º ESO - A</text:p>
          </table:table-cell>
          <table:table-cell table:formula="of:=COUNTIF(INDIRECT(CONCATENATE([.$B$1];&quot;.F2:F500&quot;));[.A15])" office:value-type="float" office:value="1" calcext:value-type="float">
            <text:p>1</text:p>
          </table:table-cell>
          <table:table-cell table:formula="of:=[.B15]/[.$B$21]"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4º ESO - B</text:p>
          </table:table-cell>
          <table:table-cell table:formula="of:=COUNTIF(INDIRECT(CONCATENATE([.$B$1];&quot;.F2:F500&quot;));[.A16])" office:value-type="float" office:value="1" calcext:value-type="float">
            <text:p>1</text:p>
          </table:table-cell>
          <table:table-cell table:formula="of:=[.B16]/[.$B$21]"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 Bac. - A</text:p>
          </table:table-cell>
          <table:table-cell table:formula="of:=COUNTIF(INDIRECT(CONCATENATE([.$B$1];&quot;.F2:F500&quot;));[.A17])" office:value-type="float" office:value="2" calcext:value-type="float">
            <text:p>2</text:p>
          </table:table-cell>
          <table:table-cell table:formula="of:=[.B17]/[.$B$21]"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 Bac. - B</text:p>
          </table:table-cell>
          <table:table-cell table:formula="of:=COUNTIF(INDIRECT(CONCATENATE([.$B$1];&quot;.F2:F500&quot;));[.A18])" office:value-type="float" office:value="0" calcext:value-type="float">
            <text:p>0</text:p>
          </table:table-cell>
          <table:table-cell table:formula="of:=[.B18]/[.$B$21]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 Bac. - A</text:p>
          </table:table-cell>
          <table:table-cell table:formula="of:=COUNTIF(INDIRECT(CONCATENATE([.$B$1];&quot;.F2:F500&quot;));[.A19])" office:value-type="float" office:value="0" calcext:value-type="float">
            <text:p>0</text:p>
          </table:table-cell>
          <table:table-cell table:formula="of:=[.B19]/[.$B$21]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 Bac. - B</text:p>
          </table:table-cell>
          <table:table-cell table:style-name="ce40" table:formula="of:=COUNTIF(INDIRECT(CONCATENATE([.$B$1];&quot;.F2:F500&quot;));[.A20])" office:value-type="float" office:value="0" calcext:value-type="float">
            <text:p>0</text:p>
          </table:table-cell>
          <table:table-cell table:style-name="ce47" table:formula="of:=[.B20]/[.$B$21]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/>
          <table:table-cell table:style-name="Default" table:formula="of:=SUM([.B9:.B20])" office:value-type="float" office:value="19" calcext:value-type="float">
            <text:p>19</text:p>
          </table:table-cell>
          <table:table-cell table:style-name="Default"/>
          <table:table-cell table:number-columns-repeated="48"/>
        </table:table-row>
        <table:table-row table:style-name="ro2">
          <table:table-cell/>
          <table:table-cell table:style-name="Default" table:number-columns-repeated="2"/>
          <table:table-cell table:number-columns-repeated="48"/>
        </table:table-row>
        <table:table-row table:style-name="ro2">
          <table:table-cell/>
          <table:table-cell table:style-name="ce41" office:value-type="string" calcext:value-type="string" table:number-columns-spanned="2" table:number-rows-spanned="1">
            <text:p>Dias</text:p>
          </table:table-cell>
          <table:covered-table-cell table:style-name="Default"/>
          <table:table-cell table:number-columns-repeated="48"/>
        </table:table-row>
        <table:table-row table:style-name="ro2">
          <table:table-cell/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Total</text:p>
          </table:table-cell>
          <table:table-cell table:number-columns-repeated="48"/>
        </table:table-row>
        <table:table-row table:style-name="ro2">
          <table:table-cell/>
          <table:table-cell table:style-name="ce43" office:value-type="float" office:value="0" calcext:value-type="float">
            <text:p>0</text:p>
          </table:table-cell>
          <table:table-cell table:style-name="ce43" table:formula="of:=QUARTILE(INDIRECT(CONCATENATE([.$B$1];&quot;.G2:G200&quot;));[.B25])" office:value-type="float" office:value="11" calcext:value-type="float">
            <text:p>11</text:p>
          </table:table-cell>
          <table:table-cell table:number-columns-repeated="48"/>
        </table:table-row>
        <table:table-row table:style-name="ro2">
          <table:table-cell/>
          <table:table-cell table:style-name="ce43" office:value-type="float" office:value="1" calcext:value-type="float">
            <text:p>1</text:p>
          </table:table-cell>
          <table:table-cell table:style-name="ce43" table:formula="of:=QUARTILE(INDIRECT(CONCATENATE([.$B$1];&quot;.G2:G200&quot;));[.B26])" office:value-type="float" office:value="28.75" calcext:value-type="float">
            <text:p>28,75</text:p>
          </table:table-cell>
          <table:table-cell table:number-columns-repeated="48"/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table:formula="of:=QUARTILE(INDIRECT(CONCATENATE([.$B$1];&quot;.G2:G200&quot;));[.B27])" office:value-type="float" office:value="67.5" calcext:value-type="float">
            <text:p>67,5</text:p>
          </table:table-cell>
          <table:table-cell table:number-columns-repeated="48"/>
        </table:table-row>
        <table:table-row table:style-name="ro2">
          <table:table-cell/>
          <table:table-cell table:style-name="ce43" office:value-type="float" office:value="3" calcext:value-type="float">
            <text:p>3</text:p>
          </table:table-cell>
          <table:table-cell table:style-name="ce43" table:formula="of:=QUARTILE(INDIRECT(CONCATENATE([.$B$1];&quot;.G2:G200&quot;));[.B28])" office:value-type="float" office:value="402" calcext:value-type="float">
            <text:p>402</text:p>
          </table:table-cell>
          <table:table-cell table:number-columns-repeated="48"/>
        </table:table-row>
        <table:table-row table:style-name="ro2">
          <table:table-cell/>
          <table:table-cell table:style-name="ce43" office:value-type="float" office:value="4" calcext:value-type="float">
            <text:p>4</text:p>
          </table:table-cell>
          <table:table-cell table:style-name="ce43" table:formula="of:=QUARTILE(INDIRECT(CONCATENATE([.$B$1];&quot;.G2:G200&quot;));[.B29])" office:value-type="float" office:value="504" calcext:value-type="float">
            <text:p>504</text:p>
          </table:table-cell>
          <table:table-cell table:number-columns-repeated="48"/>
        </table:table-row>
        <table:table-row table:style-name="ro1" table:number-rows-repeated="5"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table:style-name="ce34"/>
          <table:table-cell table:style-name="ce37" office:value-type="float" office:value="180626" calcext:value-type="float" table:number-columns-spanned="2" table:number-rows-spanned="1">
            <text:p>180626</text:p>
          </table:table-cell>
          <table:covered-table-cell table:style-name="ce44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 table:style-name="ce34" office:value-type="string" calcext:value-type="string">
            <text:p>Total</text:p>
          </table:table-cell>
          <table:table-cell table:style-name="ce38" office:value-type="float" office:value="38" calcext:value-type="float">
            <text:p>38</text:p>
          </table:table-cell>
          <table:table-cell table:style-name="ce45"/>
          <table:table-cell table:number-columns-repeated="48"/>
        </table:table-row>
        <table:table-row table:style-name="ro1">
          <table:table-cell table:style-name="ce35" office:value-type="string" calcext:value-type="string">
            <text:p>ESO</text:p>
          </table:table-cell>
          <table:table-cell office:value-type="float" office:value="17" calcext:value-type="float">
            <text:p>17</text:p>
          </table:table-cell>
          <table:table-cell office:value-type="percentage" office:value="0.447368421052632" calcext:value-type="percentage">
            <text:p>45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Bac.</text:p>
          </table:table-cell>
          <table:table-cell office:value-type="float" office:value="2" calcext:value-type="float">
            <text:p>2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ESA+FP</text:p>
          </table:table-cell>
          <table:table-cell office:value-type="float" office:value="6" calcext:value-type="float">
            <text:p>6</text:p>
          </table:table-cell>
          <table:table-cell office:value-type="percentage" office:value="0.157894736842105" calcext:value-type="percentage">
            <text:p>16%</text:p>
          </table:table-cell>
          <table:table-cell table:number-columns-repeated="48"/>
        </table:table-row>
        <table:table-row table:style-name="ro1">
          <table:table-cell table:style-name="ce35" office:value-type="string" calcext:value-type="string">
            <text:p>Docente</text:p>
          </table:table-cell>
          <table:table-cell office:value-type="float" office:value="9" calcext:value-type="float">
            <text:p>9</text:p>
          </table:table-cell>
          <table:table-cell office:value-type="percentage" office:value="0.236842105263158" calcext:value-type="percentage">
            <text:p>24%</text:p>
          </table:table-cell>
          <table:table-cell table:number-columns-repeated="48"/>
        </table:table-row>
        <table:table-row table:style-name="ro1">
          <table:table-cell table:style-name="ce36" office:value-type="string" calcext:value-type="string">
            <text:p>No asignado</text:p>
          </table:table-cell>
          <table:table-cell table:style-name="ce40" office:value-type="float" office:value="4" calcext:value-type="float">
            <text:p>4</text:p>
          </table:table-cell>
          <table:table-cell table:style-name="ce47"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table:style-name="ce35"/>
          <table:table-cell table:number-columns-repeated="50"/>
        </table:table-row>
        <table:table-row table:style-name="ro1">
          <table:table-cell office:value-type="string" calcext:value-type="string">
            <text:p>1ºESO-A</text:p>
          </table:table-cell>
          <table:table-cell table:style-name="ce38" office:value-type="float" office:value="6" calcext:value-type="float">
            <text:p>6</text:p>
          </table:table-cell>
          <table:table-cell table:style-name="ce50" office:value-type="percentage" office:value="0.31578947368421" calcext:value-type="percentage">
            <text:p>32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ESO-B</text:p>
          </table:table-cell>
          <table:table-cell office:value-type="float" office:value="2" calcext:value-type="float">
            <text:p>2</text:p>
          </table:table-cell>
          <table:table-cell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ESO-A</text:p>
          </table:table-cell>
          <table:table-cell office:value-type="float" office:value="3" calcext:value-type="float">
            <text:p>3</text:p>
          </table:table-cell>
          <table:table-cell office:value-type="percentage" office:value="0.157894736842105" calcext:value-type="percentage">
            <text:p>16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ESO-B</text:p>
          </table:table-cell>
          <table:table-cell office:value-type="float" office:value="2" calcext:value-type="float">
            <text:p>2</text:p>
          </table:table-cell>
          <table:table-cell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3º ESO - A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3º ESO - B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4º ESO - A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4º ESO - B</text:p>
          </table:table-cell>
          <table:table-cell office:value-type="float" office:value="1" calcext:value-type="float">
            <text:p>1</text:p>
          </table:table-cell>
          <table:table-cell office:value-type="percentage" office:value="0.0526315789473684" calcext:value-type="percentage">
            <text:p>5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 Bac. - A</text:p>
          </table:table-cell>
          <table:table-cell office:value-type="float" office:value="2" calcext:value-type="float">
            <text:p>2</text:p>
          </table:table-cell>
          <table:table-cell office:value-type="percentage" office:value="0.105263157894737" calcext:value-type="percentage">
            <text:p>11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º Bac. - B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 Bac. - A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º Bac. - B</text:p>
          </table:table-cell>
          <table:table-cell table:style-name="ce40" office:value-type="float" office:value="0" calcext:value-type="float">
            <text:p>0</text:p>
          </table:table-cell>
          <table:table-cell table:style-name="ce47" office:value-type="percentage" office:value="0" calcext:value-type="percentage">
            <text:p>0%</text:p>
          </table:table-cell>
          <table:table-cell table:number-columns-repeated="48"/>
        </table:table-row>
        <table:table-row table:style-name="ro1">
          <table:table-cell/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ce41" office:value-type="string" calcext:value-type="string" table:number-columns-spanned="2" table:number-rows-spanned="1">
            <text:p>Dias</text:p>
          </table:table-cell>
          <table:covered-table-cell table:style-name="Default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43" office:value-type="string" calcext:value-type="string">
            <text:p>Q</text:p>
          </table:table-cell>
          <table:table-cell table:style-name="ce43" office:value-type="string" calcext:value-type="string">
            <text:p>Total</text:p>
          </table:table-cell>
          <table:table-cell table:number-columns-repeated="48"/>
        </table:table-row>
        <table:table-row table:style-name="ro1"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48"/>
        </table:table-row>
        <table:table-row table:style-name="ro1">
          <table:table-cell/>
          <table:table-cell table:style-name="ce43" office:value-type="float" office:value="1" calcext:value-type="float">
            <text:p>1</text:p>
          </table:table-cell>
          <table:table-cell table:style-name="ce43" office:value-type="float" office:value="28.75" calcext:value-type="float">
            <text:p>28,75</text:p>
          </table:table-cell>
          <table:table-cell table:number-columns-repeated="48"/>
        </table:table-row>
        <table:table-row table:style-name="ro1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67.5" calcext:value-type="float">
            <text:p>67,5</text:p>
          </table:table-cell>
          <table:table-cell table:number-columns-repeated="48"/>
        </table:table-row>
        <table:table-row table:style-name="ro1">
          <table:table-cell/>
          <table:table-cell table:style-name="ce43" office:value-type="float" office:value="3" calcext:value-type="float">
            <text:p>3</text:p>
          </table:table-cell>
          <table:table-cell table:style-name="ce43" office:value-type="float" office:value="402" calcext:value-type="float">
            <text:p>402</text:p>
          </table:table-cell>
          <table:table-cell table:number-columns-repeated="48"/>
        </table:table-row>
        <table:table-row table:style-name="ro1">
          <table:table-cell/>
          <table:table-cell table:style-name="ce43" office:value-type="float" office:value="4" calcext:value-type="float">
            <text:p>4</text:p>
          </table:table-cell>
          <table:table-cell table:style-name="ce43" office:value-type="float" office:value="259" calcext:value-type="float">
            <text:p>259</text:p>
          </table:table-cell>
          <table:table-cell table:number-columns-repeated="48"/>
        </table:table-row>
      </table:table>
      <table:table table:name="180626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51"/>
        <table:table-column table:style-name="co14" table:default-cell-style-name="ce52"/>
        <table:table-column table:style-name="co15" table:default-cell-style-name="ce52"/>
        <table:table-column table:style-name="co16" table:default-cell-style-name="ce20"/>
        <table:table-column table:style-name="co17" table:default-cell-style-name="ce27"/>
        <table:table-column table:style-name="co6" table:default-cell-style-name="Default"/>
        <table:table-column table:style-name="co18" table:default-cell-style-name="Default"/>
        <table:table-column table:style-name="co6" table:number-columns-repeated="12" table:default-cell-style-name="Default"/>
        <table:table-row table:style-name="ro1">
          <table:table-cell office:value-type="string" calcext:value-type="string">
            <text:p>Lector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NºRex.</text:p>
          </table:table-cell>
          <table:table-cell office:value-type="string" calcext:value-type="string">
            <text:p>Titulo</text:p>
          </table:table-cell>
          <table:table-cell table:style-name="Default" office:value-type="string" calcext:value-type="string">
            <text:p>D.Devol.</text:p>
          </table:table-cell>
          <table:table-cell table:style-name="Default" office:value-type="string" calcext:value-type="string">
            <text:p>Grupo</text:p>
          </table:table-cell>
          <table:table-cell table:style-name="Default" office:value-type="string" calcext:value-type="string">
            <text:p>Dias</text:p>
          </table:table-cell>
          <table:table-cell table:style-name="Default" office:value-type="string" calcext:value-type="string">
            <text:p>Nome (listado antigo)</text:p>
          </table:table-cell>
          <table:table-cell table:style-name="Default" office:value-type="string" calcext:value-type="string">
            <text:p>Lector (listado novo)</text:p>
          </table:table-cell>
          <table:table-cell/>
          <table:table-cell office:value-type="string" calcext:value-type="string">
            <text:p>Data_ref</text:p>
          </table:table-cell>
          <table:table-cell table:number-columns-repeated="12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N1</text:p>
          </table:table-cell>
          <table:table-cell office:value-type="float" office:value="17603" calcext:value-type="float">
            <text:p>17603</text:p>
          </table:table-cell>
          <table:table-cell office:value-type="string" calcext:value-type="string">
            <text:p>WHO WANTS TO BE A STAR?</text:p>
          </table:table-cell>
          <table:table-cell office:value-type="date" office:date-value="2018-05-26" calcext:value-type="date">
            <text:p>26/05/18</text:p>
          </table:table-cell>
          <table:table-cell table:formula="of:=IF(ISERR(VLOOKUP([.A2];Meiga;5;FALSE()));&quot; &quot;;VLOOKUP([.A2];Meiga;5;FALSE()))" office:value-type="string" office:string-value="(A)-ESO Ad.3 - 1º Cua. - A" calcext:value-type="string">
            <text:p>(A)-ESO Ad.3 - 1º Cua. - A</text:p>
          </table:table-cell>
          <table:table-cell table:formula="of:=DAYS([.$K$3];[.E2])" office:value-type="float" office:value="31" calcext:value-type="float">
            <text:p>31</text:p>
          </table:table-cell>
          <table:table-cell table:formula="of:=IF(ISBLANK([.B2]);IF(ISERR(VLOOKUP([.A2];Meiga_old;3;FALSE()));&quot; &quot;;VLOOKUP([.A2];Meiga_old;3;FALSE()));&quot;&quot;)">
            <text:p/>
          </table:table-cell>
          <table:table-cell table:formula="of:=IF(OR(ISBLANK([.B2]);ISNA([.F2]));IF(ISERR(VLOOKUP([.B2];Meiga_nome;4;FALSE()));&quot; &quot;;VLOOKUP([.B2];Meiga_nome;4;FALSE()));&quot;&quot;)">
            <text:p/>
          </table:table-cell>
          <table:table-cell/>
          <table:table-cell table:formula="of:=RIGHT(CELL(&quot;filename&quot;;[.K1]);6)" office:value-type="string" office:string-value="180626" calcext:value-type="string">
            <text:p>180626</text:p>
          </table:table-cell>
          <table:table-cell table:number-columns-repeated="1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N2</text:p>
          </table:table-cell>
          <table:table-cell office:value-type="float" office:value="7070" calcext:value-type="float">
            <text:p>7070</text:p>
          </table:table-cell>
          <table:table-cell office:value-type="string" calcext:value-type="string">
            <text:p>HIGIENE Y ESTERILIZACION EN SALONES DE P</text:p>
          </table:table-cell>
          <table:table-cell office:value-type="date" office:date-value="2018-05-09" calcext:value-type="date">
            <text:p>09/05/18</text:p>
          </table:table-cell>
          <table:table-cell table:formula="of:=IF(ISERR(VLOOKUP([.A3];Meiga;5;FALSE()));&quot; &quot;;VLOOKUP([.A3];Meiga;5;FALSE()))" office:value-type="string" office:string-value="(A)-ZMIMP02-PECOCA-A" calcext:value-type="string">
            <text:p>(A)-ZMIMP02-PECOCA-A</text:p>
          </table:table-cell>
          <table:table-cell table:formula="of:=DAYS([.$K$3];[.E3])" office:value-type="float" office:value="48" calcext:value-type="float">
            <text:p>48</text:p>
          </table:table-cell>
          <table:table-cell table:formula="of:=IF(ISBLANK([.B3]);IF(ISERR(VLOOKUP([.A3];Meiga_old;3;FALSE()));&quot; &quot;;VLOOKUP([.A3];Meiga_old;3;FALSE()));&quot;&quot;)">
            <text:p/>
          </table:table-cell>
          <table:table-cell table:formula="of:=IF(OR(ISBLANK([.B3]);ISNA([.F3]));IF(ISERR(VLOOKUP([.B3];Meiga_nome;4;FALSE()));&quot; &quot;;VLOOKUP([.B3];Meiga_nome;4;FALSE()));&quot;&quot;)">
            <text:p/>
          </table:table-cell>
          <table:table-cell/>
          <table:table-cell table:style-name="ce51" table:formula="of:=DATE(LEFT([.K2];2);MIDB([.K2];3;2);RIGHT([.K2];2))" office:value-type="date" office:date-value="2018-06-26" calcext:value-type="date">
            <text:p>26/06/18</text:p>
          </table:table-cell>
          <table:table-cell table:number-columns-repeated="3"/>
          <table:table-cell office:value-type="float" office:value="1837" calcext:value-type="float">
            <text:p>1837</text:p>
          </table:table-cell>
          <table:table-cell office:value-type="string" calcext:value-type="string">
            <text:p>N100</text:p>
          </table:table-cell>
          <table:table-cell office:value-type="float" office:value="17562" calcext:value-type="float">
            <text:p>17562</text:p>
          </table:table-cell>
          <table:table-cell office:value-type="string" calcext:value-type="string">
            <text:p>FÁBULAS DE ESOPO</text:p>
          </table:table-cell>
          <table:table-cell table:style-name="ce51" office:value-type="date" office:date-value="2018-06-26" calcext:value-type="date">
            <text:p>26/06/18</text:p>
          </table:table-cell>
          <table:table-cell table:style-name="ce52" table:formula="of:=IF(ISERR(VLOOKUP([.O3];Meiga;5;FALSE()));&quot; &quot;;VLOOKUP([.O3];Meiga;5;FALSE()))" office:value-type="string" office:string-value="1ºESO-A" calcext:value-type="string">
            <text:p>1ºESO-A</text:p>
          </table:table-cell>
          <table:table-cell table:style-name="ce52" table:formula="of:=DAYS([.$K$3];[.S3])" office:value-type="float" office:value="0" calcext:value-type="float">
            <text:p>0</text:p>
          </table:table-cell>
          <table:table-cell table:style-name="ce20" table:formula="of:=IF(ISBLANK([.P3]);IF(ISERR(VLOOKUP([.O3];Meiga_old;3;FALSE()));&quot; &quot;;VLOOKUP([.O3];Meiga_old;3;FALSE()));&quot;&quot;)">
            <text:p/>
          </table:table-cell>
          <table:table-cell table:style-name="ce27" table:formula="of:=IF(OR(ISBLANK([.P3]);ISNA([.T3]));IF(ISERR(VLOOKUP([.P3];Meiga_nome;4;FALSE()));&quot; &quot;;VLOOKUP([.P3];Meiga_nome;4;FALSE()));&quot;&quot;)">
            <text:p/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N3</text:p>
          </table:table-cell>
          <table:table-cell office:value-type="float" office:value="17475" calcext:value-type="float">
            <text:p>17475</text:p>
          </table:table-cell>
          <table:table-cell office:value-type="string" calcext:value-type="string">
            <text:p>HIELO NEGRO</text:p>
          </table:table-cell>
          <table:table-cell office:value-type="date" office:date-value="2018-05-29" calcext:value-type="date">
            <text:p>29/05/18</text:p>
          </table:table-cell>
          <table:table-cell table:formula="of:=IF(ISERR(VLOOKUP([.A4];Meiga;5;FALSE()));&quot; &quot;;VLOOKUP([.A4];Meiga;5;FALSE()))" office:value-type="string" office:string-value="1 CMIMP02-PECOCA-A" calcext:value-type="string">
            <text:p>1 CMIMP02-PECOCA-A</text:p>
          </table:table-cell>
          <table:table-cell table:formula="of:=DAYS([.$K$3];[.E4])" office:value-type="float" office:value="28" calcext:value-type="float">
            <text:p>28</text:p>
          </table:table-cell>
          <table:table-cell table:formula="of:=IF(ISBLANK([.B4]);IF(ISERR(VLOOKUP([.A4];Meiga_old;3;FALSE()));&quot; &quot;;VLOOKUP([.A4];Meiga_old;3;FALSE()));&quot;&quot;)">
            <text:p/>
          </table:table-cell>
          <table:table-cell table:formula="of:=IF(OR(ISBLANK([.B4]);ISNA([.F4]));IF(ISERR(VLOOKUP([.B4];Meiga_nome;4;FALSE()));&quot; &quot;;VLOOKUP([.B4];Meiga_nome;4;FALSE()));&quot;&quot;)">
            <text:p/>
          </table:table-cell>
          <table:table-cell table:number-columns-repeated="5"/>
          <table:table-cell office:value-type="float" office:value="1751" calcext:value-type="float">
            <text:p>1751</text:p>
          </table:table-cell>
          <table:table-cell office:value-type="string" calcext:value-type="string">
            <text:p>N101</text:p>
          </table:table-cell>
          <table:table-cell office:value-type="float" office:value="14500" calcext:value-type="float">
            <text:p>14500</text:p>
          </table:table-cell>
          <table:table-cell office:value-type="string" calcext:value-type="string">
            <text:p>MEMORIAS DE IDHÚN I -LA RESISTENCIA</text:p>
          </table:table-cell>
          <table:table-cell table:style-name="ce51" office:value-type="date" office:date-value="2018-06-27" calcext:value-type="date">
            <text:p>27/06/18</text:p>
          </table:table-cell>
          <table:table-cell table:style-name="ce52" table:formula="of:=IF(ISERR(VLOOKUP([.O4];Meiga;5;FALSE()));&quot; &quot;;VLOOKUP([.O4];Meiga;5;FALSE()))" office:value-type="string" office:string-value="2 CBIFC02-INFOFC-A" calcext:value-type="string">
            <text:p>2 CBIFC02-INFOFC-A</text:p>
          </table:table-cell>
          <table:table-cell table:style-name="ce52" table:formula="of:=DAYS([.$K$3];[.S4])" office:value-type="float" office:value="-1" calcext:value-type="float">
            <text:p>-1</text:p>
          </table:table-cell>
          <table:table-cell table:style-name="ce20" table:formula="of:=IF(ISBLANK([.P4]);IF(ISERR(VLOOKUP([.O4];Meiga_old;3;FALSE()));&quot; &quot;;VLOOKUP([.O4];Meiga_old;3;FALSE()));&quot;&quot;)">
            <text:p/>
          </table:table-cell>
          <table:table-cell table:style-name="ce27" table:formula="of:=IF(OR(ISBLANK([.P4]);ISNA([.T4]));IF(ISERR(VLOOKUP([.P4];Meiga_nome;4;FALSE()));&quot; &quot;;VLOOKUP([.P4];Meiga_nome;4;FALSE()));&quot;&quot;)">
            <text:p/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N4</text:p>
          </table:table-cell>
          <table:table-cell office:value-type="float" office:value="12795" calcext:value-type="float">
            <text:p>12795</text:p>
          </table:table-cell>
          <table:table-cell office:value-type="string" calcext:value-type="string">
            <text:p>RIMAS Y LEYENDAS</text:p>
          </table:table-cell>
          <table:table-cell office:value-type="date" office:date-value="2018-06-12" calcext:value-type="date">
            <text:p>12/06/18</text:p>
          </table:table-cell>
          <table:table-cell table:formula="of:=IF(ISERR(VLOOKUP([.A5];Meiga;5;FALSE()));&quot; &quot;;VLOOKUP([.A5];Meiga;5;FALSE()))" office:value-type="string" office:string-value="1º Bac. - A" calcext:value-type="string">
            <text:p>1º Bac. - A</text:p>
          </table:table-cell>
          <table:table-cell table:formula="of:=DAYS([.$K$3];[.E5])" office:value-type="float" office:value="14" calcext:value-type="float">
            <text:p>14</text:p>
          </table:table-cell>
          <table:table-cell table:formula="of:=IF(ISBLANK([.B5]);IF(ISERR(VLOOKUP([.A5];Meiga_old;3;FALSE()));&quot; &quot;;VLOOKUP([.A5];Meiga_old;3;FALSE()));&quot;&quot;)">
            <text:p/>
          </table:table-cell>
          <table:table-cell table:formula="of:=IF(OR(ISBLANK([.B5]);ISNA([.F5]));IF(ISERR(VLOOKUP([.B5];Meiga_nome;4;FALSE()));&quot; &quot;;VLOOKUP([.B5];Meiga_nome;4;FALSE()));&quot;&quot;)">
            <text:p/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office:value-type="string" calcext:value-type="string">
            <text:p>N102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LAS AVENTURAS DE ASTÉRIX <text:s/>VOL. 3</text:p>
          </table:table-cell>
          <table:table-cell table:style-name="ce51" office:value-type="date" office:date-value="2018-06-30" calcext:value-type="date">
            <text:p>30/06/18</text:p>
          </table:table-cell>
          <table:table-cell table:style-name="ce52" table:formula="of:=IF(ISERR(VLOOKUP([.O5];Meiga;5;FALSE()));&quot; &quot;;VLOOKUP([.O5];Meiga;5;FALSE()))" office:value-type="string" office:string-value="Docente" calcext:value-type="string">
            <text:p>Docente</text:p>
          </table:table-cell>
          <table:table-cell table:style-name="ce52" table:formula="of:=DAYS([.$K$3];[.S5])" office:value-type="float" office:value="-4" calcext:value-type="float">
            <text:p>-4</text:p>
          </table:table-cell>
          <table:table-cell table:style-name="ce20" table:formula="of:=IF(ISBLANK([.P5]);IF(ISERR(VLOOKUP([.O5];Meiga_old;3;FALSE()));&quot; &quot;;VLOOKUP([.O5];Meiga_old;3;FALSE()));&quot;&quot;)">
            <text:p/>
          </table:table-cell>
          <table:table-cell table:style-name="ce27" table:formula="of:=IF(OR(ISBLANK([.P5]);ISNA([.T5]));IF(ISERR(VLOOKUP([.P5];Meiga_nome;4;FALSE()));&quot; &quot;;VLOOKUP([.P5];Meiga_nome;4;FALSE()));&quot;&quot;)">
            <text:p/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N5</text:p>
          </table:table-cell>
          <table:table-cell office:value-type="float" office:value="16247" calcext:value-type="float">
            <text:p>16247</text:p>
          </table:table-cell>
          <table:table-cell office:value-type="string" calcext:value-type="string">
            <text:p>MADAME BOVARY</text:p>
          </table:table-cell>
          <table:table-cell office:value-type="date" office:date-value="2018-06-06" calcext:value-type="date">
            <text:p>06/06/18</text:p>
          </table:table-cell>
          <table:table-cell table:formula="of:=IF(ISERR(VLOOKUP([.A6];Meiga;5;FALSE()));&quot; &quot;;VLOOKUP([.A6];Meiga;5;FALSE()))" office:value-type="string" office:string-value="1º Bac. - A" calcext:value-type="string">
            <text:p>1º Bac. - A</text:p>
          </table:table-cell>
          <table:table-cell table:formula="of:=DAYS([.$K$3];[.E6])" office:value-type="float" office:value="20" calcext:value-type="float">
            <text:p>20</text:p>
          </table:table-cell>
          <table:table-cell table:formula="of:=IF(ISBLANK([.B6]);IF(ISERR(VLOOKUP([.A6];Meiga_old;3;FALSE()));&quot; &quot;;VLOOKUP([.A6];Meiga_old;3;FALSE()));&quot;&quot;)">
            <text:p/>
          </table:table-cell>
          <table:table-cell table:formula="of:=IF(OR(ISBLANK([.B6]);ISNA([.F6]));IF(ISERR(VLOOKUP([.B6];Meiga_nome;4;FALSE()));&quot; &quot;;VLOOKUP([.B6];Meiga_nome;4;FALSE()));&quot;&quot;)">
            <text:p/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office:value-type="string" calcext:value-type="string">
            <text:p>N103</text:p>
          </table:table-cell>
          <table:table-cell office:value-type="float" office:value="19107" calcext:value-type="float">
            <text:p>19107</text:p>
          </table:table-cell>
          <table:table-cell office:value-type="string" calcext:value-type="string">
            <text:p>LOS MISTERIOS DE CRISTO</text:p>
          </table:table-cell>
          <table:table-cell table:style-name="ce51" office:value-type="date" office:date-value="2018-07-06" calcext:value-type="date">
            <text:p>06/07/18</text:p>
          </table:table-cell>
          <table:table-cell table:style-name="ce52" table:formula="of:=IF(ISERR(VLOOKUP([.O6];Meiga;5;FALSE()));&quot; &quot;;VLOOKUP([.O6];Meiga;5;FALSE()))" office:value-type="string" office:string-value="Docente" calcext:value-type="string">
            <text:p>Docente</text:p>
          </table:table-cell>
          <table:table-cell table:style-name="ce52" table:formula="of:=DAYS([.$K$3];[.S6])" office:value-type="float" office:value="-10" calcext:value-type="float">
            <text:p>-10</text:p>
          </table:table-cell>
          <table:table-cell table:style-name="ce20" table:formula="of:=IF(ISBLANK([.P6]);IF(ISERR(VLOOKUP([.O6];Meiga_old;3;FALSE()));&quot; &quot;;VLOOKUP([.O6];Meiga_old;3;FALSE()));&quot;&quot;)">
            <text:p/>
          </table:table-cell>
          <table:table-cell table:style-name="ce27" table:formula="of:=IF(OR(ISBLANK([.P6]);ISNA([.T6]));IF(ISERR(VLOOKUP([.P6];Meiga_nome;4;FALSE()));&quot; &quot;;VLOOKUP([.P6];Meiga_nome;4;FALSE()));&quot;&quot;)">
            <text:p/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N6</text:p>
          </table:table-cell>
          <table:table-cell office:value-type="float" office:value="15937" calcext:value-type="float">
            <text:p>15937</text:p>
          </table:table-cell>
          <table:table-cell office:value-type="string" calcext:value-type="string">
            <text:p>LA HEREDERA</text:p>
          </table:table-cell>
          <table:table-cell office:value-type="date" office:date-value="2018-06-15" calcext:value-type="date">
            <text:p>15/06/18</text:p>
          </table:table-cell>
          <table:table-cell table:formula="of:=IF(ISERR(VLOOKUP([.A7];Meiga;5;FALSE()));&quot; &quot;;VLOOKUP([.A7];Meiga;5;FALSE()))" office:value-type="string" office:string-value="1ºESO-A" calcext:value-type="string">
            <text:p>1ºESO-A</text:p>
          </table:table-cell>
          <table:table-cell table:formula="of:=DAYS([.$K$3];[.E7])" office:value-type="float" office:value="11" calcext:value-type="float">
            <text:p>11</text:p>
          </table:table-cell>
          <table:table-cell table:formula="of:=IF(ISBLANK([.B7]);IF(ISERR(VLOOKUP([.A7];Meiga_old;3;FALSE()));&quot; &quot;;VLOOKUP([.A7];Meiga_old;3;FALSE()));&quot;&quot;)">
            <text:p/>
          </table:table-cell>
          <table:table-cell table:formula="of:=IF(OR(ISBLANK([.B7]);ISNA([.F7]));IF(ISERR(VLOOKUP([.B7];Meiga_nome;4;FALSE()));&quot; &quot;;VLOOKUP([.B7];Meiga_nome;4;FALSE()));&quot;&quot;)">
            <text:p/>
          </table:table-cell>
          <table:table-cell table:number-columns-repeated="5"/>
          <table:table-cell office:value-type="float" office:value="822" calcext:value-type="float">
            <text:p>822</text:p>
          </table:table-cell>
          <table:table-cell office:value-type="string" calcext:value-type="string">
            <text:p>N10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LAS AVENTURAS DE ASTÉRIX <text:s/>VOL. 5</text:p>
          </table:table-cell>
          <table:table-cell table:style-name="ce51" office:value-type="date" office:date-value="2018-07-06" calcext:value-type="date">
            <text:p>06/07/18</text:p>
          </table:table-cell>
          <table:table-cell table:style-name="ce52" table:formula="of:=IF(ISERR(VLOOKUP([.O7];Meiga;5;FALSE()));&quot; &quot;;VLOOKUP([.O7];Meiga;5;FALSE()))" office:value-type="string" office:string-value="Docente" calcext:value-type="string">
            <text:p>Docente</text:p>
          </table:table-cell>
          <table:table-cell table:style-name="ce52" table:formula="of:=DAYS([.$K$3];[.S7])" office:value-type="float" office:value="-10" calcext:value-type="float">
            <text:p>-10</text:p>
          </table:table-cell>
          <table:table-cell table:style-name="ce20" table:formula="of:=IF(ISBLANK([.P7]);IF(ISERR(VLOOKUP([.O7];Meiga_old;3;FALSE()));&quot; &quot;;VLOOKUP([.O7];Meiga_old;3;FALSE()));&quot;&quot;)">
            <text:p/>
          </table:table-cell>
          <table:table-cell table:style-name="ce27" table:formula="of:=IF(OR(ISBLANK([.P7]);ISNA([.T7]));IF(ISERR(VLOOKUP([.P7];Meiga_nome;4;FALSE()));&quot; &quot;;VLOOKUP([.P7];Meiga_nome;4;FALSE()));&quot;&quot;)">
            <text:p/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N7</text:p>
          </table:table-cell>
          <table:table-cell office:value-type="float" office:value="18600" calcext:value-type="float">
            <text:p>18600</text:p>
          </table:table-cell>
          <table:table-cell office:value-type="string" calcext:value-type="string">
            <text:p>O ACHADO DO CASTRO</text:p>
          </table:table-cell>
          <table:table-cell office:value-type="date" office:date-value="2018-06-15" calcext:value-type="date">
            <text:p>15/06/18</text:p>
          </table:table-cell>
          <table:table-cell table:formula="of:=IF(ISERR(VLOOKUP([.A8];Meiga;5;FALSE()));&quot; &quot;;VLOOKUP([.A8];Meiga;5;FALSE()))" office:value-type="string" office:string-value="1ºESO-A" calcext:value-type="string">
            <text:p>1ºESO-A</text:p>
          </table:table-cell>
          <table:table-cell table:formula="of:=DAYS([.$K$3];[.E8])" office:value-type="float" office:value="11" calcext:value-type="float">
            <text:p>11</text:p>
          </table:table-cell>
          <table:table-cell table:formula="of:=IF(ISBLANK([.B8]);IF(ISERR(VLOOKUP([.A8];Meiga_old;3;FALSE()));&quot; &quot;;VLOOKUP([.A8];Meiga_old;3;FALSE()));&quot;&quot;)">
            <text:p/>
          </table:table-cell>
          <table:table-cell table:formula="of:=IF(OR(ISBLANK([.B8]);ISNA([.F8]));IF(ISERR(VLOOKUP([.B8];Meiga_nome;4;FALSE()));&quot; &quot;;VLOOKUP([.B8];Meiga_nome;4;FALSE()));&quot;&quot;)">
            <text:p/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N105</text:p>
          </table:table-cell>
          <table:table-cell office:value-type="float" office:value="15879" calcext:value-type="float">
            <text:p>15879</text:p>
          </table:table-cell>
          <table:table-cell office:value-type="string" calcext:value-type="string">
            <text:p>TONECHO DE REBORDECHAO</text:p>
          </table:table-cell>
          <table:table-cell table:style-name="ce51" office:value-type="date" office:date-value="2018-09-25" calcext:value-type="date">
            <text:p>25/09/18</text:p>
          </table:table-cell>
          <table:table-cell table:style-name="ce52" table:formula="of:=IF(ISERR(VLOOKUP([.O8];Meiga;5;FALSE()));&quot; &quot;;VLOOKUP([.O8];Meiga;5;FALSE()))" office:value-type="string" office:string-value=" " calcext:value-type="string">
            <text:p><text:s/></text:p>
          </table:table-cell>
          <table:table-cell table:style-name="ce52" table:formula="of:=DAYS([.$K$3];[.S8])" office:value-type="float" office:value="-91" calcext:value-type="float">
            <text:p>-91</text:p>
          </table:table-cell>
          <table:table-cell table:style-name="ce20" table:formula="of:=IF(ISBLANK([.P8]);IF(ISERR(VLOOKUP([.O8];Meiga_old;3;FALSE()));&quot; &quot;;VLOOKUP([.O8];Meiga_old;3;FALSE()));&quot;&quot;)">
            <text:p/>
          </table:table-cell>
          <table:table-cell table:style-name="ce27" table:formula="of:=IF(OR(ISBLANK([.P8]);ISNA([.T8]));IF(ISERR(VLOOKUP([.P8];Meiga_nome;4;FALSE()));&quot; &quot;;VLOOKUP([.P8];Meiga_nome;4;FALSE()));&quot;&quot;)">
            <text:p/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N8</text:p>
          </table:table-cell>
          <table:table-cell office:value-type="float" office:value="18606" calcext:value-type="float">
            <text:p>18606</text:p>
          </table:table-cell>
          <table:table-cell office:value-type="string" calcext:value-type="string">
            <text:p>O ACHADO DO CASTRO</text:p>
          </table:table-cell>
          <table:table-cell office:value-type="date" office:date-value="2018-06-15" calcext:value-type="date">
            <text:p>15/06/18</text:p>
          </table:table-cell>
          <table:table-cell table:formula="of:=IF(ISERR(VLOOKUP([.A9];Meiga;5;FALSE()));&quot; &quot;;VLOOKUP([.A9];Meiga;5;FALSE()))" office:value-type="string" office:string-value="1ºESO-A" calcext:value-type="string">
            <text:p>1ºESO-A</text:p>
          </table:table-cell>
          <table:table-cell table:formula="of:=DAYS([.$K$3];[.E9])" office:value-type="float" office:value="11" calcext:value-type="float">
            <text:p>11</text:p>
          </table:table-cell>
          <table:table-cell table:formula="of:=IF(ISBLANK([.B9]);IF(ISERR(VLOOKUP([.A9];Meiga_old;3;FALSE()));&quot; &quot;;VLOOKUP([.A9];Meiga_old;3;FALSE()));&quot;&quot;)">
            <text:p/>
          </table:table-cell>
          <table:table-cell table:formula="of:=IF(OR(ISBLANK([.B9]);ISNA([.F9]));IF(ISERR(VLOOKUP([.B9];Meiga_nome;4;FALSE()));&quot; &quot;;VLOOKUP([.B9];Meiga_nome;4;FALSE()));&quot;&quot;)">
            <text:p/>
          </table:table-cell>
          <table:table-cell table:number-columns-repeated="5"/>
          <table:table-cell office:value-type="float" office:value="2000" calcext:value-type="float">
            <text:p>2000</text:p>
          </table:table-cell>
          <table:table-cell office:value-type="string" calcext:value-type="string">
            <text:p>N106</text:p>
          </table:table-cell>
          <table:table-cell office:value-type="float" office:value="16931" calcext:value-type="float">
            <text:p>16931</text:p>
          </table:table-cell>
          <table:table-cell office:value-type="string" calcext:value-type="string">
            <text:p>Tonecho de Rebordechao</text:p>
          </table:table-cell>
          <table:table-cell table:style-name="ce51" office:value-type="date" office:date-value="2018-09-25" calcext:value-type="date">
            <text:p>25/09/18</text:p>
          </table:table-cell>
          <table:table-cell table:style-name="ce52" table:formula="of:=IF(ISERR(VLOOKUP([.O9];Meiga;5;FALSE()));&quot; &quot;;VLOOKUP([.O9];Meiga;5;FALSE()))" office:value-type="string" office:string-value=" " calcext:value-type="string">
            <text:p><text:s/></text:p>
          </table:table-cell>
          <table:table-cell table:style-name="ce52" table:formula="of:=DAYS([.$K$3];[.S9])" office:value-type="float" office:value="-91" calcext:value-type="float">
            <text:p>-91</text:p>
          </table:table-cell>
          <table:table-cell table:style-name="ce20" table:formula="of:=IF(ISBLANK([.P9]);IF(ISERR(VLOOKUP([.O9];Meiga_old;3;FALSE()));&quot; &quot;;VLOOKUP([.O9];Meiga_old;3;FALSE()));&quot;&quot;)">
            <text:p/>
          </table:table-cell>
          <table:table-cell table:style-name="ce27" table:formula="of:=IF(OR(ISBLANK([.P9]);ISNA([.T9]));IF(ISERR(VLOOKUP([.P9];Meiga_nome;4;FALSE()));&quot; &quot;;VLOOKUP([.P9];Meiga_nome;4;FALSE()));&quot;&quot;)">
            <text:p/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N9</text:p>
          </table:table-cell>
          <table:table-cell office:value-type="float" office:value="18602" calcext:value-type="float">
            <text:p>18602</text:p>
          </table:table-cell>
          <table:table-cell office:value-type="string" calcext:value-type="string">
            <text:p>O ACHADO DO CASTRO</text:p>
          </table:table-cell>
          <table:table-cell office:value-type="date" office:date-value="2018-06-15" calcext:value-type="date">
            <text:p>15/06/18</text:p>
          </table:table-cell>
          <table:table-cell table:formula="of:=IF(ISERR(VLOOKUP([.A10];Meiga;5;FALSE()));&quot; &quot;;VLOOKUP([.A10];Meiga;5;FALSE()))" office:value-type="string" office:string-value="1ºESO-A" calcext:value-type="string">
            <text:p>1ºESO-A</text:p>
          </table:table-cell>
          <table:table-cell table:formula="of:=DAYS([.$K$3];[.E10])" office:value-type="float" office:value="11" calcext:value-type="float">
            <text:p>11</text:p>
          </table:table-cell>
          <table:table-cell table:formula="of:=IF(ISBLANK([.B10]);IF(ISERR(VLOOKUP([.A10];Meiga_old;3;FALSE()));&quot; &quot;;VLOOKUP([.A10];Meiga_old;3;FALSE()));&quot;&quot;)">
            <text:p/>
          </table:table-cell>
          <table:table-cell table:formula="of:=IF(OR(ISBLANK([.B10]);ISNA([.F10]));IF(ISERR(VLOOKUP([.B10];Meiga_nome;4;FALSE()));&quot; &quot;;VLOOKUP([.B10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N10</text:p>
          </table:table-cell>
          <table:table-cell office:value-type="float" office:value="18597" calcext:value-type="float">
            <text:p>18597</text:p>
          </table:table-cell>
          <table:table-cell office:value-type="string" calcext:value-type="string">
            <text:p>O ACHADO DO CASTRO</text:p>
          </table:table-cell>
          <table:table-cell office:value-type="date" office:date-value="2018-06-15" calcext:value-type="date">
            <text:p>15/06/18</text:p>
          </table:table-cell>
          <table:table-cell table:formula="of:=IF(ISERR(VLOOKUP([.A11];Meiga;5;FALSE()));&quot; &quot;;VLOOKUP([.A11];Meiga;5;FALSE()))" office:value-type="string" office:string-value="1ºESO-A" calcext:value-type="string">
            <text:p>1ºESO-A</text:p>
          </table:table-cell>
          <table:table-cell table:formula="of:=DAYS([.$K$3];[.E11])" office:value-type="float" office:value="11" calcext:value-type="float">
            <text:p>11</text:p>
          </table:table-cell>
          <table:table-cell table:formula="of:=IF(ISBLANK([.B11]);IF(ISERR(VLOOKUP([.A11];Meiga_old;3;FALSE()));&quot; &quot;;VLOOKUP([.A11];Meiga_old;3;FALSE()));&quot;&quot;)">
            <text:p/>
          </table:table-cell>
          <table:table-cell table:formula="of:=IF(OR(ISBLANK([.B11]);ISNA([.F11]));IF(ISERR(VLOOKUP([.B11];Meiga_nome;4;FALSE()));&quot; &quot;;VLOOKUP([.B11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N11</text:p>
          </table:table-cell>
          <table:table-cell office:value-type="float" office:value="1529" calcext:value-type="float">
            <text:p>1529</text:p>
          </table:table-cell>
          <table:table-cell office:value-type="string" calcext:value-type="string">
            <text:p>O MISTERIO DAS BADALADAS</text:p>
          </table:table-cell>
          <table:table-cell office:value-type="date" office:date-value="2018-04-19" calcext:value-type="date">
            <text:p>19/04/18</text:p>
          </table:table-cell>
          <table:table-cell table:formula="of:=IF(ISERR(VLOOKUP([.A12];Meiga;5;FALSE()));&quot; &quot;;VLOOKUP([.A12];Meiga;5;FALSE()))" office:value-type="string" office:string-value="1ºESO-A" calcext:value-type="string">
            <text:p>1ºESO-A</text:p>
          </table:table-cell>
          <table:table-cell table:formula="of:=DAYS([.$K$3];[.E12])" office:value-type="float" office:value="68" calcext:value-type="float">
            <text:p>68</text:p>
          </table:table-cell>
          <table:table-cell table:formula="of:=IF(ISBLANK([.B12]);IF(ISERR(VLOOKUP([.A12];Meiga_old;3;FALSE()));&quot; &quot;;VLOOKUP([.A12];Meiga_old;3;FALSE()));&quot;&quot;)">
            <text:p/>
          </table:table-cell>
          <table:table-cell table:formula="of:=IF(OR(ISBLANK([.B12]);ISNA([.F12]));IF(ISERR(VLOOKUP([.B12];Meiga_nome;4;FALSE()));&quot; &quot;;VLOOKUP([.B12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N12</text:p>
          </table:table-cell>
          <table:table-cell office:value-type="float" office:value="11862" calcext:value-type="float">
            <text:p>11862</text:p>
          </table:table-cell>
          <table:table-cell office:value-type="string" calcext:value-type="string">
            <text:p>FIBONACCI Y LOS NÚMEROS MÁGICOS</text:p>
          </table:table-cell>
          <table:table-cell office:value-type="date" office:date-value="2018-05-03" calcext:value-type="date">
            <text:p>03/05/18</text:p>
          </table:table-cell>
          <table:table-cell table:formula="of:=IF(ISERR(VLOOKUP([.A13];Meiga;5;FALSE()));&quot; &quot;;VLOOKUP([.A13];Meiga;5;FALSE()))" office:value-type="string" office:string-value="1ºESO-B" calcext:value-type="string">
            <text:p>1ºESO-B</text:p>
          </table:table-cell>
          <table:table-cell table:formula="of:=DAYS([.$K$3];[.E13])" office:value-type="float" office:value="54" calcext:value-type="float">
            <text:p>54</text:p>
          </table:table-cell>
          <table:table-cell table:formula="of:=IF(ISBLANK([.B13]);IF(ISERR(VLOOKUP([.A13];Meiga_old;3;FALSE()));&quot; &quot;;VLOOKUP([.A13];Meiga_old;3;FALSE()));&quot;&quot;)">
            <text:p/>
          </table:table-cell>
          <table:table-cell table:formula="of:=IF(OR(ISBLANK([.B13]);ISNA([.F13]));IF(ISERR(VLOOKUP([.B13];Meiga_nome;4;FALSE()));&quot; &quot;;VLOOKUP([.B13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N13</text:p>
          </table:table-cell>
          <table:table-cell office:value-type="float" office:value="16030" calcext:value-type="float">
            <text:p>16030</text:p>
          </table:table-cell>
          <table:table-cell office:value-type="string" calcext:value-type="string">
            <text:p>UNA(ESTUPENDA)HISTORIA DE DRAGONES Y PRI</text:p>
          </table:table-cell>
          <table:table-cell office:value-type="date" office:date-value="2018-05-09" calcext:value-type="date">
            <text:p>09/05/18</text:p>
          </table:table-cell>
          <table:table-cell table:formula="of:=IF(ISERR(VLOOKUP([.A14];Meiga;5;FALSE()));&quot; &quot;;VLOOKUP([.A14];Meiga;5;FALSE()))" office:value-type="string" office:string-value="1ºESO-B" calcext:value-type="string">
            <text:p>1ºESO-B</text:p>
          </table:table-cell>
          <table:table-cell table:formula="of:=DAYS([.$K$3];[.E14])" office:value-type="float" office:value="48" calcext:value-type="float">
            <text:p>48</text:p>
          </table:table-cell>
          <table:table-cell table:formula="of:=IF(ISBLANK([.B14]);IF(ISERR(VLOOKUP([.A14];Meiga_old;3;FALSE()));&quot; &quot;;VLOOKUP([.A14];Meiga_old;3;FALSE()));&quot;&quot;)">
            <text:p/>
          </table:table-cell>
          <table:table-cell table:formula="of:=IF(OR(ISBLANK([.B14]);ISNA([.F14]));IF(ISERR(VLOOKUP([.B14];Meiga_nome;4;FALSE()));&quot; &quot;;VLOOKUP([.B14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N14</text:p>
          </table:table-cell>
          <table:table-cell office:value-type="float" office:value="15554" calcext:value-type="float">
            <text:p>15554</text:p>
          </table:table-cell>
          <table:table-cell office:value-type="string" calcext:value-type="string">
            <text:p>EL NOMBRE DEL VIENTO</text:p>
          </table:table-cell>
          <table:table-cell office:value-type="date" office:date-value="2018-06-14" calcext:value-type="date">
            <text:p>14/06/18</text:p>
          </table:table-cell>
          <table:table-cell table:formula="of:=IF(ISERR(VLOOKUP([.A15];Meiga;5;FALSE()));&quot; &quot;;VLOOKUP([.A15];Meiga;5;FALSE()))" office:value-type="string" office:string-value="2 CBIFC02-INFOFC-A" calcext:value-type="string">
            <text:p>2 CBIFC02-INFOFC-A</text:p>
          </table:table-cell>
          <table:table-cell table:formula="of:=DAYS([.$K$3];[.E15])" office:value-type="float" office:value="12" calcext:value-type="float">
            <text:p>12</text:p>
          </table:table-cell>
          <table:table-cell table:formula="of:=IF(ISBLANK([.B15]);IF(ISERR(VLOOKUP([.A15];Meiga_old;3;FALSE()));&quot; &quot;;VLOOKUP([.A15];Meiga_old;3;FALSE()));&quot;&quot;)">
            <text:p/>
          </table:table-cell>
          <table:table-cell table:formula="of:=IF(OR(ISBLANK([.B15]);ISNA([.F15]));IF(ISERR(VLOOKUP([.B15];Meiga_nome;4;FALSE()));&quot; &quot;;VLOOKUP([.B15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N15</text:p>
          </table:table-cell>
          <table:table-cell office:value-type="float" office:value="12615" calcext:value-type="float">
            <text:p>12615</text:p>
          </table:table-cell>
          <table:table-cell office:value-type="string" calcext:value-type="string">
            <text:p>RELATO DE UN NAUFRAGO</text:p>
          </table:table-cell>
          <table:table-cell office:value-type="date" office:date-value="2018-01-04" calcext:value-type="date">
            <text:p>04/01/18</text:p>
          </table:table-cell>
          <table:table-cell table:formula="of:=IF(ISERR(VLOOKUP([.A16];Meiga;5;FALSE()));&quot; &quot;;VLOOKUP([.A16];Meiga;5;FALSE()))" office:value-type="string" office:string-value="2ºESO-A" calcext:value-type="string">
            <text:p>2ºESO-A</text:p>
          </table:table-cell>
          <table:table-cell table:formula="of:=DAYS([.$K$3];[.E16])" office:value-type="float" office:value="173" calcext:value-type="float">
            <text:p>173</text:p>
          </table:table-cell>
          <table:table-cell table:formula="of:=IF(ISBLANK([.B16]);IF(ISERR(VLOOKUP([.A16];Meiga_old;3;FALSE()));&quot; &quot;;VLOOKUP([.A16];Meiga_old;3;FALSE()));&quot;&quot;)">
            <text:p/>
          </table:table-cell>
          <table:table-cell table:formula="of:=IF(OR(ISBLANK([.B16]);ISNA([.F16]));IF(ISERR(VLOOKUP([.B16];Meiga_nome;4;FALSE()));&quot; &quot;;VLOOKUP([.B16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N16</text:p>
          </table:table-cell>
          <table:table-cell office:value-type="float" office:value="15181" calcext:value-type="float">
            <text:p>15181</text:p>
          </table:table-cell>
          <table:table-cell office:value-type="string" calcext:value-type="string">
            <text:p>BAJO LA MISMA ESTRELLA</text:p>
          </table:table-cell>
          <table:table-cell office:value-type="date" office:date-value="2017-02-10" calcext:value-type="date">
            <text:p>10/02/17</text:p>
          </table:table-cell>
          <table:table-cell table:formula="of:=IF(ISERR(VLOOKUP([.A17];Meiga;5;FALSE()));&quot; &quot;;VLOOKUP([.A17];Meiga;5;FALSE()))" office:value-type="string" office:string-value="2ºESO-A" calcext:value-type="string">
            <text:p>2ºESO-A</text:p>
          </table:table-cell>
          <table:table-cell table:formula="of:=DAYS([.$K$3];[.E17])" office:value-type="float" office:value="501" calcext:value-type="float">
            <text:p>501</text:p>
          </table:table-cell>
          <table:table-cell table:formula="of:=IF(ISBLANK([.B17]);IF(ISERR(VLOOKUP([.A17];Meiga_old;3;FALSE()));&quot; &quot;;VLOOKUP([.A17];Meiga_old;3;FALSE()));&quot;&quot;)">
            <text:p/>
          </table:table-cell>
          <table:table-cell table:formula="of:=IF(OR(ISBLANK([.B17]);ISNA([.F17]));IF(ISERR(VLOOKUP([.B17];Meiga_nome;4;FALSE()));&quot; &quot;;VLOOKUP([.B17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N17</text:p>
          </table:table-cell>
          <table:table-cell office:value-type="float" office:value="14836" calcext:value-type="float">
            <text:p>14836</text:p>
          </table:table-cell>
          <table:table-cell office:value-type="string" calcext:value-type="string">
            <text:p>O PINTOR DO SOMBREIRO DE MALVAS</text:p>
          </table:table-cell>
          <table:table-cell office:value-type="date" office:date-value="2017-02-18" calcext:value-type="date">
            <text:p>18/02/17</text:p>
          </table:table-cell>
          <table:table-cell table:formula="of:=IF(ISERR(VLOOKUP([.A18];Meiga;5;FALSE()));&quot; &quot;;VLOOKUP([.A18];Meiga;5;FALSE()))" office:value-type="string" office:string-value="2ºESO-A" calcext:value-type="string">
            <text:p>2ºESO-A</text:p>
          </table:table-cell>
          <table:table-cell table:formula="of:=DAYS([.$K$3];[.E18])" office:value-type="float" office:value="493" calcext:value-type="float">
            <text:p>493</text:p>
          </table:table-cell>
          <table:table-cell table:formula="of:=IF(ISBLANK([.B18]);IF(ISERR(VLOOKUP([.A18];Meiga_old;3;FALSE()));&quot; &quot;;VLOOKUP([.A18];Meiga_old;3;FALSE()));&quot;&quot;)">
            <text:p/>
          </table:table-cell>
          <table:table-cell table:formula="of:=IF(OR(ISBLANK([.B18]);ISNA([.F18]));IF(ISERR(VLOOKUP([.B18];Meiga_nome;4;FALSE()));&quot; &quot;;VLOOKUP([.B18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N18</text:p>
          </table:table-cell>
          <table:table-cell office:value-type="float" office:value="15931" calcext:value-type="float">
            <text:p>15931</text:p>
          </table:table-cell>
          <table:table-cell office:value-type="string" calcext:value-type="string">
            <text:p>AFTER.1</text:p>
          </table:table-cell>
          <table:table-cell office:value-type="date" office:date-value="2017-05-05" calcext:value-type="date">
            <text:p>05/05/17</text:p>
          </table:table-cell>
          <table:table-cell table:formula="of:=IF(ISERR(VLOOKUP([.A19];Meiga;5;FALSE()));&quot; &quot;;VLOOKUP([.A19];Meiga;5;FALSE()))" office:value-type="string" office:string-value="2ºESO-B" calcext:value-type="string">
            <text:p>2ºESO-B</text:p>
          </table:table-cell>
          <table:table-cell table:formula="of:=DAYS([.$K$3];[.E19])" office:value-type="float" office:value="417" calcext:value-type="float">
            <text:p>417</text:p>
          </table:table-cell>
          <table:table-cell table:formula="of:=IF(ISBLANK([.B19]);IF(ISERR(VLOOKUP([.A19];Meiga_old;3;FALSE()));&quot; &quot;;VLOOKUP([.A19];Meiga_old;3;FALSE()));&quot;&quot;)">
            <text:p/>
          </table:table-cell>
          <table:table-cell table:formula="of:=IF(OR(ISBLANK([.B19]);ISNA([.F19]));IF(ISERR(VLOOKUP([.B19];Meiga_nome;4;FALSE()));&quot; &quot;;VLOOKUP([.B19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N19</text:p>
          </table:table-cell>
          <table:table-cell office:value-type="float" office:value="15590" calcext:value-type="float">
            <text:p>15590</text:p>
          </table:table-cell>
          <table:table-cell office:value-type="string" calcext:value-type="string">
            <text:p>NIYURA- LA CORONA DE LOS ANGELES</text:p>
          </table:table-cell>
          <table:table-cell office:value-type="date" office:date-value="2017-02-07" calcext:value-type="date">
            <text:p>07/02/17</text:p>
          </table:table-cell>
          <table:table-cell table:formula="of:=IF(ISERR(VLOOKUP([.A20];Meiga;5;FALSE()));&quot; &quot;;VLOOKUP([.A20];Meiga;5;FALSE()))" office:value-type="string" office:string-value="2ºESO-B" calcext:value-type="string">
            <text:p>2ºESO-B</text:p>
          </table:table-cell>
          <table:table-cell table:formula="of:=DAYS([.$K$3];[.E20])" office:value-type="float" office:value="504" calcext:value-type="float">
            <text:p>504</text:p>
          </table:table-cell>
          <table:table-cell table:formula="of:=IF(ISBLANK([.B20]);IF(ISERR(VLOOKUP([.A20];Meiga_old;3;FALSE()));&quot; &quot;;VLOOKUP([.A20];Meiga_old;3;FALSE()));&quot;&quot;)">
            <text:p/>
          </table:table-cell>
          <table:table-cell table:formula="of:=IF(OR(ISBLANK([.B20]);ISNA([.F20]));IF(ISERR(VLOOKUP([.B20];Meiga_nome;4;FALSE()));&quot; &quot;;VLOOKUP([.B20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N20</text:p>
          </table:table-cell>
          <table:table-cell office:value-type="float" office:value="9015" calcext:value-type="float">
            <text:p>9015</text:p>
          </table:table-cell>
          <table:table-cell office:value-type="string" calcext:value-type="string">
            <text:p>THE HOUSE ON THE HILL</text:p>
          </table:table-cell>
          <table:table-cell office:value-type="date" office:date-value="2018-05-01" calcext:value-type="date">
            <text:p>01/05/18</text:p>
          </table:table-cell>
          <table:table-cell table:formula="of:=IF(ISERR(VLOOKUP([.A21];Meiga;5;FALSE()));&quot; &quot;;VLOOKUP([.A21];Meiga;5;FALSE()))" office:value-type="string" office:string-value="3º ESO - A" calcext:value-type="string">
            <text:p>3º ESO - A</text:p>
          </table:table-cell>
          <table:table-cell table:formula="of:=DAYS([.$K$3];[.E21])" office:value-type="float" office:value="56" calcext:value-type="float">
            <text:p>56</text:p>
          </table:table-cell>
          <table:table-cell table:formula="of:=IF(ISBLANK([.B21]);IF(ISERR(VLOOKUP([.A21];Meiga_old;3;FALSE()));&quot; &quot;;VLOOKUP([.A21];Meiga_old;3;FALSE()));&quot;&quot;)">
            <text:p/>
          </table:table-cell>
          <table:table-cell table:formula="of:=IF(OR(ISBLANK([.B21]);ISNA([.F21]));IF(ISERR(VLOOKUP([.B21];Meiga_nome;4;FALSE()));&quot; &quot;;VLOOKUP([.B21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N21</text:p>
          </table:table-cell>
          <table:table-cell office:value-type="float" office:value="9319" calcext:value-type="float">
            <text:p>9319</text:p>
          </table:table-cell>
          <table:table-cell office:value-type="string" calcext:value-type="string">
            <text:p>THE GREAT FIRE OF LONDON</text:p>
          </table:table-cell>
          <table:table-cell office:value-type="date" office:date-value="2017-05-03" calcext:value-type="date">
            <text:p>03/05/17</text:p>
          </table:table-cell>
          <table:table-cell table:formula="of:=IF(ISERR(VLOOKUP([.A22];Meiga;5;FALSE()));&quot; &quot;;VLOOKUP([.A22];Meiga;5;FALSE()))" office:value-type="string" office:string-value="3º ESO - B" calcext:value-type="string">
            <text:p>3º ESO - B</text:p>
          </table:table-cell>
          <table:table-cell table:formula="of:=DAYS([.$K$3];[.E22])" office:value-type="float" office:value="419" calcext:value-type="float">
            <text:p>419</text:p>
          </table:table-cell>
          <table:table-cell table:formula="of:=IF(ISBLANK([.B22]);IF(ISERR(VLOOKUP([.A22];Meiga_old;3;FALSE()));&quot; &quot;;VLOOKUP([.A22];Meiga_old;3;FALSE()));&quot;&quot;)">
            <text:p/>
          </table:table-cell>
          <table:table-cell table:formula="of:=IF(OR(ISBLANK([.B22]);ISNA([.F22]));IF(ISERR(VLOOKUP([.B22];Meiga_nome;4;FALSE()));&quot; &quot;;VLOOKUP([.B22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N22</text:p>
          </table:table-cell>
          <table:table-cell office:value-type="float" office:value="18590" calcext:value-type="float">
            <text:p>18590</text:p>
          </table:table-cell>
          <table:table-cell office:value-type="string" calcext:value-type="string">
            <text:p>The list. El día en que mi vida cambió</text:p>
          </table:table-cell>
          <table:table-cell office:value-type="date" office:date-value="2018-04-03" calcext:value-type="date">
            <text:p>03/04/18</text:p>
          </table:table-cell>
          <table:table-cell table:formula="of:=IF(ISERR(VLOOKUP([.A23];Meiga;5;FALSE()));&quot; &quot;;VLOOKUP([.A23];Meiga;5;FALSE()))" office:value-type="string" office:string-value="4º ESO - A" calcext:value-type="string">
            <text:p>4º ESO - A</text:p>
          </table:table-cell>
          <table:table-cell table:formula="of:=DAYS([.$K$3];[.E23])" office:value-type="float" office:value="84" calcext:value-type="float">
            <text:p>84</text:p>
          </table:table-cell>
          <table:table-cell table:formula="of:=IF(ISBLANK([.B23]);IF(ISERR(VLOOKUP([.A23];Meiga_old;3;FALSE()));&quot; &quot;;VLOOKUP([.A23];Meiga_old;3;FALSE()));&quot;&quot;)">
            <text:p/>
          </table:table-cell>
          <table:table-cell table:formula="of:=IF(OR(ISBLANK([.B23]);ISNA([.F23]));IF(ISERR(VLOOKUP([.B23];Meiga_nome;4;FALSE()));&quot; &quot;;VLOOKUP([.B23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N23</text:p>
          </table:table-cell>
          <table:table-cell office:value-type="float" office:value="15516" calcext:value-type="float">
            <text:p>15516</text:p>
          </table:table-cell>
          <table:table-cell office:value-type="string" calcext:value-type="string">
            <text:p>O CORAZÓN DE XÚPITER</text:p>
          </table:table-cell>
          <table:table-cell office:value-type="date" office:date-value="2017-06-10" calcext:value-type="date">
            <text:p>10/06/17</text:p>
          </table:table-cell>
          <table:table-cell table:formula="of:=IF(ISERR(VLOOKUP([.A24];Meiga;5;FALSE()));&quot; &quot;;VLOOKUP([.A24];Meiga;5;FALSE()))" office:value-type="string" office:string-value="4º ESO - B" calcext:value-type="string">
            <text:p>4º ESO - B</text:p>
          </table:table-cell>
          <table:table-cell table:formula="of:=DAYS([.$K$3];[.E24])" office:value-type="float" office:value="381" calcext:value-type="float">
            <text:p>381</text:p>
          </table:table-cell>
          <table:table-cell table:formula="of:=IF(ISBLANK([.B24]);IF(ISERR(VLOOKUP([.A24];Meiga_old;3;FALSE()));&quot; &quot;;VLOOKUP([.A24];Meiga_old;3;FALSE()));&quot;&quot;)">
            <text:p/>
          </table:table-cell>
          <table:table-cell table:formula="of:=IF(OR(ISBLANK([.B24]);ISNA([.F24]));IF(ISERR(VLOOKUP([.B24];Meiga_nome;4;FALSE()));&quot; &quot;;VLOOKUP([.B24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24</text:p>
          </table:table-cell>
          <table:table-cell office:value-type="float" office:value="16790" calcext:value-type="float">
            <text:p>16790</text:p>
          </table:table-cell>
          <table:table-cell office:value-type="string" calcext:value-type="string">
            <text:p>LA VERDAD SOBRE EL CASO SAVOLTA</text:p>
          </table:table-cell>
          <table:table-cell office:value-type="date" office:date-value="2017-11-11" calcext:value-type="date">
            <text:p>11/11/17</text:p>
          </table:table-cell>
          <table:table-cell table:formula="of:=IF(ISERR(VLOOKUP([.A25];Meiga;5;FALSE()));&quot; &quot;;VLOOKUP([.A25];Meiga;5;FALSE()))" office:value-type="string" office:string-value="Docente" calcext:value-type="string">
            <text:p>Docente</text:p>
          </table:table-cell>
          <table:table-cell table:formula="of:=DAYS([.$K$3];[.E25])" office:value-type="float" office:value="227" calcext:value-type="float">
            <text:p>227</text:p>
          </table:table-cell>
          <table:table-cell table:formula="of:=IF(ISBLANK([.B25]);IF(ISERR(VLOOKUP([.A25];Meiga_old;3;FALSE()));&quot; &quot;;VLOOKUP([.A25];Meiga_old;3;FALSE()));&quot;&quot;)">
            <text:p/>
          </table:table-cell>
          <table:table-cell table:formula="of:=IF(OR(ISBLANK([.B25]);ISNA([.F25]));IF(ISERR(VLOOKUP([.B25];Meiga_nome;4;FALSE()));&quot; &quot;;VLOOKUP([.B25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N25</text:p>
          </table:table-cell>
          <table:table-cell office:value-type="float" office:value="13332" calcext:value-type="float">
            <text:p>13332</text:p>
          </table:table-cell>
          <table:table-cell office:value-type="string" calcext:value-type="string">
            <text:p>LA CASA DE BERNARDA ALBA</text:p>
          </table:table-cell>
          <table:table-cell office:value-type="date" office:date-value="2018-04-07" calcext:value-type="date">
            <text:p>07/04/18</text:p>
          </table:table-cell>
          <table:table-cell table:formula="of:=IF(ISERR(VLOOKUP([.A26];Meiga;5;FALSE()));&quot; &quot;;VLOOKUP([.A26];Meiga;5;FALSE()))" office:value-type="string" office:string-value="Docente" calcext:value-type="string">
            <text:p>Docente</text:p>
          </table:table-cell>
          <table:table-cell table:formula="of:=DAYS([.$K$3];[.E26])" office:value-type="float" office:value="80" calcext:value-type="float">
            <text:p>80</text:p>
          </table:table-cell>
          <table:table-cell table:formula="of:=IF(ISBLANK([.B26]);IF(ISERR(VLOOKUP([.A26];Meiga_old;3;FALSE()));&quot; &quot;;VLOOKUP([.A26];Meiga_old;3;FALSE()));&quot;&quot;)">
            <text:p/>
          </table:table-cell>
          <table:table-cell table:formula="of:=IF(OR(ISBLANK([.B26]);ISNA([.F26]));IF(ISERR(VLOOKUP([.B26];Meiga_nome;4;FALSE()));&quot; &quot;;VLOOKUP([.B26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26</text:p>
          </table:table-cell>
          <table:table-cell office:value-type="float" office:value="15969" calcext:value-type="float">
            <text:p>15969</text:p>
          </table:table-cell>
          <table:table-cell office:value-type="string" calcext:value-type="string">
            <text:p>CRÓNICA DE UNA MUERTE ANUNCIADA</text:p>
          </table:table-cell>
          <table:table-cell office:value-type="date" office:date-value="2017-10-18" calcext:value-type="date">
            <text:p>18/10/17</text:p>
          </table:table-cell>
          <table:table-cell table:formula="of:=IF(ISERR(VLOOKUP([.A27];Meiga;5;FALSE()));&quot; &quot;;VLOOKUP([.A27];Meiga;5;FALSE()))" office:value-type="string" office:string-value="Docente" calcext:value-type="string">
            <text:p>Docente</text:p>
          </table:table-cell>
          <table:table-cell table:formula="of:=DAYS([.$K$3];[.E27])" office:value-type="float" office:value="251" calcext:value-type="float">
            <text:p>251</text:p>
          </table:table-cell>
          <table:table-cell table:formula="of:=IF(ISBLANK([.B27]);IF(ISERR(VLOOKUP([.A27];Meiga_old;3;FALSE()));&quot; &quot;;VLOOKUP([.A27];Meiga_old;3;FALSE()));&quot;&quot;)">
            <text:p/>
          </table:table-cell>
          <table:table-cell table:formula="of:=IF(OR(ISBLANK([.B27]);ISNA([.F27]));IF(ISERR(VLOOKUP([.B27];Meiga_nome;4;FALSE()));&quot; &quot;;VLOOKUP([.B27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27</text:p>
          </table:table-cell>
          <table:table-cell office:value-type="float" office:value="15522" calcext:value-type="float">
            <text:p>15522</text:p>
          </table:table-cell>
          <table:table-cell office:value-type="string" calcext:value-type="string">
            <text:p>O CORAZÓN DE XÚPITER</text:p>
          </table:table-cell>
          <table:table-cell office:value-type="date" office:date-value="2018-04-20" calcext:value-type="date">
            <text:p>20/04/18</text:p>
          </table:table-cell>
          <table:table-cell table:formula="of:=IF(ISERR(VLOOKUP([.A28];Meiga;5;FALSE()));&quot; &quot;;VLOOKUP([.A28];Meiga;5;FALSE()))" office:value-type="string" office:string-value="Docente" calcext:value-type="string">
            <text:p>Docente</text:p>
          </table:table-cell>
          <table:table-cell table:formula="of:=DAYS([.$K$3];[.E28])" office:value-type="float" office:value="67" calcext:value-type="float">
            <text:p>67</text:p>
          </table:table-cell>
          <table:table-cell table:formula="of:=IF(ISBLANK([.B28]);IF(ISERR(VLOOKUP([.A28];Meiga_old;3;FALSE()));&quot; &quot;;VLOOKUP([.A28];Meiga_old;3;FALSE()));&quot;&quot;)">
            <text:p/>
          </table:table-cell>
          <table:table-cell table:formula="of:=IF(OR(ISBLANK([.B28]);ISNA([.F28]));IF(ISERR(VLOOKUP([.B28];Meiga_nome;4;FALSE()));&quot; &quot;;VLOOKUP([.B28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N28</text:p>
          </table:table-cell>
          <table:table-cell office:value-type="float" office:value="13438" calcext:value-type="float">
            <text:p>13438</text:p>
          </table:table-cell>
          <table:table-cell office:value-type="string" calcext:value-type="string">
            <text:p>HISTORIA DE UNA ESCALERA</text:p>
          </table:table-cell>
          <table:table-cell office:value-type="date" office:date-value="2018-05-10" calcext:value-type="date">
            <text:p>10/05/18</text:p>
          </table:table-cell>
          <table:table-cell table:formula="of:=IF(ISERR(VLOOKUP([.A29];Meiga;5;FALSE()));&quot; &quot;;VLOOKUP([.A29];Meiga;5;FALSE()))" office:value-type="string" office:string-value="Docente" calcext:value-type="string">
            <text:p>Docente</text:p>
          </table:table-cell>
          <table:table-cell table:formula="of:=DAYS([.$K$3];[.E29])" office:value-type="float" office:value="47" calcext:value-type="float">
            <text:p>47</text:p>
          </table:table-cell>
          <table:table-cell table:formula="of:=IF(ISBLANK([.B29]);IF(ISERR(VLOOKUP([.A29];Meiga_old;3;FALSE()));&quot; &quot;;VLOOKUP([.A29];Meiga_old;3;FALSE()));&quot;&quot;)">
            <text:p/>
          </table:table-cell>
          <table:table-cell table:formula="of:=IF(OR(ISBLANK([.B29]);ISNA([.F29]));IF(ISERR(VLOOKUP([.B29];Meiga_nome;4;FALSE()));&quot; &quot;;VLOOKUP([.B29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N29</text:p>
          </table:table-cell>
          <table:table-cell office:value-type="float" office:value="2422" calcext:value-type="float">
            <text:p>2422</text:p>
          </table:table-cell>
          <table:table-cell office:value-type="string" calcext:value-type="string">
            <text:p>MR. QUIET</text:p>
          </table:table-cell>
          <table:table-cell office:value-type="date" office:date-value="2017-12-06" calcext:value-type="date">
            <text:p>06/12/17</text:p>
          </table:table-cell>
          <table:table-cell table:formula="of:=IF(ISERR(VLOOKUP([.A30];Meiga;5;FALSE()));&quot; &quot;;VLOOKUP([.A30];Meiga;5;FALSE()))" office:value-type="string" office:string-value="Docente" calcext:value-type="string">
            <text:p>Docente</text:p>
          </table:table-cell>
          <table:table-cell table:formula="of:=DAYS([.$K$3];[.E30])" office:value-type="float" office:value="202" calcext:value-type="float">
            <text:p>202</text:p>
          </table:table-cell>
          <table:table-cell table:formula="of:=IF(ISBLANK([.B30]);IF(ISERR(VLOOKUP([.A30];Meiga_old;3;FALSE()));&quot; &quot;;VLOOKUP([.A30];Meiga_old;3;FALSE()));&quot;&quot;)">
            <text:p/>
          </table:table-cell>
          <table:table-cell table:formula="of:=IF(OR(ISBLANK([.B30]);ISNA([.F30]));IF(ISERR(VLOOKUP([.B30];Meiga_nome;4;FALSE()));&quot; &quot;;VLOOKUP([.B30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N30</text:p>
          </table:table-cell>
          <table:table-cell office:value-type="float" office:value="15163" calcext:value-type="float">
            <text:p>15163</text:p>
          </table:table-cell>
          <table:table-cell office:value-type="string" calcext:value-type="string">
            <text:p>APOCALIPSIS Z.EL PRINCIPIO DEL FIN</text:p>
          </table:table-cell>
          <table:table-cell office:value-type="date" office:date-value="2018-05-09" calcext:value-type="date">
            <text:p>09/05/18</text:p>
          </table:table-cell>
          <table:table-cell table:formula="of:=IF(ISERR(VLOOKUP([.A31];Meiga;5;FALSE()));&quot; &quot;;VLOOKUP([.A31];Meiga;5;FALSE()))" office:value-type="string" office:string-value="Docente" calcext:value-type="string">
            <text:p>Docente</text:p>
          </table:table-cell>
          <table:table-cell table:formula="of:=DAYS([.$K$3];[.E31])" office:value-type="float" office:value="48" calcext:value-type="float">
            <text:p>48</text:p>
          </table:table-cell>
          <table:table-cell table:formula="of:=IF(ISBLANK([.B31]);IF(ISERR(VLOOKUP([.A31];Meiga_old;3;FALSE()));&quot; &quot;;VLOOKUP([.A31];Meiga_old;3;FALSE()));&quot;&quot;)">
            <text:p/>
          </table:table-cell>
          <table:table-cell table:formula="of:=IF(OR(ISBLANK([.B31]);ISNA([.F31]));IF(ISERR(VLOOKUP([.B31];Meiga_nome;4;FALSE()));&quot; &quot;;VLOOKUP([.B31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N31</text:p>
          </table:table-cell>
          <table:table-cell office:value-type="float" office:value="9647" calcext:value-type="float">
            <text:p>9647</text:p>
          </table:table-cell>
          <table:table-cell office:value-type="string" calcext:value-type="string">
            <text:p>ANAGNÓRISE</text:p>
          </table:table-cell>
          <table:table-cell office:value-type="date" office:date-value="2018-05-26" calcext:value-type="date">
            <text:p>26/05/18</text:p>
          </table:table-cell>
          <table:table-cell table:formula="of:=IF(ISERR(VLOOKUP([.A32];Meiga;5;FALSE()));&quot; &quot;;VLOOKUP([.A32];Meiga;5;FALSE()))" office:value-type="string" office:string-value="Docente" calcext:value-type="string">
            <text:p>Docente</text:p>
          </table:table-cell>
          <table:table-cell table:formula="of:=DAYS([.$K$3];[.E32])" office:value-type="float" office:value="31" calcext:value-type="float">
            <text:p>31</text:p>
          </table:table-cell>
          <table:table-cell table:formula="of:=IF(ISBLANK([.B32]);IF(ISERR(VLOOKUP([.A32];Meiga_old;3;FALSE()));&quot; &quot;;VLOOKUP([.A32];Meiga_old;3;FALSE()));&quot;&quot;)">
            <text:p/>
          </table:table-cell>
          <table:table-cell table:formula="of:=IF(OR(ISBLANK([.B32]);ISNA([.F32]));IF(ISERR(VLOOKUP([.B32];Meiga_nome;4;FALSE()));&quot; &quot;;VLOOKUP([.B32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N32</text:p>
          </table:table-cell>
          <table:table-cell office:value-type="float" office:value="12534" calcext:value-type="float">
            <text:p>12534</text:p>
          </table:table-cell>
          <table:table-cell office:value-type="string" calcext:value-type="string">
            <text:p>TRIBUNA LA</text:p>
          </table:table-cell>
          <table:table-cell office:value-type="date" office:date-value="2018-05-31" calcext:value-type="date">
            <text:p>31/05/18</text:p>
          </table:table-cell>
          <table:table-cell table:formula="of:=IF(ISERR(VLOOKUP([.A33];Meiga;5;FALSE()));&quot; &quot;;VLOOKUP([.A33];Meiga;5;FALSE()))" office:value-type="string" office:string-value="Docente" calcext:value-type="string">
            <text:p>Docente</text:p>
          </table:table-cell>
          <table:table-cell table:formula="of:=DAYS([.$K$3];[.E33])" office:value-type="float" office:value="26" calcext:value-type="float">
            <text:p>26</text:p>
          </table:table-cell>
          <table:table-cell table:formula="of:=IF(ISBLANK([.B33]);IF(ISERR(VLOOKUP([.A33];Meiga_old;3;FALSE()));&quot; &quot;;VLOOKUP([.A33];Meiga_old;3;FALSE()));&quot;&quot;)">
            <text:p/>
          </table:table-cell>
          <table:table-cell table:formula="of:=IF(OR(ISBLANK([.B33]);ISNA([.F33]));IF(ISERR(VLOOKUP([.B33];Meiga_nome;4;FALSE()));&quot; &quot;;VLOOKUP([.B33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N33</text:p>
          </table:table-cell>
          <table:table-cell office:value-type="float" office:value="15987" calcext:value-type="float">
            <text:p>15987</text:p>
          </table:table-cell>
          <table:table-cell office:value-type="string" calcext:value-type="string">
            <text:p>LA METAMORFOSIS</text:p>
          </table:table-cell>
          <table:table-cell office:value-type="date" office:date-value="2017-03-10" calcext:value-type="date">
            <text:p>10/03/17</text:p>
          </table:table-cell>
          <table:table-cell table:formula="of:=IF(ISERR(VLOOKUP([.A34];Meiga;5;FALSE()));&quot; &quot;;VLOOKUP([.A34];Meiga;5;FALSE()))" office:value-type="string" office:string-value="Ex-alumn" calcext:value-type="string">
            <text:p>Ex-alumn</text:p>
          </table:table-cell>
          <table:table-cell table:formula="of:=DAYS([.$K$3];[.E34])" office:value-type="float" office:value="473" calcext:value-type="float">
            <text:p>473</text:p>
          </table:table-cell>
          <table:table-cell table:formula="of:=IF(ISBLANK([.B34]);IF(ISERR(VLOOKUP([.A34];Meiga_old;3;FALSE()));&quot; &quot;;VLOOKUP([.A34];Meiga_old;3;FALSE()));&quot;&quot;)">
            <text:p/>
          </table:table-cell>
          <table:table-cell table:formula="of:=IF(OR(ISBLANK([.B34]);ISNA([.F34]));IF(ISERR(VLOOKUP([.B34];Meiga_nome;4;FALSE()));&quot; &quot;;VLOOKUP([.B34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N34</text:p>
          </table:table-cell>
          <table:table-cell office:value-type="float" office:value="14653" calcext:value-type="float">
            <text:p>14653</text:p>
          </table:table-cell>
          <table:table-cell office:value-type="string" calcext:value-type="string">
            <text:p>FORMACIÓN Y ORIENTACIÓN LABORAL</text:p>
          </table:table-cell>
          <table:table-cell office:value-type="date" office:date-value="2018-02-10" calcext:value-type="date">
            <text:p>10/02/18</text:p>
          </table:table-cell>
          <table:table-cell table:formula="of:=IF(ISERR(VLOOKUP([.A35];Meiga;5;FALSE()));&quot; &quot;;VLOOKUP([.A35];Meiga;5;FALSE()))" office:value-type="string" office:string-value="Ex-alumn" calcext:value-type="string">
            <text:p>Ex-alumn</text:p>
          </table:table-cell>
          <table:table-cell table:formula="of:=DAYS([.$K$3];[.E35])" office:value-type="float" office:value="136" calcext:value-type="float">
            <text:p>136</text:p>
          </table:table-cell>
          <table:table-cell table:formula="of:=IF(ISBLANK([.B35]);IF(ISERR(VLOOKUP([.A35];Meiga_old;3;FALSE()));&quot; &quot;;VLOOKUP([.A35];Meiga_old;3;FALSE()));&quot;&quot;)">
            <text:p/>
          </table:table-cell>
          <table:table-cell table:formula="of:=IF(OR(ISBLANK([.B35]);ISNA([.F35]));IF(ISERR(VLOOKUP([.B35];Meiga_nome;4;FALSE()));&quot; &quot;;VLOOKUP([.B35];Meiga_nome;4;FALSE()));&quot;&quot;)">
            <text:p/>
          </table:table-cell>
          <table:table-cell table:number-columns-repeated="14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N35</text:p>
          </table:table-cell>
          <table:table-cell office:value-type="float" office:value="8994" calcext:value-type="float">
            <text:p>8994</text:p>
          </table:table-cell>
          <table:table-cell office:value-type="string" calcext:value-type="string">
            <text:p>THE STRANGER</text:p>
          </table:table-cell>
          <table:table-cell office:value-type="date" office:date-value="2017-02-10" calcext:value-type="date">
            <text:p>10/02/17</text:p>
          </table:table-cell>
          <table:table-cell table:formula="of:=IF(ISERR(VLOOKUP([.A36];Meiga;5;FALSE()));&quot; &quot;;VLOOKUP([.A36];Meiga;5;FALSE()))" office:value-type="string" office:string-value="" calcext:value-type="error">
            <text:p>#N/A</text:p>
          </table:table-cell>
          <table:table-cell table:formula="of:=DAYS([.$K$3];[.E36])" office:value-type="float" office:value="501" calcext:value-type="float">
            <text:p>501</text:p>
          </table:table-cell>
          <table:table-cell table:formula="of:=IF(ISBLANK([.B36]);IF(ISERR(VLOOKUP([.A36];Meiga_old;3;FALSE()));&quot; &quot;;VLOOKUP([.A36];Meiga_old;3;FALSE()));&quot;&quot;)">
            <text:p/>
          </table:table-cell>
          <table:table-cell table:formula="of:=IF(OR(ISBLANK([.B36]);ISNA([.F36]));IF(ISERR(VLOOKUP([.B36];Meiga_nome;4;FALSE()));&quot; &quot;;VLOOKUP([.B36];Meiga_nome;4;FALSE()));&quot;&quot;)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36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WHO WANTS TO BE A STAR?</text:p>
          </table:table-cell>
          <table:table-cell office:value-type="date" office:date-value="2017-03-31" calcext:value-type="date">
            <text:p>31/03/17</text:p>
          </table:table-cell>
          <table:table-cell table:formula="of:=IF(ISERR(VLOOKUP([.A37];Meiga;5;FALSE()));&quot; &quot;;VLOOKUP([.A37];Meiga;5;FALSE()))" office:value-type="string" office:string-value="" calcext:value-type="error">
            <text:p>#N/A</text:p>
          </table:table-cell>
          <table:table-cell table:formula="of:=DAYS([.$K$3];[.E37])" office:value-type="float" office:value="452" calcext:value-type="float">
            <text:p>452</text:p>
          </table:table-cell>
          <table:table-cell table:formula="of:=IF(ISBLANK([.B37]);IF(ISERR(VLOOKUP([.A37];Meiga_old;3;FALSE()));&quot; &quot;;VLOOKUP([.A37];Meiga_old;3;FALSE()));&quot;&quot;)">
            <text:p/>
          </table:table-cell>
          <table:table-cell table:formula="of:=IF(OR(ISBLANK([.B37]);ISNA([.F37]));IF(ISERR(VLOOKUP([.B37];Meiga_nome;4;FALSE()));&quot; &quot;;VLOOKUP([.B37];Meiga_nome;4;FALSE()));&quot;&quot;)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N37</text:p>
          </table:table-cell>
          <table:table-cell office:value-type="float" office:value="9211" calcext:value-type="float">
            <text:p>9211</text:p>
          </table:table-cell>
          <table:table-cell office:value-type="string" calcext:value-type="string">
            <text:p>THE MONKEY¨S</text:p>
          </table:table-cell>
          <table:table-cell office:value-type="date" office:date-value="2017-04-18" calcext:value-type="date">
            <text:p>18/04/17</text:p>
          </table:table-cell>
          <table:table-cell table:formula="of:=IF(ISERR(VLOOKUP([.A38];Meiga;5;FALSE()));&quot; &quot;;VLOOKUP([.A38];Meiga;5;FALSE()))" office:value-type="string" office:string-value="" calcext:value-type="error">
            <text:p>#N/A</text:p>
          </table:table-cell>
          <table:table-cell table:formula="of:=DAYS([.$K$3];[.E38])" office:value-type="float" office:value="434" calcext:value-type="float">
            <text:p>434</text:p>
          </table:table-cell>
          <table:table-cell table:formula="of:=IF(ISBLANK([.B38]);IF(ISERR(VLOOKUP([.A38];Meiga_old;3;FALSE()));&quot; &quot;;VLOOKUP([.A38];Meiga_old;3;FALSE()));&quot;&quot;)">
            <text:p/>
          </table:table-cell>
          <table:table-cell table:formula="of:=IF(OR(ISBLANK([.B38]);ISNA([.F38]));IF(ISERR(VLOOKUP([.B38];Meiga_nome;4;FALSE()));&quot; &quot;;VLOOKUP([.B38];Meiga_nome;4;FALSE()));&quot;&quot;)" office:value-type="string" office:string-value="" calcext:value-type="error">
            <text:p>#N/A</text:p>
          </table:table-cell>
          <table:table-cell table:number-columns-repeated="14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N38</text:p>
          </table:table-cell>
          <table:table-cell office:value-type="float" office:value="10824" calcext:value-type="float">
            <text:p>10824</text:p>
          </table:table-cell>
          <table:table-cell office:value-type="string" calcext:value-type="string">
            <text:p>FLORES RADIACTIVAS AS</text:p>
          </table:table-cell>
          <table:table-cell office:value-type="date" office:date-value="2017-05-13" calcext:value-type="date">
            <text:p>13/05/17</text:p>
          </table:table-cell>
          <table:table-cell table:formula="of:=IF(ISERR(VLOOKUP([.A39];Meiga;5;FALSE()));&quot; &quot;;VLOOKUP([.A39];Meiga;5;FALSE()))" office:value-type="string" office:string-value="" calcext:value-type="error">
            <text:p>#N/A</text:p>
          </table:table-cell>
          <table:table-cell table:formula="of:=DAYS([.$K$3];[.E39])" office:value-type="float" office:value="409" calcext:value-type="float">
            <text:p>409</text:p>
          </table:table-cell>
          <table:table-cell table:formula="of:=IF(ISBLANK([.B39]);IF(ISERR(VLOOKUP([.A39];Meiga_old;3;FALSE()));&quot; &quot;;VLOOKUP([.A39];Meiga_old;3;FALSE()));&quot;&quot;)">
            <text:p/>
          </table:table-cell>
          <table:table-cell table:formula="of:=IF(OR(ISBLANK([.B39]);ISNA([.F39]));IF(ISERR(VLOOKUP([.B39];Meiga_nome;4;FALSE()));&quot; &quot;;VLOOKUP([.B39];Meiga_nome;4;FALSE()));&quot;&quot;)" office:value-type="string" office:string-value="" calcext:value-type="error">
            <text:p>#N/A</text:p>
          </table:table-cell>
          <table:table-cell table:number-columns-repeated="14"/>
        </table:table-row>
      </table:table>
      <table:named-expressions>
        <table:named-range table:name="Meiga" table:base-cell-address="$'Meiga-normalizado-viejo'.$G$3" table:cell-range-address="$'Meiga-normalizado'.$A$1:.$E$1000"/>
        <table:named-range table:name="Meiga_nome" table:base-cell-address="$'Meiga-normalizado'.$A$1" table:cell-range-address="$'Meiga-normalizado'.$J$1:.$N$1000"/>
        <table:named-range table:name="Meiga_old" table:base-cell-address="$'Meiga-normalizado-viejo'.$G$3" table:cell-range-address="$'Meiga-normalizado-viejo'.$A$2:.$E$3000"/>
      </table:named-expressions>
      <table:database-ranges>
        <table:database-range table:name="__Anonymous_Sheet_DB__0" table:target-range-address="'Meiga-normalizado-viejo'.A1:'Meiga-normalizado-viejo'.F1697" table:display-filter-buttons="true">
          <table:sort>
            <table:sort-by table:field-number="5" table:data-type="automatic"/>
          </table:sort>
        </table:database-range>
        <table:database-range table:name="__Anonymous_Sheet_DB__1" table:target-range-address="'Meiga-normalizado'.A1:'Meiga-normalizado'.E487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'180626'.A1:'180626'.I4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7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0P0" style:volatile="true">
      <number:number number:decimal-places="0" loext:min-decimal-places="0" number:min-integer-digits="1" number:grouping="true"/>
      <number:text>    </number:text>
    </number:number-style>
    <number:number-style style:name="N120P1" style:volatile="true">
      <number:number number:decimal-places="0" loext:min-decimal-places="0" number:min-integer-digits="1" number:grouping="true"/>
      <number:text>    </number:text>
    </number:number-style>
    <number:number-style style:name="N120P2" style:volatile="true">
      <number:text>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0" loext:min-decimal-places="0" number:min-integer-digits="1" number:grouping="true"/>
      <number:text> € </number:text>
    </number:number-style>
    <number:number-style style:name="N123P1" style:volatile="true">
      <number:number number:decimal-places="0" loext:min-decimal-places="0" number:min-integer-digits="1" number:grouping="true"/>
      <number:text> € </number:text>
    </number:number-style>
    <number:number-style style:name="N123P2" style:volatile="true"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loext:min-decimal-places="2" number:min-integer-digits="1" number:grouping="true"/>
      <number:text> € </number:text>
    </number:number-style>
    <number:number-style style:name="N129P1" style:volatile="true">
      <number:number number:decimal-places="2" loext:min-decimal-places="2" number:min-integer-digits="1" number:grouping="true"/>
      <number:text> € </number:text>
    </number:number-style>
    <number:number-style style:name="N129P2" style:volatile="true">
      <number:text>-</number:text>
      <number:number number:decimal-places="0" loext:min-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/>
      <number:text>,</number:text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">
      <number:scientific-number number:decimal-places="1" loext:min-decimal-places="1" number:min-integer-digits="1" number:min-exponent-digits="1" loext:exponent-interval="1" loext:forced-exponent-sign="true"/>
    </number:number-style>
    <number:percentage-style style:name="N135">
      <number:number number:decimal-places="0" loext:min-decimal-places="0" number:min-integer-digits="1"/>
      <number:text>%</number:text>
    </number:percentage-style>
    <number:number-style style:name="N10105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5" number:language="gl" number:country="ES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gl" number:country="ES">
      <number:text>€ </number:text>
      <number:number number:decimal-places="0" loext:min-decimal-places="0" number:min-integer-digits="1" number:grouping="true"/>
    </number:number-style>
    <number:number-style style:name="N10106" number:language="gl" number:country="ES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8" number:language="gl" number:country="ES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gl" number:country="ES">
      <number:text>€ </number:text>
      <number:number number:decimal-places="2" loext:min-decimal-places="2" number:min-integer-digits="1" number:grouping="true"/>
    </number:number-style>
    <number:number-style style:name="N10109" number:language="gl" number:country="ES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gl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gl" number:country="ES">
      <number:day number:style="long"/>
      <number:text>-</number:text>
      <number:month number:textual="true"/>
    </number:date-style>
    <number:date-style style:name="N10112" number:language="gl" number:country="ES">
      <number:month number:textual="true"/>
      <number:text>-</number:text>
      <number:year/>
    </number:date-style>
    <number:time-style style:name="N10113" number:language="gl" number:country="ES">
      <number:hours/>
      <number:text>:</number:text>
      <number:minutes number:style="long"/>
      <number:text> </number:text>
      <number:am-pm/>
    </number:time-style>
    <number:time-style style:name="N10114" number:language="gl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gl" number:country="ES">
      <number:hours/>
      <number:text>:</number:text>
      <number:minutes number:style="long"/>
    </number:time-style>
    <number:time-style style:name="N10116" number:language="gl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gl" number:country="ES">
      <number:day number:style="long"/>
      <number:text>/</number:text>
      <number:month number:style="long"/>
      <number:text>/</number:text>
      <number:year/>
      <number:text> </number:text>
      <number:hours/>
      <number:text>:</number:text>
      <number:minutes number:style="long"/>
    </number:date-style>
    <number:number-style style:name="N10118P0" style:volatile="true" number:language="gl" number:country="ES">
      <number:number number:decimal-places="0" loext:min-decimal-places="0" number:min-integer-digits="1" number:grouping="true"/>
    </number:number-style>
    <number:number-style style:name="N10118" number:language="gl" number:country="ES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gl" number:country="ES">
      <number:number number:decimal-places="0" loext:min-decimal-places="0" number:min-integer-digits="1" number:grouping="true"/>
    </number:number-style>
    <number:number-style style:name="N10119" number:language="gl" number:country="ES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gl" number:country="ES">
      <number:number number:decimal-places="2" loext:min-decimal-places="2" number:min-integer-digits="1" number:grouping="true"/>
    </number:number-style>
    <number:number-style style:name="N10120" number:language="gl" number:country="ES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gl" number:country="ES">
      <number:number number:decimal-places="2" loext:min-decimal-places="2" number:min-integer-digits="1" number:grouping="true"/>
    </number:number-style>
    <number:number-style style:name="N10121" number:language="gl" number:country="ES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4P0" style:volatile="true" number:language="gl" number:country="ES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gl" number:country="ES"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gl" number:country="ES">
      <number:text>- </number:text>
    </number:number-style>
    <number:text-style style:name="N10124" number:language="gl" number:country="ES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7P0" style:volatile="true" number:language="gl" number:country="ES">
      <number:number number:decimal-places="2" loext:min-decimal-places="2" number:min-integer-digits="1" number:grouping="true"/>
      <number:text> </number:text>
    </number:number-style>
    <number:number-style style:name="N10127P1" style:volatile="true" number:language="gl" number:country="ES">
      <number:number number:decimal-places="2" loext:min-decimal-places="2" number:min-integer-digits="1" number:grouping="true"/>
      <number:text> </number:text>
    </number:number-style>
    <number:number-style style:name="N10127P2" style:volatile="true" number:language="gl" number:country="ES">
      <number:text>-</number:text>
      <number:number number:decimal-places="0" loext:min-decimal-places="0" number:min-integer-digits="0"/>
      <number:text> </number:text>
    </number:number-style>
    <number:text-style style:name="N10127" number:language="gl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21:57:57.48564407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29T21:59:07.739196201</dc:date>
    <meta:editing-duration>PT10H19M30S</meta:editing-duration>
    <meta:editing-cycles>74</meta:editing-cycles>
    <meta:document-statistic meta:table-count="4" meta:cell-count="11732" meta:object-count="0"/>
  </office:meta>
</office:document-meta>
</file>